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4-01T00:00:00" table:style-name="ce5">
            <text:p>2021/4/1</text:p>
          </table:table-cell>
          <table:table-cell office:value-type="float" office:value="5592" table:style-name="ce6">
            <text:p>5,592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45072" table:style-name="ce6">
            <text:p>45,072<text:s/></text:p>
          </table:table-cell>
          <table:table-cell office:value-type="float" office:value="47216" table:style-name="ce6">
            <text:p>47,216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2160" table:style-name="ce6">
            <text:p>2,160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6031" table:style-name="ce6">
            <text:p>6,031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7492" table:style-name="ce6">
            <text:p>17,492<text:s/></text:p>
          </table:table-cell>
          <table:table-cell office:value-type="float" office:value="18275" table:style-name="ce6">
            <text:p>18,275<text:s/></text:p>
          </table:table-cell>
          <table:table-cell office:value-type="float" office:value="5658" table:style-name="ce6">
            <text:p>5,658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8271" table:style-name="ce6">
            <text:p>8,271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6180" table:style-name="ce6">
            <text:p>6,180<text:s/></text:p>
          </table:table-cell>
          <table:table-cell office:value-type="float" office:value="28660" table:style-name="ce6">
            <text:p>28,660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13325" table:style-name="ce6">
            <text:p>13,325<text:s/></text:p>
          </table:table-cell>
          <table:table-cell office:value-type="float" office:value="17526" table:style-name="ce6">
            <text:p>17,526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10098" table:style-name="ce6">
            <text:p>10,098<text:s/></text:p>
          </table:table-cell>
          <table:table-cell office:value-type="float" office:value="23857" table:style-name="ce6">
            <text:p>23,857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32252" table:style-name="ce6">
            <text:p>32,252<text:s/></text:p>
          </table:table-cell>
          <table:table-cell office:value-type="float" office:value="26053" table:style-name="ce6">
            <text:p>26,053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37006" table:style-name="ce6">
            <text:p>37,006<text:s/></text:p>
          </table:table-cell>
          <table:table-cell office:value-type="float" office:value="26987" table:style-name="ce6">
            <text:p>26,987<text:s/></text:p>
          </table:table-cell>
          <table:table-cell office:value-type="float" office:value="26386" table:style-name="ce6">
            <text:p>26,386<text:s/></text:p>
          </table:table-cell>
          <table:table-cell office:value-type="float" office:value="20596" table:style-name="ce6">
            <text:p>20,596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169481" table:style-name="ce6">
            <text:p>169,481<text:s/></text:p>
          </table:table-cell>
          <table:table-cell office:value-type="float" office:value="45728" table:style-name="ce6">
            <text:p>45,728<text:s/></text:p>
          </table:table-cell>
          <table:table-cell office:value-type="float" office:value="22053" table:style-name="ce6">
            <text:p>22,053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29338" table:style-name="ce6">
            <text:p>29,338<text:s/></text:p>
          </table:table-cell>
          <table:table-cell office:value-type="float" office:value="26871" table:style-name="ce6">
            <text:p>26,871<text:s/></text:p>
          </table:table-cell>
          <table:table-cell office:value-type="float" office:value="26444" table:style-name="ce6">
            <text:p>26,444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13341" table:style-name="ce6">
            <text:p>13,341<text:s/></text:p>
          </table:table-cell>
          <table:table-cell office:value-type="float" office:value="32824" table:style-name="ce6">
            <text:p>32,824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5039" table:style-name="ce6">
            <text:p>5,039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29169" table:style-name="ce6">
            <text:p>29,169<text:s/></text:p>
          </table:table-cell>
          <table:table-cell office:value-type="float" office:value="9682" table:style-name="ce6">
            <text:p>9,682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8455" table:style-name="ce6">
            <text:p>8,455<text:s/></text:p>
          </table:table-cell>
          <table:table-cell office:value-type="float" office:value="23768" table:style-name="ce6">
            <text:p>23,768<text:s/></text:p>
          </table:table-cell>
          <table:table-cell office:value-type="float" office:value="24308" table:style-name="ce6">
            <text:p>24,308<text:s/></text:p>
          </table:table-cell>
          <table:table-cell office:value-type="float" office:value="28229" table:style-name="ce6">
            <text:p>28,229<text:s/></text:p>
          </table:table-cell>
          <table:table-cell office:value-type="float" office:value="45026" table:style-name="ce6">
            <text:p>45,026<text:s/></text:p>
          </table:table-cell>
          <table:table-cell office:value-type="float" office:value="40202" table:style-name="ce6">
            <text:p>40,202<text:s/></text:p>
          </table:table-cell>
          <table:table-cell office:value-type="float" office:value="27534" table:style-name="ce6">
            <text:p>27,534<text:s/></text:p>
          </table:table-cell>
          <table:table-cell office:value-type="float" office:value="27040" table:style-name="ce6">
            <text:p>27,040<text:s/></text:p>
          </table:table-cell>
          <table:table-cell office:value-type="float" office:value="64776" table:style-name="ce6">
            <text:p>64,776<text:s/></text:p>
          </table:table-cell>
          <table:table-cell office:value-type="float" office:value="24641" table:style-name="ce6">
            <text:p>24,641<text:s/></text:p>
          </table:table-cell>
          <table:table-cell office:value-type="float" office:value="33108" table:style-name="ce6">
            <text:p>33,108<text:s/></text:p>
          </table:table-cell>
          <table:table-cell office:value-type="float" office:value="37879" table:style-name="ce6">
            <text:p>37,879<text:s/></text:p>
          </table:table-cell>
          <table:table-cell office:value-type="float" office:value="22745" table:style-name="ce6">
            <text:p>22,745<text:s/></text:p>
          </table:table-cell>
          <table:table-cell office:value-type="float" office:value="71039" table:style-name="ce6">
            <text:p>71,039<text:s/></text:p>
          </table:table-cell>
          <table:table-cell office:value-type="float" office:value="21912" table:style-name="ce6">
            <text:p>21,912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15580" table:style-name="ce6">
            <text:p>15,580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27536" table:style-name="ce6">
            <text:p>27,536<text:s/></text:p>
          </table:table-cell>
          <table:table-cell office:value-type="float" office:value="21317" table:style-name="ce6">
            <text:p>21,317<text:s/></text:p>
          </table:table-cell>
          <table:table-cell office:value-type="float" office:value="8458" table:style-name="ce6">
            <text:p>8,458<text:s/></text:p>
          </table:table-cell>
          <table:table-cell office:value-type="float" office:value="12165" table:style-name="ce6">
            <text:p>12,165<text:s/></text:p>
          </table:table-cell>
          <table:table-cell office:value-type="float" office:value="41189" table:style-name="ce6">
            <text:p>41,189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25170" table:style-name="ce6">
            <text:p>25,170<text:s/></text:p>
          </table:table-cell>
          <table:table-cell office:value-type="float" office:value="24338" table:style-name="ce6">
            <text:p>24,338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12967" table:style-name="ce6">
            <text:p>12,967<text:s/></text:p>
          </table:table-cell>
          <table:table-cell office:value-type="float" office:value="5925" table:style-name="ce6">
            <text:p>5,925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7287" table:style-name="ce6">
            <text:p>7,287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0309" table:style-name="ce6">
            <text:p>10,309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8111" table:style-name="ce6">
            <text:p>18,111<text:s/></text:p>
          </table:table-cell>
          <table:table-cell office:value-type="float" office:value="29766" table:style-name="ce6">
            <text:p>29,766<text:s/></text:p>
          </table:table-cell>
          <table:table-cell office:value-type="float" office:value="24391" table:style-name="ce6">
            <text:p>24,391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13121" table:style-name="ce6">
            <text:p>13,121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1264" table:style-name="ce6">
            <text:p>11,264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335" table:style-name="ce6">
            <text:p>1,335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4269" table:style-name="ce6">
            <text:p>4,269<text:s/></text:p>
          </table:table-cell>
          <table:table-cell office:value-type="float" office:value="4514" table:style-name="ce6">
            <text:p>4,514<text:s/></text:p>
          </table:table-cell>
          <table:table-cell table:number-columns-repeated="16264"/>
        </table:table-row>
        <table:table-row table:style-name="ro2">
          <table:table-cell office:value-type="date" office:date-value="2021-04-02T00:00:00" table:style-name="ce5">
            <text:p>2021/4/2</text:p>
          </table:table-cell>
          <table:table-cell office:value-type="float" office:value="4179" table:style-name="ce6">
            <text:p>4,179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20686" table:style-name="ce6">
            <text:p>20,686<text:s/></text:p>
          </table:table-cell>
          <table:table-cell office:value-type="float" office:value="40687" table:style-name="ce6">
            <text:p>40,687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7747" table:style-name="ce6">
            <text:p>7,747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5226" table:style-name="ce6">
            <text:p>5,226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5234" table:style-name="ce6">
            <text:p>5,234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7359" table:style-name="ce6">
            <text:p>7,359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5519" table:style-name="ce6">
            <text:p>5,519<text:s/></text:p>
          </table:table-cell>
          <table:table-cell office:value-type="float" office:value="2247" table:style-name="ce6">
            <text:p>2,247<text:s/></text:p>
          </table:table-cell>
          <table:table-cell office:value-type="float" office:value="19756" table:style-name="ce6">
            <text:p>19,756<text:s/></text:p>
          </table:table-cell>
          <table:table-cell office:value-type="float" office:value="3968" table:style-name="ce6">
            <text:p>3,968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9386" table:style-name="ce6">
            <text:p>9,386<text:s/></text:p>
          </table:table-cell>
          <table:table-cell office:value-type="float" office:value="11719" table:style-name="ce6">
            <text:p>11,719<text:s/></text:p>
          </table:table-cell>
          <table:table-cell office:value-type="float" office:value="15353" table:style-name="ce6">
            <text:p>15,353<text:s/></text:p>
          </table:table-cell>
          <table:table-cell office:value-type="float" office:value="12261" table:style-name="ce6">
            <text:p>12,261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21285" table:style-name="ce6">
            <text:p>21,285<text:s/></text:p>
          </table:table-cell>
          <table:table-cell office:value-type="float" office:value="12286" table:style-name="ce6">
            <text:p>12,286<text:s/></text:p>
          </table:table-cell>
          <table:table-cell office:value-type="float" office:value="19546" table:style-name="ce6">
            <text:p>19,546<text:s/></text:p>
          </table:table-cell>
          <table:table-cell office:value-type="float" office:value="14992" table:style-name="ce6">
            <text:p>14,992<text:s/></text:p>
          </table:table-cell>
          <table:table-cell office:value-type="float" office:value="4266" table:style-name="ce6">
            <text:p>4,266<text:s/></text:p>
          </table:table-cell>
          <table:table-cell office:value-type="float" office:value="26418" table:style-name="ce6">
            <text:p>26,418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18345" table:style-name="ce6">
            <text:p>18,345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52261" table:style-name="ce6">
            <text:p>152,261<text:s/></text:p>
          </table:table-cell>
          <table:table-cell office:value-type="float" office:value="41759" table:style-name="ce6">
            <text:p>41,759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24663" table:style-name="ce6">
            <text:p>24,663<text:s/></text:p>
          </table:table-cell>
          <table:table-cell office:value-type="float" office:value="25350" table:style-name="ce6">
            <text:p>25,350<text:s/></text:p>
          </table:table-cell>
          <table:table-cell office:value-type="float" office:value="23398" table:style-name="ce6">
            <text:p>23,398<text:s/></text:p>
          </table:table-cell>
          <table:table-cell office:value-type="float" office:value="17796" table:style-name="ce6">
            <text:p>17,796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21113" table:style-name="ce6">
            <text:p>21,113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15676" table:style-name="ce6">
            <text:p>15,676<text:s/></text:p>
          </table:table-cell>
          <table:table-cell office:value-type="float" office:value="6135" table:style-name="ce6">
            <text:p>6,135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36888" table:style-name="ce6">
            <text:p>36,888<text:s/></text:p>
          </table:table-cell>
          <table:table-cell office:value-type="float" office:value="6045" table:style-name="ce6">
            <text:p>6,045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15321" table:style-name="ce6">
            <text:p>15,321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38799" table:style-name="ce6">
            <text:p>38,799<text:s/></text:p>
          </table:table-cell>
          <table:table-cell office:value-type="float" office:value="27069" table:style-name="ce6">
            <text:p>27,069<text:s/></text:p>
          </table:table-cell>
          <table:table-cell office:value-type="float" office:value="18539" table:style-name="ce6">
            <text:p>18,539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69099" table:style-name="ce6">
            <text:p>69,099<text:s/></text:p>
          </table:table-cell>
          <table:table-cell office:value-type="float" office:value="12199" table:style-name="ce6">
            <text:p>12,199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29707" table:style-name="ce6">
            <text:p>29,707<text:s/></text:p>
          </table:table-cell>
          <table:table-cell office:value-type="float" office:value="15637" table:style-name="ce6">
            <text:p>15,637<text:s/></text:p>
          </table:table-cell>
          <table:table-cell office:value-type="float" office:value="52913" table:style-name="ce6">
            <text:p>52,913<text:s/></text:p>
          </table:table-cell>
          <table:table-cell office:value-type="float" office:value="13180" table:style-name="ce6">
            <text:p>13,180<text:s/></text:p>
          </table:table-cell>
          <table:table-cell office:value-type="float" office:value="12389" table:style-name="ce6">
            <text:p>12,389<text:s/></text:p>
          </table:table-cell>
          <table:table-cell office:value-type="float" office:value="7862" table:style-name="ce6">
            <text:p>7,862<text:s/></text:p>
          </table:table-cell>
          <table:table-cell office:value-type="float" office:value="21644" table:style-name="ce6">
            <text:p>21,644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24481" table:style-name="ce6">
            <text:p>24,481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6602" table:style-name="ce6">
            <text:p>16,602<text:s/></text:p>
          </table:table-cell>
          <table:table-cell office:value-type="float" office:value="12185" table:style-name="ce6">
            <text:p>12,185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15673" table:style-name="ce6">
            <text:p>15,673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9146" table:style-name="ce6">
            <text:p>9,146<text:s/>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2061" table:style-name="ce6">
            <text:p>2,061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6609" table:style-name="ce6">
            <text:p>6,609<text:s/></text:p>
          </table:table-cell>
          <table:table-cell office:value-type="float" office:value="8637" table:style-name="ce6">
            <text:p>8,637<text:s/></text:p>
          </table:table-cell>
          <table:table-cell office:value-type="float" office:value="9625" table:style-name="ce6">
            <text:p>9,625<text:s/></text:p>
          </table:table-cell>
          <table:table-cell office:value-type="float" office:value="11284" table:style-name="ce6">
            <text:p>11,284<text:s/></text:p>
          </table:table-cell>
          <table:table-cell office:value-type="float" office:value="16764" table:style-name="ce6">
            <text:p>16,764<text:s/></text:p>
          </table:table-cell>
          <table:table-cell office:value-type="float" office:value="17672" table:style-name="ce6">
            <text:p>17,672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7111" table:style-name="ce6">
            <text:p>7,111<text:s/></text:p>
          </table:table-cell>
          <table:table-cell office:value-type="float" office:value="6786" table:style-name="ce6">
            <text:p>6,786<text:s/></text:p>
          </table:table-cell>
          <table:table-cell office:value-type="float" office:value="705" table:style-name="ce6">
            <text:p>705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3965" table:style-name="ce6">
            <text:p>3,965<text:s/></text:p>
          </table:table-cell>
          <table:table-cell office:value-type="float" office:value="1028" table:style-name="ce6">
            <text:p>1,028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1856" table:style-name="ce6">
            <text:p>1,856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919" table:style-name="ce6">
            <text:p>1,919<text:s/></text:p>
          </table:table-cell>
          <table:table-cell office:value-type="float" office:value="3119" table:style-name="ce6">
            <text:p>3,119<text:s/></text:p>
          </table:table-cell>
          <table:table-cell office:value-type="float" office:value="2741" table:style-name="ce6">
            <text:p>2,741<text:s/></text:p>
          </table:table-cell>
          <table:table-cell table:number-columns-repeated="16264"/>
        </table:table-row>
        <table:table-row table:style-name="ro2">
          <table:table-cell office:value-type="date" office:date-value="2021-04-03T00:00:00" table:style-name="ce5">
            <text:p>2021/4/3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7233" table:style-name="ce6">
            <text:p>7,233<text:s/></text:p>
          </table:table-cell>
          <table:table-cell office:value-type="float" office:value="18279" table:style-name="ce6">
            <text:p>18,279<text:s/></text:p>
          </table:table-cell>
          <table:table-cell office:value-type="float" office:value="38143" table:style-name="ce6">
            <text:p>38,143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7141" table:style-name="ce6">
            <text:p>7,141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6847" table:style-name="ce6">
            <text:p>6,847<text:s/></text:p>
          </table:table-cell>
          <table:table-cell office:value-type="float" office:value="1658" table:style-name="ce6">
            <text:p>1,658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5144" table:style-name="ce6">
            <text:p>5,144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4661" table:style-name="ce6">
            <text:p>4,661<text:s/></text:p>
          </table:table-cell>
          <table:table-cell office:value-type="float" office:value="5280" table:style-name="ce6">
            <text:p>5,280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4219" table:style-name="ce6">
            <text:p>4,219<text:s/></text:p>
          </table:table-cell>
          <table:table-cell office:value-type="float" office:value="4581" table:style-name="ce6">
            <text:p>4,581<text:s/></text:p>
          </table:table-cell>
          <table:table-cell office:value-type="float" office:value="5272" table:style-name="ce6">
            <text:p>5,272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18701" table:style-name="ce6">
            <text:p>18,701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16332" table:style-name="ce6">
            <text:p>16,332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13996" table:style-name="ce6">
            <text:p>13,996<text:s/></text:p>
          </table:table-cell>
          <table:table-cell office:value-type="float" office:value="12043" table:style-name="ce6">
            <text:p>12,043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20809" table:style-name="ce6">
            <text:p>20,809<text:s/></text:p>
          </table:table-cell>
          <table:table-cell office:value-type="float" office:value="11530" table:style-name="ce6">
            <text:p>11,530<text:s/></text:p>
          </table:table-cell>
          <table:table-cell office:value-type="float" office:value="18694" table:style-name="ce6">
            <text:p>18,694<text:s/></text:p>
          </table:table-cell>
          <table:table-cell office:value-type="float" office:value="15540" table:style-name="ce6">
            <text:p>15,540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25513" table:style-name="ce6">
            <text:p>25,513<text:s/></text:p>
          </table:table-cell>
          <table:table-cell office:value-type="float" office:value="17293" table:style-name="ce6">
            <text:p>17,293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7584" table:style-name="ce6">
            <text:p>7,584<text:s/></text:p>
          </table:table-cell>
          <table:table-cell office:value-type="float" office:value="130646" table:style-name="ce6">
            <text:p>130,646<text:s/></text:p>
          </table:table-cell>
          <table:table-cell office:value-type="float" office:value="39171" table:style-name="ce6">
            <text:p>39,171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3414" table:style-name="ce6">
            <text:p>13,414<text:s/></text:p>
          </table:table-cell>
          <table:table-cell office:value-type="float" office:value="25808" table:style-name="ce6">
            <text:p>25,808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23282" table:style-name="ce6">
            <text:p>23,282<text:s/></text:p>
          </table:table-cell>
          <table:table-cell office:value-type="float" office:value="17562" table:style-name="ce6">
            <text:p>17,562<text:s/></text:p>
          </table:table-cell>
          <table:table-cell office:value-type="float" office:value="7130" table:style-name="ce6">
            <text:p>7,130<text:s/></text:p>
          </table:table-cell>
          <table:table-cell office:value-type="float" office:value="20745" table:style-name="ce6">
            <text:p>20,745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14934" table:style-name="ce6">
            <text:p>14,934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1568" table:style-name="ce6">
            <text:p>1,568<text:s/></text:p>
          </table:table-cell>
          <table:table-cell office:value-type="float" office:value="8750" table:style-name="ce6">
            <text:p>8,750<text:s/></text:p>
          </table:table-cell>
          <table:table-cell office:value-type="float" office:value="7600" table:style-name="ce6">
            <text:p>7,600<text:s/></text:p>
          </table:table-cell>
          <table:table-cell office:value-type="float" office:value="15846" table:style-name="ce6">
            <text:p>15,846<text:s/></text:p>
          </table:table-cell>
          <table:table-cell office:value-type="float" office:value="39240" table:style-name="ce6">
            <text:p>39,240<text:s/></text:p>
          </table:table-cell>
          <table:table-cell office:value-type="float" office:value="5919" table:style-name="ce6">
            <text:p>5,919<text:s/></text:p>
          </table:table-cell>
          <table:table-cell office:value-type="float" office:value="10416" table:style-name="ce6">
            <text:p>10,416<text:s/></text:p>
          </table:table-cell>
          <table:table-cell office:value-type="float" office:value="5843" table:style-name="ce6">
            <text:p>5,843<text:s/></text:p>
          </table:table-cell>
          <table:table-cell office:value-type="float" office:value="15063" table:style-name="ce6">
            <text:p>15,063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34788" table:style-name="ce6">
            <text:p>34,788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17166" table:style-name="ce6">
            <text:p>17,166<text:s/></text:p>
          </table:table-cell>
          <table:table-cell office:value-type="float" office:value="25186" table:style-name="ce6">
            <text:p>25,186<text:s/></text:p>
          </table:table-cell>
          <table:table-cell office:value-type="float" office:value="67214" table:style-name="ce6">
            <text:p>67,214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24027" table:style-name="ce6">
            <text:p>24,027<text:s/></text:p>
          </table:table-cell>
          <table:table-cell office:value-type="float" office:value="26284" table:style-name="ce6">
            <text:p>26,284<text:s/></text:p>
          </table:table-cell>
          <table:table-cell office:value-type="float" office:value="15477" table:style-name="ce6">
            <text:p>15,477<text:s/></text:p>
          </table:table-cell>
          <table:table-cell office:value-type="float" office:value="49778" table:style-name="ce6">
            <text:p>49,778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6186" table:style-name="ce6">
            <text:p>16,186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23480" table:style-name="ce6">
            <text:p>23,480<text:s/></text:p>
          </table:table-cell>
          <table:table-cell office:value-type="float" office:value="11658" table:style-name="ce6">
            <text:p>11,658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14714" table:style-name="ce6">
            <text:p>14,714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11225" table:style-name="ce6">
            <text:p>11,225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7320" table:style-name="ce6">
            <text:p>7,320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1898" table:style-name="ce6">
            <text:p>1,898<text:s/></text:p>
          </table:table-cell>
          <table:table-cell office:value-type="float" office:value="7043" table:style-name="ce6">
            <text:p>7,043<text:s/></text:p>
          </table:table-cell>
          <table:table-cell office:value-type="float" office:value="5991" table:style-name="ce6">
            <text:p>5,991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9174" table:style-name="ce6">
            <text:p>9,174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14993" table:style-name="ce6">
            <text:p>14,993<text:s/></text:p>
          </table:table-cell>
          <table:table-cell office:value-type="float" office:value="17736" table:style-name="ce6">
            <text:p>17,736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8695" table:style-name="ce6">
            <text:p>8,695<text:s/></text:p>
          </table:table-cell>
          <table:table-cell office:value-type="float" office:value="8268" table:style-name="ce6">
            <text:p>8,268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700" table:style-name="ce6">
            <text:p>700<text:s/></text:p>
          </table:table-cell>
          <table:table-cell office:value-type="float" office:value="2100" table:style-name="ce6">
            <text:p>2,100<text:s/></text:p>
          </table:table-cell>
          <table:table-cell office:value-type="float" office:value="2502" table:style-name="ce6">
            <text:p>2,502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953" table:style-name="ce6">
            <text:p>953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2787" table:style-name="ce6">
            <text:p>2,787<text:s/></text:p>
          </table:table-cell>
          <table:table-cell table:number-columns-repeated="16264"/>
        </table:table-row>
        <table:table-row table:style-name="ro2">
          <table:table-cell office:value-type="date" office:date-value="2021-04-04T00:00:00" table:style-name="ce5">
            <text:p>2021/4/4</text:p>
          </table:table-cell>
          <table:table-cell office:value-type="float" office:value="2393" table:style-name="ce6">
            <text:p>2,393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15790" table:style-name="ce6">
            <text:p>15,790<text:s/></text:p>
          </table:table-cell>
          <table:table-cell office:value-type="float" office:value="32267" table:style-name="ce6">
            <text:p>32,267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6391" table:style-name="ce6">
            <text:p>6,391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2125" table:style-name="ce6">
            <text:p>2,125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420" table:style-name="ce6">
            <text:p>1,420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12605" table:style-name="ce6">
            <text:p>12,605<text:s/></text:p>
          </table:table-cell>
          <table:table-cell office:value-type="float" office:value="4515" table:style-name="ce6">
            <text:p>4,515<text:s/></text:p>
          </table:table-cell>
          <table:table-cell office:value-type="float" office:value="8630" table:style-name="ce6">
            <text:p>8,630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5565" table:style-name="ce6">
            <text:p>5,565<text:s/></text:p>
          </table:table-cell>
          <table:table-cell office:value-type="float" office:value="3251" table:style-name="ce6">
            <text:p>3,251<text:s/></text:p>
          </table:table-cell>
          <table:table-cell office:value-type="float" office:value="6675" table:style-name="ce6">
            <text:p>6,675<text:s/></text:p>
          </table:table-cell>
          <table:table-cell office:value-type="float" office:value="3237" table:style-name="ce6">
            <text:p>3,237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15543" table:style-name="ce6">
            <text:p>15,543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1765" table:style-name="ce6">
            <text:p>11,765<text:s/></text:p>
          </table:table-cell>
          <table:table-cell office:value-type="float" office:value="7038" table:style-name="ce6">
            <text:p>7,038<text:s/></text:p>
          </table:table-cell>
          <table:table-cell office:value-type="float" office:value="19740" table:style-name="ce6">
            <text:p>19,740<text:s/></text:p>
          </table:table-cell>
          <table:table-cell office:value-type="float" office:value="11167" table:style-name="ce6">
            <text:p>11,167<text:s/></text:p>
          </table:table-cell>
          <table:table-cell office:value-type="float" office:value="16563" table:style-name="ce6">
            <text:p>16,563<text:s/></text:p>
          </table:table-cell>
          <table:table-cell office:value-type="float" office:value="14128" table:style-name="ce6">
            <text:p>14,128<text:s/></text:p>
          </table:table-cell>
          <table:table-cell office:value-type="float" office:value="3047" table:style-name="ce6">
            <text:p>3,047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15878" table:style-name="ce6">
            <text:p>15,878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6539" table:style-name="ce6">
            <text:p>6,539<text:s/></text:p>
          </table:table-cell>
          <table:table-cell office:value-type="float" office:value="105602" table:style-name="ce6">
            <text:p>105,602<text:s/></text:p>
          </table:table-cell>
          <table:table-cell office:value-type="float" office:value="33966" table:style-name="ce6">
            <text:p>33,966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20650" table:style-name="ce6">
            <text:p>20,650<text:s/></text:p>
          </table:table-cell>
          <table:table-cell office:value-type="float" office:value="15895" table:style-name="ce6">
            <text:p>15,895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18395" table:style-name="ce6">
            <text:p>18,395<text:s/></text:p>
          </table:table-cell>
          <table:table-cell office:value-type="float" office:value="4823" table:style-name="ce6">
            <text:p>4,823<text:s/>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13255" table:style-name="ce6">
            <text:p>13,255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1337" table:style-name="ce6">
            <text:p>1,337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32713" table:style-name="ce6">
            <text:p>32,713<text:s/></text:p>
          </table:table-cell>
          <table:table-cell office:value-type="float" office:value="5706" table:style-name="ce6">
            <text:p>5,706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18952" table:style-name="ce6">
            <text:p>18,952<text:s/></text:p>
          </table:table-cell>
          <table:table-cell office:value-type="float" office:value="29273" table:style-name="ce6">
            <text:p>29,273<text:s/></text:p>
          </table:table-cell>
          <table:table-cell office:value-type="float" office:value="22632" table:style-name="ce6">
            <text:p>22,632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60019" table:style-name="ce6">
            <text:p>60,019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22916" table:style-name="ce6">
            <text:p>22,916<text:s/></text:p>
          </table:table-cell>
          <table:table-cell office:value-type="float" office:value="22608" table:style-name="ce6">
            <text:p>22,608<text:s/></text:p>
          </table:table-cell>
          <table:table-cell office:value-type="float" office:value="14013" table:style-name="ce6">
            <text:p>14,013<text:s/></text:p>
          </table:table-cell>
          <table:table-cell office:value-type="float" office:value="44823" table:style-name="ce6">
            <text:p>44,823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6827" table:style-name="ce6">
            <text:p>6,827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20433" table:style-name="ce6">
            <text:p>20,433<text:s/></text:p>
          </table:table-cell>
          <table:table-cell office:value-type="float" office:value="10359" table:style-name="ce6">
            <text:p>10,359<text:s/></text:p>
          </table:table-cell>
          <table:table-cell office:value-type="float" office:value="9038" table:style-name="ce6">
            <text:p>9,038<text:s/></text:p>
          </table:table-cell>
          <table:table-cell office:value-type="float" office:value="7632" table:style-name="ce6">
            <text:p>7,632<text:s/></text:p>
          </table:table-cell>
          <table:table-cell office:value-type="float" office:value="12789" table:style-name="ce6">
            <text:p>12,789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0183" table:style-name="ce6">
            <text:p>10,183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5215" table:style-name="ce6">
            <text:p>5,215<text:s/></text:p>
          </table:table-cell>
          <table:table-cell office:value-type="float" office:value="6345" table:style-name="ce6">
            <text:p>6,345<text:s/></text:p>
          </table:table-cell>
          <table:table-cell office:value-type="float" office:value="3834" table:style-name="ce6">
            <text:p>3,834<text:s/></text:p>
          </table:table-cell>
          <table:table-cell office:value-type="float" office:value="1751" table:style-name="ce6">
            <text:p>1,751<text:s/></text:p>
          </table:table-cell>
          <table:table-cell office:value-type="float" office:value="6424" table:style-name="ce6">
            <text:p>6,424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7774" table:style-name="ce6">
            <text:p>7,774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9496" table:style-name="ce6">
            <text:p>9,496<text:s/></text:p>
          </table:table-cell>
          <table:table-cell office:value-type="float" office:value="12850" table:style-name="ce6">
            <text:p>12,850<text:s/></text:p>
          </table:table-cell>
          <table:table-cell office:value-type="float" office:value="15651" table:style-name="ce6">
            <text:p>15,651<text:s/></text:p>
          </table:table-cell>
          <table:table-cell office:value-type="float" office:value="8574" table:style-name="ce6">
            <text:p>8,574<text:s/></text:p>
          </table:table-cell>
          <table:table-cell office:value-type="float" office:value="7497" table:style-name="ce6">
            <text:p>7,497<text:s/></text:p>
          </table:table-cell>
          <table:table-cell office:value-type="float" office:value="7807" table:style-name="ce6">
            <text:p>7,807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677" table:style-name="ce6">
            <text:p>677<text:s/></text:p>
          </table:table-cell>
          <table:table-cell office:value-type="float" office:value="2083" table:style-name="ce6">
            <text:p>2,083<text:s/></text:p>
          </table:table-cell>
          <table:table-cell office:value-type="float" office:value="2797" table:style-name="ce6">
            <text:p>2,797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878" table:style-name="ce6">
            <text:p>878<text:s/></text:p>
          </table:table-cell>
          <table:table-cell office:value-type="float" office:value="1020" table:style-name="ce6">
            <text:p>1,020<text:s/></text:p>
          </table:table-cell>
          <table:table-cell office:value-type="float" office:value="1570" table:style-name="ce6">
            <text:p>1,570<text:s/></text:p>
          </table:table-cell>
          <table:table-cell office:value-type="float" office:value="6557" table:style-name="ce6">
            <text:p>6,557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3265" table:style-name="ce6">
            <text:p>3,265<text:s/></text:p>
          </table:table-cell>
          <table:table-cell office:value-type="float" office:value="2768" table:style-name="ce6">
            <text:p>2,768<text:s/></text:p>
          </table:table-cell>
          <table:table-cell table:number-columns-repeated="16264"/>
        </table:table-row>
        <table:table-row table:style-name="ro2">
          <table:table-cell office:value-type="date" office:date-value="2021-04-05T00:00:00" table:style-name="ce5">
            <text:p>2021/4/5</text:p>
          </table:table-cell>
          <table:table-cell office:value-type="float" office:value="2991" table:style-name="ce6">
            <text:p>2,991<text:s/></text:p>
          </table:table-cell>
          <table:table-cell office:value-type="float" office:value="6920" table:style-name="ce6">
            <text:p>6,920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33429" table:style-name="ce6">
            <text:p>33,429<text:s/></text:p>
          </table:table-cell>
          <table:table-cell office:value-type="float" office:value="11543" table:style-name="ce6">
            <text:p>11,543<text:s/></text:p>
          </table:table-cell>
          <table:table-cell office:value-type="float" office:value="7482" table:style-name="ce6">
            <text:p>7,482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1466" table:style-name="ce6">
            <text:p>1,466<text:s/></text:p>
          </table:table-cell>
          <table:table-cell office:value-type="float" office:value="3254" table:style-name="ce6">
            <text:p>3,254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8028" table:style-name="ce6">
            <text:p>8,028<text:s/></text:p>
          </table:table-cell>
          <table:table-cell office:value-type="float" office:value="5096" table:style-name="ce6">
            <text:p>5,096<text:s/></text:p>
          </table:table-cell>
          <table:table-cell office:value-type="float" office:value="5640" table:style-name="ce6">
            <text:p>5,640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2081" table:style-name="ce6">
            <text:p>2,081<text:s/></text:p>
          </table:table-cell>
          <table:table-cell office:value-type="float" office:value="16889" table:style-name="ce6">
            <text:p>16,889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14396" table:style-name="ce6">
            <text:p>14,396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7512" table:style-name="ce6">
            <text:p>7,512<text:s/></text:p>
          </table:table-cell>
          <table:table-cell office:value-type="float" office:value="21049" table:style-name="ce6">
            <text:p>21,049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8175" table:style-name="ce6">
            <text:p>18,175<text:s/></text:p>
          </table:table-cell>
          <table:table-cell office:value-type="float" office:value="13998" table:style-name="ce6">
            <text:p>13,998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17960" table:style-name="ce6">
            <text:p>17,960<text:s/></text:p>
          </table:table-cell>
          <table:table-cell office:value-type="float" office:value="17282" table:style-name="ce6">
            <text:p>17,282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6963" table:style-name="ce6">
            <text:p>6,963<text:s/></text:p>
          </table:table-cell>
          <table:table-cell office:value-type="float" office:value="104676" table:style-name="ce6">
            <text:p>104,676<text:s/></text:p>
          </table:table-cell>
          <table:table-cell office:value-type="float" office:value="33660" table:style-name="ce6">
            <text:p>33,660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21183" table:style-name="ce6">
            <text:p>21,183<text:s/></text:p>
          </table:table-cell>
          <table:table-cell office:value-type="float" office:value="22270" table:style-name="ce6">
            <text:p>22,270<text:s/></text:p>
          </table:table-cell>
          <table:table-cell office:value-type="float" office:value="22037" table:style-name="ce6">
            <text:p>22,037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8982" table:style-name="ce6">
            <text:p>8,982<text:s/></text:p>
          </table:table-cell>
          <table:table-cell office:value-type="float" office:value="20777" table:style-name="ce6">
            <text:p>20,777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4699" table:style-name="ce6">
            <text:p>4,699<text:s/></text:p>
          </table:table-cell>
          <table:table-cell office:value-type="float" office:value="14730" table:style-name="ce6">
            <text:p>14,730<text:s/>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2677" table:style-name="ce6">
            <text:p>2,677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12978" table:style-name="ce6">
            <text:p>12,978<text:s/></text:p>
          </table:table-cell>
          <table:table-cell office:value-type="float" office:value="36838" table:style-name="ce6">
            <text:p>36,838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14700" table:style-name="ce6">
            <text:p>14,700<text:s/></text:p>
          </table:table-cell>
          <table:table-cell office:value-type="float" office:value="14205" table:style-name="ce6">
            <text:p>14,205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29537" table:style-name="ce6">
            <text:p>29,537<text:s/></text:p>
          </table:table-cell>
          <table:table-cell office:value-type="float" office:value="24505" table:style-name="ce6">
            <text:p>24,505<text:s/></text:p>
          </table:table-cell>
          <table:table-cell office:value-type="float" office:value="17162" table:style-name="ce6">
            <text:p>17,162<text:s/></text:p>
          </table:table-cell>
          <table:table-cell office:value-type="float" office:value="21393" table:style-name="ce6">
            <text:p>21,393<text:s/></text:p>
          </table:table-cell>
          <table:table-cell office:value-type="float" office:value="55688" table:style-name="ce6">
            <text:p>55,688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20889" table:style-name="ce6">
            <text:p>20,889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43239" table:style-name="ce6">
            <text:p>43,239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7840" table:style-name="ce6">
            <text:p>7,840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19344" table:style-name="ce6">
            <text:p>19,344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7831" table:style-name="ce6">
            <text:p>7,831<text:s/></text:p>
          </table:table-cell>
          <table:table-cell office:value-type="float" office:value="7658" table:style-name="ce6">
            <text:p>7,658<text:s/></text:p>
          </table:table-cell>
          <table:table-cell office:value-type="float" office:value="13972" table:style-name="ce6">
            <text:p>13,972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6805" table:style-name="ce6">
            <text:p>6,805<text:s/></text:p>
          </table:table-cell>
          <table:table-cell office:value-type="float" office:value="3936" table:style-name="ce6">
            <text:p>3,936<text:s/></text:p>
          </table:table-cell>
          <table:table-cell office:value-type="float" office:value="1915" table:style-name="ce6">
            <text:p>1,915<text:s/></text:p>
          </table:table-cell>
          <table:table-cell office:value-type="float" office:value="6420" table:style-name="ce6">
            <text:p>6,420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7950" table:style-name="ce6">
            <text:p>7,950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9999" table:style-name="ce6">
            <text:p>9,999<text:s/></text:p>
          </table:table-cell>
          <table:table-cell office:value-type="float" office:value="14771" table:style-name="ce6">
            <text:p>14,771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7773" table:style-name="ce6">
            <text:p>7,773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8353" table:style-name="ce6">
            <text:p>8,353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6366" table:style-name="ce6">
            <text:p>6,366<text:s/></text:p>
          </table:table-cell>
          <table:table-cell office:value-type="float" office:value="714" table:style-name="ce6">
            <text:p>714<text:s/></text:p>
          </table:table-cell>
          <table:table-cell office:value-type="float" office:value="2232" table:style-name="ce6">
            <text:p>2,232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988" table:style-name="ce6">
            <text:p>988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687" table:style-name="ce6">
            <text:p>1,687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1634" table:style-name="ce6">
            <text:p>1,634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2843" table:style-name="ce6">
            <text:p>2,843<text:s/></text:p>
          </table:table-cell>
          <table:table-cell table:number-columns-repeated="16264"/>
        </table:table-row>
        <table:table-row table:style-name="ro2">
          <table:table-cell office:value-type="date" office:date-value="2021-04-06T00:00:00" table:style-name="ce5">
            <text:p>2021/4/6</text:p>
          </table:table-cell>
          <table:table-cell office:value-type="float" office:value="4396" table:style-name="ce6">
            <text:p>4,396<text:s/></text:p>
          </table:table-cell>
          <table:table-cell office:value-type="float" office:value="14352" table:style-name="ce6">
            <text:p>14,352<text:s/></text:p>
          </table:table-cell>
          <table:table-cell office:value-type="float" office:value="42601" table:style-name="ce6">
            <text:p>42,601<text:s/></text:p>
          </table:table-cell>
          <table:table-cell office:value-type="float" office:value="40055" table:style-name="ce6">
            <text:p>40,055<text:s/></text:p>
          </table:table-cell>
          <table:table-cell office:value-type="float" office:value="27023" table:style-name="ce6">
            <text:p>27,023<text:s/></text:p>
          </table:table-cell>
          <table:table-cell office:value-type="float" office:value="13724" table:style-name="ce6">
            <text:p>13,724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5668" table:style-name="ce6">
            <text:p>15,668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5018" table:style-name="ce6">
            <text:p>5,018<text:s/></text:p>
          </table:table-cell>
          <table:table-cell office:value-type="float" office:value="5878" table:style-name="ce6">
            <text:p>5,878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18601" table:style-name="ce6">
            <text:p>18,601<text:s/></text:p>
          </table:table-cell>
          <table:table-cell office:value-type="float" office:value="5849" table:style-name="ce6">
            <text:p>5,849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8898" table:style-name="ce6">
            <text:p>8,898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27856" table:style-name="ce6">
            <text:p>27,856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6765" table:style-name="ce6">
            <text:p>16,765<text:s/></text:p>
          </table:table-cell>
          <table:table-cell office:value-type="float" office:value="24523" table:style-name="ce6">
            <text:p>24,523<text:s/></text:p>
          </table:table-cell>
          <table:table-cell office:value-type="float" office:value="16247" table:style-name="ce6">
            <text:p>16,247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26332" table:style-name="ce6">
            <text:p>26,332<text:s/></text:p>
          </table:table-cell>
          <table:table-cell office:value-type="float" office:value="17508" table:style-name="ce6">
            <text:p>17,508<text:s/></text:p>
          </table:table-cell>
          <table:table-cell office:value-type="float" office:value="31976" table:style-name="ce6">
            <text:p>31,976<text:s/></text:p>
          </table:table-cell>
          <table:table-cell office:value-type="float" office:value="25316" table:style-name="ce6">
            <text:p>25,316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36716" table:style-name="ce6">
            <text:p>36,716<text:s/></text:p>
          </table:table-cell>
          <table:table-cell office:value-type="float" office:value="26725" table:style-name="ce6">
            <text:p>26,725<text:s/></text:p>
          </table:table-cell>
          <table:table-cell office:value-type="float" office:value="26141" table:style-name="ce6">
            <text:p>26,141<text:s/></text:p>
          </table:table-cell>
          <table:table-cell office:value-type="float" office:value="19963" table:style-name="ce6">
            <text:p>19,963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117421" table:style-name="ce6">
            <text:p>117,421<text:s/></text:p>
          </table:table-cell>
          <table:table-cell office:value-type="float" office:value="37950" table:style-name="ce6">
            <text:p>37,950<text:s/></text:p>
          </table:table-cell>
          <table:table-cell office:value-type="float" office:value="20997" table:style-name="ce6">
            <text:p>20,997<text:s/></text:p>
          </table:table-cell>
          <table:table-cell office:value-type="float" office:value="23475" table:style-name="ce6">
            <text:p>23,475<text:s/></text:p>
          </table:table-cell>
          <table:table-cell office:value-type="float" office:value="27236" table:style-name="ce6">
            <text:p>27,236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23641" table:style-name="ce6">
            <text:p>23,641<text:s/></text:p>
          </table:table-cell>
          <table:table-cell office:value-type="float" office:value="13741" table:style-name="ce6">
            <text:p>13,741<text:s/></text:p>
          </table:table-cell>
          <table:table-cell office:value-type="float" office:value="33270" table:style-name="ce6">
            <text:p>33,270<text:s/></text:p>
          </table:table-cell>
          <table:table-cell office:value-type="float" office:value="7071" table:style-name="ce6">
            <text:p>7,071<text:s/></text:p>
          </table:table-cell>
          <table:table-cell office:value-type="float" office:value="8571" table:style-name="ce6">
            <text:p>8,571<text:s/></text:p>
          </table:table-cell>
          <table:table-cell office:value-type="float" office:value="19723" table:style-name="ce6">
            <text:p>19,723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3428" table:style-name="ce6">
            <text:p>13,428<text:s/></text:p>
          </table:table-cell>
          <table:table-cell office:value-type="float" office:value="31908" table:style-name="ce6">
            <text:p>31,908<text:s/></text:p>
          </table:table-cell>
          <table:table-cell office:value-type="float" office:value="9047" table:style-name="ce6">
            <text:p>9,047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7808" table:style-name="ce6">
            <text:p>7,808<text:s/></text:p>
          </table:table-cell>
          <table:table-cell office:value-type="float" office:value="22859" table:style-name="ce6">
            <text:p>22,859<text:s/></text:p>
          </table:table-cell>
          <table:table-cell office:value-type="float" office:value="23739" table:style-name="ce6">
            <text:p>23,739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38251" table:style-name="ce6">
            <text:p>38,251<text:s/></text:p>
          </table:table-cell>
          <table:table-cell office:value-type="float" office:value="37785" table:style-name="ce6">
            <text:p>37,785<text:s/></text:p>
          </table:table-cell>
          <table:table-cell office:value-type="float" office:value="26806" table:style-name="ce6">
            <text:p>26,806<text:s/></text:p>
          </table:table-cell>
          <table:table-cell office:value-type="float" office:value="25769" table:style-name="ce6">
            <text:p>25,769<text:s/></text:p>
          </table:table-cell>
          <table:table-cell office:value-type="float" office:value="54487" table:style-name="ce6">
            <text:p>54,487<text:s/></text:p>
          </table:table-cell>
          <table:table-cell office:value-type="float" office:value="21130" table:style-name="ce6">
            <text:p>21,130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33025" table:style-name="ce6">
            <text:p>33,025<text:s/></text:p>
          </table:table-cell>
          <table:table-cell office:value-type="float" office:value="20441" table:style-name="ce6">
            <text:p>20,441<text:s/></text:p>
          </table:table-cell>
          <table:table-cell office:value-type="float" office:value="59664" table:style-name="ce6">
            <text:p>59,664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16157" table:style-name="ce6">
            <text:p>16,157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19066" table:style-name="ce6">
            <text:p>19,066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25360" table:style-name="ce6">
            <text:p>25,360<text:s/></text:p>
          </table:table-cell>
          <table:table-cell office:value-type="float" office:value="20198" table:style-name="ce6">
            <text:p>20,198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39247" table:style-name="ce6">
            <text:p>39,247<text:s/></text:p>
          </table:table-cell>
          <table:table-cell office:value-type="float" office:value="23796" table:style-name="ce6">
            <text:p>23,796<text:s/></text:p>
          </table:table-cell>
          <table:table-cell office:value-type="float" office:value="24494" table:style-name="ce6">
            <text:p>24,494<text:s/></text:p>
          </table:table-cell>
          <table:table-cell office:value-type="float" office:value="22584" table:style-name="ce6">
            <text:p>22,584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5319" table:style-name="ce6">
            <text:p>5,319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10536" table:style-name="ce6">
            <text:p>10,536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23093" table:style-name="ce6">
            <text:p>23,093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3087" table:style-name="ce6">
            <text:p>13,087<text:s/></text:p>
          </table:table-cell>
          <table:table-cell office:value-type="float" office:value="12322" table:style-name="ce6">
            <text:p>12,322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382" table:style-name="ce6">
            <text:p>1,382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850" table:style-name="ce6">
            <text:p>3,850<text:s/></text:p>
          </table:table-cell>
          <table:table-cell office:value-type="float" office:value="4785" table:style-name="ce6">
            <text:p>4,785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7806" table:style-name="ce6">
            <text:p>7,806<text:s/></text:p>
          </table:table-cell>
          <table:table-cell office:value-type="float" office:value="2280" table:style-name="ce6">
            <text:p>2,280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4425" table:style-name="ce6">
            <text:p>4,425<text:s/></text:p>
          </table:table-cell>
          <table:table-cell table:number-columns-repeated="16264"/>
        </table:table-row>
        <table:table-row table:style-name="ro2">
          <table:table-cell office:value-type="date" office:date-value="2021-04-07T00:00:00" table:style-name="ce5">
            <text:p>2021/4/7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14838" table:style-name="ce6">
            <text:p>14,838<text:s/></text:p>
          </table:table-cell>
          <table:table-cell office:value-type="float" office:value="44337" table:style-name="ce6">
            <text:p>44,337<text:s/></text:p>
          </table:table-cell>
          <table:table-cell office:value-type="float" office:value="41007" table:style-name="ce6">
            <text:p>41,007<text:s/></text:p>
          </table:table-cell>
          <table:table-cell office:value-type="float" office:value="27327" table:style-name="ce6">
            <text:p>27,327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1849" table:style-name="ce6">
            <text:p>11,849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4907" table:style-name="ce6">
            <text:p>14,907<text:s/></text:p>
          </table:table-cell>
          <table:table-cell office:value-type="float" office:value="2188" table:style-name="ce6">
            <text:p>2,188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10641" table:style-name="ce6">
            <text:p>10,641<text:s/></text:p>
          </table:table-cell>
          <table:table-cell office:value-type="float" office:value="10566" table:style-name="ce6">
            <text:p>10,566<text:s/></text:p>
          </table:table-cell>
          <table:table-cell office:value-type="float" office:value="19442" table:style-name="ce6">
            <text:p>19,442<text:s/></text:p>
          </table:table-cell>
          <table:table-cell office:value-type="float" office:value="18869" table:style-name="ce6">
            <text:p>18,869<text:s/></text:p>
          </table:table-cell>
          <table:table-cell office:value-type="float" office:value="5842" table:style-name="ce6">
            <text:p>5,842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3575" table:style-name="ce6">
            <text:p>3,575<text:s/></text:p>
          </table:table-cell>
          <table:table-cell office:value-type="float" office:value="8787" table:style-name="ce6">
            <text:p>8,787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28843" table:style-name="ce6">
            <text:p>28,843<text:s/></text:p>
          </table:table-cell>
          <table:table-cell office:value-type="float" office:value="3189" table:style-name="ce6">
            <text:p>3,189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6813" table:style-name="ce6">
            <text:p>16,813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28182" table:style-name="ce6">
            <text:p>28,182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34630" table:style-name="ce6">
            <text:p>34,630<text:s/></text:p>
          </table:table-cell>
          <table:table-cell office:value-type="float" office:value="25647" table:style-name="ce6">
            <text:p>25,647<text:s/></text:p>
          </table:table-cell>
          <table:table-cell office:value-type="float" office:value="10120" table:style-name="ce6">
            <text:p>10,120<text:s/></text:p>
          </table:table-cell>
          <table:table-cell office:value-type="float" office:value="37381" table:style-name="ce6">
            <text:p>37,381<text:s/></text:p>
          </table:table-cell>
          <table:table-cell office:value-type="float" office:value="27007" table:style-name="ce6">
            <text:p>27,007<text:s/></text:p>
          </table:table-cell>
          <table:table-cell office:value-type="float" office:value="26821" table:style-name="ce6">
            <text:p>26,821<text:s/></text:p>
          </table:table-cell>
          <table:table-cell office:value-type="float" office:value="20880" table:style-name="ce6">
            <text:p>20,880<text:s/></text:p>
          </table:table-cell>
          <table:table-cell office:value-type="float" office:value="25538" table:style-name="ce6">
            <text:p>25,538<text:s/></text:p>
          </table:table-cell>
          <table:table-cell office:value-type="float" office:value="116342" table:style-name="ce6">
            <text:p>116,342<text:s/></text:p>
          </table:table-cell>
          <table:table-cell office:value-type="float" office:value="39583" table:style-name="ce6">
            <text:p>39,583<text:s/></text:p>
          </table:table-cell>
          <table:table-cell office:value-type="float" office:value="21549" table:style-name="ce6">
            <text:p>21,549<text:s/></text:p>
          </table:table-cell>
          <table:table-cell office:value-type="float" office:value="24261" table:style-name="ce6">
            <text:p>24,261<text:s/></text:p>
          </table:table-cell>
          <table:table-cell office:value-type="float" office:value="27654" table:style-name="ce6">
            <text:p>27,654<text:s/></text:p>
          </table:table-cell>
          <table:table-cell office:value-type="float" office:value="25230" table:style-name="ce6">
            <text:p>25,230<text:s/></text:p>
          </table:table-cell>
          <table:table-cell office:value-type="float" office:value="26079" table:style-name="ce6">
            <text:p>26,079<text:s/></text:p>
          </table:table-cell>
          <table:table-cell office:value-type="float" office:value="24067" table:style-name="ce6">
            <text:p>24,067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33714" table:style-name="ce6">
            <text:p>33,714<text:s/></text:p>
          </table:table-cell>
          <table:table-cell office:value-type="float" office:value="7125" table:style-name="ce6">
            <text:p>7,125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20450" table:style-name="ce6">
            <text:p>20,450<text:s/></text:p>
          </table:table-cell>
          <table:table-cell office:value-type="float" office:value="5058" table:style-name="ce6">
            <text:p>5,058<text:s/></text:p>
          </table:table-cell>
          <table:table-cell office:value-type="float" office:value="3840" table:style-name="ce6">
            <text:p>3,840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15499" table:style-name="ce6">
            <text:p>15,499<text:s/></text:p>
          </table:table-cell>
          <table:table-cell office:value-type="float" office:value="10067" table:style-name="ce6">
            <text:p>10,067<text:s/></text:p>
          </table:table-cell>
          <table:table-cell office:value-type="float" office:value="13463" table:style-name="ce6">
            <text:p>13,463<text:s/></text:p>
          </table:table-cell>
          <table:table-cell office:value-type="float" office:value="32062" table:style-name="ce6">
            <text:p>32,062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14115" table:style-name="ce6">
            <text:p>14,115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24818" table:style-name="ce6">
            <text:p>24,818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38829" table:style-name="ce6">
            <text:p>38,829<text:s/></text:p>
          </table:table-cell>
          <table:table-cell office:value-type="float" office:value="38528" table:style-name="ce6">
            <text:p>38,528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6342" table:style-name="ce6">
            <text:p>26,342<text:s/></text:p>
          </table:table-cell>
          <table:table-cell office:value-type="float" office:value="56638" table:style-name="ce6">
            <text:p>56,638<text:s/></text:p>
          </table:table-cell>
          <table:table-cell office:value-type="float" office:value="24423" table:style-name="ce6">
            <text:p>24,423<text:s/></text:p>
          </table:table-cell>
          <table:table-cell office:value-type="float" office:value="28351" table:style-name="ce6">
            <text:p>28,351<text:s/></text:p>
          </table:table-cell>
          <table:table-cell office:value-type="float" office:value="33482" table:style-name="ce6">
            <text:p>33,482<text:s/></text:p>
          </table:table-cell>
          <table:table-cell office:value-type="float" office:value="21363" table:style-name="ce6">
            <text:p>21,363<text:s/></text:p>
          </table:table-cell>
          <table:table-cell office:value-type="float" office:value="60332" table:style-name="ce6">
            <text:p>60,332<text:s/></text:p>
          </table:table-cell>
          <table:table-cell office:value-type="float" office:value="21300" table:style-name="ce6">
            <text:p>21,300<text:s/></text:p>
          </table:table-cell>
          <table:table-cell office:value-type="float" office:value="16657" table:style-name="ce6">
            <text:p>16,657<text:s/></text:p>
          </table:table-cell>
          <table:table-cell office:value-type="float" office:value="15479" table:style-name="ce6">
            <text:p>15,479<text:s/></text:p>
          </table:table-cell>
          <table:table-cell office:value-type="float" office:value="19514" table:style-name="ce6">
            <text:p>19,514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25202" table:style-name="ce6">
            <text:p>25,202<text:s/></text:p>
          </table:table-cell>
          <table:table-cell office:value-type="float" office:value="20585" table:style-name="ce6">
            <text:p>20,585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11843" table:style-name="ce6">
            <text:p>11,843<text:s/></text:p>
          </table:table-cell>
          <table:table-cell office:value-type="float" office:value="40159" table:style-name="ce6">
            <text:p>40,159<text:s/></text:p>
          </table:table-cell>
          <table:table-cell office:value-type="float" office:value="24256" table:style-name="ce6">
            <text:p>24,256<text:s/></text:p>
          </table:table-cell>
          <table:table-cell office:value-type="float" office:value="25464" table:style-name="ce6">
            <text:p>25,464<text:s/></text:p>
          </table:table-cell>
          <table:table-cell office:value-type="float" office:value="23664" table:style-name="ce6">
            <text:p>23,664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5331" table:style-name="ce6">
            <text:p>5,331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10615" table:style-name="ce6">
            <text:p>10,615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7574" table:style-name="ce6">
            <text:p>17,574<text:s/></text:p>
          </table:table-cell>
          <table:table-cell office:value-type="float" office:value="30349" table:style-name="ce6">
            <text:p>30,349<text:s/></text:p>
          </table:table-cell>
          <table:table-cell office:value-type="float" office:value="23912" table:style-name="ce6">
            <text:p>23,912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13015" table:style-name="ce6">
            <text:p>13,015<text:s/></text:p>
          </table:table-cell>
          <table:table-cell office:value-type="float" office:value="12936" table:style-name="ce6">
            <text:p>12,936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339" table:style-name="ce6">
            <text:p>1,339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4721" table:style-name="ce6">
            <text:p>4,721<text:s/></text:p>
          </table:table-cell>
          <table:table-cell office:value-type="float" office:value="2376" table:style-name="ce6">
            <text:p>2,37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2869" table:style-name="ce6">
            <text:p>2,869<text:s/></text:p>
          </table:table-cell>
          <table:table-cell office:value-type="float" office:value="7373" table:style-name="ce6">
            <text:p>7,373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4446" table:style-name="ce6">
            <text:p>4,446<text:s/></text:p>
          </table:table-cell>
          <table:table-cell table:number-columns-repeated="16264"/>
        </table:table-row>
        <table:table-row table:style-name="ro2">
          <table:table-cell office:value-type="date" office:date-value="2021-04-08T00:00:00" table:style-name="ce5">
            <text:p>2021/4/8</text:p>
          </table:table-cell>
          <table:table-cell office:value-type="float" office:value="4319" table:style-name="ce6">
            <text:p>4,319<text:s/></text:p>
          </table:table-cell>
          <table:table-cell office:value-type="float" office:value="15408" table:style-name="ce6">
            <text:p>15,408<text:s/></text:p>
          </table:table-cell>
          <table:table-cell office:value-type="float" office:value="45392" table:style-name="ce6">
            <text:p>45,392<text:s/></text:p>
          </table:table-cell>
          <table:table-cell office:value-type="float" office:value="42012" table:style-name="ce6">
            <text:p>42,012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4779" table:style-name="ce6">
            <text:p>14,779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5004" table:style-name="ce6">
            <text:p>5,004<text:s/></text:p>
          </table:table-cell>
          <table:table-cell office:value-type="float" office:value="5005" table:style-name="ce6">
            <text:p>5,005<text:s/></text:p>
          </table:table-cell>
          <table:table-cell office:value-type="float" office:value="10757" table:style-name="ce6">
            <text:p>10,757<text:s/></text:p>
          </table:table-cell>
          <table:table-cell office:value-type="float" office:value="11262" table:style-name="ce6">
            <text:p>11,262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10019" table:style-name="ce6">
            <text:p>10,019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9148" table:style-name="ce6">
            <text:p>9,148<text:s/></text:p>
          </table:table-cell>
          <table:table-cell office:value-type="float" office:value="6279" table:style-name="ce6">
            <text:p>6,279<text:s/></text:p>
          </table:table-cell>
          <table:table-cell office:value-type="float" office:value="28974" table:style-name="ce6">
            <text:p>28,974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1827" table:style-name="ce6">
            <text:p>11,827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17790" table:style-name="ce6">
            <text:p>17,790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26780" table:style-name="ce6">
            <text:p>26,780<text:s/></text:p>
          </table:table-cell>
          <table:table-cell office:value-type="float" office:value="17807" table:style-name="ce6">
            <text:p>17,807<text:s/></text:p>
          </table:table-cell>
          <table:table-cell office:value-type="float" office:value="34801" table:style-name="ce6">
            <text:p>34,801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11483" table:style-name="ce6">
            <text:p>11,483<text:s/></text:p>
          </table:table-cell>
          <table:table-cell office:value-type="float" office:value="37701" table:style-name="ce6">
            <text:p>37,701<text:s/></text:p>
          </table:table-cell>
          <table:table-cell office:value-type="float" office:value="27346" table:style-name="ce6">
            <text:p>27,346<text:s/></text:p>
          </table:table-cell>
          <table:table-cell office:value-type="float" office:value="27046" table:style-name="ce6">
            <text:p>27,046<text:s/></text:p>
          </table:table-cell>
          <table:table-cell office:value-type="float" office:value="20651" table:style-name="ce6">
            <text:p>20,651<text:s/></text:p>
          </table:table-cell>
          <table:table-cell office:value-type="float" office:value="24760" table:style-name="ce6">
            <text:p>24,760<text:s/></text:p>
          </table:table-cell>
          <table:table-cell office:value-type="float" office:value="117122" table:style-name="ce6">
            <text:p>117,122<text:s/></text:p>
          </table:table-cell>
          <table:table-cell office:value-type="float" office:value="39952" table:style-name="ce6">
            <text:p>39,952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24981" table:style-name="ce6">
            <text:p>24,981<text:s/></text:p>
          </table:table-cell>
          <table:table-cell office:value-type="float" office:value="27220" table:style-name="ce6">
            <text:p>27,220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27298" table:style-name="ce6">
            <text:p>27,298<text:s/></text:p>
          </table:table-cell>
          <table:table-cell office:value-type="float" office:value="23953" table:style-name="ce6">
            <text:p>23,953<text:s/></text:p>
          </table:table-cell>
          <table:table-cell office:value-type="float" office:value="13487" table:style-name="ce6">
            <text:p>13,487<text:s/></text:p>
          </table:table-cell>
          <table:table-cell office:value-type="float" office:value="32473" table:style-name="ce6">
            <text:p>32,473<text:s/></text:p>
          </table:table-cell>
          <table:table-cell office:value-type="float" office:value="7032" table:style-name="ce6">
            <text:p>7,032<text:s/></text:p>
          </table:table-cell>
          <table:table-cell office:value-type="float" office:value="8576" table:style-name="ce6">
            <text:p>8,576<text:s/></text:p>
          </table:table-cell>
          <table:table-cell office:value-type="float" office:value="19772" table:style-name="ce6">
            <text:p>19,772<text:s/></text:p>
          </table:table-cell>
          <table:table-cell office:value-type="float" office:value="4837" table:style-name="ce6">
            <text:p>4,837<text:s/></text:p>
          </table:table-cell>
          <table:table-cell office:value-type="float" office:value="4082" table:style-name="ce6">
            <text:p>4,082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30365" table:style-name="ce6">
            <text:p>30,365<text:s/></text:p>
          </table:table-cell>
          <table:table-cell office:value-type="float" office:value="9223" table:style-name="ce6">
            <text:p>9,223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7997" table:style-name="ce6">
            <text:p>7,997<text:s/></text:p>
          </table:table-cell>
          <table:table-cell office:value-type="float" office:value="23216" table:style-name="ce6">
            <text:p>23,216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27062" table:style-name="ce6">
            <text:p>27,062<text:s/></text:p>
          </table:table-cell>
          <table:table-cell office:value-type="float" office:value="39487" table:style-name="ce6">
            <text:p>39,487<text:s/></text:p>
          </table:table-cell>
          <table:table-cell office:value-type="float" office:value="38458" table:style-name="ce6">
            <text:p>38,458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25750" table:style-name="ce6">
            <text:p>25,750<text:s/></text:p>
          </table:table-cell>
          <table:table-cell office:value-type="float" office:value="55604" table:style-name="ce6">
            <text:p>55,604<text:s/></text:p>
          </table:table-cell>
          <table:table-cell office:value-type="float" office:value="24428" table:style-name="ce6">
            <text:p>24,428<text:s/></text:p>
          </table:table-cell>
          <table:table-cell office:value-type="float" office:value="31096" table:style-name="ce6">
            <text:p>31,096<text:s/></text:p>
          </table:table-cell>
          <table:table-cell office:value-type="float" office:value="33752" table:style-name="ce6">
            <text:p>33,752<text:s/></text:p>
          </table:table-cell>
          <table:table-cell office:value-type="float" office:value="21514" table:style-name="ce6">
            <text:p>21,514<text:s/></text:p>
          </table:table-cell>
          <table:table-cell office:value-type="float" office:value="61581" table:style-name="ce6">
            <text:p>61,581<text:s/></text:p>
          </table:table-cell>
          <table:table-cell office:value-type="float" office:value="21736" table:style-name="ce6">
            <text:p>21,736<text:s/></text:p>
          </table:table-cell>
          <table:table-cell office:value-type="float" office:value="16749" table:style-name="ce6">
            <text:p>16,749<text:s/></text:p>
          </table:table-cell>
          <table:table-cell office:value-type="float" office:value="15517" table:style-name="ce6">
            <text:p>15,517<text:s/></text:p>
          </table:table-cell>
          <table:table-cell office:value-type="float" office:value="19887" table:style-name="ce6">
            <text:p>19,887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25878" table:style-name="ce6">
            <text:p>25,878<text:s/></text:p>
          </table:table-cell>
          <table:table-cell office:value-type="float" office:value="20720" table:style-name="ce6">
            <text:p>20,720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11838" table:style-name="ce6">
            <text:p>11,838<text:s/></text:p>
          </table:table-cell>
          <table:table-cell office:value-type="float" office:value="40778" table:style-name="ce6">
            <text:p>40,778<text:s/></text:p>
          </table:table-cell>
          <table:table-cell office:value-type="float" office:value="24522" table:style-name="ce6">
            <text:p>24,522<text:s/></text:p>
          </table:table-cell>
          <table:table-cell office:value-type="float" office:value="25605" table:style-name="ce6">
            <text:p>25,605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15188" table:style-name="ce6">
            <text:p>15,188<text:s/></text:p>
          </table:table-cell>
          <table:table-cell office:value-type="float" office:value="12296" table:style-name="ce6">
            <text:p>12,296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5458" table:style-name="ce6">
            <text:p>5,458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0743" table:style-name="ce6">
            <text:p>10,743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2411" table:style-name="ce6">
            <text:p>12,411<text:s/></text:p>
          </table:table-cell>
          <table:table-cell office:value-type="float" office:value="17938" table:style-name="ce6">
            <text:p>17,938<text:s/></text:p>
          </table:table-cell>
          <table:table-cell office:value-type="float" office:value="30486" table:style-name="ce6">
            <text:p>30,486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12876" table:style-name="ce6">
            <text:p>12,876<text:s/></text:p>
          </table:table-cell>
          <table:table-cell office:value-type="float" office:value="13355" table:style-name="ce6">
            <text:p>13,355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11528" table:style-name="ce6">
            <text:p>11,528<text:s/></text:p>
          </table:table-cell>
          <table:table-cell office:value-type="float" office:value="9713" table:style-name="ce6">
            <text:p>9,713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7829" table:style-name="ce6">
            <text:p>7,829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4389" table:style-name="ce6">
            <text:p>4,389<text:s/></text:p>
          </table:table-cell>
          <table:table-cell table:number-columns-repeated="16264"/>
        </table:table-row>
        <table:table-row table:style-name="ro2">
          <table:table-cell office:value-type="date" office:date-value="2021-04-09T00:00:00" table:style-name="ce5">
            <text:p>2021/4/9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47823" table:style-name="ce6">
            <text:p>47,823<text:s/></text:p>
          </table:table-cell>
          <table:table-cell office:value-type="float" office:value="48725" table:style-name="ce6">
            <text:p>48,725<text:s/></text:p>
          </table:table-cell>
          <table:table-cell office:value-type="float" office:value="29457" table:style-name="ce6">
            <text:p>29,457<text:s/></text:p>
          </table:table-cell>
          <table:table-cell office:value-type="float" office:value="16059" table:style-name="ce6">
            <text:p>16,059<text:s/></text:p>
          </table:table-cell>
          <table:table-cell office:value-type="float" office:value="12819" table:style-name="ce6">
            <text:p>12,819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4525" table:style-name="ce6">
            <text:p>4,525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9758" table:style-name="ce6">
            <text:p>19,758<text:s/></text:p>
          </table:table-cell>
          <table:table-cell office:value-type="float" office:value="19560" table:style-name="ce6">
            <text:p>19,560<text:s/></text:p>
          </table:table-cell>
          <table:table-cell office:value-type="float" office:value="6226" table:style-name="ce6">
            <text:p>6,226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29749" table:style-name="ce6">
            <text:p>29,749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12084" table:style-name="ce6">
            <text:p>12,084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17768" table:style-name="ce6">
            <text:p>17,768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18385" table:style-name="ce6">
            <text:p>18,385<text:s/></text:p>
          </table:table-cell>
          <table:table-cell office:value-type="float" office:value="10991" table:style-name="ce6">
            <text:p>10,991<text:s/></text:p>
          </table:table-cell>
          <table:table-cell office:value-type="float" office:value="29931" table:style-name="ce6">
            <text:p>29,931<text:s/></text:p>
          </table:table-cell>
          <table:table-cell office:value-type="float" office:value="19114" table:style-name="ce6">
            <text:p>19,114<text:s/></text:p>
          </table:table-cell>
          <table:table-cell office:value-type="float" office:value="36576" table:style-name="ce6">
            <text:p>36,576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39314" table:style-name="ce6">
            <text:p>39,314<text:s/></text:p>
          </table:table-cell>
          <table:table-cell office:value-type="float" office:value="28959" table:style-name="ce6">
            <text:p>28,959<text:s/></text:p>
          </table:table-cell>
          <table:table-cell office:value-type="float" office:value="27915" table:style-name="ce6">
            <text:p>27,915<text:s/></text:p>
          </table:table-cell>
          <table:table-cell office:value-type="float" office:value="21506" table:style-name="ce6">
            <text:p>21,506<text:s/></text:p>
          </table:table-cell>
          <table:table-cell office:value-type="float" office:value="26668" table:style-name="ce6">
            <text:p>26,668<text:s/></text:p>
          </table:table-cell>
          <table:table-cell office:value-type="float" office:value="146613" table:style-name="ce6">
            <text:p>146,613<text:s/></text:p>
          </table:table-cell>
          <table:table-cell office:value-type="float" office:value="47674" table:style-name="ce6">
            <text:p>47,674<text:s/></text:p>
          </table:table-cell>
          <table:table-cell office:value-type="float" office:value="22964" table:style-name="ce6">
            <text:p>22,964<text:s/></text:p>
          </table:table-cell>
          <table:table-cell office:value-type="float" office:value="25952" table:style-name="ce6">
            <text:p>25,952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26335" table:style-name="ce6">
            <text:p>26,335<text:s/></text:p>
          </table:table-cell>
          <table:table-cell office:value-type="float" office:value="28854" table:style-name="ce6">
            <text:p>28,854<text:s/></text:p>
          </table:table-cell>
          <table:table-cell office:value-type="float" office:value="26804" table:style-name="ce6">
            <text:p>26,804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33633" table:style-name="ce6">
            <text:p>33,633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21162" table:style-name="ce6">
            <text:p>21,162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30646" table:style-name="ce6">
            <text:p>30,646<text:s/></text:p>
          </table:table-cell>
          <table:table-cell office:value-type="float" office:value="9732" table:style-name="ce6">
            <text:p>9,732<text:s/></text:p>
          </table:table-cell>
          <table:table-cell office:value-type="float" office:value="15274" table:style-name="ce6">
            <text:p>15,274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24158" table:style-name="ce6">
            <text:p>24,158<text:s/></text:p>
          </table:table-cell>
          <table:table-cell office:value-type="float" office:value="25173" table:style-name="ce6">
            <text:p>25,173<text:s/></text:p>
          </table:table-cell>
          <table:table-cell office:value-type="float" office:value="29985" table:style-name="ce6">
            <text:p>29,985<text:s/></text:p>
          </table:table-cell>
          <table:table-cell office:value-type="float" office:value="43936" table:style-name="ce6">
            <text:p>43,936<text:s/></text:p>
          </table:table-cell>
          <table:table-cell office:value-type="float" office:value="40404" table:style-name="ce6">
            <text:p>40,404<text:s/></text:p>
          </table:table-cell>
          <table:table-cell office:value-type="float" office:value="28798" table:style-name="ce6">
            <text:p>28,798<text:s/></text:p>
          </table:table-cell>
          <table:table-cell office:value-type="float" office:value="27738" table:style-name="ce6">
            <text:p>27,738<text:s/></text:p>
          </table:table-cell>
          <table:table-cell office:value-type="float" office:value="68393" table:style-name="ce6">
            <text:p>68,393<text:s/></text:p>
          </table:table-cell>
          <table:table-cell office:value-type="float" office:value="25624" table:style-name="ce6">
            <text:p>25,624<text:s/></text:p>
          </table:table-cell>
          <table:table-cell office:value-type="float" office:value="33858" table:style-name="ce6">
            <text:p>33,858<text:s/></text:p>
          </table:table-cell>
          <table:table-cell office:value-type="float" office:value="39876" table:style-name="ce6">
            <text:p>39,876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71295" table:style-name="ce6">
            <text:p>71,295<text:s/></text:p>
          </table:table-cell>
          <table:table-cell office:value-type="float" office:value="23316" table:style-name="ce6">
            <text:p>23,316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16003" table:style-name="ce6">
            <text:p>16,003<text:s/></text:p>
          </table:table-cell>
          <table:table-cell office:value-type="float" office:value="23013" table:style-name="ce6">
            <text:p>23,013<text:s/></text:p>
          </table:table-cell>
          <table:table-cell office:value-type="float" office:value="13843" table:style-name="ce6">
            <text:p>13,843<text:s/></text:p>
          </table:table-cell>
          <table:table-cell office:value-type="float" office:value="32066" table:style-name="ce6">
            <text:p>32,066<text:s/></text:p>
          </table:table-cell>
          <table:table-cell office:value-type="float" office:value="22786" table:style-name="ce6">
            <text:p>22,786<text:s/></text:p>
          </table:table-cell>
          <table:table-cell office:value-type="float" office:value="8297" table:style-name="ce6">
            <text:p>8,297<text:s/></text:p>
          </table:table-cell>
          <table:table-cell office:value-type="float" office:value="12696" table:style-name="ce6">
            <text:p>12,696<text:s/></text:p>
          </table:table-cell>
          <table:table-cell office:value-type="float" office:value="43027" table:style-name="ce6">
            <text:p>43,027<text:s/></text:p>
          </table:table-cell>
          <table:table-cell office:value-type="float" office:value="25995" table:style-name="ce6">
            <text:p>25,995<text:s/></text:p>
          </table:table-cell>
          <table:table-cell office:value-type="float" office:value="26927" table:style-name="ce6">
            <text:p>26,927<text:s/></text:p>
          </table:table-cell>
          <table:table-cell office:value-type="float" office:value="24702" table:style-name="ce6">
            <text:p>24,702<text:s/></text:p>
          </table:table-cell>
          <table:table-cell office:value-type="float" office:value="14988" table:style-name="ce6">
            <text:p>14,988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5630" table:style-name="ce6">
            <text:p>5,630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11004" table:style-name="ce6">
            <text:p>11,004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9274" table:style-name="ce6">
            <text:p>19,274<text:s/></text:p>
          </table:table-cell>
          <table:table-cell office:value-type="float" office:value="31636" table:style-name="ce6">
            <text:p>31,636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14738" table:style-name="ce6">
            <text:p>14,738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3291" table:style-name="ce6">
            <text:p>13,291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10151" table:style-name="ce6">
            <text:p>10,151<text:s/></text:p>
          </table:table-cell>
          <table:table-cell office:value-type="float" office:value="1475" table:style-name="ce6">
            <text:p>1,475<text:s/></text:p>
          </table:table-cell>
          <table:table-cell office:value-type="float" office:value="2713" table:style-name="ce6">
            <text:p>2,713<text:s/></text:p>
          </table:table-cell>
          <table:table-cell office:value-type="float" office:value="4104" table:style-name="ce6">
            <text:p>4,104<text:s/>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2470" table:style-name="ce6">
            <text:p>2,470<text:s/></text:p>
          </table:table-cell>
          <table:table-cell office:value-type="float" office:value="3663" table:style-name="ce6">
            <text:p>3,663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9502" table:style-name="ce6">
            <text:p>9,502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4369" table:style-name="ce6">
            <text:p>4,369<text:s/></text:p>
          </table:table-cell>
          <table:table-cell office:value-type="float" office:value="4634" table:style-name="ce6">
            <text:p>4,634<text:s/></text:p>
          </table:table-cell>
          <table:table-cell table:number-columns-repeated="16264"/>
        </table:table-row>
        <table:table-row table:style-name="ro2">
          <table:table-cell office:value-type="date" office:date-value="2021-04-10T00:00:00" table:style-name="ce5">
            <text:p>2021/4/10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27282" table:style-name="ce6">
            <text:p>27,282<text:s/></text:p>
          </table:table-cell>
          <table:table-cell office:value-type="float" office:value="46235" table:style-name="ce6">
            <text:p>46,235<text:s/></text:p>
          </table:table-cell>
          <table:table-cell office:value-type="float" office:value="18766" table:style-name="ce6">
            <text:p>18,766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2593" table:style-name="ce6">
            <text:p>2,593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3215" table:style-name="ce6">
            <text:p>3,215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9017" table:style-name="ce6">
            <text:p>9,017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3567" table:style-name="ce6">
            <text:p>3,567<text:s/></text:p>
          </table:table-cell>
          <table:table-cell office:value-type="float" office:value="6173" table:style-name="ce6">
            <text:p>6,173<text:s/></text:p>
          </table:table-cell>
          <table:table-cell office:value-type="float" office:value="6650" table:style-name="ce6">
            <text:p>6,650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0558" table:style-name="ce6">
            <text:p>10,558<text:s/></text:p>
          </table:table-cell>
          <table:table-cell office:value-type="float" office:value="13583" table:style-name="ce6">
            <text:p>13,583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29516" table:style-name="ce6">
            <text:p>29,516<text:s/></text:p>
          </table:table-cell>
          <table:table-cell office:value-type="float" office:value="16254" table:style-name="ce6">
            <text:p>16,254<text:s/></text:p>
          </table:table-cell>
          <table:table-cell office:value-type="float" office:value="28218" table:style-name="ce6">
            <text:p>28,218<text:s/></text:p>
          </table:table-cell>
          <table:table-cell office:value-type="float" office:value="19976" table:style-name="ce6">
            <text:p>19,976<text:s/></text:p>
          </table:table-cell>
          <table:table-cell office:value-type="float" office:value="6073" table:style-name="ce6">
            <text:p>6,073<text:s/></text:p>
          </table:table-cell>
          <table:table-cell office:value-type="float" office:value="33054" table:style-name="ce6">
            <text:p>33,054<text:s/></text:p>
          </table:table-cell>
          <table:table-cell office:value-type="float" office:value="22255" table:style-name="ce6">
            <text:p>22,255<text:s/></text:p>
          </table:table-cell>
          <table:table-cell office:value-type="float" office:value="20959" table:style-name="ce6">
            <text:p>20,959<text:s/></text:p>
          </table:table-cell>
          <table:table-cell office:value-type="float" office:value="17276" table:style-name="ce6">
            <text:p>17,276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35443" table:style-name="ce6">
            <text:p>135,443<text:s/></text:p>
          </table:table-cell>
          <table:table-cell office:value-type="float" office:value="48698" table:style-name="ce6">
            <text:p>48,698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18121" table:style-name="ce6">
            <text:p>18,121<text:s/></text:p>
          </table:table-cell>
          <table:table-cell office:value-type="float" office:value="30065" table:style-name="ce6">
            <text:p>30,065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26006" table:style-name="ce6">
            <text:p>26,006<text:s/></text:p>
          </table:table-cell>
          <table:table-cell office:value-type="float" office:value="21493" table:style-name="ce6">
            <text:p>21,493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24747" table:style-name="ce6">
            <text:p>24,747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17518" table:style-name="ce6">
            <text:p>17,518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10252" table:style-name="ce6">
            <text:p>10,252<text:s/></text:p>
          </table:table-cell>
          <table:table-cell office:value-type="float" office:value="8682" table:style-name="ce6">
            <text:p>8,682<text:s/></text:p>
          </table:table-cell>
          <table:table-cell office:value-type="float" office:value="11562" table:style-name="ce6">
            <text:p>11,562<text:s/></text:p>
          </table:table-cell>
          <table:table-cell office:value-type="float" office:value="29626" table:style-name="ce6">
            <text:p>29,626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18220" table:style-name="ce6">
            <text:p>18,220<text:s/></text:p>
          </table:table-cell>
          <table:table-cell office:value-type="float" office:value="16442" table:style-name="ce6">
            <text:p>16,442<text:s/></text:p>
          </table:table-cell>
          <table:table-cell office:value-type="float" office:value="27198" table:style-name="ce6">
            <text:p>27,198<text:s/></text:p>
          </table:table-cell>
          <table:table-cell office:value-type="float" office:value="38364" table:style-name="ce6">
            <text:p>38,364<text:s/></text:p>
          </table:table-cell>
          <table:table-cell office:value-type="float" office:value="31804" table:style-name="ce6">
            <text:p>31,804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26778" table:style-name="ce6">
            <text:p>26,778<text:s/></text:p>
          </table:table-cell>
          <table:table-cell office:value-type="float" office:value="75315" table:style-name="ce6">
            <text:p>75,315<text:s/></text:p>
          </table:table-cell>
          <table:table-cell office:value-type="float" office:value="16690" table:style-name="ce6">
            <text:p>16,690<text:s/></text:p>
          </table:table-cell>
          <table:table-cell office:value-type="float" office:value="28647" table:style-name="ce6">
            <text:p>28,647<text:s/></text:p>
          </table:table-cell>
          <table:table-cell office:value-type="float" office:value="33086" table:style-name="ce6">
            <text:p>33,086<text:s/></text:p>
          </table:table-cell>
          <table:table-cell office:value-type="float" office:value="19658" table:style-name="ce6">
            <text:p>19,658<text:s/></text:p>
          </table:table-cell>
          <table:table-cell office:value-type="float" office:value="57314" table:style-name="ce6">
            <text:p>57,314<text:s/></text:p>
          </table:table-cell>
          <table:table-cell office:value-type="float" office:value="16120" table:style-name="ce6">
            <text:p>16,120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9155" table:style-name="ce6">
            <text:p>9,155<text:s/></text:p>
          </table:table-cell>
          <table:table-cell office:value-type="float" office:value="16422" table:style-name="ce6">
            <text:p>16,422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28469" table:style-name="ce6">
            <text:p>28,469<text:s/></text:p>
          </table:table-cell>
          <table:table-cell office:value-type="float" office:value="15429" table:style-name="ce6">
            <text:p>15,429<text:s/></text:p>
          </table:table-cell>
          <table:table-cell office:value-type="float" office:value="10812" table:style-name="ce6">
            <text:p>10,812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22378" table:style-name="ce6">
            <text:p>22,378<text:s/></text:p>
          </table:table-cell>
          <table:table-cell office:value-type="float" office:value="20683" table:style-name="ce6">
            <text:p>20,683<text:s/></text:p>
          </table:table-cell>
          <table:table-cell office:value-type="float" office:value="15600" table:style-name="ce6">
            <text:p>15,600<text:s/></text:p>
          </table:table-cell>
          <table:table-cell office:value-type="float" office:value="17655" table:style-name="ce6">
            <text:p>17,655<text:s/></text:p>
          </table:table-cell>
          <table:table-cell office:value-type="float" office:value="10188" table:style-name="ce6">
            <text:p>10,188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2634" table:style-name="ce6">
            <text:p>2,634<text:s/></text:p>
          </table:table-cell>
          <table:table-cell office:value-type="float" office:value="6611" table:style-name="ce6">
            <text:p>6,611<text:s/></text:p>
          </table:table-cell>
          <table:table-cell office:value-type="float" office:value="8277" table:style-name="ce6">
            <text:p>8,277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4203" table:style-name="ce6">
            <text:p>14,203<text:s/></text:p>
          </table:table-cell>
          <table:table-cell office:value-type="float" office:value="21510" table:style-name="ce6">
            <text:p>21,510<text:s/></text:p>
          </table:table-cell>
          <table:table-cell office:value-type="float" office:value="22024" table:style-name="ce6">
            <text:p>22,024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0361" table:style-name="ce6">
            <text:p>10,361<text:s/></text:p>
          </table:table-cell>
          <table:table-cell office:value-type="float" office:value="10850" table:style-name="ce6">
            <text:p>10,850<text:s/></text:p>
          </table:table-cell>
          <table:table-cell office:value-type="float" office:value="9944" table:style-name="ce6">
            <text:p>9,944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7812" table:style-name="ce6">
            <text:p>7,812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4737" table:style-name="ce6">
            <text:p>4,737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8467" table:style-name="ce6">
            <text:p>8,467<text:s/></text:p>
          </table:table-cell>
          <table:table-cell office:value-type="float" office:value="2239" table:style-name="ce6">
            <text:p>2,239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3042" table:style-name="ce6">
            <text:p>3,042<text:s/></text:p>
          </table:table-cell>
          <table:table-cell table:number-columns-repeated="16264"/>
        </table:table-row>
        <table:table-row table:style-name="ro2">
          <table:table-cell office:value-type="date" office:date-value="2021-04-11T00:00:00" table:style-name="ce5">
            <text:p>2021/4/11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19771" table:style-name="ce6">
            <text:p>19,771<text:s/></text:p>
          </table:table-cell>
          <table:table-cell office:value-type="float" office:value="34254" table:style-name="ce6">
            <text:p>34,254<text:s/></text:p>
          </table:table-cell>
          <table:table-cell office:value-type="float" office:value="15914" table:style-name="ce6">
            <text:p>15,914<text:s/></text:p>
          </table:table-cell>
          <table:table-cell office:value-type="float" office:value="8322" table:style-name="ce6">
            <text:p>8,322<text:s/></text:p>
          </table:table-cell>
          <table:table-cell office:value-type="float" office:value="6960" table:style-name="ce6">
            <text:p>6,960<text:s/></text:p>
          </table:table-cell>
          <table:table-cell office:value-type="float" office:value="4156" table:style-name="ce6">
            <text:p>4,156<text:s/></text:p>
          </table:table-cell>
          <table:table-cell office:value-type="float" office:value="2313" table:style-name="ce6">
            <text:p>2,313<text:s/></text:p>
          </table:table-cell>
          <table:table-cell office:value-type="float" office:value="7427" table:style-name="ce6">
            <text:p>7,427<text:s/></text:p>
          </table:table-cell>
          <table:table-cell office:value-type="float" office:value="1596" table:style-name="ce6">
            <text:p>1,596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10021" table:style-name="ce6">
            <text:p>10,021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3988" table:style-name="ce6">
            <text:p>3,988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4522" table:style-name="ce6">
            <text:p>4,522<text:s/></text:p>
          </table:table-cell>
          <table:table-cell office:value-type="float" office:value="5252" table:style-name="ce6">
            <text:p>5,252<text:s/></text:p>
          </table:table-cell>
          <table:table-cell office:value-type="float" office:value="5787" table:style-name="ce6">
            <text:p>5,787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14516" table:style-name="ce6">
            <text:p>14,516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16748" table:style-name="ce6">
            <text:p>16,748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5691" table:style-name="ce6">
            <text:p>15,691<text:s/></text:p>
          </table:table-cell>
          <table:table-cell office:value-type="float" office:value="14006" table:style-name="ce6">
            <text:p>14,006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27386" table:style-name="ce6">
            <text:p>27,386<text:s/></text:p>
          </table:table-cell>
          <table:table-cell office:value-type="float" office:value="13693" table:style-name="ce6">
            <text:p>13,693<text:s/></text:p>
          </table:table-cell>
          <table:table-cell office:value-type="float" office:value="22355" table:style-name="ce6">
            <text:p>22,355<text:s/></text:p>
          </table:table-cell>
          <table:table-cell office:value-type="float" office:value="18588" table:style-name="ce6">
            <text:p>18,588<text:s/></text:p>
          </table:table-cell>
          <table:table-cell office:value-type="float" office:value="5141" table:style-name="ce6">
            <text:p>5,141<text:s/></text:p>
          </table:table-cell>
          <table:table-cell office:value-type="float" office:value="27413" table:style-name="ce6">
            <text:p>27,413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15196" table:style-name="ce6">
            <text:p>15,196<text:s/></text:p>
          </table:table-cell>
          <table:table-cell office:value-type="float" office:value="9455" table:style-name="ce6">
            <text:p>9,455<text:s/></text:p>
          </table:table-cell>
          <table:table-cell office:value-type="float" office:value="130987" table:style-name="ce6">
            <text:p>130,987<text:s/></text:p>
          </table:table-cell>
          <table:table-cell office:value-type="float" office:value="38811" table:style-name="ce6">
            <text:p>38,811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16834" table:style-name="ce6">
            <text:p>16,834<text:s/></text:p>
          </table:table-cell>
          <table:table-cell office:value-type="float" office:value="30111" table:style-name="ce6">
            <text:p>30,111<text:s/></text:p>
          </table:table-cell>
          <table:table-cell office:value-type="float" office:value="25442" table:style-name="ce6">
            <text:p>25,442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18445" table:style-name="ce6">
            <text:p>18,445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21582" table:style-name="ce6">
            <text:p>21,582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15864" table:style-name="ce6">
            <text:p>15,864<text:s/></text:p>
          </table:table-cell>
          <table:table-cell office:value-type="float" office:value="4938" table:style-name="ce6">
            <text:p>4,938<text:s/></text:p>
          </table:table-cell>
          <table:table-cell office:value-type="float" office:value="2935" table:style-name="ce6">
            <text:p>2,935<text:s/></text:p>
          </table:table-cell>
          <table:table-cell office:value-type="float" office:value="1715" table:style-name="ce6">
            <text:p>1,715<text:s/></text:p>
          </table:table-cell>
          <table:table-cell office:value-type="float" office:value="9721" table:style-name="ce6">
            <text:p>9,721<text:s/></text:p>
          </table:table-cell>
          <table:table-cell office:value-type="float" office:value="7532" table:style-name="ce6">
            <text:p>7,532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35782" table:style-name="ce6">
            <text:p>35,782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33946" table:style-name="ce6">
            <text:p>33,946<text:s/></text:p>
          </table:table-cell>
          <table:table-cell office:value-type="float" office:value="26861" table:style-name="ce6">
            <text:p>26,861<text:s/></text:p>
          </table:table-cell>
          <table:table-cell office:value-type="float" office:value="18899" table:style-name="ce6">
            <text:p>18,899<text:s/></text:p>
          </table:table-cell>
          <table:table-cell office:value-type="float" office:value="22579" table:style-name="ce6">
            <text:p>22,579<text:s/></text:p>
          </table:table-cell>
          <table:table-cell office:value-type="float" office:value="62079" table:style-name="ce6">
            <text:p>62,079<text:s/></text:p>
          </table:table-cell>
          <table:table-cell office:value-type="float" office:value="13108" table:style-name="ce6">
            <text:p>13,108<text:s/></text:p>
          </table:table-cell>
          <table:table-cell office:value-type="float" office:value="23516" table:style-name="ce6">
            <text:p>23,516<text:s/></text:p>
          </table:table-cell>
          <table:table-cell office:value-type="float" office:value="23523" table:style-name="ce6">
            <text:p>23,523<text:s/></text:p>
          </table:table-cell>
          <table:table-cell office:value-type="float" office:value="15919" table:style-name="ce6">
            <text:p>15,919<text:s/></text:p>
          </table:table-cell>
          <table:table-cell office:value-type="float" office:value="46553" table:style-name="ce6">
            <text:p>46,553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15696" table:style-name="ce6">
            <text:p>15,696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23851" table:style-name="ce6">
            <text:p>23,851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13793" table:style-name="ce6">
            <text:p>13,793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9121" table:style-name="ce6">
            <text:p>9,121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6491" table:style-name="ce6">
            <text:p>6,491<text:s/></text:p>
          </table:table-cell>
          <table:table-cell office:value-type="float" office:value="6833" table:style-name="ce6">
            <text:p>6,833<text:s/></text:p>
          </table:table-cell>
          <table:table-cell office:value-type="float" office:value="8186" table:style-name="ce6">
            <text:p>8,186<text:s/></text:p>
          </table:table-cell>
          <table:table-cell office:value-type="float" office:value="9836" table:style-name="ce6">
            <text:p>9,836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16885" table:style-name="ce6">
            <text:p>16,885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857" table:style-name="ce6">
            <text:p>857<text:s/></text:p>
          </table:table-cell>
          <table:table-cell office:value-type="float" office:value="2227" table:style-name="ce6">
            <text:p>2,227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1015" table:style-name="ce6">
            <text:p>1,015<text:s/></text:p>
          </table:table-cell>
          <table:table-cell office:value-type="float" office:value="1246" table:style-name="ce6">
            <text:p>1,246<text:s/></text:p>
          </table:table-cell>
          <table:table-cell office:value-type="float" office:value="1884" table:style-name="ce6">
            <text:p>1,884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2022" table:style-name="ce6">
            <text:p>2,022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2895" table:style-name="ce6">
            <text:p>2,895<text:s/></text:p>
          </table:table-cell>
          <table:table-cell table:number-columns-repeated="16264"/>
        </table:table-row>
        <table:table-row table:style-name="ro2">
          <table:table-cell office:value-type="date" office:date-value="2021-04-12T00:00:00" table:style-name="ce5">
            <text:p>2021/4/12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14718" table:style-name="ce6">
            <text:p>14,718<text:s/></text:p>
          </table:table-cell>
          <table:table-cell office:value-type="float" office:value="42683" table:style-name="ce6">
            <text:p>42,683<text:s/></text:p>
          </table:table-cell>
          <table:table-cell office:value-type="float" office:value="38065" table:style-name="ce6">
            <text:p>38,065<text:s/></text:p>
          </table:table-cell>
          <table:table-cell office:value-type="float" office:value="26004" table:style-name="ce6">
            <text:p>26,004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3952" table:style-name="ce6">
            <text:p>3,952<text:s/></text:p>
          </table:table-cell>
          <table:table-cell office:value-type="float" office:value="3287" table:style-name="ce6">
            <text:p>3,287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4862" table:style-name="ce6">
            <text:p>4,862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18998" table:style-name="ce6">
            <text:p>18,998<text:s/></text:p>
          </table:table-cell>
          <table:table-cell office:value-type="float" office:value="18632" table:style-name="ce6">
            <text:p>18,632<text:s/></text:p>
          </table:table-cell>
          <table:table-cell office:value-type="float" office:value="5922" table:style-name="ce6">
            <text:p>5,922<text:s/></text:p>
          </table:table-cell>
          <table:table-cell office:value-type="float" office:value="9512" table:style-name="ce6">
            <text:p>9,512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8922" table:style-name="ce6">
            <text:p>8,922<text:s/></text:p>
          </table:table-cell>
          <table:table-cell office:value-type="float" office:value="6111" table:style-name="ce6">
            <text:p>6,111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12303" table:style-name="ce6">
            <text:p>12,303<text:s/></text:p>
          </table:table-cell>
          <table:table-cell office:value-type="float" office:value="13151" table:style-name="ce6">
            <text:p>13,151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23987" table:style-name="ce6">
            <text:p>23,987<text:s/></text:p>
          </table:table-cell>
          <table:table-cell office:value-type="float" office:value="17299" table:style-name="ce6">
            <text:p>17,299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25635" table:style-name="ce6">
            <text:p>25,635<text:s/></text:p>
          </table:table-cell>
          <table:table-cell office:value-type="float" office:value="16231" table:style-name="ce6">
            <text:p>16,231<text:s/></text:p>
          </table:table-cell>
          <table:table-cell office:value-type="float" office:value="32692" table:style-name="ce6">
            <text:p>32,692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36571" table:style-name="ce6">
            <text:p>36,571<text:s/></text:p>
          </table:table-cell>
          <table:table-cell office:value-type="float" office:value="26349" table:style-name="ce6">
            <text:p>26,349<text:s/></text:p>
          </table:table-cell>
          <table:table-cell office:value-type="float" office:value="26267" table:style-name="ce6">
            <text:p>26,267<text:s/></text:p>
          </table:table-cell>
          <table:table-cell office:value-type="float" office:value="20576" table:style-name="ce6">
            <text:p>20,576<text:s/></text:p>
          </table:table-cell>
          <table:table-cell office:value-type="float" office:value="25667" table:style-name="ce6">
            <text:p>25,667<text:s/></text:p>
          </table:table-cell>
          <table:table-cell office:value-type="float" office:value="115787" table:style-name="ce6">
            <text:p>115,787<text:s/></text:p>
          </table:table-cell>
          <table:table-cell office:value-type="float" office:value="37497" table:style-name="ce6">
            <text:p>37,497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23707" table:style-name="ce6">
            <text:p>23,707<text:s/></text:p>
          </table:table-cell>
          <table:table-cell office:value-type="float" office:value="26536" table:style-name="ce6">
            <text:p>26,536<text:s/></text:p>
          </table:table-cell>
          <table:table-cell office:value-type="float" office:value="26947" table:style-name="ce6">
            <text:p>26,947<text:s/></text:p>
          </table:table-cell>
          <table:table-cell office:value-type="float" office:value="25965" table:style-name="ce6">
            <text:p>25,965<text:s/></text:p>
          </table:table-cell>
          <table:table-cell office:value-type="float" office:value="23187" table:style-name="ce6">
            <text:p>23,187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32848" table:style-name="ce6">
            <text:p>32,848<text:s/></text:p>
          </table:table-cell>
          <table:table-cell office:value-type="float" office:value="6946" table:style-name="ce6">
            <text:p>6,946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9601" table:style-name="ce6">
            <text:p>19,601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3547" table:style-name="ce6">
            <text:p>3,547<text:s/></text:p>
          </table:table-cell>
          <table:table-cell office:value-type="float" office:value="15013" table:style-name="ce6">
            <text:p>15,013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13044" table:style-name="ce6">
            <text:p>13,044<text:s/></text:p>
          </table:table-cell>
          <table:table-cell office:value-type="float" office:value="31584" table:style-name="ce6">
            <text:p>31,584<text:s/></text:p>
          </table:table-cell>
          <table:table-cell office:value-type="float" office:value="9232" table:style-name="ce6">
            <text:p>9,232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23069" table:style-name="ce6">
            <text:p>23,069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26416" table:style-name="ce6">
            <text:p>26,416<text:s/></text:p>
          </table:table-cell>
          <table:table-cell office:value-type="float" office:value="38631" table:style-name="ce6">
            <text:p>38,631<text:s/></text:p>
          </table:table-cell>
          <table:table-cell office:value-type="float" office:value="39906" table:style-name="ce6">
            <text:p>39,906<text:s/></text:p>
          </table:table-cell>
          <table:table-cell office:value-type="float" office:value="26647" table:style-name="ce6">
            <text:p>26,647<text:s/></text:p>
          </table:table-cell>
          <table:table-cell office:value-type="float" office:value="26973" table:style-name="ce6">
            <text:p>26,973<text:s/></text:p>
          </table:table-cell>
          <table:table-cell office:value-type="float" office:value="53353" table:style-name="ce6">
            <text:p>53,353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29309" table:style-name="ce6">
            <text:p>29,309<text:s/></text:p>
          </table:table-cell>
          <table:table-cell office:value-type="float" office:value="31537" table:style-name="ce6">
            <text:p>31,537<text:s/></text:p>
          </table:table-cell>
          <table:table-cell office:value-type="float" office:value="19819" table:style-name="ce6">
            <text:p>19,819<text:s/></text:p>
          </table:table-cell>
          <table:table-cell office:value-type="float" office:value="59948" table:style-name="ce6">
            <text:p>59,948<text:s/></text:p>
          </table:table-cell>
          <table:table-cell office:value-type="float" office:value="20505" table:style-name="ce6">
            <text:p>20,505<text:s/></text:p>
          </table:table-cell>
          <table:table-cell office:value-type="float" office:value="16229" table:style-name="ce6">
            <text:p>16,229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19428" table:style-name="ce6">
            <text:p>19,428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28114" table:style-name="ce6">
            <text:p>28,114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8012" table:style-name="ce6">
            <text:p>8,012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38816" table:style-name="ce6">
            <text:p>38,816<text:s/></text:p>
          </table:table-cell>
          <table:table-cell office:value-type="float" office:value="22941" table:style-name="ce6">
            <text:p>22,941<text:s/></text:p>
          </table:table-cell>
          <table:table-cell office:value-type="float" office:value="24835" table:style-name="ce6">
            <text:p>24,835<text:s/></text:p>
          </table:table-cell>
          <table:table-cell office:value-type="float" office:value="23275" table:style-name="ce6">
            <text:p>23,275<text:s/></text:p>
          </table:table-cell>
          <table:table-cell office:value-type="float" office:value="14789" table:style-name="ce6">
            <text:p>14,789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5326" table:style-name="ce6">
            <text:p>5,326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1974" table:style-name="ce6">
            <text:p>11,974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30553" table:style-name="ce6">
            <text:p>30,553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14412" table:style-name="ce6">
            <text:p>14,412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12137" table:style-name="ce6">
            <text:p>12,137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9653" table:style-name="ce6">
            <text:p>9,653<text:s/></text:p>
          </table:table-cell>
          <table:table-cell office:value-type="float" office:value="1307" table:style-name="ce6">
            <text:p>1,307<text:s/></text:p>
          </table:table-cell>
          <table:table-cell office:value-type="float" office:value="2499" table:style-name="ce6">
            <text:p>2,499<text:s/></text:p>
          </table:table-cell>
          <table:table-cell office:value-type="float" office:value="3927" table:style-name="ce6">
            <text:p>3,927<text:s/></text:p>
          </table:table-cell>
          <table:table-cell office:value-type="float" office:value="4779" table:style-name="ce6">
            <text:p>4,779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516" table:style-name="ce6">
            <text:p>7,516<text:s/></text:p>
          </table:table-cell>
          <table:table-cell office:value-type="float" office:value="2401" table:style-name="ce6">
            <text:p>2,401<text:s/></text:p>
          </table:table-cell>
          <table:table-cell office:value-type="float" office:value="3859" table:style-name="ce6">
            <text:p>3,859<text:s/></text:p>
          </table:table-cell>
          <table:table-cell office:value-type="float" office:value="4561" table:style-name="ce6">
            <text:p>4,561<text:s/></text:p>
          </table:table-cell>
          <table:table-cell table:number-columns-repeated="16264"/>
        </table:table-row>
        <table:table-row table:style-name="ro2">
          <table:table-cell office:value-type="date" office:date-value="2021-04-13T00:00:00" table:style-name="ce5">
            <text:p>2021/4/13</text:p>
          </table:table-cell>
          <table:table-cell office:value-type="float" office:value="4144" table:style-name="ce6">
            <text:p>4,144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44799" table:style-name="ce6">
            <text:p>44,799<text:s/></text:p>
          </table:table-cell>
          <table:table-cell office:value-type="float" office:value="40119" table:style-name="ce6">
            <text:p>40,119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14820" table:style-name="ce6">
            <text:p>14,820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3239" table:style-name="ce6">
            <text:p>3,239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5265" table:style-name="ce6">
            <text:p>5,265<text:s/></text:p>
          </table:table-cell>
          <table:table-cell office:value-type="float" office:value="10387" table:style-name="ce6">
            <text:p>10,387<text:s/></text:p>
          </table:table-cell>
          <table:table-cell office:value-type="float" office:value="11261" table:style-name="ce6">
            <text:p>11,261<text:s/></text:p>
          </table:table-cell>
          <table:table-cell office:value-type="float" office:value="19630" table:style-name="ce6">
            <text:p>19,630<text:s/></text:p>
          </table:table-cell>
          <table:table-cell office:value-type="float" office:value="19234" table:style-name="ce6">
            <text:p>19,234<text:s/></text:p>
          </table:table-cell>
          <table:table-cell office:value-type="float" office:value="5977" table:style-name="ce6">
            <text:p>5,977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3386" table:style-name="ce6">
            <text:p>3,386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29491" table:style-name="ce6">
            <text:p>29,491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2147" table:style-name="ce6">
            <text:p>12,147<text:s/></text:p>
          </table:table-cell>
          <table:table-cell office:value-type="float" office:value="13622" table:style-name="ce6">
            <text:p>13,622<text:s/></text:p>
          </table:table-cell>
          <table:table-cell office:value-type="float" office:value="16936" table:style-name="ce6">
            <text:p>16,936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17804" table:style-name="ce6">
            <text:p>17,804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26379" table:style-name="ce6">
            <text:p>26,379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34374" table:style-name="ce6">
            <text:p>34,374<text:s/></text:p>
          </table:table-cell>
          <table:table-cell office:value-type="float" office:value="24879" table:style-name="ce6">
            <text:p>24,879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37317" table:style-name="ce6">
            <text:p>37,317<text:s/></text:p>
          </table:table-cell>
          <table:table-cell office:value-type="float" office:value="27141" table:style-name="ce6">
            <text:p>27,141<text:s/></text:p>
          </table:table-cell>
          <table:table-cell office:value-type="float" office:value="27109" table:style-name="ce6">
            <text:p>27,109<text:s/></text:p>
          </table:table-cell>
          <table:table-cell office:value-type="float" office:value="20672" table:style-name="ce6">
            <text:p>20,672<text:s/></text:p>
          </table:table-cell>
          <table:table-cell office:value-type="float" office:value="25218" table:style-name="ce6">
            <text:p>25,218<text:s/></text:p>
          </table:table-cell>
          <table:table-cell office:value-type="float" office:value="114156" table:style-name="ce6">
            <text:p>114,156<text:s/></text:p>
          </table:table-cell>
          <table:table-cell office:value-type="float" office:value="39223" table:style-name="ce6">
            <text:p>39,223<text:s/></text:p>
          </table:table-cell>
          <table:table-cell office:value-type="float" office:value="21262" table:style-name="ce6">
            <text:p>21,262<text:s/></text:p>
          </table:table-cell>
          <table:table-cell office:value-type="float" office:value="24119" table:style-name="ce6">
            <text:p>24,119<text:s/></text:p>
          </table:table-cell>
          <table:table-cell office:value-type="float" office:value="27598" table:style-name="ce6">
            <text:p>27,598<text:s/></text:p>
          </table:table-cell>
          <table:table-cell office:value-type="float" office:value="27555" table:style-name="ce6">
            <text:p>27,555<text:s/></text:p>
          </table:table-cell>
          <table:table-cell office:value-type="float" office:value="27242" table:style-name="ce6">
            <text:p>27,242<text:s/></text:p>
          </table:table-cell>
          <table:table-cell office:value-type="float" office:value="23773" table:style-name="ce6">
            <text:p>23,773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32736" table:style-name="ce6">
            <text:p>32,736<text:s/></text:p>
          </table:table-cell>
          <table:table-cell office:value-type="float" office:value="7024" table:style-name="ce6">
            <text:p>7,024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20219" table:style-name="ce6">
            <text:p>20,219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5421" table:style-name="ce6">
            <text:p>15,421<text:s/></text:p>
          </table:table-cell>
          <table:table-cell office:value-type="float" office:value="9932" table:style-name="ce6">
            <text:p>9,932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31325" table:style-name="ce6">
            <text:p>31,325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13938" table:style-name="ce6">
            <text:p>13,938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23447" table:style-name="ce6">
            <text:p>23,447<text:s/></text:p>
          </table:table-cell>
          <table:table-cell office:value-type="float" office:value="25250" table:style-name="ce6">
            <text:p>25,250<text:s/></text:p>
          </table:table-cell>
          <table:table-cell office:value-type="float" office:value="27352" table:style-name="ce6">
            <text:p>27,352<text:s/></text:p>
          </table:table-cell>
          <table:table-cell office:value-type="float" office:value="39081" table:style-name="ce6">
            <text:p>39,081<text:s/></text:p>
          </table:table-cell>
          <table:table-cell office:value-type="float" office:value="40928" table:style-name="ce6">
            <text:p>40,928<text:s/></text:p>
          </table:table-cell>
          <table:table-cell office:value-type="float" office:value="27268" table:style-name="ce6">
            <text:p>27,268<text:s/></text:p>
          </table:table-cell>
          <table:table-cell office:value-type="float" office:value="26148" table:style-name="ce6">
            <text:p>26,148<text:s/></text:p>
          </table:table-cell>
          <table:table-cell office:value-type="float" office:value="54001" table:style-name="ce6">
            <text:p>54,001<text:s/></text:p>
          </table:table-cell>
          <table:table-cell office:value-type="float" office:value="24157" table:style-name="ce6">
            <text:p>24,157<text:s/></text:p>
          </table:table-cell>
          <table:table-cell office:value-type="float" office:value="29978" table:style-name="ce6">
            <text:p>29,978<text:s/></text:p>
          </table:table-cell>
          <table:table-cell office:value-type="float" office:value="32809" table:style-name="ce6">
            <text:p>32,809<text:s/></text:p>
          </table:table-cell>
          <table:table-cell office:value-type="float" office:value="20775" table:style-name="ce6">
            <text:p>20,775<text:s/></text:p>
          </table:table-cell>
          <table:table-cell office:value-type="float" office:value="60695" table:style-name="ce6">
            <text:p>60,695<text:s/></text:p>
          </table:table-cell>
          <table:table-cell office:value-type="float" office:value="21327" table:style-name="ce6">
            <text:p>21,327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19660" table:style-name="ce6">
            <text:p>19,660<text:s/></text:p>
          </table:table-cell>
          <table:table-cell office:value-type="float" office:value="13512" table:style-name="ce6">
            <text:p>13,512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20109" table:style-name="ce6">
            <text:p>20,109<text:s/></text:p>
          </table:table-cell>
          <table:table-cell office:value-type="float" office:value="8324" table:style-name="ce6">
            <text:p>8,324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40069" table:style-name="ce6">
            <text:p>40,069<text:s/></text:p>
          </table:table-cell>
          <table:table-cell office:value-type="float" office:value="23946" table:style-name="ce6">
            <text:p>23,946<text:s/></text:p>
          </table:table-cell>
          <table:table-cell office:value-type="float" office:value="25211" table:style-name="ce6">
            <text:p>25,211<text:s/></text:p>
          </table:table-cell>
          <table:table-cell office:value-type="float" office:value="23199" table:style-name="ce6">
            <text:p>23,199<text:s/></text:p>
          </table:table-cell>
          <table:table-cell office:value-type="float" office:value="14981" table:style-name="ce6">
            <text:p>14,981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5485" table:style-name="ce6">
            <text:p>5,485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10744" table:style-name="ce6">
            <text:p>10,744<text:s/></text:p>
          </table:table-cell>
          <table:table-cell office:value-type="float" office:value="9865" table:style-name="ce6">
            <text:p>9,865<text:s/></text:p>
          </table:table-cell>
          <table:table-cell office:value-type="float" office:value="12112" table:style-name="ce6">
            <text:p>12,112<text:s/></text:p>
          </table:table-cell>
          <table:table-cell office:value-type="float" office:value="17712" table:style-name="ce6">
            <text:p>17,712<text:s/></text:p>
          </table:table-cell>
          <table:table-cell office:value-type="float" office:value="30394" table:style-name="ce6">
            <text:p>30,394<text:s/></text:p>
          </table:table-cell>
          <table:table-cell office:value-type="float" office:value="23763" table:style-name="ce6">
            <text:p>23,763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3202" table:style-name="ce6">
            <text:p>13,202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9762" table:style-name="ce6">
            <text:p>9,762<text:s/></text:p>
          </table:table-cell>
          <table:table-cell office:value-type="float" office:value="1354" table:style-name="ce6">
            <text:p>1,354<text:s/></text:p>
          </table:table-cell>
          <table:table-cell office:value-type="float" office:value="2445" table:style-name="ce6">
            <text:p>2,445<text:s/></text:p>
          </table:table-cell>
          <table:table-cell office:value-type="float" office:value="4014" table:style-name="ce6">
            <text:p>4,014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2339" table:style-name="ce6">
            <text:p>2,339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2464" table:style-name="ce6">
            <text:p>2,464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4315" table:style-name="ce6">
            <text:p>4,315<text:s/></text:p>
          </table:table-cell>
          <table:table-cell table:number-columns-repeated="16264"/>
        </table:table-row>
        <table:table-row table:style-name="ro2">
          <table:table-cell office:value-type="date" office:date-value="2021-04-14T00:00:00" table:style-name="ce5">
            <text:p>2021/4/14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15217" table:style-name="ce6">
            <text:p>15,217<text:s/></text:p>
          </table:table-cell>
          <table:table-cell office:value-type="float" office:value="44868" table:style-name="ce6">
            <text:p>44,868<text:s/></text:p>
          </table:table-cell>
          <table:table-cell office:value-type="float" office:value="40880" table:style-name="ce6">
            <text:p>40,880<text:s/></text:p>
          </table:table-cell>
          <table:table-cell office:value-type="float" office:value="27423" table:style-name="ce6">
            <text:p>27,423<text:s/></text:p>
          </table:table-cell>
          <table:table-cell office:value-type="float" office:value="15310" table:style-name="ce6">
            <text:p>15,310<text:s/></text:p>
          </table:table-cell>
          <table:table-cell office:value-type="float" office:value="12157" table:style-name="ce6">
            <text:p>12,157<text:s/>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5121" table:style-name="ce6">
            <text:p>15,121<text:s/></text:p>
          </table:table-cell>
          <table:table-cell office:value-type="float" office:value="2245" table:style-name="ce6">
            <text:p>2,245<text:s/></text:p>
          </table:table-cell>
          <table:table-cell office:value-type="float" office:value="4985" table:style-name="ce6">
            <text:p>4,985<text:s/></text:p>
          </table:table-cell>
          <table:table-cell office:value-type="float" office:value="4914" table:style-name="ce6">
            <text:p>4,914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0881" table:style-name="ce6">
            <text:p>10,881<text:s/></text:p>
          </table:table-cell>
          <table:table-cell office:value-type="float" office:value="19520" table:style-name="ce6">
            <text:p>19,520<text:s/></text:p>
          </table:table-cell>
          <table:table-cell office:value-type="float" office:value="19217" table:style-name="ce6">
            <text:p>19,217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8916" table:style-name="ce6">
            <text:p>8,916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30998" table:style-name="ce6">
            <text:p>30,998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17044" table:style-name="ce6">
            <text:p>17,044<text:s/></text:p>
          </table:table-cell>
          <table:table-cell office:value-type="float" office:value="24429" table:style-name="ce6">
            <text:p>24,429<text:s/></text:p>
          </table:table-cell>
          <table:table-cell office:value-type="float" office:value="17917" table:style-name="ce6">
            <text:p>17,917<text:s/></text:p>
          </table:table-cell>
          <table:table-cell office:value-type="float" office:value="10186" table:style-name="ce6">
            <text:p>10,186<text:s/></text:p>
          </table:table-cell>
          <table:table-cell office:value-type="float" office:value="26980" table:style-name="ce6">
            <text:p>26,980<text:s/></text:p>
          </table:table-cell>
          <table:table-cell office:value-type="float" office:value="17621" table:style-name="ce6">
            <text:p>17,621<text:s/></text:p>
          </table:table-cell>
          <table:table-cell office:value-type="float" office:value="34549" table:style-name="ce6">
            <text:p>34,549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11810" table:style-name="ce6">
            <text:p>11,810<text:s/></text:p>
          </table:table-cell>
          <table:table-cell office:value-type="float" office:value="37578" table:style-name="ce6">
            <text:p>37,578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27397" table:style-name="ce6">
            <text:p>27,397<text:s/></text:p>
          </table:table-cell>
          <table:table-cell office:value-type="float" office:value="20689" table:style-name="ce6">
            <text:p>20,689<text:s/></text:p>
          </table:table-cell>
          <table:table-cell office:value-type="float" office:value="25188" table:style-name="ce6">
            <text:p>25,188<text:s/></text:p>
          </table:table-cell>
          <table:table-cell office:value-type="float" office:value="116829" table:style-name="ce6">
            <text:p>116,829<text:s/></text:p>
          </table:table-cell>
          <table:table-cell office:value-type="float" office:value="40634" table:style-name="ce6">
            <text:p>40,634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24378" table:style-name="ce6">
            <text:p>24,378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26763" table:style-name="ce6">
            <text:p>26,763<text:s/></text:p>
          </table:table-cell>
          <table:table-cell office:value-type="float" office:value="27455" table:style-name="ce6">
            <text:p>27,455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33135" table:style-name="ce6">
            <text:p>33,135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20162" table:style-name="ce6">
            <text:p>20,162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3520" table:style-name="ce6">
            <text:p>3,520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12941" table:style-name="ce6">
            <text:p>12,941<text:s/></text:p>
          </table:table-cell>
          <table:table-cell office:value-type="float" office:value="30263" table:style-name="ce6">
            <text:p>30,263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3807" table:style-name="ce6">
            <text:p>13,807<text:s/></text:p>
          </table:table-cell>
          <table:table-cell office:value-type="float" office:value="8245" table:style-name="ce6">
            <text:p>8,245<text:s/></text:p>
          </table:table-cell>
          <table:table-cell office:value-type="float" office:value="23256" table:style-name="ce6">
            <text:p>23,256<text:s/></text:p>
          </table:table-cell>
          <table:table-cell office:value-type="float" office:value="25079" table:style-name="ce6">
            <text:p>25,079<text:s/></text:p>
          </table:table-cell>
          <table:table-cell office:value-type="float" office:value="27274" table:style-name="ce6">
            <text:p>27,274<text:s/></text:p>
          </table:table-cell>
          <table:table-cell office:value-type="float" office:value="39461" table:style-name="ce6">
            <text:p>39,461<text:s/></text:p>
          </table:table-cell>
          <table:table-cell office:value-type="float" office:value="40980" table:style-name="ce6">
            <text:p>40,980<text:s/></text:p>
          </table:table-cell>
          <table:table-cell office:value-type="float" office:value="27605" table:style-name="ce6">
            <text:p>27,605<text:s/></text:p>
          </table:table-cell>
          <table:table-cell office:value-type="float" office:value="26411" table:style-name="ce6">
            <text:p>26,411<text:s/></text:p>
          </table:table-cell>
          <table:table-cell office:value-type="float" office:value="55968" table:style-name="ce6">
            <text:p>55,968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30609" table:style-name="ce6">
            <text:p>30,609<text:s/></text:p>
          </table:table-cell>
          <table:table-cell office:value-type="float" office:value="33774" table:style-name="ce6">
            <text:p>33,774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61469" table:style-name="ce6">
            <text:p>61,469<text:s/></text:p>
          </table:table-cell>
          <table:table-cell office:value-type="float" office:value="21761" table:style-name="ce6">
            <text:p>21,761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15399" table:style-name="ce6">
            <text:p>15,399<text:s/></text:p>
          </table:table-cell>
          <table:table-cell office:value-type="float" office:value="20271" table:style-name="ce6">
            <text:p>20,271<text:s/></text:p>
          </table:table-cell>
          <table:table-cell office:value-type="float" office:value="13430" table:style-name="ce6">
            <text:p>13,430<text:s/></text:p>
          </table:table-cell>
          <table:table-cell office:value-type="float" office:value="25443" table:style-name="ce6">
            <text:p>25,443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8085" table:style-name="ce6">
            <text:p>8,085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40492" table:style-name="ce6">
            <text:p>40,492<text:s/></text:p>
          </table:table-cell>
          <table:table-cell office:value-type="float" office:value="24463" table:style-name="ce6">
            <text:p>24,463<text:s/></text:p>
          </table:table-cell>
          <table:table-cell office:value-type="float" office:value="25550" table:style-name="ce6">
            <text:p>25,550<text:s/></text:p>
          </table:table-cell>
          <table:table-cell office:value-type="float" office:value="23521" table:style-name="ce6">
            <text:p>23,521<text:s/></text:p>
          </table:table-cell>
          <table:table-cell office:value-type="float" office:value="14852" table:style-name="ce6">
            <text:p>14,852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5469" table:style-name="ce6">
            <text:p>5,469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10028" table:style-name="ce6">
            <text:p>10,028<text:s/></text:p>
          </table:table-cell>
          <table:table-cell office:value-type="float" office:value="12327" table:style-name="ce6">
            <text:p>12,327<text:s/></text:p>
          </table:table-cell>
          <table:table-cell office:value-type="float" office:value="17892" table:style-name="ce6">
            <text:p>17,892<text:s/></text:p>
          </table:table-cell>
          <table:table-cell office:value-type="float" office:value="30109" table:style-name="ce6">
            <text:p>30,109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14406" table:style-name="ce6">
            <text:p>14,406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2743" table:style-name="ce6">
            <text:p>12,743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1547" table:style-name="ce6">
            <text:p>11,547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7860" table:style-name="ce6">
            <text:p>7,860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4423" table:style-name="ce6">
            <text:p>4,423<text:s/></text:p>
          </table:table-cell>
          <table:table-cell table:number-columns-repeated="16264"/>
        </table:table-row>
        <table:table-row table:style-name="ro2">
          <table:table-cell office:value-type="date" office:date-value="2021-04-15T00:00:00" table:style-name="ce5">
            <text:p>2021/4/15</text:p>
          </table:table-cell>
          <table:table-cell office:value-type="float" office:value="4410" table:style-name="ce6">
            <text:p>4,410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44961" table:style-name="ce6">
            <text:p>44,961<text:s/></text:p>
          </table:table-cell>
          <table:table-cell office:value-type="float" office:value="41156" table:style-name="ce6">
            <text:p>41,156<text:s/></text:p>
          </table:table-cell>
          <table:table-cell office:value-type="float" office:value="27390" table:style-name="ce6">
            <text:p>27,390<text:s/></text:p>
          </table:table-cell>
          <table:table-cell office:value-type="float" office:value="15316" table:style-name="ce6">
            <text:p>15,316<text:s/></text:p>
          </table:table-cell>
          <table:table-cell office:value-type="float" office:value="11972" table:style-name="ce6">
            <text:p>11,972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4695" table:style-name="ce6">
            <text:p>14,695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4825" table:style-name="ce6">
            <text:p>4,825<text:s/></text:p>
          </table:table-cell>
          <table:table-cell office:value-type="float" office:value="4789" table:style-name="ce6">
            <text:p>4,789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19697" table:style-name="ce6">
            <text:p>19,697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6011" table:style-name="ce6">
            <text:p>6,011<text:s/></text:p>
          </table:table-cell>
          <table:table-cell office:value-type="float" office:value="9781" table:style-name="ce6">
            <text:p>9,781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31399" table:style-name="ce6">
            <text:p>31,39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2101" table:style-name="ce6">
            <text:p>12,101<text:s/></text:p>
          </table:table-cell>
          <table:table-cell office:value-type="float" office:value="13549" table:style-name="ce6">
            <text:p>13,549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24578" table:style-name="ce6">
            <text:p>24,578<text:s/></text:p>
          </table:table-cell>
          <table:table-cell office:value-type="float" office:value="17658" table:style-name="ce6">
            <text:p>17,658<text:s/></text:p>
          </table:table-cell>
          <table:table-cell office:value-type="float" office:value="10139" table:style-name="ce6">
            <text:p>10,139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17761" table:style-name="ce6">
            <text:p>17,761<text:s/></text:p>
          </table:table-cell>
          <table:table-cell office:value-type="float" office:value="34454" table:style-name="ce6">
            <text:p>34,454<text:s/></text:p>
          </table:table-cell>
          <table:table-cell office:value-type="float" office:value="25313" table:style-name="ce6">
            <text:p>25,313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37635" table:style-name="ce6">
            <text:p>37,635<text:s/></text:p>
          </table:table-cell>
          <table:table-cell office:value-type="float" office:value="27331" table:style-name="ce6">
            <text:p>27,331<text:s/></text:p>
          </table:table-cell>
          <table:table-cell office:value-type="float" office:value="27077" table:style-name="ce6">
            <text:p>27,077<text:s/></text:p>
          </table:table-cell>
          <table:table-cell office:value-type="float" office:value="20549" table:style-name="ce6">
            <text:p>20,549<text:s/></text:p>
          </table:table-cell>
          <table:table-cell office:value-type="float" office:value="25546" table:style-name="ce6">
            <text:p>25,546<text:s/></text:p>
          </table:table-cell>
          <table:table-cell office:value-type="float" office:value="120489" table:style-name="ce6">
            <text:p>120,489<text:s/></text:p>
          </table:table-cell>
          <table:table-cell office:value-type="float" office:value="40732" table:style-name="ce6">
            <text:p>40,732<text:s/></text:p>
          </table:table-cell>
          <table:table-cell office:value-type="float" office:value="21454" table:style-name="ce6">
            <text:p>21,454<text:s/></text:p>
          </table:table-cell>
          <table:table-cell office:value-type="float" office:value="24232" table:style-name="ce6">
            <text:p>24,232<text:s/></text:p>
          </table:table-cell>
          <table:table-cell office:value-type="float" office:value="27614" table:style-name="ce6">
            <text:p>27,614<text:s/></text:p>
          </table:table-cell>
          <table:table-cell office:value-type="float" office:value="27155" table:style-name="ce6">
            <text:p>27,155<text:s/></text:p>
          </table:table-cell>
          <table:table-cell office:value-type="float" office:value="27593" table:style-name="ce6">
            <text:p>27,593<text:s/></text:p>
          </table:table-cell>
          <table:table-cell office:value-type="float" office:value="24173" table:style-name="ce6">
            <text:p>24,173<text:s/></text:p>
          </table:table-cell>
          <table:table-cell office:value-type="float" office:value="13557" table:style-name="ce6">
            <text:p>13,557<text:s/></text:p>
          </table:table-cell>
          <table:table-cell office:value-type="float" office:value="32544" table:style-name="ce6">
            <text:p>32,544<text:s/></text:p>
          </table:table-cell>
          <table:table-cell office:value-type="float" office:value="7250" table:style-name="ce6">
            <text:p>7,250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20052" table:style-name="ce6">
            <text:p>20,052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10003" table:style-name="ce6">
            <text:p>10,003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30622" table:style-name="ce6">
            <text:p>30,622<text:s/></text:p>
          </table:table-cell>
          <table:table-cell office:value-type="float" office:value="9269" table:style-name="ce6">
            <text:p>9,269<text:s/></text:p>
          </table:table-cell>
          <table:table-cell office:value-type="float" office:value="13764" table:style-name="ce6">
            <text:p>13,764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23328" table:style-name="ce6">
            <text:p>23,328<text:s/></text:p>
          </table:table-cell>
          <table:table-cell office:value-type="float" office:value="25000" table:style-name="ce6">
            <text:p>25,000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40259" table:style-name="ce6">
            <text:p>40,259<text:s/></text:p>
          </table:table-cell>
          <table:table-cell office:value-type="float" office:value="40422" table:style-name="ce6">
            <text:p>40,422<text:s/></text:p>
          </table:table-cell>
          <table:table-cell office:value-type="float" office:value="27401" table:style-name="ce6">
            <text:p>27,401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56128" table:style-name="ce6">
            <text:p>56,128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31295" table:style-name="ce6">
            <text:p>31,295<text:s/></text:p>
          </table:table-cell>
          <table:table-cell office:value-type="float" office:value="34464" table:style-name="ce6">
            <text:p>34,464<text:s/></text:p>
          </table:table-cell>
          <table:table-cell office:value-type="float" office:value="21384" table:style-name="ce6">
            <text:p>21,384<text:s/></text:p>
          </table:table-cell>
          <table:table-cell office:value-type="float" office:value="62357" table:style-name="ce6">
            <text:p>62,357<text:s/></text:p>
          </table:table-cell>
          <table:table-cell office:value-type="float" office:value="21507" table:style-name="ce6">
            <text:p>21,507<text:s/></text:p>
          </table:table-cell>
          <table:table-cell office:value-type="float" office:value="16405" table:style-name="ce6">
            <text:p>16,405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21017" table:style-name="ce6">
            <text:p>21,017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26304" table:style-name="ce6">
            <text:p>26,304<text:s/></text:p>
          </table:table-cell>
          <table:table-cell office:value-type="float" office:value="20630" table:style-name="ce6">
            <text:p>20,630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11989" table:style-name="ce6">
            <text:p>11,989<text:s/></text:p>
          </table:table-cell>
          <table:table-cell office:value-type="float" office:value="40940" table:style-name="ce6">
            <text:p>40,940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5365" table:style-name="ce6">
            <text:p>25,365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15247" table:style-name="ce6">
            <text:p>15,247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5973" table:style-name="ce6">
            <text:p>5,973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6762" table:style-name="ce6">
            <text:p>6,762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10076" table:style-name="ce6">
            <text:p>10,076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17738" table:style-name="ce6">
            <text:p>17,738<text:s/></text:p>
          </table:table-cell>
          <table:table-cell office:value-type="float" office:value="30127" table:style-name="ce6">
            <text:p>30,127<text:s/></text:p>
          </table:table-cell>
          <table:table-cell office:value-type="float" office:value="24159" table:style-name="ce6">
            <text:p>24,159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1605" table:style-name="ce6">
            <text:p>11,605<text:s/></text:p>
          </table:table-cell>
          <table:table-cell office:value-type="float" office:value="9731" table:style-name="ce6">
            <text:p>9,731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580" table:style-name="ce6">
            <text:p>2,580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4535" table:style-name="ce6">
            <text:p>4,535<text:s/></text:p>
          </table:table-cell>
          <table:table-cell table:number-columns-repeated="16264"/>
        </table:table-row>
        <table:table-row table:style-name="ro2">
          <table:table-cell office:value-type="date" office:date-value="2021-04-16T00:00:00" table:style-name="ce5">
            <text:p>2021/4/16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15718" table:style-name="ce6">
            <text:p>15,718<text:s/></text:p>
          </table:table-cell>
          <table:table-cell office:value-type="float" office:value="47491" table:style-name="ce6">
            <text:p>47,491<text:s/></text:p>
          </table:table-cell>
          <table:table-cell office:value-type="float" office:value="48017" table:style-name="ce6">
            <text:p>48,017<text:s/></text:p>
          </table:table-cell>
          <table:table-cell office:value-type="float" office:value="29020" table:style-name="ce6">
            <text:p>29,020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12732" table:style-name="ce6">
            <text:p>12,732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4915" table:style-name="ce6">
            <text:p>14,915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5722" table:style-name="ce6">
            <text:p>5,722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18485" table:style-name="ce6">
            <text:p>18,485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0510" table:style-name="ce6">
            <text:p>10,510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32645" table:style-name="ce6">
            <text:p>32,645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13716" table:style-name="ce6">
            <text:p>13,716<text:s/></text:p>
          </table:table-cell>
          <table:table-cell office:value-type="float" office:value="14030" table:style-name="ce6">
            <text:p>14,030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26175" table:style-name="ce6">
            <text:p>26,175<text:s/></text:p>
          </table:table-cell>
          <table:table-cell office:value-type="float" office:value="18817" table:style-name="ce6">
            <text:p>18,817<text:s/></text:p>
          </table:table-cell>
          <table:table-cell office:value-type="float" office:value="10973" table:style-name="ce6">
            <text:p>10,973<text:s/></text:p>
          </table:table-cell>
          <table:table-cell office:value-type="float" office:value="30429" table:style-name="ce6">
            <text:p>30,429<text:s/></text:p>
          </table:table-cell>
          <table:table-cell office:value-type="float" office:value="19228" table:style-name="ce6">
            <text:p>19,228<text:s/></text:p>
          </table:table-cell>
          <table:table-cell office:value-type="float" office:value="35946" table:style-name="ce6">
            <text:p>35,946<text:s/></text:p>
          </table:table-cell>
          <table:table-cell office:value-type="float" office:value="27748" table:style-name="ce6">
            <text:p>27,748<text:s/></text:p>
          </table:table-cell>
          <table:table-cell office:value-type="float" office:value="11896" table:style-name="ce6">
            <text:p>11,896<text:s/></text:p>
          </table:table-cell>
          <table:table-cell office:value-type="float" office:value="39133" table:style-name="ce6">
            <text:p>39,133<text:s/></text:p>
          </table:table-cell>
          <table:table-cell office:value-type="float" office:value="28340" table:style-name="ce6">
            <text:p>28,340<text:s/></text:p>
          </table:table-cell>
          <table:table-cell office:value-type="float" office:value="27936" table:style-name="ce6">
            <text:p>27,936<text:s/></text:p>
          </table:table-cell>
          <table:table-cell office:value-type="float" office:value="21276" table:style-name="ce6">
            <text:p>21,276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154165" table:style-name="ce6">
            <text:p>154,165<text:s/></text:p>
          </table:table-cell>
          <table:table-cell office:value-type="float" office:value="50273" table:style-name="ce6">
            <text:p>50,273<text:s/></text:p>
          </table:table-cell>
          <table:table-cell office:value-type="float" office:value="23210" table:style-name="ce6">
            <text:p>23,210<text:s/></text:p>
          </table:table-cell>
          <table:table-cell office:value-type="float" office:value="25483" table:style-name="ce6">
            <text:p>25,483<text:s/></text:p>
          </table:table-cell>
          <table:table-cell office:value-type="float" office:value="29702" table:style-name="ce6">
            <text:p>29,702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29269" table:style-name="ce6">
            <text:p>29,269<text:s/></text:p>
          </table:table-cell>
          <table:table-cell office:value-type="float" office:value="25689" table:style-name="ce6">
            <text:p>25,689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33665" table:style-name="ce6">
            <text:p>33,665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21221" table:style-name="ce6">
            <text:p>21,221<text:s/></text:p>
          </table:table-cell>
          <table:table-cell office:value-type="float" office:value="5377" table:style-name="ce6">
            <text:p>5,377<text:s/></text:p>
          </table:table-cell>
          <table:table-cell office:value-type="float" office:value="4125" table:style-name="ce6">
            <text:p>4,125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5410" table:style-name="ce6">
            <text:p>15,410<text:s/></text:p>
          </table:table-cell>
          <table:table-cell office:value-type="float" office:value="10349" table:style-name="ce6">
            <text:p>10,349<text:s/></text:p>
          </table:table-cell>
          <table:table-cell office:value-type="float" office:value="13490" table:style-name="ce6">
            <text:p>13,490<text:s/></text:p>
          </table:table-cell>
          <table:table-cell office:value-type="float" office:value="32889" table:style-name="ce6">
            <text:p>32,889<text:s/></text:p>
          </table:table-cell>
          <table:table-cell office:value-type="float" office:value="9641" table:style-name="ce6">
            <text:p>9,641<text:s/></text:p>
          </table:table-cell>
          <table:table-cell office:value-type="float" office:value="15349" table:style-name="ce6">
            <text:p>15,349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25285" table:style-name="ce6">
            <text:p>25,285<text:s/></text:p>
          </table:table-cell>
          <table:table-cell office:value-type="float" office:value="30049" table:style-name="ce6">
            <text:p>30,049<text:s/></text:p>
          </table:table-cell>
          <table:table-cell office:value-type="float" office:value="44950" table:style-name="ce6">
            <text:p>44,950<text:s/></text:p>
          </table:table-cell>
          <table:table-cell office:value-type="float" office:value="41924" table:style-name="ce6">
            <text:p>41,924<text:s/></text:p>
          </table:table-cell>
          <table:table-cell office:value-type="float" office:value="28739" table:style-name="ce6">
            <text:p>28,739<text:s/></text:p>
          </table:table-cell>
          <table:table-cell office:value-type="float" office:value="27944" table:style-name="ce6">
            <text:p>27,944<text:s/></text:p>
          </table:table-cell>
          <table:table-cell office:value-type="float" office:value="69877" table:style-name="ce6">
            <text:p>69,877<text:s/></text:p>
          </table:table-cell>
          <table:table-cell office:value-type="float" office:value="25234" table:style-name="ce6">
            <text:p>25,234<text:s/></text:p>
          </table:table-cell>
          <table:table-cell office:value-type="float" office:value="34252" table:style-name="ce6">
            <text:p>34,252<text:s/></text:p>
          </table:table-cell>
          <table:table-cell office:value-type="float" office:value="39074" table:style-name="ce6">
            <text:p>39,074<text:s/></text:p>
          </table:table-cell>
          <table:table-cell office:value-type="float" office:value="23606" table:style-name="ce6">
            <text:p>23,606<text:s/></text:p>
          </table:table-cell>
          <table:table-cell office:value-type="float" office:value="71840" table:style-name="ce6">
            <text:p>71,840<text:s/></text:p>
          </table:table-cell>
          <table:table-cell office:value-type="float" office:value="22656" table:style-name="ce6">
            <text:p>22,656<text:s/></text:p>
          </table:table-cell>
          <table:table-cell office:value-type="float" office:value="17371" table:style-name="ce6">
            <text:p>17,371<text:s/></text:p>
          </table:table-cell>
          <table:table-cell office:value-type="float" office:value="15766" table:style-name="ce6">
            <text:p>15,766<text:s/></text:p>
          </table:table-cell>
          <table:table-cell office:value-type="float" office:value="24357" table:style-name="ce6">
            <text:p>24,357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31895" table:style-name="ce6">
            <text:p>31,895<text:s/></text:p>
          </table:table-cell>
          <table:table-cell office:value-type="float" office:value="22453" table:style-name="ce6">
            <text:p>22,453<text:s/></text:p>
          </table:table-cell>
          <table:table-cell office:value-type="float" office:value="9134" table:style-name="ce6">
            <text:p>9,134<text:s/></text:p>
          </table:table-cell>
          <table:table-cell office:value-type="float" office:value="12927" table:style-name="ce6">
            <text:p>12,927<text:s/></text:p>
          </table:table-cell>
          <table:table-cell office:value-type="float" office:value="42343" table:style-name="ce6">
            <text:p>42,343<text:s/></text:p>
          </table:table-cell>
          <table:table-cell office:value-type="float" office:value="25080" table:style-name="ce6">
            <text:p>25,080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7330" table:style-name="ce6">
            <text:p>7,330<text:s/></text:p>
          </table:table-cell>
          <table:table-cell office:value-type="float" office:value="10911" table:style-name="ce6">
            <text:p>10,911<text:s/></text:p>
          </table:table-cell>
          <table:table-cell office:value-type="float" office:value="10676" table:style-name="ce6">
            <text:p>10,676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19163" table:style-name="ce6">
            <text:p>19,163<text:s/></text:p>
          </table:table-cell>
          <table:table-cell office:value-type="float" office:value="31770" table:style-name="ce6">
            <text:p>31,770<text:s/></text:p>
          </table:table-cell>
          <table:table-cell office:value-type="float" office:value="26255" table:style-name="ce6">
            <text:p>26,255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13109" table:style-name="ce6">
            <text:p>13,109<text:s/></text:p>
          </table:table-cell>
          <table:table-cell office:value-type="float" office:value="12816" table:style-name="ce6">
            <text:p>12,816<text:s/></text:p>
          </table:table-cell>
          <table:table-cell office:value-type="float" office:value="11637" table:style-name="ce6">
            <text:p>11,637<text:s/></text:p>
          </table:table-cell>
          <table:table-cell office:value-type="float" office:value="10040" table:style-name="ce6">
            <text:p>10,040<text:s/></text:p>
          </table:table-cell>
          <table:table-cell office:value-type="float" office:value="1401" table:style-name="ce6">
            <text:p>1,401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2442" table:style-name="ce6">
            <text:p>2,442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4822" table:style-name="ce6">
            <text:p>4,822<text:s/></text:p>
          </table:table-cell>
          <table:table-cell table:number-columns-repeated="16264"/>
        </table:table-row>
        <table:table-row table:style-name="ro2">
          <table:table-cell office:value-type="date" office:date-value="2021-04-17T00:00:00" table:style-name="ce5">
            <text:p>2021/4/17</text:p>
          </table:table-cell>
          <table:table-cell office:value-type="float" office:value="3033" table:style-name="ce6">
            <text:p>3,033<text:s/></text:p>
          </table:table-cell>
          <table:table-cell office:value-type="float" office:value="10079" table:style-name="ce6">
            <text:p>10,079<text:s/></text:p>
          </table:table-cell>
          <table:table-cell office:value-type="float" office:value="26136" table:style-name="ce6">
            <text:p>26,136<text:s/></text:p>
          </table:table-cell>
          <table:table-cell office:value-type="float" office:value="46398" table:style-name="ce6">
            <text:p>46,398<text:s/></text:p>
          </table:table-cell>
          <table:table-cell office:value-type="float" office:value="24448" table:style-name="ce6">
            <text:p>24,448<text:s/></text:p>
          </table:table-cell>
          <table:table-cell office:value-type="float" office:value="10826" table:style-name="ce6">
            <text:p>10,826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9125" table:style-name="ce6">
            <text:p>9,125<text:s/></text:p>
          </table:table-cell>
          <table:table-cell office:value-type="float" office:value="1696" table:style-name="ce6">
            <text:p>1,696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7349" table:style-name="ce6">
            <text:p>7,349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6112" table:style-name="ce6">
            <text:p>6,112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4442" table:style-name="ce6">
            <text:p>4,442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2345" table:style-name="ce6">
            <text:p>2,345<text:s/></text:p>
          </table:table-cell>
          <table:table-cell office:value-type="float" office:value="18324" table:style-name="ce6">
            <text:p>18,324<text:s/></text:p>
          </table:table-cell>
          <table:table-cell office:value-type="float" office:value="4181" table:style-name="ce6">
            <text:p>4,181<text:s/></text:p>
          </table:table-cell>
          <table:table-cell office:value-type="float" office:value="17959" table:style-name="ce6">
            <text:p>17,959<text:s/></text:p>
          </table:table-cell>
          <table:table-cell office:value-type="float" office:value="11114" table:style-name="ce6">
            <text:p>11,114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18319" table:style-name="ce6">
            <text:p>18,319<text:s/></text:p>
          </table:table-cell>
          <table:table-cell office:value-type="float" office:value="16309" table:style-name="ce6">
            <text:p>16,309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29158" table:style-name="ce6">
            <text:p>29,158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28535" table:style-name="ce6">
            <text:p>28,535<text:s/></text:p>
          </table:table-cell>
          <table:table-cell office:value-type="float" office:value="20897" table:style-name="ce6">
            <text:p>20,897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31912" table:style-name="ce6">
            <text:p>31,912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21230" table:style-name="ce6">
            <text:p>21,230<text:s/></text:p>
          </table:table-cell>
          <table:table-cell office:value-type="float" office:value="17168" table:style-name="ce6">
            <text:p>17,168<text:s/></text:p>
          </table:table-cell>
          <table:table-cell office:value-type="float" office:value="12833" table:style-name="ce6">
            <text:p>12,833<text:s/></text:p>
          </table:table-cell>
          <table:table-cell office:value-type="float" office:value="144211" table:style-name="ce6">
            <text:p>144,211<text:s/></text:p>
          </table:table-cell>
          <table:table-cell office:value-type="float" office:value="49421" table:style-name="ce6">
            <text:p>49,421<text:s/></text:p>
          </table:table-cell>
          <table:table-cell office:value-type="float" office:value="18945" table:style-name="ce6">
            <text:p>18,945<text:s/></text:p>
          </table:table-cell>
          <table:table-cell office:value-type="float" office:value="18147" table:style-name="ce6">
            <text:p>18,147<text:s/></text:p>
          </table:table-cell>
          <table:table-cell office:value-type="float" office:value="30556" table:style-name="ce6">
            <text:p>30,556<text:s/></text:p>
          </table:table-cell>
          <table:table-cell office:value-type="float" office:value="26109" table:style-name="ce6">
            <text:p>26,109<text:s/></text:p>
          </table:table-cell>
          <table:table-cell office:value-type="float" office:value="26037" table:style-name="ce6">
            <text:p>26,037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9621" table:style-name="ce6">
            <text:p>9,621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6437" table:style-name="ce6">
            <text:p>6,437<text:s/></text:p>
          </table:table-cell>
          <table:table-cell office:value-type="float" office:value="6029" table:style-name="ce6">
            <text:p>6,029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2005" table:style-name="ce6">
            <text:p>2,005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12615" table:style-name="ce6">
            <text:p>12,615<text:s/></text:p>
          </table:table-cell>
          <table:table-cell office:value-type="float" office:value="37437" table:style-name="ce6">
            <text:p>37,437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18010" table:style-name="ce6">
            <text:p>18,010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27619" table:style-name="ce6">
            <text:p>27,619<text:s/></text:p>
          </table:table-cell>
          <table:table-cell office:value-type="float" office:value="39510" table:style-name="ce6">
            <text:p>39,510<text:s/></text:p>
          </table:table-cell>
          <table:table-cell office:value-type="float" office:value="33130" table:style-name="ce6">
            <text:p>33,130<text:s/></text:p>
          </table:table-cell>
          <table:table-cell office:value-type="float" office:value="22694" table:style-name="ce6">
            <text:p>22,694<text:s/></text:p>
          </table:table-cell>
          <table:table-cell office:value-type="float" office:value="26661" table:style-name="ce6">
            <text:p>26,661<text:s/></text:p>
          </table:table-cell>
          <table:table-cell office:value-type="float" office:value="76393" table:style-name="ce6">
            <text:p>76,393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32019" table:style-name="ce6">
            <text:p>32,019<text:s/></text:p>
          </table:table-cell>
          <table:table-cell office:value-type="float" office:value="33066" table:style-name="ce6">
            <text:p>33,066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58325" table:style-name="ce6">
            <text:p>58,325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17563" table:style-name="ce6">
            <text:p>17,563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30425" table:style-name="ce6">
            <text:p>30,425<text:s/></text:p>
          </table:table-cell>
          <table:table-cell office:value-type="float" office:value="14813" table:style-name="ce6">
            <text:p>14,813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20708" table:style-name="ce6">
            <text:p>20,708<text:s/></text:p>
          </table:table-cell>
          <table:table-cell office:value-type="float" office:value="14660" table:style-name="ce6">
            <text:p>14,660<text:s/></text:p>
          </table:table-cell>
          <table:table-cell office:value-type="float" office:value="15560" table:style-name="ce6">
            <text:p>15,560<text:s/></text:p>
          </table:table-cell>
          <table:table-cell office:value-type="float" office:value="17155" table:style-name="ce6">
            <text:p>17,155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5037" table:style-name="ce6">
            <text:p>5,037<text:s/></text:p>
          </table:table-cell>
          <table:table-cell office:value-type="float" office:value="2684" table:style-name="ce6">
            <text:p>2,684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0009" table:style-name="ce6">
            <text:p>10,009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13826" table:style-name="ce6">
            <text:p>13,826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22756" table:style-name="ce6">
            <text:p>22,756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10983" table:style-name="ce6">
            <text:p>10,983<text:s/></text:p>
          </table:table-cell>
          <table:table-cell office:value-type="float" office:value="10090" table:style-name="ce6">
            <text:p>10,090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7955" table:style-name="ce6">
            <text:p>7,955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1057" table:style-name="ce6">
            <text:p>1,057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4621" table:style-name="ce6">
            <text:p>4,621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1394" table:style-name="ce6">
            <text:p>1,394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3043" table:style-name="ce6">
            <text:p>3,043<text:s/></text:p>
          </table:table-cell>
          <table:table-cell table:number-columns-repeated="16264"/>
        </table:table-row>
        <table:table-row table:style-name="ro2">
          <table:table-cell office:value-type="date" office:date-value="2021-04-18T00:00:00" table:style-name="ce5">
            <text:p>2021/4/18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7794" table:style-name="ce6">
            <text:p>7,794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33878" table:style-name="ce6">
            <text:p>33,878<text:s/></text:p>
          </table:table-cell>
          <table:table-cell office:value-type="float" office:value="13411" table:style-name="ce6">
            <text:p>13,411<text:s/></text:p>
          </table:table-cell>
          <table:table-cell office:value-type="float" office:value="8235" table:style-name="ce6">
            <text:p>8,235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2399" table:style-name="ce6">
            <text:p>2,399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1473" table:style-name="ce6">
            <text:p>1,473<text:s/></text:p>
          </table:table-cell>
          <table:table-cell office:value-type="float" office:value="3075" table:style-name="ce6">
            <text:p>3,075<text:s/></text:p>
          </table:table-cell>
          <table:table-cell office:value-type="float" office:value="7338" table:style-name="ce6">
            <text:p>7,338<text:s/></text:p>
          </table:table-cell>
          <table:table-cell office:value-type="float" office:value="7073" table:style-name="ce6">
            <text:p>7,073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4670" table:style-name="ce6">
            <text:p>4,670<text:s/></text:p>
          </table:table-cell>
          <table:table-cell office:value-type="float" office:value="5078" table:style-name="ce6">
            <text:p>5,078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13886" table:style-name="ce6">
            <text:p>13,886<text:s/></text:p>
          </table:table-cell>
          <table:table-cell office:value-type="float" office:value="3600" table:style-name="ce6">
            <text:p>3,600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4056" table:style-name="ce6">
            <text:p>14,056<text:s/></text:p>
          </table:table-cell>
          <table:table-cell office:value-type="float" office:value="8164" table:style-name="ce6">
            <text:p>8,164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21721" table:style-name="ce6">
            <text:p>21,721<text:s/></text:p>
          </table:table-cell>
          <table:table-cell office:value-type="float" office:value="19488" table:style-name="ce6">
            <text:p>19,488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26576" table:style-name="ce6">
            <text:p>26,576<text:s/></text:p>
          </table:table-cell>
          <table:table-cell office:value-type="float" office:value="18776" table:style-name="ce6">
            <text:p>18,776<text:s/></text:p>
          </table:table-cell>
          <table:table-cell office:value-type="float" office:value="17452" table:style-name="ce6">
            <text:p>17,452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9371" table:style-name="ce6">
            <text:p>9,371<text:s/></text:p>
          </table:table-cell>
          <table:table-cell office:value-type="float" office:value="128195" table:style-name="ce6">
            <text:p>128,195<text:s/></text:p>
          </table:table-cell>
          <table:table-cell office:value-type="float" office:value="36343" table:style-name="ce6">
            <text:p>36,343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16250" table:style-name="ce6">
            <text:p>16,250<text:s/></text:p>
          </table:table-cell>
          <table:table-cell office:value-type="float" office:value="26329" table:style-name="ce6">
            <text:p>26,329<text:s/></text:p>
          </table:table-cell>
          <table:table-cell office:value-type="float" office:value="23140" table:style-name="ce6">
            <text:p>23,140<text:s/></text:p>
          </table:table-cell>
          <table:table-cell office:value-type="float" office:value="22057" table:style-name="ce6">
            <text:p>22,057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21381" table:style-name="ce6">
            <text:p>21,381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5121" table:style-name="ce6">
            <text:p>5,121<text:s/></text:p>
          </table:table-cell>
          <table:table-cell office:value-type="float" office:value="15550" table:style-name="ce6">
            <text:p>15,550<text:s/></text:p>
          </table:table-cell>
          <table:table-cell office:value-type="float" office:value="5107" table:style-name="ce6">
            <text:p>5,107<text:s/></text:p>
          </table:table-cell>
          <table:table-cell office:value-type="float" office:value="2872" table:style-name="ce6">
            <text:p>2,872<text:s/></text:p>
          </table:table-cell>
          <table:table-cell office:value-type="float" office:value="1502" table:style-name="ce6">
            <text:p>1,502<text:s/></text:p>
          </table:table-cell>
          <table:table-cell office:value-type="float" office:value="8983" table:style-name="ce6">
            <text:p>8,983<text:s/></text:p>
          </table:table-cell>
          <table:table-cell office:value-type="float" office:value="7044" table:style-name="ce6">
            <text:p>7,044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33849" table:style-name="ce6">
            <text:p>33,849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5691" table:style-name="ce6">
            <text:p>5,691<text:s/></text:p>
          </table:table-cell>
          <table:table-cell office:value-type="float" office:value="15140" table:style-name="ce6">
            <text:p>15,140<text:s/></text:p>
          </table:table-cell>
          <table:table-cell office:value-type="float" office:value="12898" table:style-name="ce6">
            <text:p>12,898<text:s/></text:p>
          </table:table-cell>
          <table:table-cell office:value-type="float" office:value="21652" table:style-name="ce6">
            <text:p>21,652<text:s/></text:p>
          </table:table-cell>
          <table:table-cell office:value-type="float" office:value="33202" table:style-name="ce6">
            <text:p>33,202<text:s/></text:p>
          </table:table-cell>
          <table:table-cell office:value-type="float" office:value="26128" table:style-name="ce6">
            <text:p>26,128<text:s/></text:p>
          </table:table-cell>
          <table:table-cell office:value-type="float" office:value="18472" table:style-name="ce6">
            <text:p>18,472<text:s/></text:p>
          </table:table-cell>
          <table:table-cell office:value-type="float" office:value="22643" table:style-name="ce6">
            <text:p>22,643<text:s/></text:p>
          </table:table-cell>
          <table:table-cell office:value-type="float" office:value="58000" table:style-name="ce6">
            <text:p>58,000<text:s/></text:p>
          </table:table-cell>
          <table:table-cell office:value-type="float" office:value="12496" table:style-name="ce6">
            <text:p>12,496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23088" table:style-name="ce6">
            <text:p>23,088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45766" table:style-name="ce6">
            <text:p>45,766<text:s/></text:p>
          </table:table-cell>
          <table:table-cell office:value-type="float" office:value="13572" table:style-name="ce6">
            <text:p>13,572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7823" table:style-name="ce6">
            <text:p>7,823<text:s/></text:p>
          </table:table-cell>
          <table:table-cell office:value-type="float" office:value="14398" table:style-name="ce6">
            <text:p>14,398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24317" table:style-name="ce6">
            <text:p>24,317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2266" table:style-name="ce6">
            <text:p>12,266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11687" table:style-name="ce6">
            <text:p>11,687<text:s/></text:p>
          </table:table-cell>
          <table:table-cell office:value-type="float" office:value="12356" table:style-name="ce6">
            <text:p>12,356<text:s/></text:p>
          </table:table-cell>
          <table:table-cell office:value-type="float" office:value="13175" table:style-name="ce6">
            <text:p>13,175<text:s/></text:p>
          </table:table-cell>
          <table:table-cell office:value-type="float" office:value="7221" table:style-name="ce6">
            <text:p>7,221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5879" table:style-name="ce6">
            <text:p>5,879<text:s/></text:p>
          </table:table-cell>
          <table:table-cell office:value-type="float" office:value="6594" table:style-name="ce6">
            <text:p>6,594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16912" table:style-name="ce6">
            <text:p>16,912<text:s/></text:p>
          </table:table-cell>
          <table:table-cell office:value-type="float" office:value="18191" table:style-name="ce6">
            <text:p>18,191<text:s/></text:p>
          </table:table-cell>
          <table:table-cell office:value-type="float" office:value="9404" table:style-name="ce6">
            <text:p>9,404<text:s/></text:p>
          </table:table-cell>
          <table:table-cell office:value-type="float" office:value="8415" table:style-name="ce6">
            <text:p>8,415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8159" table:style-name="ce6">
            <text:p>8,159<text:s/></text:p>
          </table:table-cell>
          <table:table-cell office:value-type="float" office:value="8564" table:style-name="ce6">
            <text:p>8,564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808" table:style-name="ce6">
            <text:p>808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1037" table:style-name="ce6">
            <text:p>1,037<text:s/></text:p>
          </table:table-cell>
          <table:table-cell office:value-type="float" office:value="1264" table:style-name="ce6">
            <text:p>1,264<text:s/></text:p>
          </table:table-cell>
          <table:table-cell office:value-type="float" office:value="1710" table:style-name="ce6">
            <text:p>1,710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1862" table:style-name="ce6">
            <text:p>1,862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2795" table:style-name="ce6">
            <text:p>2,795<text:s/></text:p>
          </table:table-cell>
          <table:table-cell table:number-columns-repeated="16264"/>
        </table:table-row>
        <table:table-row table:style-name="ro2">
          <table:table-cell office:value-type="date" office:date-value="2021-04-19T00:00:00" table:style-name="ce5">
            <text:p>2021/4/19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14448" table:style-name="ce6">
            <text:p>14,448<text:s/></text:p>
          </table:table-cell>
          <table:table-cell office:value-type="float" office:value="42233" table:style-name="ce6">
            <text:p>42,233<text:s/></text:p>
          </table:table-cell>
          <table:table-cell office:value-type="float" office:value="37496" table:style-name="ce6">
            <text:p>37,496<text:s/></text:p>
          </table:table-cell>
          <table:table-cell office:value-type="float" office:value="22134" table:style-name="ce6">
            <text:p>22,134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3277" table:style-name="ce6">
            <text:p>3,277<text:s/></text:p>
          </table:table-cell>
          <table:table-cell office:value-type="float" office:value="14563" table:style-name="ce6">
            <text:p>14,563<text:s/></text:p>
          </table:table-cell>
          <table:table-cell office:value-type="float" office:value="2167" table:style-name="ce6">
            <text:p>2,167<text:s/></text:p>
          </table:table-cell>
          <table:table-cell office:value-type="float" office:value="4865" table:style-name="ce6">
            <text:p>4,865<text:s/></text:p>
          </table:table-cell>
          <table:table-cell office:value-type="float" office:value="4933" table:style-name="ce6">
            <text:p>4,933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8879" table:style-name="ce6">
            <text:p>18,879<text:s/></text:p>
          </table:table-cell>
          <table:table-cell office:value-type="float" office:value="18338" table:style-name="ce6">
            <text:p>18,338<text:s/></text:p>
          </table:table-cell>
          <table:table-cell office:value-type="float" office:value="5840" table:style-name="ce6">
            <text:p>5,840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6039" table:style-name="ce6">
            <text:p>6,039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3219" table:style-name="ce6">
            <text:p>3,219<text:s/></text:p>
          </table:table-cell>
          <table:table-cell office:value-type="float" office:value="11859" table:style-name="ce6">
            <text:p>11,859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23937" table:style-name="ce6">
            <text:p>23,937<text:s/></text:p>
          </table:table-cell>
          <table:table-cell office:value-type="float" office:value="17206" table:style-name="ce6">
            <text:p>17,206<text:s/></text:p>
          </table:table-cell>
          <table:table-cell office:value-type="float" office:value="9849" table:style-name="ce6">
            <text:p>9,849<text:s/></text:p>
          </table:table-cell>
          <table:table-cell office:value-type="float" office:value="25115" table:style-name="ce6">
            <text:p>25,115<text:s/></text:p>
          </table:table-cell>
          <table:table-cell office:value-type="float" office:value="16256" table:style-name="ce6">
            <text:p>16,256<text:s/></text:p>
          </table:table-cell>
          <table:table-cell office:value-type="float" office:value="32547" table:style-name="ce6">
            <text:p>32,547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11381" table:style-name="ce6">
            <text:p>11,381<text:s/></text:p>
          </table:table-cell>
          <table:table-cell office:value-type="float" office:value="36143" table:style-name="ce6">
            <text:p>36,143<text:s/></text:p>
          </table:table-cell>
          <table:table-cell office:value-type="float" office:value="26070" table:style-name="ce6">
            <text:p>26,070<text:s/></text:p>
          </table:table-cell>
          <table:table-cell office:value-type="float" office:value="26210" table:style-name="ce6">
            <text:p>26,210<text:s/></text:p>
          </table:table-cell>
          <table:table-cell office:value-type="float" office:value="20250" table:style-name="ce6">
            <text:p>20,250<text:s/></text:p>
          </table:table-cell>
          <table:table-cell office:value-type="float" office:value="24642" table:style-name="ce6">
            <text:p>24,642<text:s/></text:p>
          </table:table-cell>
          <table:table-cell office:value-type="float" office:value="113475" table:style-name="ce6">
            <text:p>113,475<text:s/></text:p>
          </table:table-cell>
          <table:table-cell office:value-type="float" office:value="36669" table:style-name="ce6">
            <text:p>36,669<text:s/></text:p>
          </table:table-cell>
          <table:table-cell office:value-type="float" office:value="20670" table:style-name="ce6">
            <text:p>20,670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5876" table:style-name="ce6">
            <text:p>25,876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22955" table:style-name="ce6">
            <text:p>22,955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32095" table:style-name="ce6">
            <text:p>32,095<text:s/></text:p>
          </table:table-cell>
          <table:table-cell office:value-type="float" office:value="6774" table:style-name="ce6">
            <text:p>6,774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19408" table:style-name="ce6">
            <text:p>19,408<text:s/></text:p>
          </table:table-cell>
          <table:table-cell office:value-type="float" office:value="4365" table:style-name="ce6">
            <text:p>4,365<text:s/></text:p>
          </table:table-cell>
          <table:table-cell office:value-type="float" office:value="3833" table:style-name="ce6">
            <text:p>3,833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31384" table:style-name="ce6">
            <text:p>31,384<text:s/></text:p>
          </table:table-cell>
          <table:table-cell office:value-type="float" office:value="9164" table:style-name="ce6">
            <text:p>9,164<text:s/></text:p>
          </table:table-cell>
          <table:table-cell office:value-type="float" office:value="13541" table:style-name="ce6">
            <text:p>13,541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22881" table:style-name="ce6">
            <text:p>22,881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26087" table:style-name="ce6">
            <text:p>26,087<text:s/></text:p>
          </table:table-cell>
          <table:table-cell office:value-type="float" office:value="38370" table:style-name="ce6">
            <text:p>38,370<text:s/></text:p>
          </table:table-cell>
          <table:table-cell office:value-type="float" office:value="39277" table:style-name="ce6">
            <text:p>39,277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25283" table:style-name="ce6">
            <text:p>25,283<text:s/></text:p>
          </table:table-cell>
          <table:table-cell office:value-type="float" office:value="53056" table:style-name="ce6">
            <text:p>53,056<text:s/></text:p>
          </table:table-cell>
          <table:table-cell office:value-type="float" office:value="22020" table:style-name="ce6">
            <text:p>22,020<text:s/></text:p>
          </table:table-cell>
          <table:table-cell office:value-type="float" office:value="29151" table:style-name="ce6">
            <text:p>29,151<text:s/></text:p>
          </table:table-cell>
          <table:table-cell office:value-type="float" office:value="31298" table:style-name="ce6">
            <text:p>31,298<text:s/></text:p>
          </table:table-cell>
          <table:table-cell office:value-type="float" office:value="19253" table:style-name="ce6">
            <text:p>19,253<text:s/></text:p>
          </table:table-cell>
          <table:table-cell office:value-type="float" office:value="58490" table:style-name="ce6">
            <text:p>58,490<text:s/></text:p>
          </table:table-cell>
          <table:table-cell office:value-type="float" office:value="20079" table:style-name="ce6">
            <text:p>20,079<text:s/></text:p>
          </table:table-cell>
          <table:table-cell office:value-type="float" office:value="16079" table:style-name="ce6">
            <text:p>16,079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19182" table:style-name="ce6">
            <text:p>19,182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27285" table:style-name="ce6">
            <text:p>27,285<text:s/></text:p>
          </table:table-cell>
          <table:table-cell office:value-type="float" office:value="19287" table:style-name="ce6">
            <text:p>19,287<text:s/></text:p>
          </table:table-cell>
          <table:table-cell office:value-type="float" office:value="7853" table:style-name="ce6">
            <text:p>7,853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38290" table:style-name="ce6">
            <text:p>38,290<text:s/></text:p>
          </table:table-cell>
          <table:table-cell office:value-type="float" office:value="22502" table:style-name="ce6">
            <text:p>22,502<text:s/></text:p>
          </table:table-cell>
          <table:table-cell office:value-type="float" office:value="24570" table:style-name="ce6">
            <text:p>24,570<text:s/></text:p>
          </table:table-cell>
          <table:table-cell office:value-type="float" office:value="22596" table:style-name="ce6">
            <text:p>22,596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5738" table:style-name="ce6">
            <text:p>5,738<text:s/></text:p>
          </table:table-cell>
          <table:table-cell office:value-type="float" office:value="5248" table:style-name="ce6">
            <text:p>5,248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10495" table:style-name="ce6">
            <text:p>10,495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2178" table:style-name="ce6">
            <text:p>12,178<text:s/></text:p>
          </table:table-cell>
          <table:table-cell office:value-type="float" office:value="16926" table:style-name="ce6">
            <text:p>16,926<text:s/></text:p>
          </table:table-cell>
          <table:table-cell office:value-type="float" office:value="29291" table:style-name="ce6">
            <text:p>29,291<text:s/></text:p>
          </table:table-cell>
          <table:table-cell office:value-type="float" office:value="22293" table:style-name="ce6">
            <text:p>22,293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1235" table:style-name="ce6">
            <text:p>11,235<text:s/></text:p>
          </table:table-cell>
          <table:table-cell office:value-type="float" office:value="9579" table:style-name="ce6">
            <text:p>9,579<text:s/></text:p>
          </table:table-cell>
          <table:table-cell office:value-type="float" office:value="1355" table:style-name="ce6">
            <text:p>1,355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2259" table:style-name="ce6">
            <text:p>2,259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2945" table:style-name="ce6">
            <text:p>2,945<text:s/></text:p>
          </table:table-cell>
          <table:table-cell office:value-type="float" office:value="7630" table:style-name="ce6">
            <text:p>7,630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428" table:style-name="ce6">
            <text:p>4,428<text:s/></text:p>
          </table:table-cell>
          <table:table-cell table:number-columns-repeated="16264"/>
        </table:table-row>
        <table:table-row table:style-name="ro2">
          <table:table-cell office:value-type="date" office:date-value="2021-04-20T00:00:00" table:style-name="ce5">
            <text:p>2021/4/20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15163" table:style-name="ce6">
            <text:p>15,163<text:s/></text:p>
          </table:table-cell>
          <table:table-cell office:value-type="float" office:value="44900" table:style-name="ce6">
            <text:p>44,900<text:s/></text:p>
          </table:table-cell>
          <table:table-cell office:value-type="float" office:value="40381" table:style-name="ce6">
            <text:p>40,381<text:s/></text:p>
          </table:table-cell>
          <table:table-cell office:value-type="float" office:value="27336" table:style-name="ce6">
            <text:p>27,336<text:s/></text:p>
          </table:table-cell>
          <table:table-cell office:value-type="float" office:value="15132" table:style-name="ce6">
            <text:p>15,132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3345" table:style-name="ce6">
            <text:p>3,345<text:s/></text:p>
          </table:table-cell>
          <table:table-cell office:value-type="float" office:value="14921" table:style-name="ce6">
            <text:p>14,921<text:s/></text:p>
          </table:table-cell>
          <table:table-cell office:value-type="float" office:value="2290" table:style-name="ce6">
            <text:p>2,290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19577" table:style-name="ce6">
            <text:p>19,577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6049" table:style-name="ce6">
            <text:p>6,049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6228" table:style-name="ce6">
            <text:p>6,228<text:s/></text:p>
          </table:table-cell>
          <table:table-cell office:value-type="float" office:value="29210" table:style-name="ce6">
            <text:p>29,210<text:s/></text:p>
          </table:table-cell>
          <table:table-cell office:value-type="float" office:value="3352" table:style-name="ce6">
            <text:p>3,352<text:s/></text:p>
          </table:table-cell>
          <table:table-cell office:value-type="float" office:value="12711" table:style-name="ce6">
            <text:p>12,711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18039" table:style-name="ce6">
            <text:p>18,039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25635" table:style-name="ce6">
            <text:p>25,635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34030" table:style-name="ce6">
            <text:p>34,030<text:s/></text:p>
          </table:table-cell>
          <table:table-cell office:value-type="float" office:value="25611" table:style-name="ce6">
            <text:p>25,611<text:s/></text:p>
          </table:table-cell>
          <table:table-cell office:value-type="float" office:value="12143" table:style-name="ce6">
            <text:p>12,143<text:s/></text:p>
          </table:table-cell>
          <table:table-cell office:value-type="float" office:value="37264" table:style-name="ce6">
            <text:p>37,264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26854" table:style-name="ce6">
            <text:p>26,854<text:s/></text:p>
          </table:table-cell>
          <table:table-cell office:value-type="float" office:value="20486" table:style-name="ce6">
            <text:p>20,486<text:s/></text:p>
          </table:table-cell>
          <table:table-cell office:value-type="float" office:value="25822" table:style-name="ce6">
            <text:p>25,822<text:s/></text:p>
          </table:table-cell>
          <table:table-cell office:value-type="float" office:value="114448" table:style-name="ce6">
            <text:p>114,448<text:s/></text:p>
          </table:table-cell>
          <table:table-cell office:value-type="float" office:value="38689" table:style-name="ce6">
            <text:p>38,689<text:s/></text:p>
          </table:table-cell>
          <table:table-cell office:value-type="float" office:value="21532" table:style-name="ce6">
            <text:p>21,532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28355" table:style-name="ce6">
            <text:p>28,355<text:s/></text:p>
          </table:table-cell>
          <table:table-cell office:value-type="float" office:value="27480" table:style-name="ce6">
            <text:p>27,480<text:s/></text:p>
          </table:table-cell>
          <table:table-cell office:value-type="float" office:value="27205" table:style-name="ce6">
            <text:p>27,205<text:s/></text:p>
          </table:table-cell>
          <table:table-cell office:value-type="float" office:value="23941" table:style-name="ce6">
            <text:p>23,941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32822" table:style-name="ce6">
            <text:p>32,822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8711" table:style-name="ce6">
            <text:p>8,711<text:s/></text:p>
          </table:table-cell>
          <table:table-cell office:value-type="float" office:value="20036" table:style-name="ce6">
            <text:p>20,036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4040" table:style-name="ce6">
            <text:p>4,040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15303" table:style-name="ce6">
            <text:p>15,303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32100" table:style-name="ce6">
            <text:p>32,100<text:s/></text:p>
          </table:table-cell>
          <table:table-cell office:value-type="float" office:value="9089" table:style-name="ce6">
            <text:p>9,089<text:s/></text:p>
          </table:table-cell>
          <table:table-cell office:value-type="float" office:value="14049" table:style-name="ce6">
            <text:p>14,049<text:s/></text:p>
          </table:table-cell>
          <table:table-cell office:value-type="float" office:value="8010" table:style-name="ce6">
            <text:p>8,010<text:s/></text:p>
          </table:table-cell>
          <table:table-cell office:value-type="float" office:value="23365" table:style-name="ce6">
            <text:p>23,365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27087" table:style-name="ce6">
            <text:p>27,087<text:s/></text:p>
          </table:table-cell>
          <table:table-cell office:value-type="float" office:value="38976" table:style-name="ce6">
            <text:p>38,976<text:s/></text:p>
          </table:table-cell>
          <table:table-cell office:value-type="float" office:value="40583" table:style-name="ce6">
            <text:p>40,583<text:s/></text:p>
          </table:table-cell>
          <table:table-cell office:value-type="float" office:value="27157" table:style-name="ce6">
            <text:p>27,157<text:s/></text:p>
          </table:table-cell>
          <table:table-cell office:value-type="float" office:value="26244" table:style-name="ce6">
            <text:p>26,244<text:s/></text:p>
          </table:table-cell>
          <table:table-cell office:value-type="float" office:value="54865" table:style-name="ce6">
            <text:p>54,865<text:s/></text:p>
          </table:table-cell>
          <table:table-cell office:value-type="float" office:value="23584" table:style-name="ce6">
            <text:p>23,584<text:s/></text:p>
          </table:table-cell>
          <table:table-cell office:value-type="float" office:value="30803" table:style-name="ce6">
            <text:p>30,803<text:s/></text:p>
          </table:table-cell>
          <table:table-cell office:value-type="float" office:value="32726" table:style-name="ce6">
            <text:p>32,726<text:s/></text:p>
          </table:table-cell>
          <table:table-cell office:value-type="float" office:value="20937" table:style-name="ce6">
            <text:p>20,937<text:s/></text:p>
          </table:table-cell>
          <table:table-cell office:value-type="float" office:value="59939" table:style-name="ce6">
            <text:p>59,939<text:s/></text:p>
          </table:table-cell>
          <table:table-cell office:value-type="float" office:value="21088" table:style-name="ce6">
            <text:p>21,088<text:s/></text:p>
          </table:table-cell>
          <table:table-cell office:value-type="float" office:value="16278" table:style-name="ce6">
            <text:p>16,278<text:s/></text:p>
          </table:table-cell>
          <table:table-cell office:value-type="float" office:value="15126" table:style-name="ce6">
            <text:p>15,126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13347" table:style-name="ce6">
            <text:p>13,347<text:s/></text:p>
          </table:table-cell>
          <table:table-cell office:value-type="float" office:value="24938" table:style-name="ce6">
            <text:p>24,938<text:s/></text:p>
          </table:table-cell>
          <table:table-cell office:value-type="float" office:value="20174" table:style-name="ce6">
            <text:p>20,174<text:s/></text:p>
          </table:table-cell>
          <table:table-cell office:value-type="float" office:value="8533" table:style-name="ce6">
            <text:p>8,533<text:s/></text:p>
          </table:table-cell>
          <table:table-cell office:value-type="float" office:value="11852" table:style-name="ce6">
            <text:p>11,852<text:s/></text:p>
          </table:table-cell>
          <table:table-cell office:value-type="float" office:value="40204" table:style-name="ce6">
            <text:p>40,204<text:s/></text:p>
          </table:table-cell>
          <table:table-cell office:value-type="float" office:value="23780" table:style-name="ce6">
            <text:p>23,780<text:s/></text:p>
          </table:table-cell>
          <table:table-cell office:value-type="float" office:value="24958" table:style-name="ce6">
            <text:p>24,958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14902" table:style-name="ce6">
            <text:p>14,902<text:s/></text:p>
          </table:table-cell>
          <table:table-cell office:value-type="float" office:value="12176" table:style-name="ce6">
            <text:p>12,176<text:s/></text:p>
          </table:table-cell>
          <table:table-cell office:value-type="float" office:value="5868" table:style-name="ce6">
            <text:p>5,868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10808" table:style-name="ce6">
            <text:p>10,808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12475" table:style-name="ce6">
            <text:p>12,475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29837" table:style-name="ce6">
            <text:p>29,837<text:s/></text:p>
          </table:table-cell>
          <table:table-cell office:value-type="float" office:value="23591" table:style-name="ce6">
            <text:p>23,591<text:s/></text:p>
          </table:table-cell>
          <table:table-cell office:value-type="float" office:value="14302" table:style-name="ce6">
            <text:p>14,302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12231" table:style-name="ce6">
            <text:p>12,231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9785" table:style-name="ce6">
            <text:p>9,785<text:s/></text:p>
          </table:table-cell>
          <table:table-cell office:value-type="float" office:value="1313" table:style-name="ce6">
            <text:p>1,313<text:s/></text:p>
          </table:table-cell>
          <table:table-cell office:value-type="float" office:value="2474" table:style-name="ce6">
            <text:p>2,47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3560" table:style-name="ce6">
            <text:p>3,560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7684" table:style-name="ce6">
            <text:p>7,684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4354" table:style-name="ce6">
            <text:p>4,354<text:s/></text:p>
          </table:table-cell>
          <table:table-cell table:number-columns-repeated="16264"/>
        </table:table-row>
        <table:table-row table:style-name="ro2">
          <table:table-cell office:value-type="date" office:date-value="2021-04-21T00:00:00" table:style-name="ce5">
            <text:p>2021/4/21</text:p>
          </table:table-cell>
          <table:table-cell office:value-type="float" office:value="4816" table:style-name="ce6">
            <text:p>4,816<text:s/></text:p>
          </table:table-cell>
          <table:table-cell office:value-type="float" office:value="15296" table:style-name="ce6">
            <text:p>15,296<text:s/></text:p>
          </table:table-cell>
          <table:table-cell office:value-type="float" office:value="45429" table:style-name="ce6">
            <text:p>45,429<text:s/></text:p>
          </table:table-cell>
          <table:table-cell office:value-type="float" office:value="41588" table:style-name="ce6">
            <text:p>41,588<text:s/></text:p>
          </table:table-cell>
          <table:table-cell office:value-type="float" office:value="27321" table:style-name="ce6">
            <text:p>27,321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5044" table:style-name="ce6">
            <text:p>15,044<text:s/></text:p>
          </table:table-cell>
          <table:table-cell office:value-type="float" office:value="2233" table:style-name="ce6">
            <text:p>2,233<text:s/></text:p>
          </table:table-cell>
          <table:table-cell office:value-type="float" office:value="4925" table:style-name="ce6">
            <text:p>4,925<text:s/></text:p>
          </table:table-cell>
          <table:table-cell office:value-type="float" office:value="5494" table:style-name="ce6">
            <text:p>5,494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19139" table:style-name="ce6">
            <text:p>19,139<text:s/></text:p>
          </table:table-cell>
          <table:table-cell office:value-type="float" office:value="6018" table:style-name="ce6">
            <text:p>6,018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3621" table:style-name="ce6">
            <text:p>3,621<text:s/></text:p>
          </table:table-cell>
          <table:table-cell office:value-type="float" office:value="9557" table:style-name="ce6">
            <text:p>9,557<text:s/></text:p>
          </table:table-cell>
          <table:table-cell office:value-type="float" office:value="9028" table:style-name="ce6">
            <text:p>9,028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32658" table:style-name="ce6">
            <text:p>32,658<text:s/></text:p>
          </table:table-cell>
          <table:table-cell office:value-type="float" office:value="3188" table:style-name="ce6">
            <text:p>3,188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13804" table:style-name="ce6">
            <text:p>13,804<text:s/></text:p>
          </table:table-cell>
          <table:table-cell office:value-type="float" office:value="16883" table:style-name="ce6">
            <text:p>16,883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17288" table:style-name="ce6">
            <text:p>17,288<text:s/></text:p>
          </table:table-cell>
          <table:table-cell office:value-type="float" office:value="10316" table:style-name="ce6">
            <text:p>10,316<text:s/></text:p>
          </table:table-cell>
          <table:table-cell office:value-type="float" office:value="26329" table:style-name="ce6">
            <text:p>26,329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34426" table:style-name="ce6">
            <text:p>34,426<text:s/></text:p>
          </table:table-cell>
          <table:table-cell office:value-type="float" office:value="25828" table:style-name="ce6">
            <text:p>25,828<text:s/></text:p>
          </table:table-cell>
          <table:table-cell office:value-type="float" office:value="11651" table:style-name="ce6">
            <text:p>11,651<text:s/></text:p>
          </table:table-cell>
          <table:table-cell office:value-type="float" office:value="37082" table:style-name="ce6">
            <text:p>37,082<text:s/></text:p>
          </table:table-cell>
          <table:table-cell office:value-type="float" office:value="27118" table:style-name="ce6">
            <text:p>27,118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20408" table:style-name="ce6">
            <text:p>20,408<text:s/></text:p>
          </table:table-cell>
          <table:table-cell office:value-type="float" office:value="24641" table:style-name="ce6">
            <text:p>24,641<text:s/></text:p>
          </table:table-cell>
          <table:table-cell office:value-type="float" office:value="117555" table:style-name="ce6">
            <text:p>117,555<text:s/></text:p>
          </table:table-cell>
          <table:table-cell office:value-type="float" office:value="40355" table:style-name="ce6">
            <text:p>40,355<text:s/></text:p>
          </table:table-cell>
          <table:table-cell office:value-type="float" office:value="21584" table:style-name="ce6">
            <text:p>21,584<text:s/></text:p>
          </table:table-cell>
          <table:table-cell office:value-type="float" office:value="24142" table:style-name="ce6">
            <text:p>24,142<text:s/></text:p>
          </table:table-cell>
          <table:table-cell office:value-type="float" office:value="29000" table:style-name="ce6">
            <text:p>29,000<text:s/></text:p>
          </table:table-cell>
          <table:table-cell office:value-type="float" office:value="27454" table:style-name="ce6">
            <text:p>27,454<text:s/></text:p>
          </table:table-cell>
          <table:table-cell office:value-type="float" office:value="27326" table:style-name="ce6">
            <text:p>27,326<text:s/></text:p>
          </table:table-cell>
          <table:table-cell office:value-type="float" office:value="24294" table:style-name="ce6">
            <text:p>24,294<text:s/></text:p>
          </table:table-cell>
          <table:table-cell office:value-type="float" office:value="13655" table:style-name="ce6">
            <text:p>13,655<text:s/></text:p>
          </table:table-cell>
          <table:table-cell office:value-type="float" office:value="33327" table:style-name="ce6">
            <text:p>33,327<text:s/></text:p>
          </table:table-cell>
          <table:table-cell office:value-type="float" office:value="7211" table:style-name="ce6">
            <text:p>7,211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0305" table:style-name="ce6">
            <text:p>20,305<text:s/></text:p>
          </table:table-cell>
          <table:table-cell office:value-type="float" office:value="4838" table:style-name="ce6">
            <text:p>4,838<text:s/></text:p>
          </table:table-cell>
          <table:table-cell office:value-type="float" office:value="3998" table:style-name="ce6">
            <text:p>3,998<text:s/></text:p>
          </table:table-cell>
          <table:table-cell office:value-type="float" office:value="3579" table:style-name="ce6">
            <text:p>3,579<text:s/></text:p>
          </table:table-cell>
          <table:table-cell office:value-type="float" office:value="15793" table:style-name="ce6">
            <text:p>15,793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13332" table:style-name="ce6">
            <text:p>13,332<text:s/></text:p>
          </table:table-cell>
          <table:table-cell office:value-type="float" office:value="32041" table:style-name="ce6">
            <text:p>32,041<text:s/></text:p>
          </table:table-cell>
          <table:table-cell office:value-type="float" office:value="9225" table:style-name="ce6">
            <text:p>9,225<text:s/></text:p>
          </table:table-cell>
          <table:table-cell office:value-type="float" office:value="14428" table:style-name="ce6">
            <text:p>14,428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27633" table:style-name="ce6">
            <text:p>27,633<text:s/></text:p>
          </table:table-cell>
          <table:table-cell office:value-type="float" office:value="39557" table:style-name="ce6">
            <text:p>39,557<text:s/></text:p>
          </table:table-cell>
          <table:table-cell office:value-type="float" office:value="41004" table:style-name="ce6">
            <text:p>41,004<text:s/></text:p>
          </table:table-cell>
          <table:table-cell office:value-type="float" office:value="27776" table:style-name="ce6">
            <text:p>27,776<text:s/></text:p>
          </table:table-cell>
          <table:table-cell office:value-type="float" office:value="26759" table:style-name="ce6">
            <text:p>26,759<text:s/></text:p>
          </table:table-cell>
          <table:table-cell office:value-type="float" office:value="56594" table:style-name="ce6">
            <text:p>56,594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31529" table:style-name="ce6">
            <text:p>31,529<text:s/></text:p>
          </table:table-cell>
          <table:table-cell office:value-type="float" office:value="34220" table:style-name="ce6">
            <text:p>34,220<text:s/></text:p>
          </table:table-cell>
          <table:table-cell office:value-type="float" office:value="21909" table:style-name="ce6">
            <text:p>21,909<text:s/></text:p>
          </table:table-cell>
          <table:table-cell office:value-type="float" office:value="62032" table:style-name="ce6">
            <text:p>62,032<text:s/></text:p>
          </table:table-cell>
          <table:table-cell office:value-type="float" office:value="21548" table:style-name="ce6">
            <text:p>21,548<text:s/></text:p>
          </table:table-cell>
          <table:table-cell office:value-type="float" office:value="16779" table:style-name="ce6">
            <text:p>16,779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25771" table:style-name="ce6">
            <text:p>25,771<text:s/></text:p>
          </table:table-cell>
          <table:table-cell office:value-type="float" office:value="20282" table:style-name="ce6">
            <text:p>20,282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11985" table:style-name="ce6">
            <text:p>11,985<text:s/></text:p>
          </table:table-cell>
          <table:table-cell office:value-type="float" office:value="40229" table:style-name="ce6">
            <text:p>40,229<text:s/></text:p>
          </table:table-cell>
          <table:table-cell office:value-type="float" office:value="28304" table:style-name="ce6">
            <text:p>28,304<text:s/></text:p>
          </table:table-cell>
          <table:table-cell office:value-type="float" office:value="25402" table:style-name="ce6">
            <text:p>25,402<text:s/></text:p>
          </table:table-cell>
          <table:table-cell office:value-type="float" office:value="23885" table:style-name="ce6">
            <text:p>23,885<text:s/></text:p>
          </table:table-cell>
          <table:table-cell office:value-type="float" office:value="14137" table:style-name="ce6">
            <text:p>14,137<text:s/></text:p>
          </table:table-cell>
          <table:table-cell office:value-type="float" office:value="12538" table:style-name="ce6">
            <text:p>12,538<text:s/></text:p>
          </table:table-cell>
          <table:table-cell office:value-type="float" office:value="5969" table:style-name="ce6">
            <text:p>5,969<text:s/></text:p>
          </table:table-cell>
          <table:table-cell office:value-type="float" office:value="5421" table:style-name="ce6">
            <text:p>5,421<text:s/></text:p>
          </table:table-cell>
          <table:table-cell office:value-type="float" office:value="6882" table:style-name="ce6">
            <text:p>6,882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10143" table:style-name="ce6">
            <text:p>10,143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7895" table:style-name="ce6">
            <text:p>17,895<text:s/></text:p>
          </table:table-cell>
          <table:table-cell office:value-type="float" office:value="29844" table:style-name="ce6">
            <text:p>29,844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14444" table:style-name="ce6">
            <text:p>14,444<text:s/></text:p>
          </table:table-cell>
          <table:table-cell office:value-type="float" office:value="12793" table:style-name="ce6">
            <text:p>12,793<text:s/></text:p>
          </table:table-cell>
          <table:table-cell office:value-type="float" office:value="13233" table:style-name="ce6">
            <text:p>13,233<text:s/></text:p>
          </table:table-cell>
          <table:table-cell office:value-type="float" office:value="12628" table:style-name="ce6">
            <text:p>12,628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9888" table:style-name="ce6">
            <text:p>9,888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4022" table:style-name="ce6">
            <text:p>4,022<text:s/></text:p>
          </table:table-cell>
          <table:table-cell office:value-type="float" office:value="4903" table:style-name="ce6">
            <text:p>4,903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3513" table:style-name="ce6">
            <text:p>3,513<text:s/></text:p>
          </table:table-cell>
          <table:table-cell office:value-type="float" office:value="2971" table:style-name="ce6">
            <text:p>2,971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473" table:style-name="ce6">
            <text:p>2,473<text:s/></text:p>
          </table:table-cell>
          <table:table-cell office:value-type="float" office:value="3858" table:style-name="ce6">
            <text:p>3,858<text:s/></text:p>
          </table:table-cell>
          <table:table-cell office:value-type="float" office:value="4473" table:style-name="ce6">
            <text:p>4,473<text:s/></text:p>
          </table:table-cell>
          <table:table-cell table:number-columns-repeated="16264"/>
        </table:table-row>
        <table:table-row table:style-name="ro2">
          <table:table-cell office:value-type="date" office:date-value="2021-04-22T00:00:00" table:style-name="ce5">
            <text:p>2021/4/22</text:p>
          </table:table-cell>
          <table:table-cell office:value-type="float" office:value="5240" table:style-name="ce6">
            <text:p>5,240<text:s/></text:p>
          </table:table-cell>
          <table:table-cell office:value-type="float" office:value="15122" table:style-name="ce6">
            <text:p>15,122<text:s/></text:p>
          </table:table-cell>
          <table:table-cell office:value-type="float" office:value="45471" table:style-name="ce6">
            <text:p>45,471<text:s/></text:p>
          </table:table-cell>
          <table:table-cell office:value-type="float" office:value="41959" table:style-name="ce6">
            <text:p>41,959<text:s/></text:p>
          </table:table-cell>
          <table:table-cell office:value-type="float" office:value="27283" table:style-name="ce6">
            <text:p>27,283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12069" table:style-name="ce6">
            <text:p>12,069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14973" table:style-name="ce6">
            <text:p>14,973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4913" table:style-name="ce6">
            <text:p>4,913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10614" table:style-name="ce6">
            <text:p>10,614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19365" table:style-name="ce6">
            <text:p>19,365<text:s/></text:p>
          </table:table-cell>
          <table:table-cell office:value-type="float" office:value="19323" table:style-name="ce6">
            <text:p>19,323<text:s/></text:p>
          </table:table-cell>
          <table:table-cell office:value-type="float" office:value="6095" table:style-name="ce6">
            <text:p>6,095<text:s/></text:p>
          </table:table-cell>
          <table:table-cell office:value-type="float" office:value="10025" table:style-name="ce6">
            <text:p>10,025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33534" table:style-name="ce6">
            <text:p>33,534<text:s/></text:p>
          </table:table-cell>
          <table:table-cell office:value-type="float" office:value="3399" table:style-name="ce6">
            <text:p>3,399<text:s/></text:p>
          </table:table-cell>
          <table:table-cell office:value-type="float" office:value="12744" table:style-name="ce6">
            <text:p>12,744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17083" table:style-name="ce6">
            <text:p>17,083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10283" table:style-name="ce6">
            <text:p>10,283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17989" table:style-name="ce6">
            <text:p>17,989<text:s/></text:p>
          </table:table-cell>
          <table:table-cell office:value-type="float" office:value="34647" table:style-name="ce6">
            <text:p>34,647<text:s/></text:p>
          </table:table-cell>
          <table:table-cell office:value-type="float" office:value="26075" table:style-name="ce6">
            <text:p>26,075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37567" table:style-name="ce6">
            <text:p>37,567<text:s/></text:p>
          </table:table-cell>
          <table:table-cell office:value-type="float" office:value="27248" table:style-name="ce6">
            <text:p>27,248<text:s/></text:p>
          </table:table-cell>
          <table:table-cell office:value-type="float" office:value="26907" table:style-name="ce6">
            <text:p>26,907<text:s/></text:p>
          </table:table-cell>
          <table:table-cell office:value-type="float" office:value="20762" table:style-name="ce6">
            <text:p>20,762<text:s/></text:p>
          </table:table-cell>
          <table:table-cell office:value-type="float" office:value="25164" table:style-name="ce6">
            <text:p>25,164<text:s/></text:p>
          </table:table-cell>
          <table:table-cell office:value-type="float" office:value="124192" table:style-name="ce6">
            <text:p>124,192<text:s/></text:p>
          </table:table-cell>
          <table:table-cell office:value-type="float" office:value="42145" table:style-name="ce6">
            <text:p>42,145<text:s/></text:p>
          </table:table-cell>
          <table:table-cell office:value-type="float" office:value="21683" table:style-name="ce6">
            <text:p>21,683<text:s/></text:p>
          </table:table-cell>
          <table:table-cell office:value-type="float" office:value="24408" table:style-name="ce6">
            <text:p>24,408<text:s/></text:p>
          </table:table-cell>
          <table:table-cell office:value-type="float" office:value="34549" table:style-name="ce6">
            <text:p>34,549<text:s/></text:p>
          </table:table-cell>
          <table:table-cell office:value-type="float" office:value="27537" table:style-name="ce6">
            <text:p>27,537<text:s/></text:p>
          </table:table-cell>
          <table:table-cell office:value-type="float" office:value="27750" table:style-name="ce6">
            <text:p>27,750<text:s/></text:p>
          </table:table-cell>
          <table:table-cell office:value-type="float" office:value="24346" table:style-name="ce6">
            <text:p>24,346<text:s/></text:p>
          </table:table-cell>
          <table:table-cell office:value-type="float" office:value="13560" table:style-name="ce6">
            <text:p>13,560<text:s/></text:p>
          </table:table-cell>
          <table:table-cell office:value-type="float" office:value="33028" table:style-name="ce6">
            <text:p>33,028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8699" table:style-name="ce6">
            <text:p>8,699<text:s/></text:p>
          </table:table-cell>
          <table:table-cell office:value-type="float" office:value="20448" table:style-name="ce6">
            <text:p>20,448<text:s/>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13307" table:style-name="ce6">
            <text:p>13,307<text:s/></text:p>
          </table:table-cell>
          <table:table-cell office:value-type="float" office:value="32220" table:style-name="ce6">
            <text:p>32,220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14374" table:style-name="ce6">
            <text:p>14,374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25029" table:style-name="ce6">
            <text:p>25,029<text:s/></text:p>
          </table:table-cell>
          <table:table-cell office:value-type="float" office:value="27928" table:style-name="ce6">
            <text:p>27,928<text:s/></text:p>
          </table:table-cell>
          <table:table-cell office:value-type="float" office:value="39985" table:style-name="ce6">
            <text:p>39,985<text:s/></text:p>
          </table:table-cell>
          <table:table-cell office:value-type="float" office:value="40989" table:style-name="ce6">
            <text:p>40,989<text:s/></text:p>
          </table:table-cell>
          <table:table-cell office:value-type="float" office:value="27639" table:style-name="ce6">
            <text:p>27,639<text:s/></text:p>
          </table:table-cell>
          <table:table-cell office:value-type="float" office:value="26510" table:style-name="ce6">
            <text:p>26,510<text:s/></text:p>
          </table:table-cell>
          <table:table-cell office:value-type="float" office:value="57041" table:style-name="ce6">
            <text:p>57,041<text:s/></text:p>
          </table:table-cell>
          <table:table-cell office:value-type="float" office:value="24755" table:style-name="ce6">
            <text:p>24,755<text:s/></text:p>
          </table:table-cell>
          <table:table-cell office:value-type="float" office:value="32240" table:style-name="ce6">
            <text:p>32,240<text:s/></text:p>
          </table:table-cell>
          <table:table-cell office:value-type="float" office:value="34999" table:style-name="ce6">
            <text:p>34,999<text:s/></text:p>
          </table:table-cell>
          <table:table-cell office:value-type="float" office:value="22251" table:style-name="ce6">
            <text:p>22,251<text:s/></text:p>
          </table:table-cell>
          <table:table-cell office:value-type="float" office:value="63158" table:style-name="ce6">
            <text:p>63,158<text:s/></text:p>
          </table:table-cell>
          <table:table-cell office:value-type="float" office:value="21498" table:style-name="ce6">
            <text:p>21,498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13948" table:style-name="ce6">
            <text:p>13,948<text:s/></text:p>
          </table:table-cell>
          <table:table-cell office:value-type="float" office:value="26795" table:style-name="ce6">
            <text:p>26,795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8532" table:style-name="ce6">
            <text:p>8,532<text:s/></text:p>
          </table:table-cell>
          <table:table-cell office:value-type="float" office:value="11892" table:style-name="ce6">
            <text:p>11,892<text:s/></text:p>
          </table:table-cell>
          <table:table-cell office:value-type="float" office:value="40952" table:style-name="ce6">
            <text:p>40,952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25334" table:style-name="ce6">
            <text:p>25,334<text:s/></text:p>
          </table:table-cell>
          <table:table-cell office:value-type="float" office:value="23910" table:style-name="ce6">
            <text:p>23,910<text:s/></text:p>
          </table:table-cell>
          <table:table-cell office:value-type="float" office:value="14766" table:style-name="ce6">
            <text:p>14,766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5891" table:style-name="ce6">
            <text:p>5,891<text:s/></text:p>
          </table:table-cell>
          <table:table-cell office:value-type="float" office:value="5492" table:style-name="ce6">
            <text:p>5,492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10766" table:style-name="ce6">
            <text:p>10,766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12778" table:style-name="ce6">
            <text:p>12,778<text:s/></text:p>
          </table:table-cell>
          <table:table-cell office:value-type="float" office:value="17875" table:style-name="ce6">
            <text:p>17,875<text:s/></text:p>
          </table:table-cell>
          <table:table-cell office:value-type="float" office:value="30762" table:style-name="ce6">
            <text:p>30,762<text:s/></text:p>
          </table:table-cell>
          <table:table-cell office:value-type="float" office:value="24222" table:style-name="ce6">
            <text:p>24,222<text:s/></text:p>
          </table:table-cell>
          <table:table-cell office:value-type="float" office:value="14556" table:style-name="ce6">
            <text:p>14,556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3264" table:style-name="ce6">
            <text:p>13,264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360" table:style-name="ce6">
            <text:p>1,360<text:s/></text:p>
          </table:table-cell>
          <table:table-cell office:value-type="float" office:value="2542" table:style-name="ce6">
            <text:p>2,542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2263" table:style-name="ce6">
            <text:p>2,263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028" table:style-name="ce6">
            <text:p>3,028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4479" table:style-name="ce6">
            <text:p>4,479<text:s/></text:p>
          </table:table-cell>
          <table:table-cell table:number-columns-repeated="16264"/>
        </table:table-row>
        <table:table-row table:style-name="ro2">
          <table:table-cell office:value-type="date" office:date-value="2021-04-23T00:00:00" table:style-name="ce5">
            <text:p>2021/4/23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15816" table:style-name="ce6">
            <text:p>15,816<text:s/></text:p>
          </table:table-cell>
          <table:table-cell office:value-type="float" office:value="47669" table:style-name="ce6">
            <text:p>47,669<text:s/></text:p>
          </table:table-cell>
          <table:table-cell office:value-type="float" office:value="48620" table:style-name="ce6">
            <text:p>48,620<text:s/></text:p>
          </table:table-cell>
          <table:table-cell office:value-type="float" office:value="29033" table:style-name="ce6">
            <text:p>29,033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12608" table:style-name="ce6">
            <text:p>12,608<text:s/>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3389" table:style-name="ce6">
            <text:p>3,389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2191" table:style-name="ce6">
            <text:p>2,191<text:s/></text:p>
          </table:table-cell>
          <table:table-cell office:value-type="float" office:value="5103" table:style-name="ce6">
            <text:p>5,103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10610" table:style-name="ce6">
            <text:p>10,610<text:s/></text:p>
          </table:table-cell>
          <table:table-cell office:value-type="float" office:value="12748" table:style-name="ce6">
            <text:p>12,748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6367" table:style-name="ce6">
            <text:p>6,367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4939" table:style-name="ce6">
            <text:p>34,939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3799" table:style-name="ce6">
            <text:p>13,799<text:s/></text:p>
          </table:table-cell>
          <table:table-cell office:value-type="float" office:value="17289" table:style-name="ce6">
            <text:p>17,289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18727" table:style-name="ce6">
            <text:p>18,727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29197" table:style-name="ce6">
            <text:p>29,197<text:s/></text:p>
          </table:table-cell>
          <table:table-cell office:value-type="float" office:value="19319" table:style-name="ce6">
            <text:p>19,319<text:s/></text:p>
          </table:table-cell>
          <table:table-cell office:value-type="float" office:value="36067" table:style-name="ce6">
            <text:p>36,067<text:s/></text:p>
          </table:table-cell>
          <table:table-cell office:value-type="float" office:value="27689" table:style-name="ce6">
            <text:p>27,689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39047" table:style-name="ce6">
            <text:p>39,047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27649" table:style-name="ce6">
            <text:p>27,649<text:s/></text:p>
          </table:table-cell>
          <table:table-cell office:value-type="float" office:value="21321" table:style-name="ce6">
            <text:p>21,321<text:s/></text:p>
          </table:table-cell>
          <table:table-cell office:value-type="float" office:value="24981" table:style-name="ce6">
            <text:p>24,981<text:s/></text:p>
          </table:table-cell>
          <table:table-cell office:value-type="float" office:value="157738" table:style-name="ce6">
            <text:p>157,738<text:s/></text:p>
          </table:table-cell>
          <table:table-cell office:value-type="float" office:value="50010" table:style-name="ce6">
            <text:p>50,010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25231" table:style-name="ce6">
            <text:p>25,231<text:s/></text:p>
          </table:table-cell>
          <table:table-cell office:value-type="float" office:value="40342" table:style-name="ce6">
            <text:p>40,342<text:s/></text:p>
          </table:table-cell>
          <table:table-cell office:value-type="float" office:value="28321" table:style-name="ce6">
            <text:p>28,321<text:s/></text:p>
          </table:table-cell>
          <table:table-cell office:value-type="float" office:value="29689" table:style-name="ce6">
            <text:p>29,689<text:s/></text:p>
          </table:table-cell>
          <table:table-cell office:value-type="float" office:value="25955" table:style-name="ce6">
            <text:p>25,955<text:s/></text:p>
          </table:table-cell>
          <table:table-cell office:value-type="float" office:value="13676" table:style-name="ce6">
            <text:p>13,676<text:s/></text:p>
          </table:table-cell>
          <table:table-cell office:value-type="float" office:value="33647" table:style-name="ce6">
            <text:p>33,647<text:s/></text:p>
          </table:table-cell>
          <table:table-cell office:value-type="float" office:value="7274" table:style-name="ce6">
            <text:p>7,274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20976" table:style-name="ce6">
            <text:p>20,976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3978" table:style-name="ce6">
            <text:p>3,978<text:s/></text:p>
          </table:table-cell>
          <table:table-cell office:value-type="float" office:value="3616" table:style-name="ce6">
            <text:p>3,616<text:s/></text:p>
          </table:table-cell>
          <table:table-cell office:value-type="float" office:value="15113" table:style-name="ce6">
            <text:p>15,113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33414" table:style-name="ce6">
            <text:p>33,414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15680" table:style-name="ce6">
            <text:p>15,680<text:s/></text:p>
          </table:table-cell>
          <table:table-cell office:value-type="float" office:value="8497" table:style-name="ce6">
            <text:p>8,497<text:s/></text:p>
          </table:table-cell>
          <table:table-cell office:value-type="float" office:value="24411" table:style-name="ce6">
            <text:p>24,411<text:s/></text:p>
          </table:table-cell>
          <table:table-cell office:value-type="float" office:value="25200" table:style-name="ce6">
            <text:p>25,200<text:s/></text:p>
          </table:table-cell>
          <table:table-cell office:value-type="float" office:value="29745" table:style-name="ce6">
            <text:p>29,745<text:s/></text:p>
          </table:table-cell>
          <table:table-cell office:value-type="float" office:value="45280" table:style-name="ce6">
            <text:p>45,280<text:s/></text:p>
          </table:table-cell>
          <table:table-cell office:value-type="float" office:value="42121" table:style-name="ce6">
            <text:p>42,121<text:s/></text:p>
          </table:table-cell>
          <table:table-cell office:value-type="float" office:value="28517" table:style-name="ce6">
            <text:p>28,517<text:s/></text:p>
          </table:table-cell>
          <table:table-cell office:value-type="float" office:value="27908" table:style-name="ce6">
            <text:p>27,908<text:s/></text:p>
          </table:table-cell>
          <table:table-cell office:value-type="float" office:value="69775" table:style-name="ce6">
            <text:p>69,775<text:s/></text:p>
          </table:table-cell>
          <table:table-cell office:value-type="float" office:value="25596" table:style-name="ce6">
            <text:p>25,596<text:s/></text:p>
          </table:table-cell>
          <table:table-cell office:value-type="float" office:value="36114" table:style-name="ce6">
            <text:p>36,114<text:s/></text:p>
          </table:table-cell>
          <table:table-cell office:value-type="float" office:value="39588" table:style-name="ce6">
            <text:p>39,588<text:s/></text:p>
          </table:table-cell>
          <table:table-cell office:value-type="float" office:value="26008" table:style-name="ce6">
            <text:p>26,008<text:s/></text:p>
          </table:table-cell>
          <table:table-cell office:value-type="float" office:value="73254" table:style-name="ce6">
            <text:p>73,254<text:s/></text:p>
          </table:table-cell>
          <table:table-cell office:value-type="float" office:value="22691" table:style-name="ce6">
            <text:p>22,691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26296" table:style-name="ce6">
            <text:p>26,296<text:s/></text:p>
          </table:table-cell>
          <table:table-cell office:value-type="float" office:value="14579" table:style-name="ce6">
            <text:p>14,579<text:s/></text:p>
          </table:table-cell>
          <table:table-cell office:value-type="float" office:value="31151" table:style-name="ce6">
            <text:p>31,151<text:s/></text:p>
          </table:table-cell>
          <table:table-cell office:value-type="float" office:value="22723" table:style-name="ce6">
            <text:p>22,723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2993" table:style-name="ce6">
            <text:p>12,993<text:s/></text:p>
          </table:table-cell>
          <table:table-cell office:value-type="float" office:value="42238" table:style-name="ce6">
            <text:p>42,238<text:s/></text:p>
          </table:table-cell>
          <table:table-cell office:value-type="float" office:value="25476" table:style-name="ce6">
            <text:p>25,476<text:s/></text:p>
          </table:table-cell>
          <table:table-cell office:value-type="float" office:value="26020" table:style-name="ce6">
            <text:p>26,020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14773" table:style-name="ce6">
            <text:p>14,773<text:s/></text:p>
          </table:table-cell>
          <table:table-cell office:value-type="float" office:value="13120" table:style-name="ce6">
            <text:p>13,120<text:s/></text:p>
          </table:table-cell>
          <table:table-cell office:value-type="float" office:value="6261" table:style-name="ce6">
            <text:p>6,261<text:s/></text:p>
          </table:table-cell>
          <table:table-cell office:value-type="float" office:value="5537" table:style-name="ce6">
            <text:p>5,537<text:s/></text:p>
          </table:table-cell>
          <table:table-cell office:value-type="float" office:value="7396" table:style-name="ce6">
            <text:p>7,396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9098" table:style-name="ce6">
            <text:p>19,098<text:s/></text:p>
          </table:table-cell>
          <table:table-cell office:value-type="float" office:value="32008" table:style-name="ce6">
            <text:p>32,008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14704" table:style-name="ce6">
            <text:p>14,704<text:s/></text:p>
          </table:table-cell>
          <table:table-cell office:value-type="float" office:value="13363" table:style-name="ce6">
            <text:p>13,363<text:s/></text:p>
          </table:table-cell>
          <table:table-cell office:value-type="float" office:value="14125" table:style-name="ce6">
            <text:p>14,125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12678" table:style-name="ce6">
            <text:p>12,678<text:s/></text:p>
          </table:table-cell>
          <table:table-cell office:value-type="float" office:value="11632" table:style-name="ce6">
            <text:p>11,632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352" table:style-name="ce6">
            <text:p>1,352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5283" table:style-name="ce6">
            <text:p>5,283<text:s/></text:p>
          </table:table-cell>
          <table:table-cell office:value-type="float" office:value="2406" table:style-name="ce6">
            <text:p>2,406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2740" table:style-name="ce6">
            <text:p>2,740<text:s/>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5040" table:style-name="ce6">
            <text:p>5,040<text:s/></text:p>
          </table:table-cell>
          <table:table-cell table:number-columns-repeated="16264"/>
        </table:table-row>
        <table:table-row table:style-name="ro2">
          <table:table-cell office:value-type="date" office:date-value="2021-04-24T00:00:00" table:style-name="ce5">
            <text:p>2021/4/24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10552" table:style-name="ce6">
            <text:p>10,552<text:s/></text:p>
          </table:table-cell>
          <table:table-cell office:value-type="float" office:value="27540" table:style-name="ce6">
            <text:p>27,540<text:s/></text:p>
          </table:table-cell>
          <table:table-cell office:value-type="float" office:value="56479" table:style-name="ce6">
            <text:p>56,479<text:s/></text:p>
          </table:table-cell>
          <table:table-cell office:value-type="float" office:value="19773" table:style-name="ce6">
            <text:p>19,773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8997" table:style-name="ce6">
            <text:p>8,997<text:s/></text:p>
          </table:table-cell>
          <table:table-cell office:value-type="float" office:value="3976" table:style-name="ce6">
            <text:p>3,976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9592" table:style-name="ce6">
            <text:p>9,592<text:s/></text:p>
          </table:table-cell>
          <table:table-cell office:value-type="float" office:value="1801" table:style-name="ce6">
            <text:p>1,801<text:s/></text:p>
          </table:table-cell>
          <table:table-cell office:value-type="float" office:value="5571" table:style-name="ce6">
            <text:p>5,571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7874" table:style-name="ce6">
            <text:p>7,874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6146" table:style-name="ce6">
            <text:p>6,146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4740" table:style-name="ce6">
            <text:p>4,740<text:s/></text:p>
          </table:table-cell>
          <table:table-cell office:value-type="float" office:value="5995" table:style-name="ce6">
            <text:p>5,995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7836" table:style-name="ce6">
            <text:p>17,836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17578" table:style-name="ce6">
            <text:p>17,578<text:s/></text:p>
          </table:table-cell>
          <table:table-cell office:value-type="float" office:value="10950" table:style-name="ce6">
            <text:p>10,950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8819" table:style-name="ce6">
            <text:p>18,819<text:s/></text:p>
          </table:table-cell>
          <table:table-cell office:value-type="float" office:value="16469" table:style-name="ce6">
            <text:p>16,469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30902" table:style-name="ce6">
            <text:p>30,902<text:s/></text:p>
          </table:table-cell>
          <table:table-cell office:value-type="float" office:value="17479" table:style-name="ce6">
            <text:p>17,479<text:s/></text:p>
          </table:table-cell>
          <table:table-cell office:value-type="float" office:value="28976" table:style-name="ce6">
            <text:p>28,976<text:s/></text:p>
          </table:table-cell>
          <table:table-cell office:value-type="float" office:value="20120" table:style-name="ce6">
            <text:p>20,120<text:s/></text:p>
          </table:table-cell>
          <table:table-cell office:value-type="float" office:value="5875" table:style-name="ce6">
            <text:p>5,875<text:s/></text:p>
          </table:table-cell>
          <table:table-cell office:value-type="float" office:value="32573" table:style-name="ce6">
            <text:p>32,573<text:s/></text:p>
          </table:table-cell>
          <table:table-cell office:value-type="float" office:value="22718" table:style-name="ce6">
            <text:p>22,718<text:s/></text:p>
          </table:table-cell>
          <table:table-cell office:value-type="float" office:value="21872" table:style-name="ce6">
            <text:p>21,872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11834" table:style-name="ce6">
            <text:p>11,834<text:s/></text:p>
          </table:table-cell>
          <table:table-cell office:value-type="float" office:value="152432" table:style-name="ce6">
            <text:p>152,432<text:s/></text:p>
          </table:table-cell>
          <table:table-cell office:value-type="float" office:value="51185" table:style-name="ce6">
            <text:p>51,185<text:s/></text:p>
          </table:table-cell>
          <table:table-cell office:value-type="float" office:value="19570" table:style-name="ce6">
            <text:p>19,570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47906" table:style-name="ce6">
            <text:p>47,906<text:s/></text:p>
          </table:table-cell>
          <table:table-cell office:value-type="float" office:value="29436" table:style-name="ce6">
            <text:p>29,436<text:s/></text:p>
          </table:table-cell>
          <table:table-cell office:value-type="float" office:value="26943" table:style-name="ce6">
            <text:p>26,943<text:s/></text:p>
          </table:table-cell>
          <table:table-cell office:value-type="float" office:value="21826" table:style-name="ce6">
            <text:p>21,826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25929" table:style-name="ce6">
            <text:p>25,929<text:s/></text:p>
          </table:table-cell>
          <table:table-cell office:value-type="float" office:value="6542" table:style-name="ce6">
            <text:p>6,542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17308" table:style-name="ce6">
            <text:p>17,308<text:s/></text:p>
          </table:table-cell>
          <table:table-cell office:value-type="float" office:value="5934" table:style-name="ce6">
            <text:p>5,934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1943" table:style-name="ce6">
            <text:p>1,943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8745" table:style-name="ce6">
            <text:p>8,745<text:s/></text:p>
          </table:table-cell>
          <table:table-cell office:value-type="float" office:value="12581" table:style-name="ce6">
            <text:p>12,581<text:s/></text:p>
          </table:table-cell>
          <table:table-cell office:value-type="float" office:value="36621" table:style-name="ce6">
            <text:p>36,621<text:s/></text:p>
          </table:table-cell>
          <table:table-cell office:value-type="float" office:value="6816" table:style-name="ce6">
            <text:p>6,816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6738" table:style-name="ce6">
            <text:p>6,738<text:s/></text:p>
          </table:table-cell>
          <table:table-cell office:value-type="float" office:value="18439" table:style-name="ce6">
            <text:p>18,439<text:s/></text:p>
          </table:table-cell>
          <table:table-cell office:value-type="float" office:value="17092" table:style-name="ce6">
            <text:p>17,092<text:s/></text:p>
          </table:table-cell>
          <table:table-cell office:value-type="float" office:value="27962" table:style-name="ce6">
            <text:p>27,962<text:s/></text:p>
          </table:table-cell>
          <table:table-cell office:value-type="float" office:value="40862" table:style-name="ce6">
            <text:p>40,862<text:s/></text:p>
          </table:table-cell>
          <table:table-cell office:value-type="float" office:value="32643" table:style-name="ce6">
            <text:p>32,643<text:s/></text:p>
          </table:table-cell>
          <table:table-cell office:value-type="float" office:value="23045" table:style-name="ce6">
            <text:p>23,045<text:s/></text:p>
          </table:table-cell>
          <table:table-cell office:value-type="float" office:value="28986" table:style-name="ce6">
            <text:p>28,986<text:s/></text:p>
          </table:table-cell>
          <table:table-cell office:value-type="float" office:value="78033" table:style-name="ce6">
            <text:p>78,033<text:s/></text:p>
          </table:table-cell>
          <table:table-cell office:value-type="float" office:value="17199" table:style-name="ce6">
            <text:p>17,199<text:s/></text:p>
          </table:table-cell>
          <table:table-cell office:value-type="float" office:value="33475" table:style-name="ce6">
            <text:p>33,475<text:s/></text:p>
          </table:table-cell>
          <table:table-cell office:value-type="float" office:value="35648" table:style-name="ce6">
            <text:p>35,648<text:s/></text:p>
          </table:table-cell>
          <table:table-cell office:value-type="float" office:value="23124" table:style-name="ce6">
            <text:p>23,124<text:s/></text:p>
          </table:table-cell>
          <table:table-cell office:value-type="float" office:value="62206" table:style-name="ce6">
            <text:p>62,206<text:s/></text:p>
          </table:table-cell>
          <table:table-cell office:value-type="float" office:value="16895" table:style-name="ce6">
            <text:p>16,895<text:s/></text:p>
          </table:table-cell>
          <table:table-cell office:value-type="float" office:value="16225" table:style-name="ce6">
            <text:p>16,225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9191" table:style-name="ce6">
            <text:p>19,191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25800" table:style-name="ce6">
            <text:p>25,800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11626" table:style-name="ce6">
            <text:p>11,626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20942" table:style-name="ce6">
            <text:p>20,942<text:s/></text:p>
          </table:table-cell>
          <table:table-cell office:value-type="float" office:value="20912" table:style-name="ce6">
            <text:p>20,912<text:s/></text:p>
          </table:table-cell>
          <table:table-cell office:value-type="float" office:value="15510" table:style-name="ce6">
            <text:p>15,510<text:s/></text:p>
          </table:table-cell>
          <table:table-cell office:value-type="float" office:value="18673" table:style-name="ce6">
            <text:p>18,673<text:s/></text:p>
          </table:table-cell>
          <table:table-cell office:value-type="float" office:value="9725" table:style-name="ce6">
            <text:p>9,725<text:s/></text:p>
          </table:table-cell>
          <table:table-cell office:value-type="float" office:value="10441" table:style-name="ce6">
            <text:p>10,441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2538" table:style-name="ce6">
            <text:p>2,538<text:s/></text:p>
          </table:table-cell>
          <table:table-cell office:value-type="float" office:value="13841" table:style-name="ce6">
            <text:p>13,841<text:s/></text:p>
          </table:table-cell>
          <table:table-cell office:value-type="float" office:value="8603" table:style-name="ce6">
            <text:p>8,603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4427" table:style-name="ce6">
            <text:p>14,427<text:s/></text:p>
          </table:table-cell>
          <table:table-cell office:value-type="float" office:value="21538" table:style-name="ce6">
            <text:p>21,538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0667" table:style-name="ce6">
            <text:p>10,667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8425" table:style-name="ce6">
            <text:p>8,425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4788" table:style-name="ce6">
            <text:p>4,788<text:s/></text:p>
          </table:table-cell>
          <table:table-cell office:value-type="float" office:value="1347" table:style-name="ce6">
            <text:p>1,347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2518" table:style-name="ce6">
            <text:p>2,518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3155" table:style-name="ce6">
            <text:p>3,155<text:s/></text:p>
          </table:table-cell>
          <table:table-cell table:number-columns-repeated="16264"/>
        </table:table-row>
        <table:table-row table:style-name="ro2">
          <table:table-cell office:value-type="date" office:date-value="2021-04-25T00:00:00" table:style-name="ce5">
            <text:p>2021/4/25</text:p>
          </table:table-cell>
          <table:table-cell office:value-type="float" office:value="3626" table:style-name="ce6">
            <text:p>3,626<text:s/></text:p>
          </table:table-cell>
          <table:table-cell office:value-type="float" office:value="8153" table:style-name="ce6">
            <text:p>8,153<text:s/></text:p>
          </table:table-cell>
          <table:table-cell office:value-type="float" office:value="20451" table:style-name="ce6">
            <text:p>20,451<text:s/></text:p>
          </table:table-cell>
          <table:table-cell office:value-type="float" office:value="41179" table:style-name="ce6">
            <text:p>41,179<text:s/></text:p>
          </table:table-cell>
          <table:table-cell office:value-type="float" office:value="14267" table:style-name="ce6">
            <text:p>14,267<text:s/></text:p>
          </table:table-cell>
          <table:table-cell office:value-type="float" office:value="8863" table:style-name="ce6">
            <text:p>8,863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2374" table:style-name="ce6">
            <text:p>2,374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3769" table:style-name="ce6">
            <text:p>3,769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6265" table:style-name="ce6">
            <text:p>6,265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4976" table:style-name="ce6">
            <text:p>4,976<text:s/></text:p>
          </table:table-cell>
          <table:table-cell office:value-type="float" office:value="6092" table:style-name="ce6">
            <text:p>6,092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7346" table:style-name="ce6">
            <text:p>7,346<text:s/></text:p>
          </table:table-cell>
          <table:table-cell office:value-type="float" office:value="3498" table:style-name="ce6">
            <text:p>3,498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5721" table:style-name="ce6">
            <text:p>5,721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11778" table:style-name="ce6">
            <text:p>11,778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2092" table:style-name="ce6">
            <text:p>12,092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14110" table:style-name="ce6">
            <text:p>14,110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25505" table:style-name="ce6">
            <text:p>25,505<text:s/></text:p>
          </table:table-cell>
          <table:table-cell office:value-type="float" office:value="13849" table:style-name="ce6">
            <text:p>13,849<text:s/></text:p>
          </table:table-cell>
          <table:table-cell office:value-type="float" office:value="22208" table:style-name="ce6">
            <text:p>22,208<text:s/></text:p>
          </table:table-cell>
          <table:table-cell office:value-type="float" office:value="16761" table:style-name="ce6">
            <text:p>16,761<text:s/></text:p>
          </table:table-cell>
          <table:table-cell office:value-type="float" office:value="5227" table:style-name="ce6">
            <text:p>5,227<text:s/></text:p>
          </table:table-cell>
          <table:table-cell office:value-type="float" office:value="26598" table:style-name="ce6">
            <text:p>26,598<text:s/></text:p>
          </table:table-cell>
          <table:table-cell office:value-type="float" office:value="18272" table:style-name="ce6">
            <text:p>18,272<text:s/></text:p>
          </table:table-cell>
          <table:table-cell office:value-type="float" office:value="17740" table:style-name="ce6">
            <text:p>17,740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33240" table:style-name="ce6">
            <text:p>133,240<text:s/></text:p>
          </table:table-cell>
          <table:table-cell office:value-type="float" office:value="40245" table:style-name="ce6">
            <text:p>40,245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38094" table:style-name="ce6">
            <text:p>38,094<text:s/></text:p>
          </table:table-cell>
          <table:table-cell office:value-type="float" office:value="22622" table:style-name="ce6">
            <text:p>22,622<text:s/></text:p>
          </table:table-cell>
          <table:table-cell office:value-type="float" office:value="21585" table:style-name="ce6">
            <text:p>21,585<text:s/></text:p>
          </table:table-cell>
          <table:table-cell office:value-type="float" office:value="18420" table:style-name="ce6">
            <text:p>18,420<text:s/></text:p>
          </table:table-cell>
          <table:table-cell office:value-type="float" office:value="7844" table:style-name="ce6">
            <text:p>7,844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15400" table:style-name="ce6">
            <text:p>15,400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8608" table:style-name="ce6">
            <text:p>8,608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29983" table:style-name="ce6">
            <text:p>29,983<text:s/></text:p>
          </table:table-cell>
          <table:table-cell office:value-type="float" office:value="5712" table:style-name="ce6">
            <text:p>5,712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5470" table:style-name="ce6">
            <text:p>5,470<text:s/></text:p>
          </table:table-cell>
          <table:table-cell office:value-type="float" office:value="15311" table:style-name="ce6">
            <text:p>15,311<text:s/></text:p>
          </table:table-cell>
          <table:table-cell office:value-type="float" office:value="12902" table:style-name="ce6">
            <text:p>12,902<text:s/></text:p>
          </table:table-cell>
          <table:table-cell office:value-type="float" office:value="22253" table:style-name="ce6">
            <text:p>22,253<text:s/></text:p>
          </table:table-cell>
          <table:table-cell office:value-type="float" office:value="34702" table:style-name="ce6">
            <text:p>34,702<text:s/></text:p>
          </table:table-cell>
          <table:table-cell office:value-type="float" office:value="26699" table:style-name="ce6">
            <text:p>26,699<text:s/></text:p>
          </table:table-cell>
          <table:table-cell office:value-type="float" office:value="19082" table:style-name="ce6">
            <text:p>19,082<text:s/></text:p>
          </table:table-cell>
          <table:table-cell office:value-type="float" office:value="22395" table:style-name="ce6">
            <text:p>22,395<text:s/></text:p>
          </table:table-cell>
          <table:table-cell office:value-type="float" office:value="59226" table:style-name="ce6">
            <text:p>59,226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27108" table:style-name="ce6">
            <text:p>27,108<text:s/></text:p>
          </table:table-cell>
          <table:table-cell office:value-type="float" office:value="25270" table:style-name="ce6">
            <text:p>25,270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48818" table:style-name="ce6">
            <text:p>48,818<text:s/></text:p>
          </table:table-cell>
          <table:table-cell office:value-type="float" office:value="13953" table:style-name="ce6">
            <text:p>13,953<text:s/></text:p>
          </table:table-cell>
          <table:table-cell office:value-type="float" office:value="12428" table:style-name="ce6">
            <text:p>12,428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4804" table:style-name="ce6">
            <text:p>14,804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9335" table:style-name="ce6">
            <text:p>9,335<text:s/></text:p>
          </table:table-cell>
          <table:table-cell office:value-type="float" office:value="15767" table:style-name="ce6">
            <text:p>15,767<text:s/></text:p>
          </table:table-cell>
          <table:table-cell office:value-type="float" office:value="17226" table:style-name="ce6">
            <text:p>17,226<text:s/></text:p>
          </table:table-cell>
          <table:table-cell office:value-type="float" office:value="12371" table:style-name="ce6">
            <text:p>12,371<text:s/></text:p>
          </table:table-cell>
          <table:table-cell office:value-type="float" office:value="13732" table:style-name="ce6">
            <text:p>13,732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7872" table:style-name="ce6">
            <text:p>7,872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2166" table:style-name="ce6">
            <text:p>2,166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9927" table:style-name="ce6">
            <text:p>9,927<text:s/></text:p>
          </table:table-cell>
          <table:table-cell office:value-type="float" office:value="10926" table:style-name="ce6">
            <text:p>10,926<text:s/></text:p>
          </table:table-cell>
          <table:table-cell office:value-type="float" office:value="17083" table:style-name="ce6">
            <text:p>17,083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9439" table:style-name="ce6">
            <text:p>9,439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8681" table:style-name="ce6">
            <text:p>8,681<text:s/></text:p>
          </table:table-cell>
          <table:table-cell office:value-type="float" office:value="6934" table:style-name="ce6">
            <text:p>6,934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2322" table:style-name="ce6">
            <text:p>2,322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4171" table:style-name="ce6">
            <text:p>4,171<text:s/></text:p>
          </table:table-cell>
          <table:table-cell office:value-type="float" office:value="1026" table:style-name="ce6">
            <text:p>1,026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1766" table:style-name="ce6">
            <text:p>1,766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1970" table:style-name="ce6">
            <text:p>1,970<text:s/></text:p>
          </table:table-cell>
          <table:table-cell office:value-type="float" office:value="3312" table:style-name="ce6">
            <text:p>3,312<text:s/></text:p>
          </table:table-cell>
          <table:table-cell office:value-type="float" office:value="2944" table:style-name="ce6">
            <text:p>2,944<text:s/></text:p>
          </table:table-cell>
          <table:table-cell table:number-columns-repeated="16264"/>
        </table:table-row>
        <table:table-row table:style-name="ro2">
          <table:table-cell office:value-type="date" office:date-value="2021-04-26T00:00:00" table:style-name="ce5">
            <text:p>2021/4/26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14654" table:style-name="ce6">
            <text:p>14,654<text:s/></text:p>
          </table:table-cell>
          <table:table-cell office:value-type="float" office:value="43449" table:style-name="ce6">
            <text:p>43,449<text:s/></text:p>
          </table:table-cell>
          <table:table-cell office:value-type="float" office:value="38409" table:style-name="ce6">
            <text:p>38,409<text:s/></text:p>
          </table:table-cell>
          <table:table-cell office:value-type="float" office:value="25979" table:style-name="ce6">
            <text:p>25,979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4553" table:style-name="ce6">
            <text:p>14,553<text:s/></text:p>
          </table:table-cell>
          <table:table-cell office:value-type="float" office:value="2173" table:style-name="ce6">
            <text:p>2,173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0284" table:style-name="ce6">
            <text:p>10,284<text:s/></text:p>
          </table:table-cell>
          <table:table-cell office:value-type="float" office:value="18822" table:style-name="ce6">
            <text:p>18,822<text:s/></text:p>
          </table:table-cell>
          <table:table-cell office:value-type="float" office:value="18413" table:style-name="ce6">
            <text:p>18,413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9457" table:style-name="ce6">
            <text:p>9,457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28233" table:style-name="ce6">
            <text:p>28,233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11889" table:style-name="ce6">
            <text:p>11,889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23846" table:style-name="ce6">
            <text:p>23,846<text:s/></text:p>
          </table:table-cell>
          <table:table-cell office:value-type="float" office:value="17392" table:style-name="ce6">
            <text:p>17,392<text:s/></text:p>
          </table:table-cell>
          <table:table-cell office:value-type="float" office:value="9845" table:style-name="ce6">
            <text:p>9,845<text:s/></text:p>
          </table:table-cell>
          <table:table-cell office:value-type="float" office:value="25772" table:style-name="ce6">
            <text:p>25,772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33008" table:style-name="ce6">
            <text:p>33,008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11358" table:style-name="ce6">
            <text:p>11,358<text:s/></text:p>
          </table:table-cell>
          <table:table-cell office:value-type="float" office:value="36438" table:style-name="ce6">
            <text:p>36,438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20350" table:style-name="ce6">
            <text:p>20,350<text:s/></text:p>
          </table:table-cell>
          <table:table-cell office:value-type="float" office:value="24419" table:style-name="ce6">
            <text:p>24,419<text:s/></text:p>
          </table:table-cell>
          <table:table-cell office:value-type="float" office:value="115222" table:style-name="ce6">
            <text:p>115,222<text:s/></text:p>
          </table:table-cell>
          <table:table-cell office:value-type="float" office:value="37557" table:style-name="ce6">
            <text:p>37,557<text:s/></text:p>
          </table:table-cell>
          <table:table-cell office:value-type="float" office:value="20831" table:style-name="ce6">
            <text:p>20,831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27028" table:style-name="ce6">
            <text:p>27,028<text:s/></text:p>
          </table:table-cell>
          <table:table-cell office:value-type="float" office:value="26319" table:style-name="ce6">
            <text:p>26,319<text:s/></text:p>
          </table:table-cell>
          <table:table-cell office:value-type="float" office:value="25992" table:style-name="ce6">
            <text:p>25,992<text:s/></text:p>
          </table:table-cell>
          <table:table-cell office:value-type="float" office:value="22981" table:style-name="ce6">
            <text:p>22,981<text:s/></text:p>
          </table:table-cell>
          <table:table-cell office:value-type="float" office:value="13346" table:style-name="ce6">
            <text:p>13,346<text:s/></text:p>
          </table:table-cell>
          <table:table-cell office:value-type="float" office:value="32094" table:style-name="ce6">
            <text:p>32,094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8302" table:style-name="ce6">
            <text:p>8,302<text:s/></text:p>
          </table:table-cell>
          <table:table-cell office:value-type="float" office:value="18982" table:style-name="ce6">
            <text:p>18,982<text:s/></text:p>
          </table:table-cell>
          <table:table-cell office:value-type="float" office:value="4292" table:style-name="ce6">
            <text:p>4,292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3420" table:style-name="ce6">
            <text:p>3,420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9750" table:style-name="ce6">
            <text:p>9,750<text:s/></text:p>
          </table:table-cell>
          <table:table-cell office:value-type="float" office:value="12796" table:style-name="ce6">
            <text:p>12,796<text:s/></text:p>
          </table:table-cell>
          <table:table-cell office:value-type="float" office:value="30919" table:style-name="ce6">
            <text:p>30,919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26227" table:style-name="ce6">
            <text:p>26,227<text:s/></text:p>
          </table:table-cell>
          <table:table-cell office:value-type="float" office:value="38760" table:style-name="ce6">
            <text:p>38,760<text:s/></text:p>
          </table:table-cell>
          <table:table-cell office:value-type="float" office:value="39707" table:style-name="ce6">
            <text:p>39,707<text:s/></text:p>
          </table:table-cell>
          <table:table-cell office:value-type="float" office:value="26470" table:style-name="ce6">
            <text:p>26,470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52902" table:style-name="ce6">
            <text:p>52,902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29506" table:style-name="ce6">
            <text:p>29,506<text:s/></text:p>
          </table:table-cell>
          <table:table-cell office:value-type="float" office:value="31986" table:style-name="ce6">
            <text:p>31,986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59370" table:style-name="ce6">
            <text:p>59,370<text:s/></text:p>
          </table:table-cell>
          <table:table-cell office:value-type="float" office:value="20385" table:style-name="ce6">
            <text:p>20,385<text:s/></text:p>
          </table:table-cell>
          <table:table-cell office:value-type="float" office:value="16261" table:style-name="ce6">
            <text:p>16,261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19160" table:style-name="ce6">
            <text:p>19,160<text:s/></text:p>
          </table:table-cell>
          <table:table-cell office:value-type="float" office:value="13477" table:style-name="ce6">
            <text:p>13,477<text:s/></text:p>
          </table:table-cell>
          <table:table-cell office:value-type="float" office:value="24976" table:style-name="ce6">
            <text:p>24,976<text:s/></text:p>
          </table:table-cell>
          <table:table-cell office:value-type="float" office:value="19074" table:style-name="ce6">
            <text:p>19,074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11550" table:style-name="ce6">
            <text:p>11,550<text:s/></text:p>
          </table:table-cell>
          <table:table-cell office:value-type="float" office:value="38788" table:style-name="ce6">
            <text:p>38,788<text:s/></text:p>
          </table:table-cell>
          <table:table-cell office:value-type="float" office:value="27875" table:style-name="ce6">
            <text:p>27,875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14707" table:style-name="ce6">
            <text:p>14,707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5266" table:style-name="ce6">
            <text:p>5,266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17037" table:style-name="ce6">
            <text:p>17,037<text:s/></text:p>
          </table:table-cell>
          <table:table-cell office:value-type="float" office:value="29599" table:style-name="ce6">
            <text:p>29,599<text:s/></text:p>
          </table:table-cell>
          <table:table-cell office:value-type="float" office:value="22338" table:style-name="ce6">
            <text:p>22,338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1935" table:style-name="ce6">
            <text:p>11,935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9506" table:style-name="ce6">
            <text:p>9,506<text:s/></text:p>
          </table:table-cell>
          <table:table-cell office:value-type="float" office:value="1261" table:style-name="ce6">
            <text:p>1,261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4763" table:style-name="ce6">
            <text:p>4,763<text:s/></text:p>
          </table:table-cell>
          <table:table-cell office:value-type="float" office:value="2249" table:style-name="ce6">
            <text:p>2,249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7587" table:style-name="ce6">
            <text:p>7,587<text:s/></text:p>
          </table:table-cell>
          <table:table-cell office:value-type="float" office:value="2386" table:style-name="ce6">
            <text:p>2,386<text:s/></text:p>
          </table:table-cell>
          <table:table-cell office:value-type="float" office:value="3865" table:style-name="ce6">
            <text:p>3,865<text:s/></text:p>
          </table:table-cell>
          <table:table-cell office:value-type="float" office:value="4412" table:style-name="ce6">
            <text:p>4,412<text:s/></text:p>
          </table:table-cell>
          <table:table-cell table:number-columns-repeated="16264"/>
        </table:table-row>
        <table:table-row table:style-name="ro2">
          <table:table-cell office:value-type="date" office:date-value="2021-04-27T00:00:00" table:style-name="ce5">
            <text:p>2021/4/27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44307" table:style-name="ce6">
            <text:p>44,307<text:s/></text:p>
          </table:table-cell>
          <table:table-cell office:value-type="float" office:value="42684" table:style-name="ce6">
            <text:p>42,684<text:s/></text:p>
          </table:table-cell>
          <table:table-cell office:value-type="float" office:value="26835" table:style-name="ce6">
            <text:p>26,835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11931" table:style-name="ce6">
            <text:p>11,931<text:s/></text:p>
          </table:table-cell>
          <table:table-cell office:value-type="float" office:value="4025" table:style-name="ce6">
            <text:p>4,025<text:s/></text:p>
          </table:table-cell>
          <table:table-cell office:value-type="float" office:value="3328" table:style-name="ce6">
            <text:p>3,328<text:s/></text:p>
          </table:table-cell>
          <table:table-cell office:value-type="float" office:value="14508" table:style-name="ce6">
            <text:p>14,508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4800" table:style-name="ce6">
            <text:p>4,800<text:s/></text:p>
          </table:table-cell>
          <table:table-cell office:value-type="float" office:value="5016" table:style-name="ce6">
            <text:p>5,016<text:s/></text:p>
          </table:table-cell>
          <table:table-cell office:value-type="float" office:value="10152" table:style-name="ce6">
            <text:p>10,152<text:s/></text:p>
          </table:table-cell>
          <table:table-cell office:value-type="float" office:value="10698" table:style-name="ce6">
            <text:p>10,698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18951" table:style-name="ce6">
            <text:p>18,951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9728" table:style-name="ce6">
            <text:p>9,728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9333" table:style-name="ce6">
            <text:p>9,333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6346" table:style-name="ce6">
            <text:p>6,346<text:s/></text:p>
          </table:table-cell>
          <table:table-cell office:value-type="float" office:value="30560" table:style-name="ce6">
            <text:p>30,560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11812" table:style-name="ce6">
            <text:p>11,812<text:s/></text:p>
          </table:table-cell>
          <table:table-cell office:value-type="float" office:value="13295" table:style-name="ce6">
            <text:p>13,295<text:s/></text:p>
          </table:table-cell>
          <table:table-cell office:value-type="float" office:value="16823" table:style-name="ce6">
            <text:p>16,823<text:s/></text:p>
          </table:table-cell>
          <table:table-cell office:value-type="float" office:value="24207" table:style-name="ce6">
            <text:p>24,207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25251" table:style-name="ce6">
            <text:p>25,251<text:s/></text:p>
          </table:table-cell>
          <table:table-cell office:value-type="float" office:value="17345" table:style-name="ce6">
            <text:p>17,345<text:s/></text:p>
          </table:table-cell>
          <table:table-cell office:value-type="float" office:value="34102" table:style-name="ce6">
            <text:p>34,102<text:s/></text:p>
          </table:table-cell>
          <table:table-cell office:value-type="float" office:value="26249" table:style-name="ce6">
            <text:p>26,249<text:s/></text:p>
          </table:table-cell>
          <table:table-cell office:value-type="float" office:value="11387" table:style-name="ce6">
            <text:p>11,387<text:s/></text:p>
          </table:table-cell>
          <table:table-cell office:value-type="float" office:value="37162" table:style-name="ce6">
            <text:p>37,162<text:s/></text:p>
          </table:table-cell>
          <table:table-cell office:value-type="float" office:value="26869" table:style-name="ce6">
            <text:p>26,869<text:s/></text:p>
          </table:table-cell>
          <table:table-cell office:value-type="float" office:value="26684" table:style-name="ce6">
            <text:p>26,684<text:s/></text:p>
          </table:table-cell>
          <table:table-cell office:value-type="float" office:value="20340" table:style-name="ce6">
            <text:p>20,340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114757" table:style-name="ce6">
            <text:p>114,757<text:s/></text:p>
          </table:table-cell>
          <table:table-cell office:value-type="float" office:value="38496" table:style-name="ce6">
            <text:p>38,496<text:s/></text:p>
          </table:table-cell>
          <table:table-cell office:value-type="float" office:value="21272" table:style-name="ce6">
            <text:p>21,272<text:s/></text:p>
          </table:table-cell>
          <table:table-cell office:value-type="float" office:value="24520" table:style-name="ce6">
            <text:p>24,520<text:s/></text:p>
          </table:table-cell>
          <table:table-cell office:value-type="float" office:value="27335" table:style-name="ce6">
            <text:p>27,335<text:s/></text:p>
          </table:table-cell>
          <table:table-cell office:value-type="float" office:value="26484" table:style-name="ce6">
            <text:p>26,484<text:s/></text:p>
          </table:table-cell>
          <table:table-cell office:value-type="float" office:value="26629" table:style-name="ce6">
            <text:p>26,629<text:s/></text:p>
          </table:table-cell>
          <table:table-cell office:value-type="float" office:value="23542" table:style-name="ce6">
            <text:p>23,542<text:s/></text:p>
          </table:table-cell>
          <table:table-cell office:value-type="float" office:value="13520" table:style-name="ce6">
            <text:p>13,520<text:s/></text:p>
          </table:table-cell>
          <table:table-cell office:value-type="float" office:value="32505" table:style-name="ce6">
            <text:p>32,505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4506" table:style-name="ce6">
            <text:p>4,506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14833" table:style-name="ce6">
            <text:p>14,833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2767" table:style-name="ce6">
            <text:p>12,767<text:s/></text:p>
          </table:table-cell>
          <table:table-cell office:value-type="float" office:value="29978" table:style-name="ce6">
            <text:p>29,978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14034" table:style-name="ce6">
            <text:p>14,034<text:s/></text:p>
          </table:table-cell>
          <table:table-cell office:value-type="float" office:value="7952" table:style-name="ce6">
            <text:p>7,952<text:s/></text:p>
          </table:table-cell>
          <table:table-cell office:value-type="float" office:value="22939" table:style-name="ce6">
            <text:p>22,939<text:s/></text:p>
          </table:table-cell>
          <table:table-cell office:value-type="float" office:value="24828" table:style-name="ce6">
            <text:p>24,828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39256" table:style-name="ce6">
            <text:p>39,256<text:s/></text:p>
          </table:table-cell>
          <table:table-cell office:value-type="float" office:value="40527" table:style-name="ce6">
            <text:p>40,527<text:s/></text:p>
          </table:table-cell>
          <table:table-cell office:value-type="float" office:value="27061" table:style-name="ce6">
            <text:p>27,061<text:s/></text:p>
          </table:table-cell>
          <table:table-cell office:value-type="float" office:value="25952" table:style-name="ce6">
            <text:p>25,952<text:s/></text:p>
          </table:table-cell>
          <table:table-cell office:value-type="float" office:value="52922" table:style-name="ce6">
            <text:p>52,922<text:s/></text:p>
          </table:table-cell>
          <table:table-cell office:value-type="float" office:value="23798" table:style-name="ce6">
            <text:p>23,798<text:s/></text:p>
          </table:table-cell>
          <table:table-cell office:value-type="float" office:value="29604" table:style-name="ce6">
            <text:p>29,604<text:s/></text:p>
          </table:table-cell>
          <table:table-cell office:value-type="float" office:value="33179" table:style-name="ce6">
            <text:p>33,179<text:s/></text:p>
          </table:table-cell>
          <table:table-cell office:value-type="float" office:value="20390" table:style-name="ce6">
            <text:p>20,390<text:s/></text:p>
          </table:table-cell>
          <table:table-cell office:value-type="float" office:value="60368" table:style-name="ce6">
            <text:p>60,368<text:s/></text:p>
          </table:table-cell>
          <table:table-cell office:value-type="float" office:value="21221" table:style-name="ce6">
            <text:p>21,221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13394" table:style-name="ce6">
            <text:p>13,394<text:s/></text:p>
          </table:table-cell>
          <table:table-cell office:value-type="float" office:value="25182" table:style-name="ce6">
            <text:p>25,182<text:s/></text:p>
          </table:table-cell>
          <table:table-cell office:value-type="float" office:value="19857" table:style-name="ce6">
            <text:p>19,857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39699" table:style-name="ce6">
            <text:p>39,699<text:s/></text:p>
          </table:table-cell>
          <table:table-cell office:value-type="float" office:value="23624" table:style-name="ce6">
            <text:p>23,624<text:s/></text:p>
          </table:table-cell>
          <table:table-cell office:value-type="float" office:value="25167" table:style-name="ce6">
            <text:p>25,167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367" table:style-name="ce6">
            <text:p>5,367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10625" table:style-name="ce6">
            <text:p>10,625<text:s/></text:p>
          </table:table-cell>
          <table:table-cell office:value-type="float" office:value="9701" table:style-name="ce6">
            <text:p>9,701<text:s/></text:p>
          </table:table-cell>
          <table:table-cell office:value-type="float" office:value="12125" table:style-name="ce6">
            <text:p>12,125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29290" table:style-name="ce6">
            <text:p>29,290<text:s/></text:p>
          </table:table-cell>
          <table:table-cell office:value-type="float" office:value="23322" table:style-name="ce6">
            <text:p>23,322<text:s/></text:p>
          </table:table-cell>
          <table:table-cell office:value-type="float" office:value="14178" table:style-name="ce6">
            <text:p>14,178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3247" table:style-name="ce6">
            <text:p>13,247<text:s/></text:p>
          </table:table-cell>
          <table:table-cell office:value-type="float" office:value="12485" table:style-name="ce6">
            <text:p>12,485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9648" table:style-name="ce6">
            <text:p>9,648<text:s/></text:p>
          </table:table-cell>
          <table:table-cell office:value-type="float" office:value="1308" table:style-name="ce6">
            <text:p>1,308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4726" table:style-name="ce6">
            <text:p>4,726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3467" table:style-name="ce6">
            <text:p>3,467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3756" table:style-name="ce6">
            <text:p>3,756<text:s/></text:p>
          </table:table-cell>
          <table:table-cell office:value-type="float" office:value="4333" table:style-name="ce6">
            <text:p>4,333<text:s/></text:p>
          </table:table-cell>
          <table:table-cell table:number-columns-repeated="16264"/>
        </table:table-row>
        <table:table-row table:style-name="ro2">
          <table:table-cell office:value-type="date" office:date-value="2021-04-28T00:00:00" table:style-name="ce5">
            <text:p>2021/4/28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16006" table:style-name="ce6">
            <text:p>16,006<text:s/></text:p>
          </table:table-cell>
          <table:table-cell office:value-type="float" office:value="46833" table:style-name="ce6">
            <text:p>46,833<text:s/></text:p>
          </table:table-cell>
          <table:table-cell office:value-type="float" office:value="44149" table:style-name="ce6">
            <text:p>44,149<text:s/></text:p>
          </table:table-cell>
          <table:table-cell office:value-type="float" office:value="27522" table:style-name="ce6">
            <text:p>27,522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4278" table:style-name="ce6">
            <text:p>4,278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10596" table:style-name="ce6">
            <text:p>10,596<text:s/></text:p>
          </table:table-cell>
          <table:table-cell office:value-type="float" office:value="11057" table:style-name="ce6">
            <text:p>11,057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19669" table:style-name="ce6">
            <text:p>19,669<text:s/></text:p>
          </table:table-cell>
          <table:table-cell office:value-type="float" office:value="6132" table:style-name="ce6">
            <text:p>6,132<text:s/></text:p>
          </table:table-cell>
          <table:table-cell office:value-type="float" office:value="10486" table:style-name="ce6">
            <text:p>10,486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6877" table:style-name="ce6">
            <text:p>6,877<text:s/></text:p>
          </table:table-cell>
          <table:table-cell office:value-type="float" office:value="30536" table:style-name="ce6">
            <text:p>30,536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17569" table:style-name="ce6">
            <text:p>17,569<text:s/></text:p>
          </table:table-cell>
          <table:table-cell office:value-type="float" office:value="25162" table:style-name="ce6">
            <text:p>25,162<text:s/></text:p>
          </table:table-cell>
          <table:table-cell office:value-type="float" office:value="18023" table:style-name="ce6">
            <text:p>18,023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26951" table:style-name="ce6">
            <text:p>26,951<text:s/></text:p>
          </table:table-cell>
          <table:table-cell office:value-type="float" office:value="18088" table:style-name="ce6">
            <text:p>18,088<text:s/></text:p>
          </table:table-cell>
          <table:table-cell office:value-type="float" office:value="36648" table:style-name="ce6">
            <text:p>36,648<text:s/></text:p>
          </table:table-cell>
          <table:table-cell office:value-type="float" office:value="25959" table:style-name="ce6">
            <text:p>25,959<text:s/></text:p>
          </table:table-cell>
          <table:table-cell office:value-type="float" office:value="11956" table:style-name="ce6">
            <text:p>11,956<text:s/></text:p>
          </table:table-cell>
          <table:table-cell office:value-type="float" office:value="38837" table:style-name="ce6">
            <text:p>38,837<text:s/></text:p>
          </table:table-cell>
          <table:table-cell office:value-type="float" office:value="28115" table:style-name="ce6">
            <text:p>28,115<text:s/></text:p>
          </table:table-cell>
          <table:table-cell office:value-type="float" office:value="27863" table:style-name="ce6">
            <text:p>27,863<text:s/></text:p>
          </table:table-cell>
          <table:table-cell office:value-type="float" office:value="20924" table:style-name="ce6">
            <text:p>20,924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119740" table:style-name="ce6">
            <text:p>119,740<text:s/></text:p>
          </table:table-cell>
          <table:table-cell office:value-type="float" office:value="41388" table:style-name="ce6">
            <text:p>41,388<text:s/></text:p>
          </table:table-cell>
          <table:table-cell office:value-type="float" office:value="22240" table:style-name="ce6">
            <text:p>22,240<text:s/></text:p>
          </table:table-cell>
          <table:table-cell office:value-type="float" office:value="24753" table:style-name="ce6">
            <text:p>24,753<text:s/></text:p>
          </table:table-cell>
          <table:table-cell office:value-type="float" office:value="26648" table:style-name="ce6">
            <text:p>26,648<text:s/></text:p>
          </table:table-cell>
          <table:table-cell office:value-type="float" office:value="25902" table:style-name="ce6">
            <text:p>25,902<text:s/></text:p>
          </table:table-cell>
          <table:table-cell office:value-type="float" office:value="26813" table:style-name="ce6">
            <text:p>26,813<text:s/></text:p>
          </table:table-cell>
          <table:table-cell office:value-type="float" office:value="23870" table:style-name="ce6">
            <text:p>23,870<text:s/></text:p>
          </table:table-cell>
          <table:table-cell office:value-type="float" office:value="13328" table:style-name="ce6">
            <text:p>13,328<text:s/></text:p>
          </table:table-cell>
          <table:table-cell office:value-type="float" office:value="33023" table:style-name="ce6">
            <text:p>33,023<text:s/></text:p>
          </table:table-cell>
          <table:table-cell office:value-type="float" office:value="7195" table:style-name="ce6">
            <text:p>7,195<text:s/></text:p>
          </table:table-cell>
          <table:table-cell office:value-type="float" office:value="8715" table:style-name="ce6">
            <text:p>8,715<text:s/></text:p>
          </table:table-cell>
          <table:table-cell office:value-type="float" office:value="19034" table:style-name="ce6">
            <text:p>19,034<text:s/>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3867" table:style-name="ce6">
            <text:p>3,867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14982" table:style-name="ce6">
            <text:p>14,982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28192" table:style-name="ce6">
            <text:p>28,192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13692" table:style-name="ce6">
            <text:p>13,692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3377" table:style-name="ce6">
            <text:p>23,377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27369" table:style-name="ce6">
            <text:p>27,369<text:s/></text:p>
          </table:table-cell>
          <table:table-cell office:value-type="float" office:value="41406" table:style-name="ce6">
            <text:p>41,406<text:s/></text:p>
          </table:table-cell>
          <table:table-cell office:value-type="float" office:value="41494" table:style-name="ce6">
            <text:p>41,494<text:s/></text:p>
          </table:table-cell>
          <table:table-cell office:value-type="float" office:value="27968" table:style-name="ce6">
            <text:p>27,968<text:s/></text:p>
          </table:table-cell>
          <table:table-cell office:value-type="float" office:value="25757" table:style-name="ce6">
            <text:p>25,757<text:s/></text:p>
          </table:table-cell>
          <table:table-cell office:value-type="float" office:value="55029" table:style-name="ce6">
            <text:p>55,029<text:s/></text:p>
          </table:table-cell>
          <table:table-cell office:value-type="float" office:value="25343" table:style-name="ce6">
            <text:p>25,343<text:s/></text:p>
          </table:table-cell>
          <table:table-cell office:value-type="float" office:value="32043" table:style-name="ce6">
            <text:p>32,043<text:s/></text:p>
          </table:table-cell>
          <table:table-cell office:value-type="float" office:value="35014" table:style-name="ce6">
            <text:p>35,014<text:s/></text:p>
          </table:table-cell>
          <table:table-cell office:value-type="float" office:value="22097" table:style-name="ce6">
            <text:p>22,097<text:s/></text:p>
          </table:table-cell>
          <table:table-cell office:value-type="float" office:value="63759" table:style-name="ce6">
            <text:p>63,759<text:s/></text:p>
          </table:table-cell>
          <table:table-cell office:value-type="float" office:value="22202" table:style-name="ce6">
            <text:p>22,202<text:s/></text:p>
          </table:table-cell>
          <table:table-cell office:value-type="float" office:value="17073" table:style-name="ce6">
            <text:p>17,073<text:s/></text:p>
          </table:table-cell>
          <table:table-cell office:value-type="float" office:value="15683" table:style-name="ce6">
            <text:p>15,683<text:s/></text:p>
          </table:table-cell>
          <table:table-cell office:value-type="float" office:value="21679" table:style-name="ce6">
            <text:p>21,679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26659" table:style-name="ce6">
            <text:p>26,659<text:s/></text:p>
          </table:table-cell>
          <table:table-cell office:value-type="float" office:value="21190" table:style-name="ce6">
            <text:p>21,190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42268" table:style-name="ce6">
            <text:p>42,268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26382" table:style-name="ce6">
            <text:p>26,382<text:s/></text:p>
          </table:table-cell>
          <table:table-cell office:value-type="float" office:value="23604" table:style-name="ce6">
            <text:p>23,604<text:s/></text:p>
          </table:table-cell>
          <table:table-cell office:value-type="float" office:value="15106" table:style-name="ce6">
            <text:p>15,106<text:s/></text:p>
          </table:table-cell>
          <table:table-cell office:value-type="float" office:value="12044" table:style-name="ce6">
            <text:p>12,044<text:s/></text:p>
          </table:table-cell>
          <table:table-cell office:value-type="float" office:value="6060" table:style-name="ce6">
            <text:p>6,060<text:s/></text:p>
          </table:table-cell>
          <table:table-cell office:value-type="float" office:value="5657" table:style-name="ce6">
            <text:p>5,657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10575" table:style-name="ce6">
            <text:p>10,575<text:s/></text:p>
          </table:table-cell>
          <table:table-cell office:value-type="float" office:value="12884" table:style-name="ce6">
            <text:p>12,884<text:s/></text:p>
          </table:table-cell>
          <table:table-cell office:value-type="float" office:value="18769" table:style-name="ce6">
            <text:p>18,769<text:s/></text:p>
          </table:table-cell>
          <table:table-cell office:value-type="float" office:value="30959" table:style-name="ce6">
            <text:p>30,959<text:s/></text:p>
          </table:table-cell>
          <table:table-cell office:value-type="float" office:value="24795" table:style-name="ce6">
            <text:p>24,795<text:s/></text:p>
          </table:table-cell>
          <table:table-cell office:value-type="float" office:value="14498" table:style-name="ce6">
            <text:p>14,498<text:s/></text:p>
          </table:table-cell>
          <table:table-cell office:value-type="float" office:value="12863" table:style-name="ce6">
            <text:p>12,863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1489" table:style-name="ce6">
            <text:p>11,489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341" table:style-name="ce6">
            <text:p>1,341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4400" table:style-name="ce6">
            <text:p>4,400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2467" table:style-name="ce6">
            <text:p>2,467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3228" table:style-name="ce6">
            <text:p>3,228<text:s/></text:p>
          </table:table-cell>
          <table:table-cell office:value-type="float" office:value="7980" table:style-name="ce6">
            <text:p>7,980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4091" table:style-name="ce6">
            <text:p>4,091<text:s/></text:p>
          </table:table-cell>
          <table:table-cell office:value-type="float" office:value="4610" table:style-name="ce6">
            <text:p>4,610<text:s/></text:p>
          </table:table-cell>
          <table:table-cell table:number-columns-repeated="16264"/>
        </table:table-row>
        <table:table-row table:style-name="ro2">
          <table:table-cell office:value-type="date" office:date-value="2021-04-29T00:00:00" table:style-name="ce5">
            <text:p>2021/4/29</text:p>
          </table:table-cell>
          <table:table-cell office:value-type="float" office:value="5741" table:style-name="ce6">
            <text:p>5,741<text:s/></text:p>
          </table:table-cell>
          <table:table-cell office:value-type="float" office:value="15753" table:style-name="ce6">
            <text:p>15,753<text:s/></text:p>
          </table:table-cell>
          <table:table-cell office:value-type="float" office:value="47071" table:style-name="ce6">
            <text:p>47,071<text:s/></text:p>
          </table:table-cell>
          <table:table-cell office:value-type="float" office:value="46111" table:style-name="ce6">
            <text:p>46,111<text:s/></text:p>
          </table:table-cell>
          <table:table-cell office:value-type="float" office:value="27270" table:style-name="ce6">
            <text:p>27,270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12516" table:style-name="ce6">
            <text:p>12,516<text:s/></text:p>
          </table:table-cell>
          <table:table-cell office:value-type="float" office:value="3869" table:style-name="ce6">
            <text:p>3,869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14558" table:style-name="ce6">
            <text:p>14,558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19784" table:style-name="ce6">
            <text:p>19,784<text:s/></text:p>
          </table:table-cell>
          <table:table-cell office:value-type="float" office:value="18900" table:style-name="ce6">
            <text:p>18,900<text:s/></text:p>
          </table:table-cell>
          <table:table-cell office:value-type="float" office:value="5877" table:style-name="ce6">
            <text:p>5,877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9240" table:style-name="ce6">
            <text:p>9,240<text:s/></text:p>
          </table:table-cell>
          <table:table-cell office:value-type="float" office:value="8972" table:style-name="ce6">
            <text:p>8,972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28816" table:style-name="ce6">
            <text:p>28,816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17151" table:style-name="ce6">
            <text:p>17,151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7912" table:style-name="ce6">
            <text:p>17,912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26844" table:style-name="ce6">
            <text:p>26,844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35485" table:style-name="ce6">
            <text:p>35,485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12018" table:style-name="ce6">
            <text:p>12,018<text:s/></text:p>
          </table:table-cell>
          <table:table-cell office:value-type="float" office:value="37643" table:style-name="ce6">
            <text:p>37,643<text:s/></text:p>
          </table:table-cell>
          <table:table-cell office:value-type="float" office:value="27177" table:style-name="ce6">
            <text:p>27,177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20614" table:style-name="ce6">
            <text:p>20,614<text:s/></text:p>
          </table:table-cell>
          <table:table-cell office:value-type="float" office:value="25035" table:style-name="ce6">
            <text:p>25,035<text:s/></text:p>
          </table:table-cell>
          <table:table-cell office:value-type="float" office:value="134002" table:style-name="ce6">
            <text:p>134,002<text:s/></text:p>
          </table:table-cell>
          <table:table-cell office:value-type="float" office:value="43484" table:style-name="ce6">
            <text:p>43,484<text:s/></text:p>
          </table:table-cell>
          <table:table-cell office:value-type="float" office:value="22312" table:style-name="ce6">
            <text:p>22,312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26254" table:style-name="ce6">
            <text:p>26,254<text:s/></text:p>
          </table:table-cell>
          <table:table-cell office:value-type="float" office:value="27407" table:style-name="ce6">
            <text:p>27,407<text:s/></text:p>
          </table:table-cell>
          <table:table-cell office:value-type="float" office:value="24474" table:style-name="ce6">
            <text:p>24,474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32201" table:style-name="ce6">
            <text:p>32,201<text:s/></text:p>
          </table:table-cell>
          <table:table-cell office:value-type="float" office:value="6991" table:style-name="ce6">
            <text:p>6,991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9373" table:style-name="ce6">
            <text:p>19,373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3949" table:style-name="ce6">
            <text:p>3,949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29152" table:style-name="ce6">
            <text:p>29,152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13940" table:style-name="ce6">
            <text:p>13,940<text:s/></text:p>
          </table:table-cell>
          <table:table-cell office:value-type="float" office:value="7915" table:style-name="ce6">
            <text:p>7,915<text:s/></text:p>
          </table:table-cell>
          <table:table-cell office:value-type="float" office:value="23423" table:style-name="ce6">
            <text:p>23,423<text:s/></text:p>
          </table:table-cell>
          <table:table-cell office:value-type="float" office:value="24606" table:style-name="ce6">
            <text:p>24,606<text:s/></text:p>
          </table:table-cell>
          <table:table-cell office:value-type="float" office:value="27731" table:style-name="ce6">
            <text:p>27,731<text:s/></text:p>
          </table:table-cell>
          <table:table-cell office:value-type="float" office:value="42387" table:style-name="ce6">
            <text:p>42,387<text:s/></text:p>
          </table:table-cell>
          <table:table-cell office:value-type="float" office:value="40813" table:style-name="ce6">
            <text:p>40,813<text:s/></text:p>
          </table:table-cell>
          <table:table-cell office:value-type="float" office:value="27776" table:style-name="ce6">
            <text:p>27,776<text:s/></text:p>
          </table:table-cell>
          <table:table-cell office:value-type="float" office:value="26206" table:style-name="ce6">
            <text:p>26,206<text:s/></text:p>
          </table:table-cell>
          <table:table-cell office:value-type="float" office:value="59649" table:style-name="ce6">
            <text:p>59,649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32646" table:style-name="ce6">
            <text:p>32,646<text:s/></text:p>
          </table:table-cell>
          <table:table-cell office:value-type="float" office:value="37170" table:style-name="ce6">
            <text:p>37,170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67526" table:style-name="ce6">
            <text:p>67,526<text:s/></text:p>
          </table:table-cell>
          <table:table-cell office:value-type="float" office:value="22157" table:style-name="ce6">
            <text:p>22,157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15822" table:style-name="ce6">
            <text:p>15,822<text:s/></text:p>
          </table:table-cell>
          <table:table-cell office:value-type="float" office:value="22384" table:style-name="ce6">
            <text:p>22,384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27260" table:style-name="ce6">
            <text:p>27,260<text:s/></text:p>
          </table:table-cell>
          <table:table-cell office:value-type="float" office:value="21590" table:style-name="ce6">
            <text:p>21,590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42404" table:style-name="ce6">
            <text:p>42,404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26214" table:style-name="ce6">
            <text:p>26,214<text:s/></text:p>
          </table:table-cell>
          <table:table-cell office:value-type="float" office:value="24063" table:style-name="ce6">
            <text:p>24,063<text:s/></text:p>
          </table:table-cell>
          <table:table-cell office:value-type="float" office:value="15049" table:style-name="ce6">
            <text:p>15,049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1104" table:style-name="ce6">
            <text:p>11,104<text:s/></text:p>
          </table:table-cell>
          <table:table-cell office:value-type="float" office:value="10550" table:style-name="ce6">
            <text:p>10,550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8613" table:style-name="ce6">
            <text:p>18,613<text:s/></text:p>
          </table:table-cell>
          <table:table-cell office:value-type="float" office:value="31485" table:style-name="ce6">
            <text:p>31,485<text:s/></text:p>
          </table:table-cell>
          <table:table-cell office:value-type="float" office:value="24650" table:style-name="ce6">
            <text:p>24,650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12274" table:style-name="ce6">
            <text:p>12,274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5177" table:style-name="ce6">
            <text:p>5,177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3095" table:style-name="ce6">
            <text:p>3,095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2639" table:style-name="ce6">
            <text:p>2,639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4593" table:style-name="ce6">
            <text:p>4,593<text:s/></text:p>
          </table:table-cell>
          <table:table-cell table:number-columns-repeated="16264"/>
        </table:table-row>
        <table:table-row table:style-name="ro2">
          <table:table-cell office:value-type="date" office:date-value="2021-04-30T00:00:00" table:style-name="ce5">
            <text:p>2021/4/30</text:p>
          </table:table-cell>
          <table:table-cell office:value-type="float" office:value="4754" table:style-name="ce6">
            <text:p>4,754<text:s/></text:p>
          </table:table-cell>
          <table:table-cell office:value-type="float" office:value="10593" table:style-name="ce6">
            <text:p>10,593<text:s/></text:p>
          </table:table-cell>
          <table:table-cell office:value-type="float" office:value="26800" table:style-name="ce6">
            <text:p>26,800<text:s/></text:p>
          </table:table-cell>
          <table:table-cell office:value-type="float" office:value="47381" table:style-name="ce6">
            <text:p>47,381<text:s/></text:p>
          </table:table-cell>
          <table:table-cell office:value-type="float" office:value="21035" table:style-name="ce6">
            <text:p>21,035<text:s/></text:p>
          </table:table-cell>
          <table:table-cell office:value-type="float" office:value="12076" table:style-name="ce6">
            <text:p>12,076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3942" table:style-name="ce6">
            <text:p>3,942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12447" table:style-name="ce6">
            <text:p>12,447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4681" table:style-name="ce6">
            <text:p>4,681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9208" table:style-name="ce6">
            <text:p>9,208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5489" table:style-name="ce6">
            <text:p>5,489<text:s/></text:p>
          </table:table-cell>
          <table:table-cell office:value-type="float" office:value="9332" table:style-name="ce6">
            <text:p>9,332<text:s/></text:p>
          </table:table-cell>
          <table:table-cell office:value-type="float" office:value="4349" table:style-name="ce6">
            <text:p>4,349<text:s/></text:p>
          </table:table-cell>
          <table:table-cell office:value-type="float" office:value="7498" table:style-name="ce6">
            <text:p>7,498<text:s/></text:p>
          </table:table-cell>
          <table:table-cell office:value-type="float" office:value="8082" table:style-name="ce6">
            <text:p>8,082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15186" table:style-name="ce6">
            <text:p>15,186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20234" table:style-name="ce6">
            <text:p>20,234<text:s/></text:p>
          </table:table-cell>
          <table:table-cell office:value-type="float" office:value="17028" table:style-name="ce6">
            <text:p>17,028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16101" table:style-name="ce6">
            <text:p>16,101<text:s/></text:p>
          </table:table-cell>
          <table:table-cell office:value-type="float" office:value="28861" table:style-name="ce6">
            <text:p>28,861<text:s/></text:p>
          </table:table-cell>
          <table:table-cell office:value-type="float" office:value="23075" table:style-name="ce6">
            <text:p>23,075<text:s/></text:p>
          </table:table-cell>
          <table:table-cell office:value-type="float" office:value="10521" table:style-name="ce6">
            <text:p>10,521<text:s/></text:p>
          </table:table-cell>
          <table:table-cell office:value-type="float" office:value="33602" table:style-name="ce6">
            <text:p>33,602<text:s/></text:p>
          </table:table-cell>
          <table:table-cell office:value-type="float" office:value="23459" table:style-name="ce6">
            <text:p>23,459<text:s/></text:p>
          </table:table-cell>
          <table:table-cell office:value-type="float" office:value="22890" table:style-name="ce6">
            <text:p>22,890<text:s/></text:p>
          </table:table-cell>
          <table:table-cell office:value-type="float" office:value="18342" table:style-name="ce6">
            <text:p>18,342<text:s/></text:p>
          </table:table-cell>
          <table:table-cell office:value-type="float" office:value="20553" table:style-name="ce6">
            <text:p>20,553<text:s/></text:p>
          </table:table-cell>
          <table:table-cell office:value-type="float" office:value="150772" table:style-name="ce6">
            <text:p>150,772<text:s/></text:p>
          </table:table-cell>
          <table:table-cell office:value-type="float" office:value="48452" table:style-name="ce6">
            <text:p>48,452<text:s/></text:p>
          </table:table-cell>
          <table:table-cell office:value-type="float" office:value="20912" table:style-name="ce6">
            <text:p>20,912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27806" table:style-name="ce6">
            <text:p>27,806<text:s/></text:p>
          </table:table-cell>
          <table:table-cell office:value-type="float" office:value="29480" table:style-name="ce6">
            <text:p>29,480<text:s/></text:p>
          </table:table-cell>
          <table:table-cell office:value-type="float" office:value="28566" table:style-name="ce6">
            <text:p>28,566<text:s/></text:p>
          </table:table-cell>
          <table:table-cell office:value-type="float" office:value="22232" table:style-name="ce6">
            <text:p>22,232<text:s/></text:p>
          </table:table-cell>
          <table:table-cell office:value-type="float" office:value="12470" table:style-name="ce6">
            <text:p>12,470<text:s/></text:p>
          </table:table-cell>
          <table:table-cell office:value-type="float" office:value="30867" table:style-name="ce6">
            <text:p>30,867<text:s/></text:p>
          </table:table-cell>
          <table:table-cell office:value-type="float" office:value="6758" table:style-name="ce6">
            <text:p>6,758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6728" table:style-name="ce6">
            <text:p>6,728<text:s/></text:p>
          </table:table-cell>
          <table:table-cell office:value-type="float" office:value="3450" table:style-name="ce6">
            <text:p>3,450<text:s/></text:p>
          </table:table-cell>
          <table:table-cell office:value-type="float" office:value="2748" table:style-name="ce6">
            <text:p>2,748<text:s/></text:p>
          </table:table-cell>
          <table:table-cell office:value-type="float" office:value="14837" table:style-name="ce6">
            <text:p>14,837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38262" table:style-name="ce6">
            <text:p>38,262<text:s/></text:p>
          </table:table-cell>
          <table:table-cell office:value-type="float" office:value="7919" table:style-name="ce6">
            <text:p>7,919<text:s/></text:p>
          </table:table-cell>
          <table:table-cell office:value-type="float" office:value="14043" table:style-name="ce6">
            <text:p>14,043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20655" table:style-name="ce6">
            <text:p>20,655<text:s/></text:p>
          </table:table-cell>
          <table:table-cell office:value-type="float" office:value="20378" table:style-name="ce6">
            <text:p>20,378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42311" table:style-name="ce6">
            <text:p>42,311<text:s/></text:p>
          </table:table-cell>
          <table:table-cell office:value-type="float" office:value="35641" table:style-name="ce6">
            <text:p>35,641<text:s/></text:p>
          </table:table-cell>
          <table:table-cell office:value-type="float" office:value="23408" table:style-name="ce6">
            <text:p>23,408<text:s/></text:p>
          </table:table-cell>
          <table:table-cell office:value-type="float" office:value="27810" table:style-name="ce6">
            <text:p>27,810<text:s/></text:p>
          </table:table-cell>
          <table:table-cell office:value-type="float" office:value="68950" table:style-name="ce6">
            <text:p>68,950<text:s/></text:p>
          </table:table-cell>
          <table:table-cell office:value-type="float" office:value="20291" table:style-name="ce6">
            <text:p>20,291<text:s/></text:p>
          </table:table-cell>
          <table:table-cell office:value-type="float" office:value="28864" table:style-name="ce6">
            <text:p>28,864<text:s/></text:p>
          </table:table-cell>
          <table:table-cell office:value-type="float" office:value="32191" table:style-name="ce6">
            <text:p>32,191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62022" table:style-name="ce6">
            <text:p>62,022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15861" table:style-name="ce6">
            <text:p>15,861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22096" table:style-name="ce6">
            <text:p>22,096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26326" table:style-name="ce6">
            <text:p>26,326<text:s/></text:p>
          </table:table-cell>
          <table:table-cell office:value-type="float" office:value="15797" table:style-name="ce6">
            <text:p>15,797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11813" table:style-name="ce6">
            <text:p>11,813<text:s/></text:p>
          </table:table-cell>
          <table:table-cell office:value-type="float" office:value="23174" table:style-name="ce6">
            <text:p>23,174<text:s/></text:p>
          </table:table-cell>
          <table:table-cell office:value-type="float" office:value="14815" table:style-name="ce6">
            <text:p>14,815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17464" table:style-name="ce6">
            <text:p>17,464<text:s/></text:p>
          </table:table-cell>
          <table:table-cell office:value-type="float" office:value="13097" table:style-name="ce6">
            <text:p>13,097<text:s/></text:p>
          </table:table-cell>
          <table:table-cell office:value-type="float" office:value="11300" table:style-name="ce6">
            <text:p>11,300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2704" table:style-name="ce6">
            <text:p>2,704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9363" table:style-name="ce6">
            <text:p>9,363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2562" table:style-name="ce6">
            <text:p>12,562<text:s/></text:p>
          </table:table-cell>
          <table:table-cell office:value-type="float" office:value="14825" table:style-name="ce6">
            <text:p>14,825<text:s/></text:p>
          </table:table-cell>
          <table:table-cell office:value-type="float" office:value="21330" table:style-name="ce6">
            <text:p>21,330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12210" table:style-name="ce6">
            <text:p>12,210<text:s/></text:p>
          </table:table-cell>
          <table:table-cell office:value-type="float" office:value="11847" table:style-name="ce6">
            <text:p>11,847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10726" table:style-name="ce6">
            <text:p>10,726<text:s/></text:p>
          </table:table-cell>
          <table:table-cell office:value-type="float" office:value="11158" table:style-name="ce6">
            <text:p>11,158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8256" table:style-name="ce6">
            <text:p>8,256<text:s/></text:p>
          </table:table-cell>
          <table:table-cell office:value-type="float" office:value="1080" table:style-name="ce6">
            <text:p>1,080<text:s/></text:p>
          </table:table-cell>
          <table:table-cell office:value-type="float" office:value="2531" table:style-name="ce6">
            <text:p>2,531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4830" table:style-name="ce6">
            <text:p>4,830<text:s/></text:p>
          </table:table-cell>
          <table:table-cell office:value-type="float" office:value="1311" table:style-name="ce6">
            <text:p>1,311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2441" table:style-name="ce6">
            <text:p>2,441<text:s/></text:p>
          </table:table-cell>
          <table:table-cell office:value-type="float" office:value="9605" table:style-name="ce6">
            <text:p>9,605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169" table:style-name="ce6">
            <text:p>3,169<text:s/></text:p>
          </table:table-cell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1-04-01T00:00:00" table:style-name="ce5">
            <text:p>2021/4/1</text:p>
          </table:table-cell>
          <table:table-cell office:value-type="float" office:value="5197" table:style-name="ce6">
            <text:p>5,197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41899" table:style-name="ce6">
            <text:p>41,899<text:s/></text:p>
          </table:table-cell>
          <table:table-cell office:value-type="float" office:value="47414" table:style-name="ce6">
            <text:p>47,414<text:s/></text:p>
          </table:table-cell>
          <table:table-cell office:value-type="float" office:value="27603" table:style-name="ce6">
            <text:p>27,603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2673" table:style-name="ce6">
            <text:p>12,673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3841" table:style-name="ce6">
            <text:p>3,841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10639" table:style-name="ce6">
            <text:p>10,639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31176" table:style-name="ce6">
            <text:p>31,176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12968" table:style-name="ce6">
            <text:p>12,968<text:s/></text:p>
          </table:table-cell>
          <table:table-cell office:value-type="float" office:value="18422" table:style-name="ce6">
            <text:p>18,422<text:s/></text:p>
          </table:table-cell>
          <table:table-cell office:value-type="float" office:value="26469" table:style-name="ce6">
            <text:p>26,469<text:s/></text:p>
          </table:table-cell>
          <table:table-cell office:value-type="float" office:value="16873" table:style-name="ce6">
            <text:p>16,873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27098" table:style-name="ce6">
            <text:p>27,098<text:s/></text:p>
          </table:table-cell>
          <table:table-cell office:value-type="float" office:value="18364" table:style-name="ce6">
            <text:p>18,364<text:s/></text:p>
          </table:table-cell>
          <table:table-cell office:value-type="float" office:value="33494" table:style-name="ce6">
            <text:p>33,494<text:s/></text:p>
          </table:table-cell>
          <table:table-cell office:value-type="float" office:value="28780" table:style-name="ce6">
            <text:p>28,780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37475" table:style-name="ce6">
            <text:p>37,475<text:s/></text:p>
          </table:table-cell>
          <table:table-cell office:value-type="float" office:value="27669" table:style-name="ce6">
            <text:p>27,669<text:s/></text:p>
          </table:table-cell>
          <table:table-cell office:value-type="float" office:value="28031" table:style-name="ce6">
            <text:p>28,031<text:s/></text:p>
          </table:table-cell>
          <table:table-cell office:value-type="float" office:value="22385" table:style-name="ce6">
            <text:p>22,385<text:s/></text:p>
          </table:table-cell>
          <table:table-cell office:value-type="float" office:value="23375" table:style-name="ce6">
            <text:p>23,375<text:s/></text:p>
          </table:table-cell>
          <table:table-cell office:value-type="float" office:value="136195" table:style-name="ce6">
            <text:p>136,195<text:s/></text:p>
          </table:table-cell>
          <table:table-cell office:value-type="float" office:value="44250" table:style-name="ce6">
            <text:p>44,250<text:s/></text:p>
          </table:table-cell>
          <table:table-cell office:value-type="float" office:value="20160" table:style-name="ce6">
            <text:p>20,160<text:s/></text:p>
          </table:table-cell>
          <table:table-cell office:value-type="float" office:value="25897" table:style-name="ce6">
            <text:p>25,897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28467" table:style-name="ce6">
            <text:p>28,467<text:s/></text:p>
          </table:table-cell>
          <table:table-cell office:value-type="float" office:value="29501" table:style-name="ce6">
            <text:p>29,501<text:s/></text:p>
          </table:table-cell>
          <table:table-cell office:value-type="float" office:value="25509" table:style-name="ce6">
            <text:p>25,509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33888" table:style-name="ce6">
            <text:p>33,888<text:s/></text:p>
          </table:table-cell>
          <table:table-cell office:value-type="float" office:value="7866" table:style-name="ce6">
            <text:p>7,866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20307" table:style-name="ce6">
            <text:p>20,307<text:s/></text:p>
          </table:table-cell>
          <table:table-cell office:value-type="float" office:value="5372" table:style-name="ce6">
            <text:p>5,372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3413" table:style-name="ce6">
            <text:p>3,413<text:s/></text:p>
          </table:table-cell>
          <table:table-cell office:value-type="float" office:value="15966" table:style-name="ce6">
            <text:p>15,966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33320" table:style-name="ce6">
            <text:p>33,320<text:s/></text:p>
          </table:table-cell>
          <table:table-cell office:value-type="float" office:value="10195" table:style-name="ce6">
            <text:p>10,195<text:s/></text:p>
          </table:table-cell>
          <table:table-cell office:value-type="float" office:value="14445" table:style-name="ce6">
            <text:p>14,445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27254" table:style-name="ce6">
            <text:p>27,254<text:s/></text:p>
          </table:table-cell>
          <table:table-cell office:value-type="float" office:value="32064" table:style-name="ce6">
            <text:p>32,064<text:s/></text:p>
          </table:table-cell>
          <table:table-cell office:value-type="float" office:value="39798" table:style-name="ce6">
            <text:p>39,798<text:s/></text:p>
          </table:table-cell>
          <table:table-cell office:value-type="float" office:value="42634" table:style-name="ce6">
            <text:p>42,634<text:s/></text:p>
          </table:table-cell>
          <table:table-cell office:value-type="float" office:value="27366" table:style-name="ce6">
            <text:p>27,366<text:s/></text:p>
          </table:table-cell>
          <table:table-cell office:value-type="float" office:value="27918" table:style-name="ce6">
            <text:p>27,918<text:s/></text:p>
          </table:table-cell>
          <table:table-cell office:value-type="float" office:value="63488" table:style-name="ce6">
            <text:p>63,488<text:s/></text:p>
          </table:table-cell>
          <table:table-cell office:value-type="float" office:value="23843" table:style-name="ce6">
            <text:p>23,843<text:s/></text:p>
          </table:table-cell>
          <table:table-cell office:value-type="float" office:value="34467" table:style-name="ce6">
            <text:p>34,467<text:s/></text:p>
          </table:table-cell>
          <table:table-cell office:value-type="float" office:value="35678" table:style-name="ce6">
            <text:p>35,678<text:s/></text:p>
          </table:table-cell>
          <table:table-cell office:value-type="float" office:value="21055" table:style-name="ce6">
            <text:p>21,055<text:s/></text:p>
          </table:table-cell>
          <table:table-cell office:value-type="float" office:value="67140" table:style-name="ce6">
            <text:p>67,140<text:s/></text:p>
          </table:table-cell>
          <table:table-cell office:value-type="float" office:value="22120" table:style-name="ce6">
            <text:p>22,120<text:s/></text:p>
          </table:table-cell>
          <table:table-cell office:value-type="float" office:value="17460" table:style-name="ce6">
            <text:p>17,460<text:s/></text:p>
          </table:table-cell>
          <table:table-cell office:value-type="float" office:value="15678" table:style-name="ce6">
            <text:p>15,678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15246" table:style-name="ce6">
            <text:p>15,246<text:s/></text:p>
          </table:table-cell>
          <table:table-cell office:value-type="float" office:value="27083" table:style-name="ce6">
            <text:p>27,083<text:s/></text:p>
          </table:table-cell>
          <table:table-cell office:value-type="float" office:value="20409" table:style-name="ce6">
            <text:p>20,409<text:s/></text:p>
          </table:table-cell>
          <table:table-cell office:value-type="float" office:value="9539" table:style-name="ce6">
            <text:p>9,539<text:s/></text:p>
          </table:table-cell>
          <table:table-cell office:value-type="float" office:value="12066" table:style-name="ce6">
            <text:p>12,066<text:s/></text:p>
          </table:table-cell>
          <table:table-cell office:value-type="float" office:value="39199" table:style-name="ce6">
            <text:p>39,199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24634" table:style-name="ce6">
            <text:p>24,634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12216" table:style-name="ce6">
            <text:p>12,216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7484" table:style-name="ce6">
            <text:p>7,484<text:s/></text:p>
          </table:table-cell>
          <table:table-cell office:value-type="float" office:value="10680" table:style-name="ce6">
            <text:p>10,680<text:s/></text:p>
          </table:table-cell>
          <table:table-cell office:value-type="float" office:value="10281" table:style-name="ce6">
            <text:p>10,281<text:s/></text:p>
          </table:table-cell>
          <table:table-cell office:value-type="float" office:value="15463" table:style-name="ce6">
            <text:p>15,463<text:s/></text:p>
          </table:table-cell>
          <table:table-cell office:value-type="float" office:value="18263" table:style-name="ce6">
            <text:p>18,263<text:s/></text:p>
          </table:table-cell>
          <table:table-cell office:value-type="float" office:value="29016" table:style-name="ce6">
            <text:p>29,016<text:s/></text:p>
          </table:table-cell>
          <table:table-cell office:value-type="float" office:value="23989" table:style-name="ce6">
            <text:p>23,989<text:s/></text:p>
          </table:table-cell>
          <table:table-cell office:value-type="float" office:value="15867" table:style-name="ce6">
            <text:p>15,867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13069" table:style-name="ce6">
            <text:p>13,069<text:s/></text:p>
          </table:table-cell>
          <table:table-cell office:value-type="float" office:value="13391" table:style-name="ce6">
            <text:p>13,391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12446" table:style-name="ce6">
            <text:p>12,446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518" table:style-name="ce6">
            <text:p>3,518<text:s/></text:p>
          </table:table-cell>
          <table:table-cell office:value-type="float" office:value="2888" table:style-name="ce6">
            <text:p>2,888<text:s/></text:p>
          </table:table-cell>
          <table:table-cell office:value-type="float" office:value="9133" table:style-name="ce6">
            <text:p>9,133<text:s/></text:p>
          </table:table-cell>
          <table:table-cell office:value-type="float" office:value="2372" table:style-name="ce6">
            <text:p>2,372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4727" table:style-name="ce6">
            <text:p>4,727<text:s/></text:p>
          </table:table-cell>
          <table:table-cell table:number-columns-repeated="16264"/>
        </table:table-row>
        <table:table-row table:style-name="ro2">
          <table:table-cell office:value-type="date" office:date-value="2021-04-02T00:00:00" table:style-name="ce5">
            <text:p>2021/4/2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19343" table:style-name="ce6">
            <text:p>19,343<text:s/></text:p>
          </table:table-cell>
          <table:table-cell office:value-type="float" office:value="40867" table:style-name="ce6">
            <text:p>40,867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8269" table:style-name="ce6">
            <text:p>8,269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3684" table:style-name="ce6">
            <text:p>3,684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5273" table:style-name="ce6">
            <text:p>5,273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5290" table:style-name="ce6">
            <text:p>5,290<text:s/></text:p>
          </table:table-cell>
          <table:table-cell office:value-type="float" office:value="6287" table:style-name="ce6">
            <text:p>6,287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8405" table:style-name="ce6">
            <text:p>8,405<text:s/></text:p>
          </table:table-cell>
          <table:table-cell office:value-type="float" office:value="4260" table:style-name="ce6">
            <text:p>4,260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21176" table:style-name="ce6">
            <text:p>21,176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16132" table:style-name="ce6">
            <text:p>16,132<text:s/></text:p>
          </table:table-cell>
          <table:table-cell office:value-type="float" office:value="9843" table:style-name="ce6">
            <text:p>9,843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6513" table:style-name="ce6">
            <text:p>16,513<text:s/></text:p>
          </table:table-cell>
          <table:table-cell office:value-type="float" office:value="13064" table:style-name="ce6">
            <text:p>13,064<text:s/></text:p>
          </table:table-cell>
          <table:table-cell office:value-type="float" office:value="8548" table:style-name="ce6">
            <text:p>8,548<text:s/></text:p>
          </table:table-cell>
          <table:table-cell office:value-type="float" office:value="23011" table:style-name="ce6">
            <text:p>23,011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15795" table:style-name="ce6">
            <text:p>15,795<text:s/></text:p>
          </table:table-cell>
          <table:table-cell office:value-type="float" office:value="3981" table:style-name="ce6">
            <text:p>3,981<text:s/></text:p>
          </table:table-cell>
          <table:table-cell office:value-type="float" office:value="28297" table:style-name="ce6">
            <text:p>28,297<text:s/></text:p>
          </table:table-cell>
          <table:table-cell office:value-type="float" office:value="19753" table:style-name="ce6">
            <text:p>19,753<text:s/></text:p>
          </table:table-cell>
          <table:table-cell office:value-type="float" office:value="20182" table:style-name="ce6">
            <text:p>20,182<text:s/></text:p>
          </table:table-cell>
          <table:table-cell office:value-type="float" office:value="16296" table:style-name="ce6">
            <text:p>16,296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126733" table:style-name="ce6">
            <text:p>126,733<text:s/></text:p>
          </table:table-cell>
          <table:table-cell office:value-type="float" office:value="40243" table:style-name="ce6">
            <text:p>40,243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24185" table:style-name="ce6">
            <text:p>24,185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24947" table:style-name="ce6">
            <text:p>24,947<text:s/></text:p>
          </table:table-cell>
          <table:table-cell office:value-type="float" office:value="18334" table:style-name="ce6">
            <text:p>18,334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22034" table:style-name="ce6">
            <text:p>22,034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15623" table:style-name="ce6">
            <text:p>15,623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8077" table:style-name="ce6">
            <text:p>8,077<text:s/></text:p>
          </table:table-cell>
          <table:table-cell office:value-type="float" office:value="11998" table:style-name="ce6">
            <text:p>11,998<text:s/></text:p>
          </table:table-cell>
          <table:table-cell office:value-type="float" office:value="41785" table:style-name="ce6">
            <text:p>41,785<text:s/></text:p>
          </table:table-cell>
          <table:table-cell office:value-type="float" office:value="6377" table:style-name="ce6">
            <text:p>6,377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6533" table:style-name="ce6">
            <text:p>6,533<text:s/></text:p>
          </table:table-cell>
          <table:table-cell office:value-type="float" office:value="16956" table:style-name="ce6">
            <text:p>16,956<text:s/></text:p>
          </table:table-cell>
          <table:table-cell office:value-type="float" office:value="16962" table:style-name="ce6">
            <text:p>16,962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34045" table:style-name="ce6">
            <text:p>34,045<text:s/></text:p>
          </table:table-cell>
          <table:table-cell office:value-type="float" office:value="29514" table:style-name="ce6">
            <text:p>29,514<text:s/></text:p>
          </table:table-cell>
          <table:table-cell office:value-type="float" office:value="19351" table:style-name="ce6">
            <text:p>19,351<text:s/></text:p>
          </table:table-cell>
          <table:table-cell office:value-type="float" office:value="26384" table:style-name="ce6">
            <text:p>26,384<text:s/></text:p>
          </table:table-cell>
          <table:table-cell office:value-type="float" office:value="65873" table:style-name="ce6">
            <text:p>65,873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25969" table:style-name="ce6">
            <text:p>25,969<text:s/></text:p>
          </table:table-cell>
          <table:table-cell office:value-type="float" office:value="27473" table:style-name="ce6">
            <text:p>27,473<text:s/></text:p>
          </table:table-cell>
          <table:table-cell office:value-type="float" office:value="13979" table:style-name="ce6">
            <text:p>13,979<text:s/></text:p>
          </table:table-cell>
          <table:table-cell office:value-type="float" office:value="51036" table:style-name="ce6">
            <text:p>51,036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8132" table:style-name="ce6">
            <text:p>8,132<text:s/></text:p>
          </table:table-cell>
          <table:table-cell office:value-type="float" office:value="15958" table:style-name="ce6">
            <text:p>15,958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23721" table:style-name="ce6">
            <text:p>23,721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8378" table:style-name="ce6">
            <text:p>8,378<text:s/></text:p>
          </table:table-cell>
          <table:table-cell office:value-type="float" office:value="8816" table:style-name="ce6">
            <text:p>8,816<text:s/></text:p>
          </table:table-cell>
          <table:table-cell office:value-type="float" office:value="15927" table:style-name="ce6">
            <text:p>15,927<text:s/></text:p>
          </table:table-cell>
          <table:table-cell office:value-type="float" office:value="11696" table:style-name="ce6">
            <text:p>11,696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6057" table:style-name="ce6">
            <text:p>16,057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8889" table:style-name="ce6">
            <text:p>8,889<text:s/></text:p>
          </table:table-cell>
          <table:table-cell office:value-type="float" office:value="4351" table:style-name="ce6">
            <text:p>4,351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6598" table:style-name="ce6">
            <text:p>6,598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8639" table:style-name="ce6">
            <text:p>8,639<text:s/></text:p>
          </table:table-cell>
          <table:table-cell office:value-type="float" office:value="11610" table:style-name="ce6">
            <text:p>11,610<text:s/></text:p>
          </table:table-cell>
          <table:table-cell office:value-type="float" office:value="11685" table:style-name="ce6">
            <text:p>11,685<text:s/></text:p>
          </table:table-cell>
          <table:table-cell office:value-type="float" office:value="16464" table:style-name="ce6">
            <text:p>16,464<text:s/></text:p>
          </table:table-cell>
          <table:table-cell office:value-type="float" office:value="17605" table:style-name="ce6">
            <text:p>17,605<text:s/></text:p>
          </table:table-cell>
          <table:table-cell office:value-type="float" office:value="11034" table:style-name="ce6">
            <text:p>11,034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9267" table:style-name="ce6">
            <text:p>9,267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7772" table:style-name="ce6">
            <text:p>7,772<text:s/></text:p>
          </table:table-cell>
          <table:table-cell office:value-type="float" office:value="769" table:style-name="ce6">
            <text:p>769<text:s/></text:p>
          </table:table-cell>
          <table:table-cell office:value-type="float" office:value="2285" table:style-name="ce6">
            <text:p>2,285<text:s/></text:p>
          </table:table-cell>
          <table:table-cell office:value-type="float" office:value="2948" table:style-name="ce6">
            <text:p>2,948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1017" table:style-name="ce6">
            <text:p>1,017<text:s/></text:p>
          </table:table-cell>
          <table:table-cell office:value-type="float" office:value="1247" table:style-name="ce6">
            <text:p>1,247<text:s/></text:p>
          </table:table-cell>
          <table:table-cell office:value-type="float" office:value="1842" table:style-name="ce6">
            <text:p>1,842<text:s/></text:p>
          </table:table-cell>
          <table:table-cell office:value-type="float" office:value="7203" table:style-name="ce6">
            <text:p>7,203<text:s/></text:p>
          </table:table-cell>
          <table:table-cell office:value-type="float" office:value="1874" table:style-name="ce6">
            <text:p>1,874<text:s/></text:p>
          </table:table-cell>
          <table:table-cell office:value-type="float" office:value="3164" table:style-name="ce6">
            <text:p>3,164<text:s/></text:p>
          </table:table-cell>
          <table:table-cell office:value-type="float" office:value="2699" table:style-name="ce6">
            <text:p>2,699<text:s/></text:p>
          </table:table-cell>
          <table:table-cell table:number-columns-repeated="16264"/>
        </table:table-row>
        <table:table-row table:style-name="ro2">
          <table:table-cell office:value-type="date" office:date-value="2021-04-03T00:00:00" table:style-name="ce5">
            <text:p>2021/4/3</text:p>
          </table:table-cell>
          <table:table-cell office:value-type="float" office:value="3323" table:style-name="ce6">
            <text:p>3,323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17230" table:style-name="ce6">
            <text:p>17,230<text:s/></text:p>
          </table:table-cell>
          <table:table-cell office:value-type="float" office:value="38038" table:style-name="ce6">
            <text:p>38,038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7568" table:style-name="ce6">
            <text:p>7,568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5704" table:style-name="ce6">
            <text:p>5,704<text:s/></text:p>
          </table:table-cell>
          <table:table-cell office:value-type="float" office:value="2283" table:style-name="ce6">
            <text:p>2,283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3672" table:style-name="ce6">
            <text:p>3,672<text:s/></text:p>
          </table:table-cell>
          <table:table-cell office:value-type="float" office:value="15383" table:style-name="ce6">
            <text:p>15,383<text:s/></text:p>
          </table:table-cell>
          <table:table-cell office:value-type="float" office:value="5101" table:style-name="ce6">
            <text:p>5,101<text:s/></text:p>
          </table:table-cell>
          <table:table-cell office:value-type="float" office:value="9669" table:style-name="ce6">
            <text:p>9,669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5363" table:style-name="ce6">
            <text:p>5,363<text:s/></text:p>
          </table:table-cell>
          <table:table-cell office:value-type="float" office:value="3494" table:style-name="ce6">
            <text:p>3,494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4184" table:style-name="ce6">
            <text:p>4,184<text:s/></text:p>
          </table:table-cell>
          <table:table-cell office:value-type="float" office:value="4906" table:style-name="ce6">
            <text:p>4,906<text:s/></text:p>
          </table:table-cell>
          <table:table-cell office:value-type="float" office:value="5456" table:style-name="ce6">
            <text:p>5,456<text:s/></text:p>
          </table:table-cell>
          <table:table-cell office:value-type="float" office:value="1993" table:style-name="ce6">
            <text:p>1,993<text:s/></text:p>
          </table:table-cell>
          <table:table-cell office:value-type="float" office:value="20445" table:style-name="ce6">
            <text:p>20,445<text:s/></text:p>
          </table:table-cell>
          <table:table-cell office:value-type="float" office:value="3935" table:style-name="ce6">
            <text:p>3,935<text:s/></text:p>
          </table:table-cell>
          <table:table-cell office:value-type="float" office:value="17411" table:style-name="ce6">
            <text:p>17,411<text:s/></text:p>
          </table:table-cell>
          <table:table-cell office:value-type="float" office:value="9060" table:style-name="ce6">
            <text:p>9,060<text:s/></text:p>
          </table:table-cell>
          <table:table-cell office:value-type="float" office:value="12111" table:style-name="ce6">
            <text:p>12,111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21638" table:style-name="ce6">
            <text:p>21,638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18901" table:style-name="ce6">
            <text:p>18,901<text:s/></text:p>
          </table:table-cell>
          <table:table-cell office:value-type="float" office:value="15726" table:style-name="ce6">
            <text:p>15,726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17732" table:style-name="ce6">
            <text:p>17,732<text:s/></text:p>
          </table:table-cell>
          <table:table-cell office:value-type="float" office:value="18248" table:style-name="ce6">
            <text:p>18,248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117897" table:style-name="ce6">
            <text:p>117,897<text:s/></text:p>
          </table:table-cell>
          <table:table-cell office:value-type="float" office:value="37887" table:style-name="ce6">
            <text:p>37,887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4534" table:style-name="ce6">
            <text:p>14,534<text:s/></text:p>
          </table:table-cell>
          <table:table-cell office:value-type="float" office:value="25469" table:style-name="ce6">
            <text:p>25,469<text:s/></text:p>
          </table:table-cell>
          <table:table-cell office:value-type="float" office:value="25111" table:style-name="ce6">
            <text:p>25,111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7563" table:style-name="ce6">
            <text:p>7,563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5680" table:style-name="ce6">
            <text:p>5,680<text:s/></text:p>
          </table:table-cell>
          <table:table-cell office:value-type="float" office:value="6139" table:style-name="ce6">
            <text:p>6,139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6293" table:style-name="ce6">
            <text:p>6,293<text:s/></text:p>
          </table:table-cell>
          <table:table-cell office:value-type="float" office:value="2741" table:style-name="ce6">
            <text:p>2,741<text:s/></text:p>
          </table:table-cell>
          <table:table-cell office:value-type="float" office:value="1588" table:style-name="ce6">
            <text:p>1,588<text:s/></text:p>
          </table:table-cell>
          <table:table-cell office:value-type="float" office:value="8479" table:style-name="ce6">
            <text:p>8,479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3621" table:style-name="ce6">
            <text:p>13,621<text:s/></text:p>
          </table:table-cell>
          <table:table-cell office:value-type="float" office:value="44399" table:style-name="ce6">
            <text:p>44,399<text:s/></text:p>
          </table:table-cell>
          <table:table-cell office:value-type="float" office:value="6171" table:style-name="ce6">
            <text:p>6,171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15282" table:style-name="ce6">
            <text:p>15,282<text:s/></text:p>
          </table:table-cell>
          <table:table-cell office:value-type="float" office:value="24957" table:style-name="ce6">
            <text:p>24,957<text:s/></text:p>
          </table:table-cell>
          <table:table-cell office:value-type="float" office:value="32328" table:style-name="ce6">
            <text:p>32,328<text:s/></text:p>
          </table:table-cell>
          <table:table-cell office:value-type="float" office:value="26408" table:style-name="ce6">
            <text:p>26,408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26189" table:style-name="ce6">
            <text:p>26,189<text:s/></text:p>
          </table:table-cell>
          <table:table-cell office:value-type="float" office:value="65937" table:style-name="ce6">
            <text:p>65,937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24462" table:style-name="ce6">
            <text:p>24,462<text:s/></text:p>
          </table:table-cell>
          <table:table-cell office:value-type="float" office:value="23964" table:style-name="ce6">
            <text:p>23,964<text:s/></text:p>
          </table:table-cell>
          <table:table-cell office:value-type="float" office:value="13531" table:style-name="ce6">
            <text:p>13,531<text:s/></text:p>
          </table:table-cell>
          <table:table-cell office:value-type="float" office:value="48805" table:style-name="ce6">
            <text:p>48,805<text:s/></text:p>
          </table:table-cell>
          <table:table-cell office:value-type="float" office:value="13299" table:style-name="ce6">
            <text:p>13,299<text:s/></text:p>
          </table:table-cell>
          <table:table-cell office:value-type="float" office:value="11887" table:style-name="ce6">
            <text:p>11,887<text:s/></text:p>
          </table:table-cell>
          <table:table-cell office:value-type="float" office:value="7187" table:style-name="ce6">
            <text:p>7,187<text:s/></text:p>
          </table:table-cell>
          <table:table-cell office:value-type="float" office:value="17227" table:style-name="ce6">
            <text:p>17,227<text:s/></text:p>
          </table:table-cell>
          <table:table-cell office:value-type="float" office:value="9941" table:style-name="ce6">
            <text:p>9,941<text:s/></text:p>
          </table:table-cell>
          <table:table-cell office:value-type="float" office:value="22821" table:style-name="ce6">
            <text:p>22,821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10469" table:style-name="ce6">
            <text:p>10,469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1272" table:style-name="ce6">
            <text:p>11,272<text:s/></text:p>
          </table:table-cell>
          <table:table-cell office:value-type="float" office:value="14435" table:style-name="ce6">
            <text:p>14,435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3913" table:style-name="ce6">
            <text:p>3,913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6810" table:style-name="ce6">
            <text:p>6,810<text:s/></text:p>
          </table:table-cell>
          <table:table-cell office:value-type="float" office:value="6145" table:style-name="ce6">
            <text:p>6,145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0419" table:style-name="ce6">
            <text:p>10,419<text:s/></text:p>
          </table:table-cell>
          <table:table-cell office:value-type="float" office:value="14712" table:style-name="ce6">
            <text:p>14,712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0332" table:style-name="ce6">
            <text:p>10,332<text:s/></text:p>
          </table:table-cell>
          <table:table-cell office:value-type="float" office:value="8494" table:style-name="ce6">
            <text:p>8,494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7395" table:style-name="ce6">
            <text:p>7,395<text:s/></text:p>
          </table:table-cell>
          <table:table-cell office:value-type="float" office:value="744" table:style-name="ce6">
            <text:p>744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4132" table:style-name="ce6">
            <text:p>4,132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1100" table:style-name="ce6">
            <text:p>1,100<text:s/></text:p>
          </table:table-cell>
          <table:table-cell office:value-type="float" office:value="1636" table:style-name="ce6">
            <text:p>1,636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1711" table:style-name="ce6">
            <text:p>1,711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2769" table:style-name="ce6">
            <text:p>2,769<text:s/></text:p>
          </table:table-cell>
          <table:table-cell table:number-columns-repeated="16264"/>
        </table:table-row>
        <table:table-row table:style-name="ro2">
          <table:table-cell office:value-type="date" office:date-value="2021-04-04T00:00:00" table:style-name="ce5">
            <text:p>2021/4/4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6735" table:style-name="ce6">
            <text:p>6,735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32000" table:style-name="ce6">
            <text:p>32,000<text:s/></text:p>
          </table:table-cell>
          <table:table-cell office:value-type="float" office:value="10205" table:style-name="ce6">
            <text:p>10,205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5987" table:style-name="ce6">
            <text:p>5,987<text:s/></text:p>
          </table:table-cell>
          <table:table-cell office:value-type="float" office:value="5063" table:style-name="ce6">
            <text:p>5,063<text:s/></text:p>
          </table:table-cell>
          <table:table-cell office:value-type="float" office:value="2155" table:style-name="ce6">
            <text:p>2,155<text:s/></text:p>
          </table:table-cell>
          <table:table-cell office:value-type="float" office:value="5697" table:style-name="ce6">
            <text:p>5,697<text:s/></text:p>
          </table:table-cell>
          <table:table-cell office:value-type="float" office:value="1682" table:style-name="ce6">
            <text:p>1,682<text:s/></text:p>
          </table:table-cell>
          <table:table-cell office:value-type="float" office:value="2756" table:style-name="ce6">
            <text:p>2,756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4223" table:style-name="ce6">
            <text:p>4,223<text:s/></text:p>
          </table:table-cell>
          <table:table-cell office:value-type="float" office:value="8516" table:style-name="ce6">
            <text:p>8,516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5293" table:style-name="ce6">
            <text:p>5,293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6625" table:style-name="ce6">
            <text:p>6,625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14174" table:style-name="ce6">
            <text:p>14,174<text:s/></text:p>
          </table:table-cell>
          <table:table-cell office:value-type="float" office:value="7856" table:style-name="ce6">
            <text:p>7,856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2501" table:style-name="ce6">
            <text:p>12,501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10773" table:style-name="ce6">
            <text:p>10,773<text:s/></text:p>
          </table:table-cell>
          <table:table-cell office:value-type="float" office:value="16374" table:style-name="ce6">
            <text:p>16,374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22775" table:style-name="ce6">
            <text:p>22,775<text:s/></text:p>
          </table:table-cell>
          <table:table-cell office:value-type="float" office:value="15307" table:style-name="ce6">
            <text:p>15,307<text:s/></text:p>
          </table:table-cell>
          <table:table-cell office:value-type="float" office:value="15714" table:style-name="ce6">
            <text:p>15,714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27554" table:style-name="ce6">
            <text:p>127,554<text:s/></text:p>
          </table:table-cell>
          <table:table-cell office:value-type="float" office:value="33075" table:style-name="ce6">
            <text:p>33,075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21744" table:style-name="ce6">
            <text:p>21,744<text:s/></text:p>
          </table:table-cell>
          <table:table-cell office:value-type="float" office:value="21302" table:style-name="ce6">
            <text:p>21,302<text:s/></text:p>
          </table:table-cell>
          <table:table-cell office:value-type="float" office:value="20247" table:style-name="ce6">
            <text:p>20,247<text:s/></text:p>
          </table:table-cell>
          <table:table-cell office:value-type="float" office:value="15053" table:style-name="ce6">
            <text:p>15,053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16999" table:style-name="ce6">
            <text:p>16,999<text:s/></text:p>
          </table:table-cell>
          <table:table-cell office:value-type="float" office:value="4979" table:style-name="ce6">
            <text:p>4,979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5777" table:style-name="ce6">
            <text:p>5,777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1294" table:style-name="ce6">
            <text:p>1,294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35109" table:style-name="ce6">
            <text:p>35,109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13201" table:style-name="ce6">
            <text:p>13,201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30750" table:style-name="ce6">
            <text:p>30,750<text:s/></text:p>
          </table:table-cell>
          <table:table-cell office:value-type="float" office:value="22796" table:style-name="ce6">
            <text:p>22,796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22525" table:style-name="ce6">
            <text:p>22,525<text:s/></text:p>
          </table:table-cell>
          <table:table-cell office:value-type="float" office:value="58269" table:style-name="ce6">
            <text:p>58,269<text:s/></text:p>
          </table:table-cell>
          <table:table-cell office:value-type="float" office:value="10904" table:style-name="ce6">
            <text:p>10,904<text:s/></text:p>
          </table:table-cell>
          <table:table-cell office:value-type="float" office:value="22619" table:style-name="ce6">
            <text:p>22,619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45992" table:style-name="ce6">
            <text:p>45,992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0287" table:style-name="ce6">
            <text:p>10,287<text:s/></text:p>
          </table:table-cell>
          <table:table-cell office:value-type="float" office:value="6375" table:style-name="ce6">
            <text:p>6,375<text:s/></text:p>
          </table:table-cell>
          <table:table-cell office:value-type="float" office:value="14961" table:style-name="ce6">
            <text:p>14,961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19491" table:style-name="ce6">
            <text:p>19,491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7581" table:style-name="ce6">
            <text:p>7,581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9679" table:style-name="ce6">
            <text:p>9,679<text:s/></text:p>
          </table:table-cell>
          <table:table-cell office:value-type="float" office:value="13185" table:style-name="ce6">
            <text:p>13,185<text:s/></text:p>
          </table:table-cell>
          <table:table-cell office:value-type="float" office:value="4536" table:style-name="ce6">
            <text:p>4,536<text:s/></text:p>
          </table:table-cell>
          <table:table-cell office:value-type="float" office:value="5835" table:style-name="ce6">
            <text:p>5,835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1743" table:style-name="ce6">
            <text:p>1,743<text:s/></text:p>
          </table:table-cell>
          <table:table-cell office:value-type="float" office:value="6222" table:style-name="ce6">
            <text:p>6,222<text:s/></text:p>
          </table:table-cell>
          <table:table-cell office:value-type="float" office:value="5573" table:style-name="ce6">
            <text:p>5,573<text:s/></text:p>
          </table:table-cell>
          <table:table-cell office:value-type="float" office:value="7286" table:style-name="ce6">
            <text:p>7,286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2582" table:style-name="ce6">
            <text:p>12,582<text:s/></text:p>
          </table:table-cell>
          <table:table-cell office:value-type="float" office:value="14750" table:style-name="ce6">
            <text:p>14,750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7659" table:style-name="ce6">
            <text:p>7,659<text:s/></text:p>
          </table:table-cell>
          <table:table-cell office:value-type="float" office:value="6382" table:style-name="ce6">
            <text:p>6,382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555" table:style-name="ce6">
            <text:p>555<text:s/></text:p>
          </table:table-cell>
          <table:table-cell office:value-type="float" office:value="1839" table:style-name="ce6">
            <text:p>1,839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711" table:style-name="ce6">
            <text:p>3,711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989" table:style-name="ce6">
            <text:p>989<text:s/></text:p>
          </table:table-cell>
          <table:table-cell office:value-type="float" office:value="1528" table:style-name="ce6">
            <text:p>1,528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538" table:style-name="ce6">
            <text:p>1,538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2676" table:style-name="ce6">
            <text:p>2,676<text:s/></text:p>
          </table:table-cell>
          <table:table-cell table:number-columns-repeated="16264"/>
        </table:table-row>
        <table:table-row table:style-name="ro2">
          <table:table-cell office:value-type="date" office:date-value="2021-04-05T00:00:00" table:style-name="ce5">
            <text:p>2021/4/5</text:p>
          </table:table-cell>
          <table:table-cell office:value-type="float" office:value="3925" table:style-name="ce6">
            <text:p>3,925<text:s/></text:p>
          </table:table-cell>
          <table:table-cell office:value-type="float" office:value="6868" table:style-name="ce6">
            <text:p>6,868<text:s/></text:p>
          </table:table-cell>
          <table:table-cell office:value-type="float" office:value="16061" table:style-name="ce6">
            <text:p>16,061<text:s/></text:p>
          </table:table-cell>
          <table:table-cell office:value-type="float" office:value="33149" table:style-name="ce6">
            <text:p>33,149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7534" table:style-name="ce6">
            <text:p>7,534<text:s/></text:p>
          </table:table-cell>
          <table:table-cell office:value-type="float" office:value="6501" table:style-name="ce6">
            <text:p>6,501<text:s/></text:p>
          </table:table-cell>
          <table:table-cell office:value-type="float" office:value="4173" table:style-name="ce6">
            <text:p>4,173<text:s/></text:p>
          </table:table-cell>
          <table:table-cell office:value-type="float" office:value="2138" table:style-name="ce6">
            <text:p>2,138<text:s/></text:p>
          </table:table-cell>
          <table:table-cell office:value-type="float" office:value="6976" table:style-name="ce6">
            <text:p>6,976<text:s/></text:p>
          </table:table-cell>
          <table:table-cell office:value-type="float" office:value="1697" table:style-name="ce6">
            <text:p>1,697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4622" table:style-name="ce6">
            <text:p>4,622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4043" table:style-name="ce6">
            <text:p>4,043<text:s/></text:p>
          </table:table-cell>
          <table:table-cell office:value-type="float" office:value="5070" table:style-name="ce6">
            <text:p>5,070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7514" table:style-name="ce6">
            <text:p>7,514<text:s/></text:p>
          </table:table-cell>
          <table:table-cell office:value-type="float" office:value="4101" table:style-name="ce6">
            <text:p>4,101<text:s/></text:p>
          </table:table-cell>
          <table:table-cell office:value-type="float" office:value="4631" table:style-name="ce6">
            <text:p>4,631<text:s/></text:p>
          </table:table-cell>
          <table:table-cell office:value-type="float" office:value="4802" table:style-name="ce6">
            <text:p>4,802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17791" table:style-name="ce6">
            <text:p>17,791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7859" table:style-name="ce6">
            <text:p>7,859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14183" table:style-name="ce6">
            <text:p>14,183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10202" table:style-name="ce6">
            <text:p>10,202<text:s/></text:p>
          </table:table-cell>
          <table:table-cell office:value-type="float" office:value="16823" table:style-name="ce6">
            <text:p>16,823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3293" table:style-name="ce6">
            <text:p>3,293<text:s/></text:p>
          </table:table-cell>
          <table:table-cell office:value-type="float" office:value="23271" table:style-name="ce6">
            <text:p>23,271<text:s/></text:p>
          </table:table-cell>
          <table:table-cell office:value-type="float" office:value="16544" table:style-name="ce6">
            <text:p>16,544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6725" table:style-name="ce6">
            <text:p>6,725<text:s/></text:p>
          </table:table-cell>
          <table:table-cell office:value-type="float" office:value="145160" table:style-name="ce6">
            <text:p>145,160<text:s/></text:p>
          </table:table-cell>
          <table:table-cell office:value-type="float" office:value="32701" table:style-name="ce6">
            <text:p>32,701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3738" table:style-name="ce6">
            <text:p>13,738<text:s/></text:p>
          </table:table-cell>
          <table:table-cell office:value-type="float" office:value="22050" table:style-name="ce6">
            <text:p>22,050<text:s/></text:p>
          </table:table-cell>
          <table:table-cell office:value-type="float" office:value="20984" table:style-name="ce6">
            <text:p>20,984<text:s/></text:p>
          </table:table-cell>
          <table:table-cell office:value-type="float" office:value="21409" table:style-name="ce6">
            <text:p>21,409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5384" table:style-name="ce6">
            <text:p>5,384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5512" table:style-name="ce6">
            <text:p>5,512<text:s/></text:p>
          </table:table-cell>
          <table:table-cell office:value-type="float" office:value="2556" table:style-name="ce6">
            <text:p>2,556<text:s/></text:p>
          </table:table-cell>
          <table:table-cell office:value-type="float" office:value="1816" table:style-name="ce6">
            <text:p>1,816<text:s/></text:p>
          </table:table-cell>
          <table:table-cell office:value-type="float" office:value="7380" table:style-name="ce6">
            <text:p>7,380<text:s/></text:p>
          </table:table-cell>
          <table:table-cell office:value-type="float" office:value="6706" table:style-name="ce6">
            <text:p>6,706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37553" table:style-name="ce6">
            <text:p>37,553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9541" table:style-name="ce6">
            <text:p>9,541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14202" table:style-name="ce6">
            <text:p>14,202<text:s/></text:p>
          </table:table-cell>
          <table:table-cell office:value-type="float" office:value="14868" table:style-name="ce6">
            <text:p>14,868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31631" table:style-name="ce6">
            <text:p>31,631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15799" table:style-name="ce6">
            <text:p>15,799<text:s/></text:p>
          </table:table-cell>
          <table:table-cell office:value-type="float" office:value="21865" table:style-name="ce6">
            <text:p>21,865<text:s/></text:p>
          </table:table-cell>
          <table:table-cell office:value-type="float" office:value="55299" table:style-name="ce6">
            <text:p>55,299<text:s/></text:p>
          </table:table-cell>
          <table:table-cell office:value-type="float" office:value="8967" table:style-name="ce6">
            <text:p>8,967<text:s/></text:p>
          </table:table-cell>
          <table:table-cell office:value-type="float" office:value="21019" table:style-name="ce6">
            <text:p>21,019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44971" table:style-name="ce6">
            <text:p>44,971<text:s/></text:p>
          </table:table-cell>
          <table:table-cell office:value-type="float" office:value="11317" table:style-name="ce6">
            <text:p>11,317<text:s/></text:p>
          </table:table-cell>
          <table:table-cell office:value-type="float" office:value="11134" table:style-name="ce6">
            <text:p>11,134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7208" table:style-name="ce6">
            <text:p>17,208<text:s/></text:p>
          </table:table-cell>
          <table:table-cell office:value-type="float" office:value="8975" table:style-name="ce6">
            <text:p>8,975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7565" table:style-name="ce6">
            <text:p>7,565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13137" table:style-name="ce6">
            <text:p>13,137<text:s/></text:p>
          </table:table-cell>
          <table:table-cell office:value-type="float" office:value="10161" table:style-name="ce6">
            <text:p>10,161<text:s/></text:p>
          </table:table-cell>
          <table:table-cell office:value-type="float" office:value="10432" table:style-name="ce6">
            <text:p>10,432<text:s/></text:p>
          </table:table-cell>
          <table:table-cell office:value-type="float" office:value="12834" table:style-name="ce6">
            <text:p>12,834<text:s/></text:p>
          </table:table-cell>
          <table:table-cell office:value-type="float" office:value="5123" table:style-name="ce6">
            <text:p>5,123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1784" table:style-name="ce6">
            <text:p>1,784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10414" table:style-name="ce6">
            <text:p>10,414<text:s/></text:p>
          </table:table-cell>
          <table:table-cell office:value-type="float" office:value="9288" table:style-name="ce6">
            <text:p>9,288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14208" table:style-name="ce6">
            <text:p>14,208<text:s/></text:p>
          </table:table-cell>
          <table:table-cell office:value-type="float" office:value="9220" table:style-name="ce6">
            <text:p>9,220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7631" table:style-name="ce6">
            <text:p>7,631<text:s/></text:p>
          </table:table-cell>
          <table:table-cell office:value-type="float" office:value="7645" table:style-name="ce6">
            <text:p>7,645<text:s/></text:p>
          </table:table-cell>
          <table:table-cell office:value-type="float" office:value="8041" table:style-name="ce6">
            <text:p>8,041<text:s/></text:p>
          </table:table-cell>
          <table:table-cell office:value-type="float" office:value="6306" table:style-name="ce6">
            <text:p>6,306<text:s/></text:p>
          </table:table-cell>
          <table:table-cell office:value-type="float" office:value="6627" table:style-name="ce6">
            <text:p>6,627<text:s/></text:p>
          </table:table-cell>
          <table:table-cell office:value-type="float" office:value="620" table:style-name="ce6">
            <text:p>620<text:s/></text:p>
          </table:table-cell>
          <table:table-cell office:value-type="float" office:value="1878" table:style-name="ce6">
            <text:p>1,878<text:s/></text:p>
          </table:table-cell>
          <table:table-cell office:value-type="float" office:value="2311" table:style-name="ce6">
            <text:p>2,311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855" table:style-name="ce6">
            <text:p>855<text:s/></text:p>
          </table:table-cell>
          <table:table-cell office:value-type="float" office:value="1104" table:style-name="ce6">
            <text:p>1,104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10204" table:style-name="ce6">
            <text:p>10,204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2690" table:style-name="ce6">
            <text:p>2,690<text:s/></text:p>
          </table:table-cell>
          <table:table-cell office:value-type="float" office:value="2506" table:style-name="ce6">
            <text:p>2,506<text:s/></text:p>
          </table:table-cell>
          <table:table-cell table:number-columns-repeated="16264"/>
        </table:table-row>
        <table:table-row table:style-name="ro2">
          <table:table-cell office:value-type="date" office:date-value="2021-04-06T00:00:00" table:style-name="ce5">
            <text:p>2021/4/6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14580" table:style-name="ce6">
            <text:p>14,580<text:s/></text:p>
          </table:table-cell>
          <table:table-cell office:value-type="float" office:value="40449" table:style-name="ce6">
            <text:p>40,449<text:s/></text:p>
          </table:table-cell>
          <table:table-cell office:value-type="float" office:value="39831" table:style-name="ce6">
            <text:p>39,831<text:s/></text:p>
          </table:table-cell>
          <table:table-cell office:value-type="float" office:value="26919" table:style-name="ce6">
            <text:p>26,919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4373" table:style-name="ce6">
            <text:p>4,373<text:s/></text:p>
          </table:table-cell>
          <table:table-cell office:value-type="float" office:value="3353" table:style-name="ce6">
            <text:p>3,353<text:s/></text:p>
          </table:table-cell>
          <table:table-cell office:value-type="float" office:value="13503" table:style-name="ce6">
            <text:p>13,503<text:s/></text:p>
          </table:table-cell>
          <table:table-cell office:value-type="float" office:value="2781" table:style-name="ce6">
            <text:p>2,781<text:s/>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10064" table:style-name="ce6">
            <text:p>10,064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8519" table:style-name="ce6">
            <text:p>18,519<text:s/></text:p>
          </table:table-cell>
          <table:table-cell office:value-type="float" office:value="19151" table:style-name="ce6">
            <text:p>19,151<text:s/></text:p>
          </table:table-cell>
          <table:table-cell office:value-type="float" office:value="6123" table:style-name="ce6">
            <text:p>6,123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3539" table:style-name="ce6">
            <text:p>3,539<text:s/></text:p>
          </table:table-cell>
          <table:table-cell office:value-type="float" office:value="7864" table:style-name="ce6">
            <text:p>7,864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6315" table:style-name="ce6">
            <text:p>6,315<text:s/></text:p>
          </table:table-cell>
          <table:table-cell office:value-type="float" office:value="29758" table:style-name="ce6">
            <text:p>29,758<text:s/></text:p>
          </table:table-cell>
          <table:table-cell office:value-type="float" office:value="3035" table:style-name="ce6">
            <text:p>3,035<text:s/></text:p>
          </table:table-cell>
          <table:table-cell office:value-type="float" office:value="13668" table:style-name="ce6">
            <text:p>13,668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6445" table:style-name="ce6">
            <text:p>16,445<text:s/></text:p>
          </table:table-cell>
          <table:table-cell office:value-type="float" office:value="24616" table:style-name="ce6">
            <text:p>24,616<text:s/></text:p>
          </table:table-cell>
          <table:table-cell office:value-type="float" office:value="15134" table:style-name="ce6">
            <text:p>15,134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22417" table:style-name="ce6">
            <text:p>22,417<text:s/></text:p>
          </table:table-cell>
          <table:table-cell office:value-type="float" office:value="16358" table:style-name="ce6">
            <text:p>16,358<text:s/></text:p>
          </table:table-cell>
          <table:table-cell office:value-type="float" office:value="31304" table:style-name="ce6">
            <text:p>31,304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9839" table:style-name="ce6">
            <text:p>9,839<text:s/></text:p>
          </table:table-cell>
          <table:table-cell office:value-type="float" office:value="34499" table:style-name="ce6">
            <text:p>34,499<text:s/></text:p>
          </table:table-cell>
          <table:table-cell office:value-type="float" office:value="25718" table:style-name="ce6">
            <text:p>25,718<text:s/></text:p>
          </table:table-cell>
          <table:table-cell office:value-type="float" office:value="26084" table:style-name="ce6">
            <text:p>26,084<text:s/></text:p>
          </table:table-cell>
          <table:table-cell office:value-type="float" office:value="20401" table:style-name="ce6">
            <text:p>20,401<text:s/></text:p>
          </table:table-cell>
          <table:table-cell office:value-type="float" office:value="24345" table:style-name="ce6">
            <text:p>24,345<text:s/></text:p>
          </table:table-cell>
          <table:table-cell office:value-type="float" office:value="143932" table:style-name="ce6">
            <text:p>143,932<text:s/></text:p>
          </table:table-cell>
          <table:table-cell office:value-type="float" office:value="37701" table:style-name="ce6">
            <text:p>37,701<text:s/></text:p>
          </table:table-cell>
          <table:table-cell office:value-type="float" office:value="19187" table:style-name="ce6">
            <text:p>19,187<text:s/></text:p>
          </table:table-cell>
          <table:table-cell office:value-type="float" office:value="23855" table:style-name="ce6">
            <text:p>23,855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22682" table:style-name="ce6">
            <text:p>22,682<text:s/></text:p>
          </table:table-cell>
          <table:table-cell office:value-type="float" office:value="25220" table:style-name="ce6">
            <text:p>25,220<text:s/></text:p>
          </table:table-cell>
          <table:table-cell office:value-type="float" office:value="23639" table:style-name="ce6">
            <text:p>23,639<text:s/></text:p>
          </table:table-cell>
          <table:table-cell office:value-type="float" office:value="13883" table:style-name="ce6">
            <text:p>13,883<text:s/></text:p>
          </table:table-cell>
          <table:table-cell office:value-type="float" office:value="31011" table:style-name="ce6">
            <text:p>31,011<text:s/></text:p>
          </table:table-cell>
          <table:table-cell office:value-type="float" office:value="7447" table:style-name="ce6">
            <text:p>7,447<text:s/></text:p>
          </table:table-cell>
          <table:table-cell office:value-type="float" office:value="9586" table:style-name="ce6">
            <text:p>9,586<text:s/></text:p>
          </table:table-cell>
          <table:table-cell office:value-type="float" office:value="18215" table:style-name="ce6">
            <text:p>18,215<text:s/></text:p>
          </table:table-cell>
          <table:table-cell office:value-type="float" office:value="5282" table:style-name="ce6">
            <text:p>5,282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13771" table:style-name="ce6">
            <text:p>13,771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11728" table:style-name="ce6">
            <text:p>11,728<text:s/></text:p>
          </table:table-cell>
          <table:table-cell office:value-type="float" office:value="32704" table:style-name="ce6">
            <text:p>32,704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7865" table:style-name="ce6">
            <text:p>7,865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25811" table:style-name="ce6">
            <text:p>25,811<text:s/></text:p>
          </table:table-cell>
          <table:table-cell office:value-type="float" office:value="29941" table:style-name="ce6">
            <text:p>29,941<text:s/></text:p>
          </table:table-cell>
          <table:table-cell office:value-type="float" office:value="35579" table:style-name="ce6">
            <text:p>35,579<text:s/></text:p>
          </table:table-cell>
          <table:table-cell office:value-type="float" office:value="38236" table:style-name="ce6">
            <text:p>38,236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26217" table:style-name="ce6">
            <text:p>26,217<text:s/></text:p>
          </table:table-cell>
          <table:table-cell office:value-type="float" office:value="54740" table:style-name="ce6">
            <text:p>54,740<text:s/></text:p>
          </table:table-cell>
          <table:table-cell office:value-type="float" office:value="19844" table:style-name="ce6">
            <text:p>19,844<text:s/></text:p>
          </table:table-cell>
          <table:table-cell office:value-type="float" office:value="26888" table:style-name="ce6">
            <text:p>26,888<text:s/></text:p>
          </table:table-cell>
          <table:table-cell office:value-type="float" office:value="31660" table:style-name="ce6">
            <text:p>31,660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57680" table:style-name="ce6">
            <text:p>57,680<text:s/></text:p>
          </table:table-cell>
          <table:table-cell office:value-type="float" office:value="20500" table:style-name="ce6">
            <text:p>20,500<text:s/></text:p>
          </table:table-cell>
          <table:table-cell office:value-type="float" office:value="16091" table:style-name="ce6">
            <text:p>16,091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4950" table:style-name="ce6">
            <text:p>14,950<text:s/></text:p>
          </table:table-cell>
          <table:table-cell office:value-type="float" office:value="24743" table:style-name="ce6">
            <text:p>24,743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8857" table:style-name="ce6">
            <text:p>8,857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38297" table:style-name="ce6">
            <text:p>38,297<text:s/></text:p>
          </table:table-cell>
          <table:table-cell office:value-type="float" office:value="22764" table:style-name="ce6">
            <text:p>22,764<text:s/></text:p>
          </table:table-cell>
          <table:table-cell office:value-type="float" office:value="23655" table:style-name="ce6">
            <text:p>23,655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6025" table:style-name="ce6">
            <text:p>6,025<text:s/></text:p>
          </table:table-cell>
          <table:table-cell office:value-type="float" office:value="5250" table:style-name="ce6">
            <text:p>5,250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0370" table:style-name="ce6">
            <text:p>10,370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17284" table:style-name="ce6">
            <text:p>17,284<text:s/></text:p>
          </table:table-cell>
          <table:table-cell office:value-type="float" office:value="28822" table:style-name="ce6">
            <text:p>28,822<text:s/></text:p>
          </table:table-cell>
          <table:table-cell office:value-type="float" office:value="22271" table:style-name="ce6">
            <text:p>22,271<text:s/></text:p>
          </table:table-cell>
          <table:table-cell office:value-type="float" office:value="15103" table:style-name="ce6">
            <text:p>15,103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2260" table:style-name="ce6">
            <text:p>12,260<text:s/></text:p>
          </table:table-cell>
          <table:table-cell office:value-type="float" office:value="12725" table:style-name="ce6">
            <text:p>12,725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2242" table:style-name="ce6">
            <text:p>2,242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3397" table:style-name="ce6">
            <text:p>3,397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2013" table:style-name="ce6">
            <text:p>2,013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4291" table:style-name="ce6">
            <text:p>4,291<text:s/></text:p>
          </table:table-cell>
          <table:table-cell table:number-columns-repeated="16264"/>
        </table:table-row>
        <table:table-row table:style-name="ro2">
          <table:table-cell office:value-type="date" office:date-value="2021-04-07T00:00:00" table:style-name="ce5">
            <text:p>2021/4/7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15039" table:style-name="ce6">
            <text:p>15,039<text:s/></text:p>
          </table:table-cell>
          <table:table-cell office:value-type="float" office:value="41658" table:style-name="ce6">
            <text:p>41,658<text:s/></text:p>
          </table:table-cell>
          <table:table-cell office:value-type="float" office:value="40869" table:style-name="ce6">
            <text:p>40,869<text:s/></text:p>
          </table:table-cell>
          <table:table-cell office:value-type="float" office:value="27326" table:style-name="ce6">
            <text:p>27,326<text:s/></text:p>
          </table:table-cell>
          <table:table-cell office:value-type="float" office:value="15502" table:style-name="ce6">
            <text:p>15,502<text:s/></text:p>
          </table:table-cell>
          <table:table-cell office:value-type="float" office:value="12184" table:style-name="ce6">
            <text:p>12,184<text:s/></text:p>
          </table:table-cell>
          <table:table-cell office:value-type="float" office:value="4563" table:style-name="ce6">
            <text:p>4,563<text:s/></text:p>
          </table:table-cell>
          <table:table-cell office:value-type="float" office:value="3551" table:style-name="ce6">
            <text:p>3,551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4728" table:style-name="ce6">
            <text:p>4,728<text:s/></text:p>
          </table:table-cell>
          <table:table-cell office:value-type="float" office:value="5602" table:style-name="ce6">
            <text:p>5,602<text:s/></text:p>
          </table:table-cell>
          <table:table-cell office:value-type="float" office:value="10604" table:style-name="ce6">
            <text:p>10,604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8798" table:style-name="ce6">
            <text:p>18,798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6190" table:style-name="ce6">
            <text:p>6,190<text:s/></text:p>
          </table:table-cell>
          <table:table-cell office:value-type="float" office:value="9736" table:style-name="ce6">
            <text:p>9,736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6498" table:style-name="ce6">
            <text:p>6,498<text:s/></text:p>
          </table:table-cell>
          <table:table-cell office:value-type="float" office:value="30658" table:style-name="ce6">
            <text:p>30,658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14289" table:style-name="ce6">
            <text:p>14,289<text:s/></text:p>
          </table:table-cell>
          <table:table-cell office:value-type="float" office:value="12776" table:style-name="ce6">
            <text:p>12,776<text:s/></text:p>
          </table:table-cell>
          <table:table-cell office:value-type="float" office:value="16767" table:style-name="ce6">
            <text:p>16,767<text:s/></text:p>
          </table:table-cell>
          <table:table-cell office:value-type="float" office:value="24917" table:style-name="ce6">
            <text:p>24,917<text:s/></text:p>
          </table:table-cell>
          <table:table-cell office:value-type="float" office:value="17473" table:style-name="ce6">
            <text:p>17,473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27818" table:style-name="ce6">
            <text:p>27,818<text:s/></text:p>
          </table:table-cell>
          <table:table-cell office:value-type="float" office:value="17511" table:style-name="ce6">
            <text:p>17,511<text:s/></text:p>
          </table:table-cell>
          <table:table-cell office:value-type="float" office:value="34705" table:style-name="ce6">
            <text:p>34,705<text:s/></text:p>
          </table:table-cell>
          <table:table-cell office:value-type="float" office:value="26158" table:style-name="ce6">
            <text:p>26,158<text:s/></text:p>
          </table:table-cell>
          <table:table-cell office:value-type="float" office:value="10108" table:style-name="ce6">
            <text:p>10,108<text:s/></text:p>
          </table:table-cell>
          <table:table-cell office:value-type="float" office:value="35823" table:style-name="ce6">
            <text:p>35,823<text:s/></text:p>
          </table:table-cell>
          <table:table-cell office:value-type="float" office:value="26451" table:style-name="ce6">
            <text:p>26,451<text:s/></text:p>
          </table:table-cell>
          <table:table-cell office:value-type="float" office:value="27134" table:style-name="ce6">
            <text:p>27,134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26145" table:style-name="ce6">
            <text:p>126,145<text:s/></text:p>
          </table:table-cell>
          <table:table-cell office:value-type="float" office:value="39030" table:style-name="ce6">
            <text:p>39,030<text:s/></text:p>
          </table:table-cell>
          <table:table-cell office:value-type="float" office:value="19644" table:style-name="ce6">
            <text:p>19,644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26584" table:style-name="ce6">
            <text:p>26,584<text:s/></text:p>
          </table:table-cell>
          <table:table-cell office:value-type="float" office:value="25520" table:style-name="ce6">
            <text:p>25,520<text:s/></text:p>
          </table:table-cell>
          <table:table-cell office:value-type="float" office:value="26125" table:style-name="ce6">
            <text:p>26,125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32426" table:style-name="ce6">
            <text:p>32,426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8677" table:style-name="ce6">
            <text:p>18,677<text:s/></text:p>
          </table:table-cell>
          <table:table-cell office:value-type="float" office:value="5495" table:style-name="ce6">
            <text:p>5,495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602" table:style-name="ce6">
            <text:p>3,602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34185" table:style-name="ce6">
            <text:p>34,185<text:s/></text:p>
          </table:table-cell>
          <table:table-cell office:value-type="float" office:value="9963" table:style-name="ce6">
            <text:p>9,963<text:s/></text:p>
          </table:table-cell>
          <table:table-cell office:value-type="float" office:value="13167" table:style-name="ce6">
            <text:p>13,167<text:s/></text:p>
          </table:table-cell>
          <table:table-cell office:value-type="float" office:value="8229" table:style-name="ce6">
            <text:p>8,229<text:s/></text:p>
          </table:table-cell>
          <table:table-cell office:value-type="float" office:value="22762" table:style-name="ce6">
            <text:p>22,762<text:s/></text:p>
          </table:table-cell>
          <table:table-cell office:value-type="float" office:value="27140" table:style-name="ce6">
            <text:p>27,140<text:s/></text:p>
          </table:table-cell>
          <table:table-cell office:value-type="float" office:value="30633" table:style-name="ce6">
            <text:p>30,633<text:s/></text:p>
          </table:table-cell>
          <table:table-cell office:value-type="float" office:value="35312" table:style-name="ce6">
            <text:p>35,312<text:s/></text:p>
          </table:table-cell>
          <table:table-cell office:value-type="float" office:value="39277" table:style-name="ce6">
            <text:p>39,277<text:s/></text:p>
          </table:table-cell>
          <table:table-cell office:value-type="float" office:value="26391" table:style-name="ce6">
            <text:p>26,391<text:s/></text:p>
          </table:table-cell>
          <table:table-cell office:value-type="float" office:value="26983" table:style-name="ce6">
            <text:p>26,983<text:s/></text:p>
          </table:table-cell>
          <table:table-cell office:value-type="float" office:value="56607" table:style-name="ce6">
            <text:p>56,607<text:s/></text:p>
          </table:table-cell>
          <table:table-cell office:value-type="float" office:value="23388" table:style-name="ce6">
            <text:p>23,388<text:s/></text:p>
          </table:table-cell>
          <table:table-cell office:value-type="float" office:value="28410" table:style-name="ce6">
            <text:p>28,410<text:s/></text:p>
          </table:table-cell>
          <table:table-cell office:value-type="float" office:value="32509" table:style-name="ce6">
            <text:p>32,509<text:s/></text:p>
          </table:table-cell>
          <table:table-cell office:value-type="float" office:value="19766" table:style-name="ce6">
            <text:p>19,766<text:s/></text:p>
          </table:table-cell>
          <table:table-cell office:value-type="float" office:value="58374" table:style-name="ce6">
            <text:p>58,374<text:s/></text:p>
          </table:table-cell>
          <table:table-cell office:value-type="float" office:value="20980" table:style-name="ce6">
            <text:p>20,980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14831" table:style-name="ce6">
            <text:p>14,831<text:s/></text:p>
          </table:table-cell>
          <table:table-cell office:value-type="float" office:value="19378" table:style-name="ce6">
            <text:p>19,378<text:s/></text:p>
          </table:table-cell>
          <table:table-cell office:value-type="float" office:value="15347" table:style-name="ce6">
            <text:p>15,347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19684" table:style-name="ce6">
            <text:p>19,684<text:s/></text:p>
          </table:table-cell>
          <table:table-cell office:value-type="float" office:value="8848" table:style-name="ce6">
            <text:p>8,848<text:s/></text:p>
          </table:table-cell>
          <table:table-cell office:value-type="float" office:value="11912" table:style-name="ce6">
            <text:p>11,912<text:s/></text:p>
          </table:table-cell>
          <table:table-cell office:value-type="float" office:value="39185" table:style-name="ce6">
            <text:p>39,185<text:s/></text:p>
          </table:table-cell>
          <table:table-cell office:value-type="float" office:value="23347" table:style-name="ce6">
            <text:p>23,347<text:s/></text:p>
          </table:table-cell>
          <table:table-cell office:value-type="float" office:value="24889" table:style-name="ce6">
            <text:p>24,889<text:s/></text:p>
          </table:table-cell>
          <table:table-cell office:value-type="float" office:value="24034" table:style-name="ce6">
            <text:p>24,034<text:s/></text:p>
          </table:table-cell>
          <table:table-cell office:value-type="float" office:value="8246" table:style-name="ce6">
            <text:p>8,246<text:s/></text:p>
          </table:table-cell>
          <table:table-cell office:value-type="float" office:value="11664" table:style-name="ce6">
            <text:p>11,664<text:s/></text:p>
          </table:table-cell>
          <table:table-cell office:value-type="float" office:value="6143" table:style-name="ce6">
            <text:p>6,143<text:s/></text:p>
          </table:table-cell>
          <table:table-cell office:value-type="float" office:value="5400" table:style-name="ce6">
            <text:p>5,400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4132" table:style-name="ce6">
            <text:p>14,132<text:s/></text:p>
          </table:table-cell>
          <table:table-cell office:value-type="float" office:value="17785" table:style-name="ce6">
            <text:p>17,785<text:s/></text:p>
          </table:table-cell>
          <table:table-cell office:value-type="float" office:value="29454" table:style-name="ce6">
            <text:p>29,454<text:s/></text:p>
          </table:table-cell>
          <table:table-cell office:value-type="float" office:value="23225" table:style-name="ce6">
            <text:p>23,225<text:s/></text:p>
          </table:table-cell>
          <table:table-cell office:value-type="float" office:value="15441" table:style-name="ce6">
            <text:p>15,441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2981" table:style-name="ce6">
            <text:p>12,981<text:s/></text:p>
          </table:table-cell>
          <table:table-cell office:value-type="float" office:value="11941" table:style-name="ce6">
            <text:p>11,941<text:s/></text:p>
          </table:table-cell>
          <table:table-cell office:value-type="float" office:value="12291" table:style-name="ce6">
            <text:p>12,291<text:s/></text:p>
          </table:table-cell>
          <table:table-cell office:value-type="float" office:value="10735" table:style-name="ce6">
            <text:p>10,735<text:s/></text:p>
          </table:table-cell>
          <table:table-cell office:value-type="float" office:value="1597" table:style-name="ce6">
            <text:p>1,597<text:s/></text:p>
          </table:table-cell>
          <table:table-cell office:value-type="float" office:value="2382" table:style-name="ce6">
            <text:p>2,382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4527" table:style-name="ce6">
            <text:p>4,527<text:s/></text:p>
          </table:table-cell>
          <table:table-cell office:value-type="float" office:value="2371" table:style-name="ce6">
            <text:p>2,371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2916" table:style-name="ce6">
            <text:p>2,916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2049" table:style-name="ce6">
            <text:p>2,049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4380" table:style-name="ce6">
            <text:p>4,380<text:s/></text:p>
          </table:table-cell>
          <table:table-cell table:number-columns-repeated="16264"/>
        </table:table-row>
        <table:table-row table:style-name="ro2">
          <table:table-cell office:value-type="date" office:date-value="2021-04-08T00:00:00" table:style-name="ce5">
            <text:p>2021/4/8</text:p>
          </table:table-cell>
          <table:table-cell office:value-type="float" office:value="4353" table:style-name="ce6">
            <text:p>4,353<text:s/></text:p>
          </table:table-cell>
          <table:table-cell office:value-type="float" office:value="15684" table:style-name="ce6">
            <text:p>15,684<text:s/></text:p>
          </table:table-cell>
          <table:table-cell office:value-type="float" office:value="42893" table:style-name="ce6">
            <text:p>42,893<text:s/></text:p>
          </table:table-cell>
          <table:table-cell office:value-type="float" office:value="42125" table:style-name="ce6">
            <text:p>42,125<text:s/></text:p>
          </table:table-cell>
          <table:table-cell office:value-type="float" office:value="27758" table:style-name="ce6">
            <text:p>27,758<text:s/></text:p>
          </table:table-cell>
          <table:table-cell office:value-type="float" office:value="15886" table:style-name="ce6">
            <text:p>15,886<text:s/></text:p>
          </table:table-cell>
          <table:table-cell office:value-type="float" office:value="12439" table:style-name="ce6">
            <text:p>12,439<text:s/></text:p>
          </table:table-cell>
          <table:table-cell office:value-type="float" office:value="4331" table:style-name="ce6">
            <text:p>4,331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11345" table:style-name="ce6">
            <text:p>11,345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19725" table:style-name="ce6">
            <text:p>19,725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9044" table:style-name="ce6">
            <text:p>9,044<text:s/></text:p>
          </table:table-cell>
          <table:table-cell office:value-type="float" office:value="8931" table:style-name="ce6">
            <text:p>8,931<text:s/></text:p>
          </table:table-cell>
          <table:table-cell office:value-type="float" office:value="7034" table:style-name="ce6">
            <text:p>7,034<text:s/></text:p>
          </table:table-cell>
          <table:table-cell office:value-type="float" office:value="30321" table:style-name="ce6">
            <text:p>30,321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17534" table:style-name="ce6">
            <text:p>17,534<text:s/></text:p>
          </table:table-cell>
          <table:table-cell office:value-type="float" office:value="10725" table:style-name="ce6">
            <text:p>10,725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35133" table:style-name="ce6">
            <text:p>35,133<text:s/></text:p>
          </table:table-cell>
          <table:table-cell office:value-type="float" office:value="25943" table:style-name="ce6">
            <text:p>25,943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36095" table:style-name="ce6">
            <text:p>36,095<text:s/></text:p>
          </table:table-cell>
          <table:table-cell office:value-type="float" office:value="26752" table:style-name="ce6">
            <text:p>26,752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21489" table:style-name="ce6">
            <text:p>21,489<text:s/></text:p>
          </table:table-cell>
          <table:table-cell office:value-type="float" office:value="23907" table:style-name="ce6">
            <text:p>23,907<text:s/></text:p>
          </table:table-cell>
          <table:table-cell office:value-type="float" office:value="120297" table:style-name="ce6">
            <text:p>120,297<text:s/></text:p>
          </table:table-cell>
          <table:table-cell office:value-type="float" office:value="39480" table:style-name="ce6">
            <text:p>39,480<text:s/></text:p>
          </table:table-cell>
          <table:table-cell office:value-type="float" office:value="19477" table:style-name="ce6">
            <text:p>19,477<text:s/></text:p>
          </table:table-cell>
          <table:table-cell office:value-type="float" office:value="25438" table:style-name="ce6">
            <text:p>25,438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25179" table:style-name="ce6">
            <text:p>25,179<text:s/></text:p>
          </table:table-cell>
          <table:table-cell office:value-type="float" office:value="27275" table:style-name="ce6">
            <text:p>27,275<text:s/></text:p>
          </table:table-cell>
          <table:table-cell office:value-type="float" office:value="24238" table:style-name="ce6">
            <text:p>24,238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31253" table:style-name="ce6">
            <text:p>31,253<text:s/></text:p>
          </table:table-cell>
          <table:table-cell office:value-type="float" office:value="7603" table:style-name="ce6">
            <text:p>7,603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18749" table:style-name="ce6">
            <text:p>18,749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4118" table:style-name="ce6">
            <text:p>4,118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4594" table:style-name="ce6">
            <text:p>14,594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32857" table:style-name="ce6">
            <text:p>32,857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12995" table:style-name="ce6">
            <text:p>12,995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22776" table:style-name="ce6">
            <text:p>22,776<text:s/></text:p>
          </table:table-cell>
          <table:table-cell office:value-type="float" office:value="26975" table:style-name="ce6">
            <text:p>26,975<text:s/></text:p>
          </table:table-cell>
          <table:table-cell office:value-type="float" office:value="30677" table:style-name="ce6">
            <text:p>30,677<text:s/></text:p>
          </table:table-cell>
          <table:table-cell office:value-type="float" office:value="35194" table:style-name="ce6">
            <text:p>35,194<text:s/></text:p>
          </table:table-cell>
          <table:table-cell office:value-type="float" office:value="39271" table:style-name="ce6">
            <text:p>39,271<text:s/></text:p>
          </table:table-cell>
          <table:table-cell office:value-type="float" office:value="26730" table:style-name="ce6">
            <text:p>26,730<text:s/></text:p>
          </table:table-cell>
          <table:table-cell office:value-type="float" office:value="26371" table:style-name="ce6">
            <text:p>26,371<text:s/></text:p>
          </table:table-cell>
          <table:table-cell office:value-type="float" office:value="56164" table:style-name="ce6">
            <text:p>56,164<text:s/></text:p>
          </table:table-cell>
          <table:table-cell office:value-type="float" office:value="23589" table:style-name="ce6">
            <text:p>23,589<text:s/></text:p>
          </table:table-cell>
          <table:table-cell office:value-type="float" office:value="31818" table:style-name="ce6">
            <text:p>31,818<text:s/></text:p>
          </table:table-cell>
          <table:table-cell office:value-type="float" office:value="32752" table:style-name="ce6">
            <text:p>32,752<text:s/></text:p>
          </table:table-cell>
          <table:table-cell office:value-type="float" office:value="20019" table:style-name="ce6">
            <text:p>20,019<text:s/></text:p>
          </table:table-cell>
          <table:table-cell office:value-type="float" office:value="60079" table:style-name="ce6">
            <text:p>60,079<text:s/></text:p>
          </table:table-cell>
          <table:table-cell office:value-type="float" office:value="21213" table:style-name="ce6">
            <text:p>21,213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15028" table:style-name="ce6">
            <text:p>15,028<text:s/></text:p>
          </table:table-cell>
          <table:table-cell office:value-type="float" office:value="19422" table:style-name="ce6">
            <text:p>19,422<text:s/></text:p>
          </table:table-cell>
          <table:table-cell office:value-type="float" office:value="15048" table:style-name="ce6">
            <text:p>15,048<text:s/></text:p>
          </table:table-cell>
          <table:table-cell office:value-type="float" office:value="25870" table:style-name="ce6">
            <text:p>25,870<text:s/></text:p>
          </table:table-cell>
          <table:table-cell office:value-type="float" office:value="19809" table:style-name="ce6">
            <text:p>19,809<text:s/></text:p>
          </table:table-cell>
          <table:table-cell office:value-type="float" office:value="8546" table:style-name="ce6">
            <text:p>8,546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39795" table:style-name="ce6">
            <text:p>39,795<text:s/></text:p>
          </table:table-cell>
          <table:table-cell office:value-type="float" office:value="23488" table:style-name="ce6">
            <text:p>23,488<text:s/></text:p>
          </table:table-cell>
          <table:table-cell office:value-type="float" office:value="24769" table:style-name="ce6">
            <text:p>24,769<text:s/></text:p>
          </table:table-cell>
          <table:table-cell office:value-type="float" office:value="24033" table:style-name="ce6">
            <text:p>24,033<text:s/></text:p>
          </table:table-cell>
          <table:table-cell office:value-type="float" office:value="14134" table:style-name="ce6">
            <text:p>14,134<text:s/></text:p>
          </table:table-cell>
          <table:table-cell office:value-type="float" office:value="11693" table:style-name="ce6">
            <text:p>11,693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10730" table:style-name="ce6">
            <text:p>10,730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18012" table:style-name="ce6">
            <text:p>18,012<text:s/></text:p>
          </table:table-cell>
          <table:table-cell office:value-type="float" office:value="29685" table:style-name="ce6">
            <text:p>29,685<text:s/></text:p>
          </table:table-cell>
          <table:table-cell office:value-type="float" office:value="23452" table:style-name="ce6">
            <text:p>23,452<text:s/></text:p>
          </table:table-cell>
          <table:table-cell office:value-type="float" office:value="15417" table:style-name="ce6">
            <text:p>15,417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0672" table:style-name="ce6">
            <text:p>10,672<text:s/></text:p>
          </table:table-cell>
          <table:table-cell office:value-type="float" office:value="1749" table:style-name="ce6">
            <text:p>1,749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4682" table:style-name="ce6">
            <text:p>4,682<text:s/></text:p>
          </table:table-cell>
          <table:table-cell office:value-type="float" office:value="2304" table:style-name="ce6">
            <text:p>2,304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7867" table:style-name="ce6">
            <text:p>7,867<text:s/></text:p>
          </table:table-cell>
          <table:table-cell office:value-type="float" office:value="2145" table:style-name="ce6">
            <text:p>2,145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4381" table:style-name="ce6">
            <text:p>4,381<text:s/></text:p>
          </table:table-cell>
          <table:table-cell table:number-columns-repeated="16264"/>
        </table:table-row>
        <table:table-row table:style-name="ro2">
          <table:table-cell office:value-type="date" office:date-value="2021-04-09T00:00:00" table:style-name="ce5">
            <text:p>2021/4/9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44141" table:style-name="ce6">
            <text:p>44,141<text:s/></text:p>
          </table:table-cell>
          <table:table-cell office:value-type="float" office:value="48508" table:style-name="ce6">
            <text:p>48,508<text:s/></text:p>
          </table:table-cell>
          <table:table-cell office:value-type="float" office:value="28899" table:style-name="ce6">
            <text:p>28,899<text:s/></text:p>
          </table:table-cell>
          <table:table-cell office:value-type="float" office:value="16824" table:style-name="ce6">
            <text:p>16,824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4953" table:style-name="ce6">
            <text:p>14,953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4806" table:style-name="ce6">
            <text:p>4,806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19517" table:style-name="ce6">
            <text:p>19,517<text:s/></text:p>
          </table:table-cell>
          <table:table-cell office:value-type="float" office:value="20335" table:style-name="ce6">
            <text:p>20,335<text:s/></text:p>
          </table:table-cell>
          <table:table-cell office:value-type="float" office:value="6958" table:style-name="ce6">
            <text:p>6,958<text:s/></text:p>
          </table:table-cell>
          <table:table-cell office:value-type="float" office:value="10689" table:style-name="ce6">
            <text:p>10,689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9556" table:style-name="ce6">
            <text:p>9,556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31838" table:style-name="ce6">
            <text:p>31,838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14129" table:style-name="ce6">
            <text:p>14,129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27172" table:style-name="ce6">
            <text:p>27,172<text:s/></text:p>
          </table:table-cell>
          <table:table-cell office:value-type="float" office:value="18647" table:style-name="ce6">
            <text:p>18,647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31942" table:style-name="ce6">
            <text:p>31,942<text:s/></text:p>
          </table:table-cell>
          <table:table-cell office:value-type="float" office:value="19509" table:style-name="ce6">
            <text:p>19,509<text:s/></text:p>
          </table:table-cell>
          <table:table-cell office:value-type="float" office:value="37069" table:style-name="ce6">
            <text:p>37,069<text:s/></text:p>
          </table:table-cell>
          <table:table-cell office:value-type="float" office:value="27797" table:style-name="ce6">
            <text:p>27,797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38108" table:style-name="ce6">
            <text:p>38,108<text:s/></text:p>
          </table:table-cell>
          <table:table-cell office:value-type="float" office:value="28371" table:style-name="ce6">
            <text:p>28,371<text:s/></text:p>
          </table:table-cell>
          <table:table-cell office:value-type="float" office:value="28910" table:style-name="ce6">
            <text:p>28,910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41550" table:style-name="ce6">
            <text:p>141,550<text:s/></text:p>
          </table:table-cell>
          <table:table-cell office:value-type="float" office:value="46007" table:style-name="ce6">
            <text:p>46,007<text:s/></text:p>
          </table:table-cell>
          <table:table-cell office:value-type="float" office:value="20754" table:style-name="ce6">
            <text:p>20,754<text:s/></text:p>
          </table:table-cell>
          <table:table-cell office:value-type="float" office:value="26564" table:style-name="ce6">
            <text:p>26,564<text:s/></text:p>
          </table:table-cell>
          <table:table-cell office:value-type="float" office:value="28632" table:style-name="ce6">
            <text:p>28,632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29610" table:style-name="ce6">
            <text:p>29,610<text:s/></text:p>
          </table:table-cell>
          <table:table-cell office:value-type="float" office:value="27052" table:style-name="ce6">
            <text:p>27,052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33826" table:style-name="ce6">
            <text:p>33,826<text:s/></text:p>
          </table:table-cell>
          <table:table-cell office:value-type="float" office:value="7972" table:style-name="ce6">
            <text:p>7,972<text:s/></text:p>
          </table:table-cell>
          <table:table-cell office:value-type="float" office:value="10311" table:style-name="ce6">
            <text:p>10,311<text:s/></text:p>
          </table:table-cell>
          <table:table-cell office:value-type="float" office:value="20794" table:style-name="ce6">
            <text:p>20,794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4138" table:style-name="ce6">
            <text:p>4,13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15728" table:style-name="ce6">
            <text:p>15,728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2802" table:style-name="ce6">
            <text:p>12,802<text:s/></text:p>
          </table:table-cell>
          <table:table-cell office:value-type="float" office:value="35955" table:style-name="ce6">
            <text:p>35,955<text:s/></text:p>
          </table:table-cell>
          <table:table-cell office:value-type="float" office:value="10328" table:style-name="ce6">
            <text:p>10,328<text:s/></text:p>
          </table:table-cell>
          <table:table-cell office:value-type="float" office:value="14031" table:style-name="ce6">
            <text:p>14,031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27746" table:style-name="ce6">
            <text:p>27,746<text:s/></text:p>
          </table:table-cell>
          <table:table-cell office:value-type="float" office:value="33459" table:style-name="ce6">
            <text:p>33,459<text:s/></text:p>
          </table:table-cell>
          <table:table-cell office:value-type="float" office:value="39718" table:style-name="ce6">
            <text:p>39,718<text:s/></text:p>
          </table:table-cell>
          <table:table-cell office:value-type="float" office:value="41666" table:style-name="ce6">
            <text:p>41,666<text:s/></text:p>
          </table:table-cell>
          <table:table-cell office:value-type="float" office:value="28074" table:style-name="ce6">
            <text:p>28,074<text:s/></text:p>
          </table:table-cell>
          <table:table-cell office:value-type="float" office:value="28361" table:style-name="ce6">
            <text:p>28,361<text:s/></text:p>
          </table:table-cell>
          <table:table-cell office:value-type="float" office:value="66159" table:style-name="ce6">
            <text:p>66,159<text:s/></text:p>
          </table:table-cell>
          <table:table-cell office:value-type="float" office:value="24392" table:style-name="ce6">
            <text:p>24,392<text:s/></text:p>
          </table:table-cell>
          <table:table-cell office:value-type="float" office:value="34452" table:style-name="ce6">
            <text:p>34,452<text:s/></text:p>
          </table:table-cell>
          <table:table-cell office:value-type="float" office:value="37137" table:style-name="ce6">
            <text:p>37,137<text:s/></text:p>
          </table:table-cell>
          <table:table-cell office:value-type="float" office:value="22275" table:style-name="ce6">
            <text:p>22,275<text:s/></text:p>
          </table:table-cell>
          <table:table-cell office:value-type="float" office:value="67983" table:style-name="ce6">
            <text:p>67,983<text:s/></text:p>
          </table:table-cell>
          <table:table-cell office:value-type="float" office:value="22948" table:style-name="ce6">
            <text:p>22,948<text:s/></text:p>
          </table:table-cell>
          <table:table-cell office:value-type="float" office:value="17931" table:style-name="ce6">
            <text:p>17,931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15220" table:style-name="ce6">
            <text:p>15,220<text:s/></text:p>
          </table:table-cell>
          <table:table-cell office:value-type="float" office:value="31189" table:style-name="ce6">
            <text:p>31,189<text:s/></text:p>
          </table:table-cell>
          <table:table-cell office:value-type="float" office:value="21289" table:style-name="ce6">
            <text:p>21,289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12635" table:style-name="ce6">
            <text:p>12,635<text:s/></text:p>
          </table:table-cell>
          <table:table-cell office:value-type="float" office:value="40923" table:style-name="ce6">
            <text:p>40,923<text:s/></text:p>
          </table:table-cell>
          <table:table-cell office:value-type="float" office:value="24746" table:style-name="ce6">
            <text:p>24,746<text:s/></text:p>
          </table:table-cell>
          <table:table-cell office:value-type="float" office:value="25724" table:style-name="ce6">
            <text:p>25,724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5598" table:style-name="ce6">
            <text:p>5,598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11145" table:style-name="ce6">
            <text:p>11,145<text:s/></text:p>
          </table:table-cell>
          <table:table-cell office:value-type="float" office:value="10588" table:style-name="ce6">
            <text:p>10,588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18744" table:style-name="ce6">
            <text:p>18,744<text:s/></text:p>
          </table:table-cell>
          <table:table-cell office:value-type="float" office:value="30580" table:style-name="ce6">
            <text:p>30,580<text:s/></text:p>
          </table:table-cell>
          <table:table-cell office:value-type="float" office:value="25650" table:style-name="ce6">
            <text:p>25,650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3312" table:style-name="ce6">
            <text:p>13,312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13197" table:style-name="ce6">
            <text:p>13,197<text:s/></text:p>
          </table:table-cell>
          <table:table-cell office:value-type="float" office:value="11375" table:style-name="ce6">
            <text:p>11,375<text:s/></text:p>
          </table:table-cell>
          <table:table-cell office:value-type="float" office:value="1768" table:style-name="ce6">
            <text:p>1,768<text:s/></text:p>
          </table:table-cell>
          <table:table-cell office:value-type="float" office:value="2625" table:style-name="ce6">
            <text:p>2,625<text:s/></text:p>
          </table:table-cell>
          <table:table-cell office:value-type="float" office:value="3662" table:style-name="ce6">
            <text:p>3,662<text:s/></text:p>
          </table:table-cell>
          <table:table-cell office:value-type="float" office:value="5068" table:style-name="ce6">
            <text:p>5,068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716" table:style-name="ce6">
            <text:p>3,716<text:s/></text:p>
          </table:table-cell>
          <table:table-cell office:value-type="float" office:value="3120" table:style-name="ce6">
            <text:p>3,120<text:s/></text:p>
          </table:table-cell>
          <table:table-cell office:value-type="float" office:value="9136" table:style-name="ce6">
            <text:p>9,136<text:s/></text:p>
          </table:table-cell>
          <table:table-cell office:value-type="float" office:value="2193" table:style-name="ce6">
            <text:p>2,193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4776" table:style-name="ce6">
            <text:p>4,776<text:s/></text:p>
          </table:table-cell>
          <table:table-cell table:number-columns-repeated="16264"/>
        </table:table-row>
        <table:table-row table:style-name="ro2">
          <table:table-cell office:value-type="date" office:date-value="2021-04-10T00:00:00" table:style-name="ce5">
            <text:p>2021/4/10</text:p>
          </table:table-cell>
          <table:table-cell office:value-type="float" office:value="2960" table:style-name="ce6">
            <text:p>2,960<text:s/></text:p>
          </table:table-cell>
          <table:table-cell office:value-type="float" office:value="10078" table:style-name="ce6">
            <text:p>10,078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45710" table:style-name="ce6">
            <text:p>45,710<text:s/></text:p>
          </table:table-cell>
          <table:table-cell office:value-type="float" office:value="17843" table:style-name="ce6">
            <text:p>17,843<text:s/></text:p>
          </table:table-cell>
          <table:table-cell office:value-type="float" office:value="11936" table:style-name="ce6">
            <text:p>11,936<text:s/></text:p>
          </table:table-cell>
          <table:table-cell office:value-type="float" office:value="8879" table:style-name="ce6">
            <text:p>8,87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9097" table:style-name="ce6">
            <text:p>9,097<text:s/></text:p>
          </table:table-cell>
          <table:table-cell office:value-type="float" office:value="1991" table:style-name="ce6">
            <text:p>1,991<text:s/></text:p>
          </table:table-cell>
          <table:table-cell office:value-type="float" office:value="3355" table:style-name="ce6">
            <text:p>3,355<text:s/></text:p>
          </table:table-cell>
          <table:table-cell office:value-type="float" office:value="5914" table:style-name="ce6">
            <text:p>5,914<text:s/></text:p>
          </table:table-cell>
          <table:table-cell office:value-type="float" office:value="7649" table:style-name="ce6">
            <text:p>7,649<text:s/></text:p>
          </table:table-cell>
          <table:table-cell office:value-type="float" office:value="10930" table:style-name="ce6">
            <text:p>10,930<text:s/></text:p>
          </table:table-cell>
          <table:table-cell office:value-type="float" office:value="5828" table:style-name="ce6">
            <text:p>5,828<text:s/></text:p>
          </table:table-cell>
          <table:table-cell office:value-type="float" office:value="9149" table:style-name="ce6">
            <text:p>9,149<text:s/></text:p>
          </table:table-cell>
          <table:table-cell office:value-type="float" office:value="4405" table:style-name="ce6">
            <text:p>4,405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6641" table:style-name="ce6">
            <text:p>6,641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18165" table:style-name="ce6">
            <text:p>18,165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4645" table:style-name="ce6">
            <text:p>14,645<text:s/></text:p>
          </table:table-cell>
          <table:table-cell office:value-type="float" office:value="10390" table:style-name="ce6">
            <text:p>10,390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19492" table:style-name="ce6">
            <text:p>19,492<text:s/></text:p>
          </table:table-cell>
          <table:table-cell office:value-type="float" office:value="15521" table:style-name="ce6">
            <text:p>15,521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16722" table:style-name="ce6">
            <text:p>16,722<text:s/></text:p>
          </table:table-cell>
          <table:table-cell office:value-type="float" office:value="28831" table:style-name="ce6">
            <text:p>28,831<text:s/></text:p>
          </table:table-cell>
          <table:table-cell office:value-type="float" office:value="20240" table:style-name="ce6">
            <text:p>20,240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32907" table:style-name="ce6">
            <text:p>32,907<text:s/></text:p>
          </table:table-cell>
          <table:table-cell office:value-type="float" office:value="22569" table:style-name="ce6">
            <text:p>22,569<text:s/></text:p>
          </table:table-cell>
          <table:table-cell office:value-type="float" office:value="21946" table:style-name="ce6">
            <text:p>21,946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11189" table:style-name="ce6">
            <text:p>11,189<text:s/></text:p>
          </table:table-cell>
          <table:table-cell office:value-type="float" office:value="139350" table:style-name="ce6">
            <text:p>139,350<text:s/></text:p>
          </table:table-cell>
          <table:table-cell office:value-type="float" office:value="46459" table:style-name="ce6">
            <text:p>46,459<text:s/></text:p>
          </table:table-cell>
          <table:table-cell office:value-type="float" office:value="17245" table:style-name="ce6">
            <text:p>17,245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29634" table:style-name="ce6">
            <text:p>29,634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25893" table:style-name="ce6">
            <text:p>25,893<text:s/></text:p>
          </table:table-cell>
          <table:table-cell office:value-type="float" office:value="21711" table:style-name="ce6">
            <text:p>21,711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24689" table:style-name="ce6">
            <text:p>24,689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7642" table:style-name="ce6">
            <text:p>7,642<text:s/></text:p>
          </table:table-cell>
          <table:table-cell office:value-type="float" office:value="17220" table:style-name="ce6">
            <text:p>17,220<text:s/></text:p>
          </table:table-cell>
          <table:table-cell office:value-type="float" office:value="7101" table:style-name="ce6">
            <text:p>7,101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32818" table:style-name="ce6">
            <text:p>32,818<text:s/></text:p>
          </table:table-cell>
          <table:table-cell office:value-type="float" office:value="6819" table:style-name="ce6">
            <text:p>6,819<text:s/></text:p>
          </table:table-cell>
          <table:table-cell office:value-type="float" office:value="11726" table:style-name="ce6">
            <text:p>11,726<text:s/></text:p>
          </table:table-cell>
          <table:table-cell office:value-type="float" office:value="6850" table:style-name="ce6">
            <text:p>6,850<text:s/></text:p>
          </table:table-cell>
          <table:table-cell office:value-type="float" office:value="18479" table:style-name="ce6">
            <text:p>18,479<text:s/></text:p>
          </table:table-cell>
          <table:table-cell office:value-type="float" office:value="18260" table:style-name="ce6">
            <text:p>18,260<text:s/></text:p>
          </table:table-cell>
          <table:table-cell office:value-type="float" office:value="30101" table:style-name="ce6">
            <text:p>30,101<text:s/></text:p>
          </table:table-cell>
          <table:table-cell office:value-type="float" office:value="35575" table:style-name="ce6">
            <text:p>35,575<text:s/></text:p>
          </table:table-cell>
          <table:table-cell office:value-type="float" office:value="33403" table:style-name="ce6">
            <text:p>33,403<text:s/></text:p>
          </table:table-cell>
          <table:table-cell office:value-type="float" office:value="22137" table:style-name="ce6">
            <text:p>22,137<text:s/></text:p>
          </table:table-cell>
          <table:table-cell office:value-type="float" office:value="27638" table:style-name="ce6">
            <text:p>27,638<text:s/></text:p>
          </table:table-cell>
          <table:table-cell office:value-type="float" office:value="72131" table:style-name="ce6">
            <text:p>72,131<text:s/></text:p>
          </table:table-cell>
          <table:table-cell office:value-type="float" office:value="15689" table:style-name="ce6">
            <text:p>15,689<text:s/></text:p>
          </table:table-cell>
          <table:table-cell office:value-type="float" office:value="28766" table:style-name="ce6">
            <text:p>28,766<text:s/></text:p>
          </table:table-cell>
          <table:table-cell office:value-type="float" office:value="30006" table:style-name="ce6">
            <text:p>30,006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56722" table:style-name="ce6">
            <text:p>56,722<text:s/></text:p>
          </table:table-cell>
          <table:table-cell office:value-type="float" office:value="16227" table:style-name="ce6">
            <text:p>16,227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15716" table:style-name="ce6">
            <text:p>15,716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10750" table:style-name="ce6">
            <text:p>10,750<text:s/></text:p>
          </table:table-cell>
          <table:table-cell office:value-type="float" office:value="10507" table:style-name="ce6">
            <text:p>10,507<text:s/></text:p>
          </table:table-cell>
          <table:table-cell office:value-type="float" office:value="21175" table:style-name="ce6">
            <text:p>21,175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15203" table:style-name="ce6">
            <text:p>15,203<text:s/></text:p>
          </table:table-cell>
          <table:table-cell office:value-type="float" office:value="17863" table:style-name="ce6">
            <text:p>17,863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5003" table:style-name="ce6">
            <text:p>5,003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6251" table:style-name="ce6">
            <text:p>6,251<text:s/></text:p>
          </table:table-cell>
          <table:table-cell office:value-type="float" office:value="8344" table:style-name="ce6">
            <text:p>8,344<text:s/></text:p>
          </table:table-cell>
          <table:table-cell office:value-type="float" office:value="9485" table:style-name="ce6">
            <text:p>9,485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20608" table:style-name="ce6">
            <text:p>20,608<text:s/></text:p>
          </table:table-cell>
          <table:table-cell office:value-type="float" office:value="21332" table:style-name="ce6">
            <text:p>21,332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10420" table:style-name="ce6">
            <text:p>10,420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10381" table:style-name="ce6">
            <text:p>10,381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8444" table:style-name="ce6">
            <text:p>8,444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4580" table:style-name="ce6">
            <text:p>4,580<text:s/></text:p>
          </table:table-cell>
          <table:table-cell office:value-type="float" office:value="1197" table:style-name="ce6">
            <text:p>1,197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2146" table:style-name="ce6">
            <text:p>2,146<text:s/></text:p>
          </table:table-cell>
          <table:table-cell office:value-type="float" office:value="8413" table:style-name="ce6">
            <text:p>8,413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3045" table:style-name="ce6">
            <text:p>3,045<text:s/></text:p>
          </table:table-cell>
          <table:table-cell table:number-columns-repeated="16264"/>
        </table:table-row>
        <table:table-row table:style-name="ro2">
          <table:table-cell office:value-type="date" office:date-value="2021-04-11T00:00:00" table:style-name="ce5">
            <text:p>2021/4/11</text:p>
          </table:table-cell>
          <table:table-cell office:value-type="float" office:value="3259" table:style-name="ce6">
            <text:p>3,259<text:s/></text:p>
          </table:table-cell>
          <table:table-cell office:value-type="float" office:value="8646" table:style-name="ce6">
            <text:p>8,646<text:s/></text:p>
          </table:table-cell>
          <table:table-cell office:value-type="float" office:value="19125" table:style-name="ce6">
            <text:p>19,125<text:s/></text:p>
          </table:table-cell>
          <table:table-cell office:value-type="float" office:value="35298" table:style-name="ce6">
            <text:p>35,298<text:s/></text:p>
          </table:table-cell>
          <table:table-cell office:value-type="float" office:value="15412" table:style-name="ce6">
            <text:p>15,412<text:s/></text:p>
          </table:table-cell>
          <table:table-cell office:value-type="float" office:value="8528" table:style-name="ce6">
            <text:p>8,528<text:s/></text:p>
          </table:table-cell>
          <table:table-cell office:value-type="float" office:value="7105" table:style-name="ce6">
            <text:p>7,105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1828" table:style-name="ce6">
            <text:p>1,828<text:s/></text:p>
          </table:table-cell>
          <table:table-cell office:value-type="float" office:value="4571" table:style-name="ce6">
            <text:p>4,571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5529" table:style-name="ce6">
            <text:p>5,529<text:s/></text:p>
          </table:table-cell>
          <table:table-cell office:value-type="float" office:value="10092" table:style-name="ce6">
            <text:p>10,092<text:s/></text:p>
          </table:table-cell>
          <table:table-cell office:value-type="float" office:value="4748" table:style-name="ce6">
            <text:p>4,748<text:s/></text:p>
          </table:table-cell>
          <table:table-cell office:value-type="float" office:value="7384" table:style-name="ce6">
            <text:p>7,384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4413" table:style-name="ce6">
            <text:p>4,413<text:s/></text:p>
          </table:table-cell>
          <table:table-cell office:value-type="float" office:value="5151" table:style-name="ce6">
            <text:p>5,151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15800" table:style-name="ce6">
            <text:p>15,800<text:s/></text:p>
          </table:table-cell>
          <table:table-cell office:value-type="float" office:value="3685" table:style-name="ce6">
            <text:p>3,685<text:s/></text:p>
          </table:table-cell>
          <table:table-cell office:value-type="float" office:value="17674" table:style-name="ce6">
            <text:p>17,674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15840" table:style-name="ce6">
            <text:p>15,840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8128" table:style-name="ce6">
            <text:p>8,128<text:s/></text:p>
          </table:table-cell>
          <table:table-cell office:value-type="float" office:value="26850" table:style-name="ce6">
            <text:p>26,850<text:s/></text:p>
          </table:table-cell>
          <table:table-cell office:value-type="float" office:value="13616" table:style-name="ce6">
            <text:p>13,616<text:s/></text:p>
          </table:table-cell>
          <table:table-cell office:value-type="float" office:value="22644" table:style-name="ce6">
            <text:p>22,644<text:s/></text:p>
          </table:table-cell>
          <table:table-cell office:value-type="float" office:value="17545" table:style-name="ce6">
            <text:p>17,545<text:s/></text:p>
          </table:table-cell>
          <table:table-cell office:value-type="float" office:value="4663" table:style-name="ce6">
            <text:p>4,663<text:s/></text:p>
          </table:table-cell>
          <table:table-cell office:value-type="float" office:value="26901" table:style-name="ce6">
            <text:p>26,901<text:s/></text:p>
          </table:table-cell>
          <table:table-cell office:value-type="float" office:value="18576" table:style-name="ce6">
            <text:p>18,576<text:s/></text:p>
          </table:table-cell>
          <table:table-cell office:value-type="float" office:value="18238" table:style-name="ce6">
            <text:p>18,238<text:s/></text:p>
          </table:table-cell>
          <table:table-cell office:value-type="float" office:value="15168" table:style-name="ce6">
            <text:p>15,168<text:s/></text:p>
          </table:table-cell>
          <table:table-cell office:value-type="float" office:value="9301" table:style-name="ce6">
            <text:p>9,301<text:s/></text:p>
          </table:table-cell>
          <table:table-cell office:value-type="float" office:value="137908" table:style-name="ce6">
            <text:p>137,908<text:s/></text:p>
          </table:table-cell>
          <table:table-cell office:value-type="float" office:value="37677" table:style-name="ce6">
            <text:p>37,677<text:s/></text:p>
          </table:table-cell>
          <table:table-cell office:value-type="float" office:value="12690" table:style-name="ce6">
            <text:p>12,690<text:s/></text:p>
          </table:table-cell>
          <table:table-cell office:value-type="float" office:value="17661" table:style-name="ce6">
            <text:p>17,661<text:s/></text:p>
          </table:table-cell>
          <table:table-cell office:value-type="float" office:value="31448" table:style-name="ce6">
            <text:p>31,448<text:s/></text:p>
          </table:table-cell>
          <table:table-cell office:value-type="float" office:value="23376" table:style-name="ce6">
            <text:p>23,376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17849" table:style-name="ce6">
            <text:p>17,849<text:s/></text:p>
          </table:table-cell>
          <table:table-cell office:value-type="float" office:value="8009" table:style-name="ce6">
            <text:p>8,009<text:s/></text:p>
          </table:table-cell>
          <table:table-cell office:value-type="float" office:value="20111" table:style-name="ce6">
            <text:p>20,111<text:s/></text:p>
          </table:table-cell>
          <table:table-cell office:value-type="float" office:value="5701" table:style-name="ce6">
            <text:p>5,701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14928" table:style-name="ce6">
            <text:p>14,928<text:s/></text:p>
          </table:table-cell>
          <table:table-cell office:value-type="float" office:value="5257" table:style-name="ce6">
            <text:p>5,257<text:s/></text:p>
          </table:table-cell>
          <table:table-cell office:value-type="float" office:value="2892" table:style-name="ce6">
            <text:p>2,892<text:s/></text:p>
          </table:table-cell>
          <table:table-cell office:value-type="float" office:value="1616" table:style-name="ce6">
            <text:p>1,616<text:s/></text:p>
          </table:table-cell>
          <table:table-cell office:value-type="float" office:value="8872" table:style-name="ce6">
            <text:p>8,872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38196" table:style-name="ce6">
            <text:p>38,196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5946" table:style-name="ce6">
            <text:p>15,946<text:s/></text:p>
          </table:table-cell>
          <table:table-cell office:value-type="float" office:value="14386" table:style-name="ce6">
            <text:p>14,386<text:s/></text:p>
          </table:table-cell>
          <table:table-cell office:value-type="float" office:value="25392" table:style-name="ce6">
            <text:p>25,392<text:s/></text:p>
          </table:table-cell>
          <table:table-cell office:value-type="float" office:value="32284" table:style-name="ce6">
            <text:p>32,284<text:s/></text:p>
          </table:table-cell>
          <table:table-cell office:value-type="float" office:value="27443" table:style-name="ce6">
            <text:p>27,443<text:s/></text:p>
          </table:table-cell>
          <table:table-cell office:value-type="float" office:value="18227" table:style-name="ce6">
            <text:p>18,227<text:s/></text:p>
          </table:table-cell>
          <table:table-cell office:value-type="float" office:value="23643" table:style-name="ce6">
            <text:p>23,643<text:s/></text:p>
          </table:table-cell>
          <table:table-cell office:value-type="float" office:value="62771" table:style-name="ce6">
            <text:p>62,771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22393" table:style-name="ce6">
            <text:p>22,393<text:s/></text:p>
          </table:table-cell>
          <table:table-cell office:value-type="float" office:value="14046" table:style-name="ce6">
            <text:p>14,046<text:s/></text:p>
          </table:table-cell>
          <table:table-cell office:value-type="float" office:value="48036" table:style-name="ce6">
            <text:p>48,036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12305" table:style-name="ce6">
            <text:p>12,305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5999" table:style-name="ce6">
            <text:p>15,999<text:s/></text:p>
          </table:table-cell>
          <table:table-cell office:value-type="float" office:value="10154" table:style-name="ce6">
            <text:p>10,154<text:s/></text:p>
          </table:table-cell>
          <table:table-cell office:value-type="float" office:value="23564" table:style-name="ce6">
            <text:p>23,564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14967" table:style-name="ce6">
            <text:p>14,967<text:s/></text:p>
          </table:table-cell>
          <table:table-cell office:value-type="float" office:value="12519" table:style-name="ce6">
            <text:p>12,519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4415" table:style-name="ce6">
            <text:p>14,415<text:s/></text:p>
          </table:table-cell>
          <table:table-cell office:value-type="float" office:value="8208" table:style-name="ce6">
            <text:p>8,208<text:s/></text:p>
          </table:table-cell>
          <table:table-cell office:value-type="float" office:value="8594" table:style-name="ce6">
            <text:p>8,594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2300" table:style-name="ce6">
            <text:p>2,300<text:s/></text:p>
          </table:table-cell>
          <table:table-cell office:value-type="float" office:value="6170" table:style-name="ce6">
            <text:p>6,170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7985" table:style-name="ce6">
            <text:p>7,985<text:s/></text:p>
          </table:table-cell>
          <table:table-cell office:value-type="float" office:value="11929" table:style-name="ce6">
            <text:p>11,929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16504" table:style-name="ce6">
            <text:p>16,504<text:s/></text:p>
          </table:table-cell>
          <table:table-cell office:value-type="float" office:value="18311" table:style-name="ce6">
            <text:p>18,311<text:s/></text:p>
          </table:table-cell>
          <table:table-cell office:value-type="float" office:value="10531" table:style-name="ce6">
            <text:p>10,531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8903" table:style-name="ce6">
            <text:p>8,903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7284" table:style-name="ce6">
            <text:p>7,284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871" table:style-name="ce6">
            <text:p>871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2622" table:style-name="ce6">
            <text:p>2,622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949" table:style-name="ce6">
            <text:p>949<text:s/></text:p>
          </table:table-cell>
          <table:table-cell office:value-type="float" office:value="1222" table:style-name="ce6">
            <text:p>1,222<text:s/></text:p>
          </table:table-cell>
          <table:table-cell office:value-type="float" office:value="1868" table:style-name="ce6">
            <text:p>1,868<text:s/></text:p>
          </table:table-cell>
          <table:table-cell office:value-type="float" office:value="8853" table:style-name="ce6">
            <text:p>8,853<text:s/></text:p>
          </table:table-cell>
          <table:table-cell office:value-type="float" office:value="1896" table:style-name="ce6">
            <text:p>1,896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2631" table:style-name="ce6">
            <text:p>2,631<text:s/></text:p>
          </table:table-cell>
          <table:table-cell table:number-columns-repeated="16264"/>
        </table:table-row>
        <table:table-row table:style-name="ro2">
          <table:table-cell office:value-type="date" office:date-value="2021-04-12T00:00:00" table:style-name="ce5">
            <text:p>2021/4/12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15014" table:style-name="ce6">
            <text:p>15,014<text:s/></text:p>
          </table:table-cell>
          <table:table-cell office:value-type="float" office:value="40165" table:style-name="ce6">
            <text:p>40,165<text:s/></text:p>
          </table:table-cell>
          <table:table-cell office:value-type="float" office:value="38318" table:style-name="ce6">
            <text:p>38,318<text:s/></text:p>
          </table:table-cell>
          <table:table-cell office:value-type="float" office:value="26173" table:style-name="ce6">
            <text:p>26,173<text:s/></text:p>
          </table:table-cell>
          <table:table-cell office:value-type="float" office:value="15037" table:style-name="ce6">
            <text:p>15,037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4415" table:style-name="ce6">
            <text:p>4,415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4573" table:style-name="ce6">
            <text:p>4,573<text:s/></text:p>
          </table:table-cell>
          <table:table-cell office:value-type="float" office:value="4791" table:style-name="ce6">
            <text:p>4,791<text:s/></text:p>
          </table:table-cell>
          <table:table-cell office:value-type="float" office:value="10189" table:style-name="ce6">
            <text:p>10,189<text:s/></text:p>
          </table:table-cell>
          <table:table-cell office:value-type="float" office:value="10830" table:style-name="ce6">
            <text:p>10,830<text:s/></text:p>
          </table:table-cell>
          <table:table-cell office:value-type="float" office:value="18394" table:style-name="ce6">
            <text:p>18,394<text:s/></text:p>
          </table:table-cell>
          <table:table-cell office:value-type="float" office:value="18933" table:style-name="ce6">
            <text:p>18,933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3704" table:style-name="ce6">
            <text:p>3,704<text:s/></text:p>
          </table:table-cell>
          <table:table-cell office:value-type="float" office:value="8993" table:style-name="ce6">
            <text:p>8,993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30537" table:style-name="ce6">
            <text:p>30,537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14214" table:style-name="ce6">
            <text:p>14,214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16814" table:style-name="ce6">
            <text:p>16,814<text:s/></text:p>
          </table:table-cell>
          <table:table-cell office:value-type="float" office:value="24511" table:style-name="ce6">
            <text:p>24,511<text:s/></text:p>
          </table:table-cell>
          <table:table-cell office:value-type="float" office:value="16967" table:style-name="ce6">
            <text:p>16,967<text:s/></text:p>
          </table:table-cell>
          <table:table-cell office:value-type="float" office:value="10034" table:style-name="ce6">
            <text:p>10,034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32666" table:style-name="ce6">
            <text:p>32,666<text:s/></text:p>
          </table:table-cell>
          <table:table-cell office:value-type="float" office:value="24170" table:style-name="ce6">
            <text:p>24,170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35038" table:style-name="ce6">
            <text:p>35,038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26569" table:style-name="ce6">
            <text:p>26,569<text:s/></text:p>
          </table:table-cell>
          <table:table-cell office:value-type="float" office:value="21454" table:style-name="ce6">
            <text:p>21,454<text:s/></text:p>
          </table:table-cell>
          <table:table-cell office:value-type="float" office:value="25007" table:style-name="ce6">
            <text:p>25,007<text:s/></text:p>
          </table:table-cell>
          <table:table-cell office:value-type="float" office:value="122720" table:style-name="ce6">
            <text:p>122,720<text:s/></text:p>
          </table:table-cell>
          <table:table-cell office:value-type="float" office:value="37200" table:style-name="ce6">
            <text:p>37,200<text:s/></text:p>
          </table:table-cell>
          <table:table-cell office:value-type="float" office:value="19268" table:style-name="ce6">
            <text:p>19,268<text:s/></text:p>
          </table:table-cell>
          <table:table-cell office:value-type="float" office:value="24513" table:style-name="ce6">
            <text:p>24,513<text:s/></text:p>
          </table:table-cell>
          <table:table-cell office:value-type="float" office:value="25759" table:style-name="ce6">
            <text:p>25,759<text:s/></text:p>
          </table:table-cell>
          <table:table-cell office:value-type="float" office:value="26522" table:style-name="ce6">
            <text:p>26,522<text:s/></text:p>
          </table:table-cell>
          <table:table-cell office:value-type="float" office:value="26093" table:style-name="ce6">
            <text:p>26,093<text:s/></text:p>
          </table:table-cell>
          <table:table-cell office:value-type="float" office:value="23321" table:style-name="ce6">
            <text:p>23,321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31677" table:style-name="ce6">
            <text:p>31,677<text:s/></text:p>
          </table:table-cell>
          <table:table-cell office:value-type="float" office:value="7314" table:style-name="ce6">
            <text:p>7,314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18358" table:style-name="ce6">
            <text:p>18,358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14430" table:style-name="ce6">
            <text:p>14,430<text:s/></text:p>
          </table:table-cell>
          <table:table-cell office:value-type="float" office:value="9532" table:style-name="ce6">
            <text:p>9,532<text:s/></text:p>
          </table:table-cell>
          <table:table-cell office:value-type="float" office:value="11389" table:style-name="ce6">
            <text:p>11,389<text:s/></text:p>
          </table:table-cell>
          <table:table-cell office:value-type="float" office:value="33244" table:style-name="ce6">
            <text:p>33,244<text:s/></text:p>
          </table:table-cell>
          <table:table-cell office:value-type="float" office:value="10075" table:style-name="ce6">
            <text:p>10,075<text:s/></text:p>
          </table:table-cell>
          <table:table-cell office:value-type="float" office:value="13399" table:style-name="ce6">
            <text:p>13,399<text:s/></text:p>
          </table:table-cell>
          <table:table-cell office:value-type="float" office:value="8258" table:style-name="ce6">
            <text:p>8,258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26641" table:style-name="ce6">
            <text:p>26,641<text:s/></text:p>
          </table:table-cell>
          <table:table-cell office:value-type="float" office:value="30043" table:style-name="ce6">
            <text:p>30,043<text:s/></text:p>
          </table:table-cell>
          <table:table-cell office:value-type="float" office:value="35031" table:style-name="ce6">
            <text:p>35,031<text:s/></text:p>
          </table:table-cell>
          <table:table-cell office:value-type="float" office:value="40272" table:style-name="ce6">
            <text:p>40,272<text:s/></text:p>
          </table:table-cell>
          <table:table-cell office:value-type="float" office:value="25730" table:style-name="ce6">
            <text:p>25,730<text:s/></text:p>
          </table:table-cell>
          <table:table-cell office:value-type="float" office:value="27938" table:style-name="ce6">
            <text:p>27,938<text:s/></text:p>
          </table:table-cell>
          <table:table-cell office:value-type="float" office:value="54074" table:style-name="ce6">
            <text:p>54,074<text:s/></text:p>
          </table:table-cell>
          <table:table-cell office:value-type="float" office:value="21935" table:style-name="ce6">
            <text:p>21,935<text:s/></text:p>
          </table:table-cell>
          <table:table-cell office:value-type="float" office:value="29694" table:style-name="ce6">
            <text:p>29,694<text:s/></text:p>
          </table:table-cell>
          <table:table-cell office:value-type="float" office:value="30047" table:style-name="ce6">
            <text:p>30,047<text:s/></text:p>
          </table:table-cell>
          <table:table-cell office:value-type="float" office:value="18825" table:style-name="ce6">
            <text:p>18,825<text:s/></text:p>
          </table:table-cell>
          <table:table-cell office:value-type="float" office:value="57738" table:style-name="ce6">
            <text:p>57,738<text:s/></text:p>
          </table:table-cell>
          <table:table-cell office:value-type="float" office:value="20352" table:style-name="ce6">
            <text:p>20,352<text:s/></text:p>
          </table:table-cell>
          <table:table-cell office:value-type="float" office:value="16302" table:style-name="ce6">
            <text:p>16,302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19221" table:style-name="ce6">
            <text:p>19,221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27684" table:style-name="ce6">
            <text:p>27,684<text:s/></text:p>
          </table:table-cell>
          <table:table-cell office:value-type="float" office:value="18889" table:style-name="ce6">
            <text:p>18,889<text:s/></text:p>
          </table:table-cell>
          <table:table-cell office:value-type="float" office:value="8790" table:style-name="ce6">
            <text:p>8,790<text:s/></text:p>
          </table:table-cell>
          <table:table-cell office:value-type="float" office:value="11495" table:style-name="ce6">
            <text:p>11,495<text:s/></text:p>
          </table:table-cell>
          <table:table-cell office:value-type="float" office:value="37910" table:style-name="ce6">
            <text:p>37,910<text:s/></text:p>
          </table:table-cell>
          <table:table-cell office:value-type="float" office:value="22087" table:style-name="ce6">
            <text:p>22,087<text:s/></text:p>
          </table:table-cell>
          <table:table-cell office:value-type="float" office:value="24125" table:style-name="ce6">
            <text:p>24,125<text:s/></text:p>
          </table:table-cell>
          <table:table-cell office:value-type="float" office:value="24013" table:style-name="ce6">
            <text:p>24,013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5442" table:style-name="ce6">
            <text:p>5,442<text:s/></text:p>
          </table:table-cell>
          <table:table-cell office:value-type="float" office:value="6643" table:style-name="ce6">
            <text:p>6,643<text:s/></text:p>
          </table:table-cell>
          <table:table-cell office:value-type="float" office:value="10624" table:style-name="ce6">
            <text:p>10,624<text:s/></text:p>
          </table:table-cell>
          <table:table-cell office:value-type="float" office:value="9425" table:style-name="ce6">
            <text:p>9,425<text:s/></text:p>
          </table:table-cell>
          <table:table-cell office:value-type="float" office:value="13643" table:style-name="ce6">
            <text:p>13,643<text:s/></text:p>
          </table:table-cell>
          <table:table-cell office:value-type="float" office:value="17509" table:style-name="ce6">
            <text:p>17,509<text:s/></text:p>
          </table:table-cell>
          <table:table-cell office:value-type="float" office:value="29970" table:style-name="ce6">
            <text:p>29,970<text:s/></text:p>
          </table:table-cell>
          <table:table-cell office:value-type="float" office:value="21687" table:style-name="ce6">
            <text:p>21,687<text:s/></text:p>
          </table:table-cell>
          <table:table-cell office:value-type="float" office:value="15568" table:style-name="ce6">
            <text:p>15,568<text:s/></text:p>
          </table:table-cell>
          <table:table-cell office:value-type="float" office:value="12541" table:style-name="ce6">
            <text:p>12,541<text:s/></text:p>
          </table:table-cell>
          <table:table-cell office:value-type="float" office:value="12370" table:style-name="ce6">
            <text:p>12,370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12334" table:style-name="ce6">
            <text:p>12,334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2335" table:style-name="ce6">
            <text:p>2,335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4595" table:style-name="ce6">
            <text:p>4,595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2973" table:style-name="ce6">
            <text:p>2,973<text:s/></text:p>
          </table:table-cell>
          <table:table-cell office:value-type="float" office:value="7810" table:style-name="ce6">
            <text:p>7,810<text:s/></text:p>
          </table:table-cell>
          <table:table-cell office:value-type="float" office:value="2131" table:style-name="ce6">
            <text:p>2,131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4267" table:style-name="ce6">
            <text:p>4,267<text:s/></text:p>
          </table:table-cell>
          <table:table-cell table:number-columns-repeated="16264"/>
        </table:table-row>
        <table:table-row table:style-name="ro2">
          <table:table-cell office:value-type="date" office:date-value="2021-04-13T00:00:00" table:style-name="ce5">
            <text:p>2021/4/13</text:p>
          </table:table-cell>
          <table:table-cell office:value-type="float" office:value="4187" table:style-name="ce6">
            <text:p>4,187<text:s/></text:p>
          </table:table-cell>
          <table:table-cell office:value-type="float" office:value="15478" table:style-name="ce6">
            <text:p>15,478<text:s/></text:p>
          </table:table-cell>
          <table:table-cell office:value-type="float" office:value="42152" table:style-name="ce6">
            <text:p>42,152<text:s/></text:p>
          </table:table-cell>
          <table:table-cell office:value-type="float" office:value="40134" table:style-name="ce6">
            <text:p>40,134<text:s/></text:p>
          </table:table-cell>
          <table:table-cell office:value-type="float" office:value="27526" table:style-name="ce6">
            <text:p>27,526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12318" table:style-name="ce6">
            <text:p>12,318<text:s/>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13708" table:style-name="ce6">
            <text:p>13,708<text:s/></text:p>
          </table:table-cell>
          <table:table-cell office:value-type="float" office:value="2830" table:style-name="ce6">
            <text:p>2,830<text:s/></text:p>
          </table:table-cell>
          <table:table-cell office:value-type="float" office:value="4767" table:style-name="ce6">
            <text:p>4,767<text:s/></text:p>
          </table:table-cell>
          <table:table-cell office:value-type="float" office:value="5313" table:style-name="ce6">
            <text:p>5,313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11196" table:style-name="ce6">
            <text:p>11,196<text:s/></text:p>
          </table:table-cell>
          <table:table-cell office:value-type="float" office:value="18975" table:style-name="ce6">
            <text:p>18,975<text:s/></text:p>
          </table:table-cell>
          <table:table-cell office:value-type="float" office:value="19675" table:style-name="ce6">
            <text:p>19,675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9960" table:style-name="ce6">
            <text:p>9,960<text:s/></text:p>
          </table:table-cell>
          <table:table-cell office:value-type="float" office:value="3617" table:style-name="ce6">
            <text:p>3,617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6834" table:style-name="ce6">
            <text:p>6,834<text:s/></text:p>
          </table:table-cell>
          <table:table-cell office:value-type="float" office:value="31044" table:style-name="ce6">
            <text:p>31,044<text:s/></text:p>
          </table:table-cell>
          <table:table-cell office:value-type="float" office:value="3194" table:style-name="ce6">
            <text:p>3,194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12801" table:style-name="ce6">
            <text:p>12,801<text:s/></text:p>
          </table:table-cell>
          <table:table-cell office:value-type="float" office:value="16865" table:style-name="ce6">
            <text:p>16,865<text:s/></text:p>
          </table:table-cell>
          <table:table-cell office:value-type="float" office:value="25158" table:style-name="ce6">
            <text:p>25,158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27089" table:style-name="ce6">
            <text:p>27,089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34339" table:style-name="ce6">
            <text:p>34,339<text:s/></text:p>
          </table:table-cell>
          <table:table-cell office:value-type="float" office:value="25416" table:style-name="ce6">
            <text:p>25,416<text:s/></text:p>
          </table:table-cell>
          <table:table-cell office:value-type="float" office:value="11788" table:style-name="ce6">
            <text:p>11,788<text:s/></text:p>
          </table:table-cell>
          <table:table-cell office:value-type="float" office:value="35682" table:style-name="ce6">
            <text:p>35,682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27090" table:style-name="ce6">
            <text:p>27,090<text:s/></text:p>
          </table:table-cell>
          <table:table-cell office:value-type="float" office:value="21651" table:style-name="ce6">
            <text:p>21,651<text:s/></text:p>
          </table:table-cell>
          <table:table-cell office:value-type="float" office:value="24394" table:style-name="ce6">
            <text:p>24,394<text:s/></text:p>
          </table:table-cell>
          <table:table-cell office:value-type="float" office:value="117210" table:style-name="ce6">
            <text:p>117,210<text:s/></text:p>
          </table:table-cell>
          <table:table-cell office:value-type="float" office:value="38719" table:style-name="ce6">
            <text:p>38,719<text:s/></text:p>
          </table:table-cell>
          <table:table-cell office:value-type="float" office:value="19607" table:style-name="ce6">
            <text:p>19,607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26471" table:style-name="ce6">
            <text:p>26,471<text:s/></text:p>
          </table:table-cell>
          <table:table-cell office:value-type="float" office:value="27635" table:style-name="ce6">
            <text:p>27,635<text:s/></text:p>
          </table:table-cell>
          <table:table-cell office:value-type="float" office:value="28122" table:style-name="ce6">
            <text:p>28,122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31536" table:style-name="ce6">
            <text:p>31,536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18921" table:style-name="ce6">
            <text:p>18,921<text:s/></text:p>
          </table:table-cell>
          <table:table-cell office:value-type="float" office:value="5094" table:style-name="ce6">
            <text:p>5,094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4970" table:style-name="ce6">
            <text:p>14,970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11846" table:style-name="ce6">
            <text:p>11,846<text:s/></text:p>
          </table:table-cell>
          <table:table-cell office:value-type="float" office:value="33709" table:style-name="ce6">
            <text:p>33,709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8187" table:style-name="ce6">
            <text:p>8,187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31100" table:style-name="ce6">
            <text:p>31,100<text:s/></text:p>
          </table:table-cell>
          <table:table-cell office:value-type="float" office:value="34938" table:style-name="ce6">
            <text:p>34,938<text:s/></text:p>
          </table:table-cell>
          <table:table-cell office:value-type="float" office:value="41632" table:style-name="ce6">
            <text:p>41,632<text:s/></text:p>
          </table:table-cell>
          <table:table-cell office:value-type="float" office:value="26339" table:style-name="ce6">
            <text:p>26,339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55131" table:style-name="ce6">
            <text:p>55,131<text:s/></text:p>
          </table:table-cell>
          <table:table-cell office:value-type="float" office:value="23294" table:style-name="ce6">
            <text:p>23,294<text:s/></text:p>
          </table:table-cell>
          <table:table-cell office:value-type="float" office:value="30676" table:style-name="ce6">
            <text:p>30,676<text:s/></text:p>
          </table:table-cell>
          <table:table-cell office:value-type="float" office:value="31823" table:style-name="ce6">
            <text:p>31,823<text:s/></text:p>
          </table:table-cell>
          <table:table-cell office:value-type="float" office:value="19574" table:style-name="ce6">
            <text:p>19,574<text:s/></text:p>
          </table:table-cell>
          <table:table-cell office:value-type="float" office:value="58866" table:style-name="ce6">
            <text:p>58,866<text:s/></text:p>
          </table:table-cell>
          <table:table-cell office:value-type="float" office:value="20960" table:style-name="ce6">
            <text:p>20,960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19393" table:style-name="ce6">
            <text:p>19,393<text:s/></text:p>
          </table:table-cell>
          <table:table-cell office:value-type="float" office:value="15260" table:style-name="ce6">
            <text:p>15,260<text:s/></text:p>
          </table:table-cell>
          <table:table-cell office:value-type="float" office:value="24681" table:style-name="ce6">
            <text:p>24,681<text:s/></text:p>
          </table:table-cell>
          <table:table-cell office:value-type="float" office:value="19293" table:style-name="ce6">
            <text:p>19,293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1760" table:style-name="ce6">
            <text:p>11,760<text:s/></text:p>
          </table:table-cell>
          <table:table-cell office:value-type="float" office:value="38923" table:style-name="ce6">
            <text:p>38,923<text:s/></text:p>
          </table:table-cell>
          <table:table-cell office:value-type="float" office:value="23164" table:style-name="ce6">
            <text:p>23,164<text:s/></text:p>
          </table:table-cell>
          <table:table-cell office:value-type="float" office:value="24583" table:style-name="ce6">
            <text:p>24,583<text:s/></text:p>
          </table:table-cell>
          <table:table-cell office:value-type="float" office:value="23747" table:style-name="ce6">
            <text:p>23,747<text:s/></text:p>
          </table:table-cell>
          <table:table-cell office:value-type="float" office:value="14118" table:style-name="ce6">
            <text:p>14,118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6368" table:style-name="ce6">
            <text:p>6,368<text:s/></text:p>
          </table:table-cell>
          <table:table-cell office:value-type="float" office:value="5575" table:style-name="ce6">
            <text:p>5,575<text:s/></text:p>
          </table:table-cell>
          <table:table-cell office:value-type="float" office:value="6775" table:style-name="ce6">
            <text:p>6,775<text:s/></text:p>
          </table:table-cell>
          <table:table-cell office:value-type="float" office:value="10660" table:style-name="ce6">
            <text:p>10,660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3548" table:style-name="ce6">
            <text:p>13,548<text:s/></text:p>
          </table:table-cell>
          <table:table-cell office:value-type="float" office:value="17928" table:style-name="ce6">
            <text:p>17,928<text:s/></text:p>
          </table:table-cell>
          <table:table-cell office:value-type="float" office:value="29557" table:style-name="ce6">
            <text:p>29,557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15633" table:style-name="ce6">
            <text:p>15,633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12452" table:style-name="ce6">
            <text:p>12,452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506" table:style-name="ce6">
            <text:p>3,506<text:s/></text:p>
          </table:table-cell>
          <table:table-cell office:value-type="float" office:value="4758" table:style-name="ce6">
            <text:p>4,758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2924" table:style-name="ce6">
            <text:p>2,924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2126" table:style-name="ce6">
            <text:p>2,126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4289" table:style-name="ce6">
            <text:p>4,289<text:s/></text:p>
          </table:table-cell>
          <table:table-cell table:number-columns-repeated="16264"/>
        </table:table-row>
        <table:table-row table:style-name="ro2">
          <table:table-cell office:value-type="date" office:date-value="2021-04-14T00:00:00" table:style-name="ce5">
            <text:p>2021/4/14</text:p>
          </table:table-cell>
          <table:table-cell office:value-type="float" office:value="4321" table:style-name="ce6">
            <text:p>4,321<text:s/></text:p>
          </table:table-cell>
          <table:table-cell office:value-type="float" office:value="15444" table:style-name="ce6">
            <text:p>15,444<text:s/></text:p>
          </table:table-cell>
          <table:table-cell office:value-type="float" office:value="42344" table:style-name="ce6">
            <text:p>42,344<text:s/></text:p>
          </table:table-cell>
          <table:table-cell office:value-type="float" office:value="41405" table:style-name="ce6">
            <text:p>41,405<text:s/></text:p>
          </table:table-cell>
          <table:table-cell office:value-type="float" office:value="28000" table:style-name="ce6">
            <text:p>28,000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4511" table:style-name="ce6">
            <text:p>4,511<text:s/></text:p>
          </table:table-cell>
          <table:table-cell office:value-type="float" office:value="3735" table:style-name="ce6">
            <text:p>3,735<text:s/></text:p>
          </table:table-cell>
          <table:table-cell office:value-type="float" office:value="14090" table:style-name="ce6">
            <text:p>14,090<text:s/></text:p>
          </table:table-cell>
          <table:table-cell office:value-type="float" office:value="2876" table:style-name="ce6">
            <text:p>2,876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10833" table:style-name="ce6">
            <text:p>10,833<text:s/></text:p>
          </table:table-cell>
          <table:table-cell office:value-type="float" office:value="19049" table:style-name="ce6">
            <text:p>19,049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9256" table:style-name="ce6">
            <text:p>9,256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6812" table:style-name="ce6">
            <text:p>6,812<text:s/></text:p>
          </table:table-cell>
          <table:table-cell office:value-type="float" office:value="32580" table:style-name="ce6">
            <text:p>32,580<text:s/></text:p>
          </table:table-cell>
          <table:table-cell office:value-type="float" office:value="3109" table:style-name="ce6">
            <text:p>3,109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6878" table:style-name="ce6">
            <text:p>16,878<text:s/></text:p>
          </table:table-cell>
          <table:table-cell office:value-type="float" office:value="25404" table:style-name="ce6">
            <text:p>25,404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27818" table:style-name="ce6">
            <text:p>27,818<text:s/></text:p>
          </table:table-cell>
          <table:table-cell office:value-type="float" office:value="17845" table:style-name="ce6">
            <text:p>17,845<text:s/></text:p>
          </table:table-cell>
          <table:table-cell office:value-type="float" office:value="34520" table:style-name="ce6">
            <text:p>34,520<text:s/></text:p>
          </table:table-cell>
          <table:table-cell office:value-type="float" office:value="25607" table:style-name="ce6">
            <text:p>25,607<text:s/></text:p>
          </table:table-cell>
          <table:table-cell office:value-type="float" office:value="11799" table:style-name="ce6">
            <text:p>11,799<text:s/></text:p>
          </table:table-cell>
          <table:table-cell office:value-type="float" office:value="36095" table:style-name="ce6">
            <text:p>36,095<text:s/></text:p>
          </table:table-cell>
          <table:table-cell office:value-type="float" office:value="26718" table:style-name="ce6">
            <text:p>26,718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21795" table:style-name="ce6">
            <text:p>21,795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118717" table:style-name="ce6">
            <text:p>118,717<text:s/></text:p>
          </table:table-cell>
          <table:table-cell office:value-type="float" office:value="40225" table:style-name="ce6">
            <text:p>40,225<text:s/></text:p>
          </table:table-cell>
          <table:table-cell office:value-type="float" office:value="19636" table:style-name="ce6">
            <text:p>19,636<text:s/></text:p>
          </table:table-cell>
          <table:table-cell office:value-type="float" office:value="24894" table:style-name="ce6">
            <text:p>24,894<text:s/></text:p>
          </table:table-cell>
          <table:table-cell office:value-type="float" office:value="25938" table:style-name="ce6">
            <text:p>25,938<text:s/></text:p>
          </table:table-cell>
          <table:table-cell office:value-type="float" office:value="27056" table:style-name="ce6">
            <text:p>27,056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24628" table:style-name="ce6">
            <text:p>24,628<text:s/></text:p>
          </table:table-cell>
          <table:table-cell office:value-type="float" office:value="13805" table:style-name="ce6">
            <text:p>13,805<text:s/></text:p>
          </table:table-cell>
          <table:table-cell office:value-type="float" office:value="32196" table:style-name="ce6">
            <text:p>32,196<text:s/></text:p>
          </table:table-cell>
          <table:table-cell office:value-type="float" office:value="7503" table:style-name="ce6">
            <text:p>7,503<text:s/></text:p>
          </table:table-cell>
          <table:table-cell office:value-type="float" office:value="9696" table:style-name="ce6">
            <text:p>9,696<text:s/></text:p>
          </table:table-cell>
          <table:table-cell office:value-type="float" office:value="19049" table:style-name="ce6">
            <text:p>19,049<text:s/></text:p>
          </table:table-cell>
          <table:table-cell office:value-type="float" office:value="5278" table:style-name="ce6">
            <text:p>5,278<text:s/>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3468" table:style-name="ce6">
            <text:p>3,468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9630" table:style-name="ce6">
            <text:p>9,630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32710" table:style-name="ce6">
            <text:p>32,710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23044" table:style-name="ce6">
            <text:p>23,044<text:s/></text:p>
          </table:table-cell>
          <table:table-cell office:value-type="float" office:value="27354" table:style-name="ce6">
            <text:p>27,354<text:s/></text:p>
          </table:table-cell>
          <table:table-cell office:value-type="float" office:value="31030" table:style-name="ce6">
            <text:p>31,030<text:s/></text:p>
          </table:table-cell>
          <table:table-cell office:value-type="float" office:value="35382" table:style-name="ce6">
            <text:p>35,382<text:s/></text:p>
          </table:table-cell>
          <table:table-cell office:value-type="float" office:value="41780" table:style-name="ce6">
            <text:p>41,780<text:s/></text:p>
          </table:table-cell>
          <table:table-cell office:value-type="float" office:value="26710" table:style-name="ce6">
            <text:p>26,710<text:s/></text:p>
          </table:table-cell>
          <table:table-cell office:value-type="float" office:value="26986" table:style-name="ce6">
            <text:p>26,986<text:s/></text:p>
          </table:table-cell>
          <table:table-cell office:value-type="float" office:value="56731" table:style-name="ce6">
            <text:p>56,731<text:s/></text:p>
          </table:table-cell>
          <table:table-cell office:value-type="float" office:value="23527" table:style-name="ce6">
            <text:p>23,527<text:s/></text:p>
          </table:table-cell>
          <table:table-cell office:value-type="float" office:value="31215" table:style-name="ce6">
            <text:p>31,215<text:s/></text:p>
          </table:table-cell>
          <table:table-cell office:value-type="float" office:value="32344" table:style-name="ce6">
            <text:p>32,344<text:s/></text:p>
          </table:table-cell>
          <table:table-cell office:value-type="float" office:value="20108" table:style-name="ce6">
            <text:p>20,108<text:s/></text:p>
          </table:table-cell>
          <table:table-cell office:value-type="float" office:value="59316" table:style-name="ce6">
            <text:p>59,316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16812" table:style-name="ce6">
            <text:p>16,812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20128" table:style-name="ce6">
            <text:p>20,128<text:s/></text:p>
          </table:table-cell>
          <table:table-cell office:value-type="float" office:value="15190" table:style-name="ce6">
            <text:p>15,190<text:s/></text:p>
          </table:table-cell>
          <table:table-cell office:value-type="float" office:value="25248" table:style-name="ce6">
            <text:p>25,248<text:s/></text:p>
          </table:table-cell>
          <table:table-cell office:value-type="float" office:value="19471" table:style-name="ce6">
            <text:p>19,471<text:s/></text:p>
          </table:table-cell>
          <table:table-cell office:value-type="float" office:value="8842" table:style-name="ce6">
            <text:p>8,842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39604" table:style-name="ce6">
            <text:p>39,604<text:s/></text:p>
          </table:table-cell>
          <table:table-cell office:value-type="float" office:value="23388" table:style-name="ce6">
            <text:p>23,388<text:s/></text:p>
          </table:table-cell>
          <table:table-cell office:value-type="float" office:value="24996" table:style-name="ce6">
            <text:p>24,996<text:s/></text:p>
          </table:table-cell>
          <table:table-cell office:value-type="float" office:value="24130" table:style-name="ce6">
            <text:p>24,130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11599" table:style-name="ce6">
            <text:p>11,599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0823" table:style-name="ce6">
            <text:p>10,823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8049" table:style-name="ce6">
            <text:p>18,049<text:s/></text:p>
          </table:table-cell>
          <table:table-cell office:value-type="float" office:value="29689" table:style-name="ce6">
            <text:p>29,689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15785" table:style-name="ce6">
            <text:p>15,785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475" table:style-name="ce6">
            <text:p>3,475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2276" table:style-name="ce6">
            <text:p>2,276<text:s/></text:p>
          </table:table-cell>
          <table:table-cell office:value-type="float" office:value="3586" table:style-name="ce6">
            <text:p>3,586<text:s/></text:p>
          </table:table-cell>
          <table:table-cell office:value-type="float" office:value="4407" table:style-name="ce6">
            <text:p>4,407<text:s/></text:p>
          </table:table-cell>
          <table:table-cell table:number-columns-repeated="16264"/>
        </table:table-row>
        <table:table-row table:style-name="ro2">
          <table:table-cell office:value-type="date" office:date-value="2021-04-15T00:00:00" table:style-name="ce5">
            <text:p>2021/4/15</text:p>
          </table:table-cell>
          <table:table-cell office:value-type="float" office:value="4440" table:style-name="ce6">
            <text:p>4,440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42547" table:style-name="ce6">
            <text:p>42,547<text:s/></text:p>
          </table:table-cell>
          <table:table-cell office:value-type="float" office:value="41392" table:style-name="ce6">
            <text:p>41,392<text:s/></text:p>
          </table:table-cell>
          <table:table-cell office:value-type="float" office:value="27643" table:style-name="ce6">
            <text:p>27,643<text:s/></text:p>
          </table:table-cell>
          <table:table-cell office:value-type="float" office:value="15808" table:style-name="ce6">
            <text:p>15,808<text:s/></text:p>
          </table:table-cell>
          <table:table-cell office:value-type="float" office:value="12248" table:style-name="ce6">
            <text:p>12,248<text:s/></text:p>
          </table:table-cell>
          <table:table-cell office:value-type="float" office:value="4418" table:style-name="ce6">
            <text:p>4,418<text:s/></text:p>
          </table:table-cell>
          <table:table-cell office:value-type="float" office:value="3759" table:style-name="ce6">
            <text:p>3,759<text:s/></text:p>
          </table:table-cell>
          <table:table-cell office:value-type="float" office:value="13584" table:style-name="ce6">
            <text:p>13,584<text:s/></text:p>
          </table:table-cell>
          <table:table-cell office:value-type="float" office:value="2801" table:style-name="ce6">
            <text:p>2,801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4984" table:style-name="ce6">
            <text:p>4,984<text:s/></text:p>
          </table:table-cell>
          <table:table-cell office:value-type="float" office:value="10603" table:style-name="ce6">
            <text:p>10,603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19017" table:style-name="ce6">
            <text:p>19,017<text:s/></text:p>
          </table:table-cell>
          <table:table-cell office:value-type="float" office:value="19556" table:style-name="ce6">
            <text:p>19,556<text:s/></text:p>
          </table:table-cell>
          <table:table-cell office:value-type="float" office:value="6284" table:style-name="ce6">
            <text:p>6,284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8613" table:style-name="ce6">
            <text:p>8,613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33282" table:style-name="ce6">
            <text:p>33,282<text:s/></text:p>
          </table:table-cell>
          <table:table-cell office:value-type="float" office:value="3266" table:style-name="ce6">
            <text:p>3,266<text:s/></text:p>
          </table:table-cell>
          <table:table-cell office:value-type="float" office:value="13967" table:style-name="ce6">
            <text:p>13,967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17441" table:style-name="ce6">
            <text:p>17,441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28104" table:style-name="ce6">
            <text:p>28,104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34634" table:style-name="ce6">
            <text:p>34,634<text:s/></text:p>
          </table:table-cell>
          <table:table-cell office:value-type="float" office:value="26039" table:style-name="ce6">
            <text:p>26,039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36440" table:style-name="ce6">
            <text:p>36,440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27570" table:style-name="ce6">
            <text:p>27,570<text:s/></text:p>
          </table:table-cell>
          <table:table-cell office:value-type="float" office:value="21817" table:style-name="ce6">
            <text:p>21,817<text:s/></text:p>
          </table:table-cell>
          <table:table-cell office:value-type="float" office:value="24514" table:style-name="ce6">
            <text:p>24,514<text:s/></text:p>
          </table:table-cell>
          <table:table-cell office:value-type="float" office:value="120181" table:style-name="ce6">
            <text:p>120,181<text:s/></text:p>
          </table:table-cell>
          <table:table-cell office:value-type="float" office:value="40557" table:style-name="ce6">
            <text:p>40,557<text:s/></text:p>
          </table:table-cell>
          <table:table-cell office:value-type="float" office:value="19670" table:style-name="ce6">
            <text:p>19,670<text:s/></text:p>
          </table:table-cell>
          <table:table-cell office:value-type="float" office:value="24604" table:style-name="ce6">
            <text:p>24,604<text:s/></text:p>
          </table:table-cell>
          <table:table-cell office:value-type="float" office:value="26713" table:style-name="ce6">
            <text:p>26,713<text:s/></text:p>
          </table:table-cell>
          <table:table-cell office:value-type="float" office:value="27527" table:style-name="ce6">
            <text:p>27,527<text:s/></text:p>
          </table:table-cell>
          <table:table-cell office:value-type="float" office:value="28554" table:style-name="ce6">
            <text:p>28,554<text:s/></text:p>
          </table:table-cell>
          <table:table-cell office:value-type="float" office:value="24581" table:style-name="ce6">
            <text:p>24,581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31893" table:style-name="ce6">
            <text:p>31,893<text:s/></text:p>
          </table:table-cell>
          <table:table-cell office:value-type="float" office:value="7803" table:style-name="ce6">
            <text:p>7,803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8835" table:style-name="ce6">
            <text:p>18,835<text:s/></text:p>
          </table:table-cell>
          <table:table-cell office:value-type="float" office:value="5330" table:style-name="ce6">
            <text:p>5,330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2019" table:style-name="ce6">
            <text:p>12,019<text:s/></text:p>
          </table:table-cell>
          <table:table-cell office:value-type="float" office:value="33665" table:style-name="ce6">
            <text:p>33,665<text:s/></text:p>
          </table:table-cell>
          <table:table-cell office:value-type="float" office:value="9905" table:style-name="ce6">
            <text:p>9,905<text:s/></text:p>
          </table:table-cell>
          <table:table-cell office:value-type="float" office:value="13052" table:style-name="ce6">
            <text:p>13,052<text:s/></text:p>
          </table:table-cell>
          <table:table-cell office:value-type="float" office:value="8174" table:style-name="ce6">
            <text:p>8,174<text:s/></text:p>
          </table:table-cell>
          <table:table-cell office:value-type="float" office:value="23150" table:style-name="ce6">
            <text:p>23,150<text:s/></text:p>
          </table:table-cell>
          <table:table-cell office:value-type="float" office:value="27207" table:style-name="ce6">
            <text:p>27,207<text:s/></text:p>
          </table:table-cell>
          <table:table-cell office:value-type="float" office:value="31148" table:style-name="ce6">
            <text:p>31,148<text:s/></text:p>
          </table:table-cell>
          <table:table-cell office:value-type="float" office:value="35923" table:style-name="ce6">
            <text:p>35,923<text:s/></text:p>
          </table:table-cell>
          <table:table-cell office:value-type="float" office:value="41161" table:style-name="ce6">
            <text:p>41,161<text:s/></text:p>
          </table:table-cell>
          <table:table-cell office:value-type="float" office:value="26513" table:style-name="ce6">
            <text:p>26,513<text:s/></text:p>
          </table:table-cell>
          <table:table-cell office:value-type="float" office:value="26805" table:style-name="ce6">
            <text:p>26,805<text:s/></text:p>
          </table:table-cell>
          <table:table-cell office:value-type="float" office:value="55922" table:style-name="ce6">
            <text:p>55,922<text:s/></text:p>
          </table:table-cell>
          <table:table-cell office:value-type="float" office:value="23963" table:style-name="ce6">
            <text:p>23,963<text:s/></text:p>
          </table:table-cell>
          <table:table-cell office:value-type="float" office:value="32113" table:style-name="ce6">
            <text:p>32,113<text:s/></text:p>
          </table:table-cell>
          <table:table-cell office:value-type="float" office:value="33351" table:style-name="ce6">
            <text:p>33,351<text:s/></text:p>
          </table:table-cell>
          <table:table-cell office:value-type="float" office:value="20132" table:style-name="ce6">
            <text:p>20,132<text:s/></text:p>
          </table:table-cell>
          <table:table-cell office:value-type="float" office:value="61072" table:style-name="ce6">
            <text:p>61,072<text:s/></text:p>
          </table:table-cell>
          <table:table-cell office:value-type="float" office:value="21287" table:style-name="ce6">
            <text:p>21,287<text:s/></text:p>
          </table:table-cell>
          <table:table-cell office:value-type="float" office:value="16610" table:style-name="ce6">
            <text:p>16,610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20435" table:style-name="ce6">
            <text:p>20,435<text:s/></text:p>
          </table:table-cell>
          <table:table-cell office:value-type="float" office:value="15250" table:style-name="ce6">
            <text:p>15,250<text:s/></text:p>
          </table:table-cell>
          <table:table-cell office:value-type="float" office:value="25968" table:style-name="ce6">
            <text:p>25,968<text:s/></text:p>
          </table:table-cell>
          <table:table-cell office:value-type="float" office:value="19612" table:style-name="ce6">
            <text:p>19,612<text:s/></text:p>
          </table:table-cell>
          <table:table-cell office:value-type="float" office:value="8737" table:style-name="ce6">
            <text:p>8,737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39753" table:style-name="ce6">
            <text:p>39,753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24517" table:style-name="ce6">
            <text:p>24,517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1363" table:style-name="ce6">
            <text:p>11,363<text:s/></text:p>
          </table:table-cell>
          <table:table-cell office:value-type="float" office:value="6320" table:style-name="ce6">
            <text:p>6,320<text:s/></text:p>
          </table:table-cell>
          <table:table-cell office:value-type="float" office:value="5530" table:style-name="ce6">
            <text:p>5,530<text:s/></text:p>
          </table:table-cell>
          <table:table-cell office:value-type="float" office:value="6804" table:style-name="ce6">
            <text:p>6,804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17676" table:style-name="ce6">
            <text:p>17,676<text:s/></text:p>
          </table:table-cell>
          <table:table-cell office:value-type="float" office:value="29578" table:style-name="ce6">
            <text:p>29,578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13293" table:style-name="ce6">
            <text:p>13,293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1606" table:style-name="ce6">
            <text:p>1,606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4656" table:style-name="ce6">
            <text:p>4,656<text:s/></text:p>
          </table:table-cell>
          <table:table-cell office:value-type="float" office:value="2356" table:style-name="ce6">
            <text:p>2,356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4440" table:style-name="ce6">
            <text:p>4,440<text:s/></text:p>
          </table:table-cell>
          <table:table-cell table:number-columns-repeated="16264"/>
        </table:table-row>
        <table:table-row table:style-name="ro2">
          <table:table-cell office:value-type="date" office:date-value="2021-04-16T00:00:00" table:style-name="ce5">
            <text:p>2021/4/16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5869" table:style-name="ce6">
            <text:p>15,869<text:s/></text:p>
          </table:table-cell>
          <table:table-cell office:value-type="float" office:value="43507" table:style-name="ce6">
            <text:p>43,507<text:s/></text:p>
          </table:table-cell>
          <table:table-cell office:value-type="float" office:value="47205" table:style-name="ce6">
            <text:p>47,205<text:s/></text:p>
          </table:table-cell>
          <table:table-cell office:value-type="float" office:value="29005" table:style-name="ce6">
            <text:p>29,005<text:s/></text:p>
          </table:table-cell>
          <table:table-cell office:value-type="float" office:value="16659" table:style-name="ce6">
            <text:p>16,659<text:s/></text:p>
          </table:table-cell>
          <table:table-cell office:value-type="float" office:value="13004" table:style-name="ce6">
            <text:p>13,004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3892" table:style-name="ce6">
            <text:p>3,892<text:s/></text:p>
          </table:table-cell>
          <table:table-cell office:value-type="float" office:value="15176" table:style-name="ce6">
            <text:p>15,176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4969" table:style-name="ce6">
            <text:p>4,969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10194" table:style-name="ce6">
            <text:p>10,194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9346" table:style-name="ce6">
            <text:p>19,346<text:s/></text:p>
          </table:table-cell>
          <table:table-cell office:value-type="float" office:value="19160" table:style-name="ce6">
            <text:p>19,160<text:s/></text:p>
          </table:table-cell>
          <table:table-cell office:value-type="float" office:value="7104" table:style-name="ce6">
            <text:p>7,104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9319" table:style-name="ce6">
            <text:p>9,319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34752" table:style-name="ce6">
            <text:p>34,752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15711" table:style-name="ce6">
            <text:p>15,711<text:s/></text:p>
          </table:table-cell>
          <table:table-cell office:value-type="float" office:value="13609" table:style-name="ce6">
            <text:p>13,609<text:s/></text:p>
          </table:table-cell>
          <table:table-cell office:value-type="float" office:value="18266" table:style-name="ce6">
            <text:p>18,266<text:s/></text:p>
          </table:table-cell>
          <table:table-cell office:value-type="float" office:value="27133" table:style-name="ce6">
            <text:p>27,133<text:s/></text:p>
          </table:table-cell>
          <table:table-cell office:value-type="float" office:value="19141" table:style-name="ce6">
            <text:p>19,141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32354" table:style-name="ce6">
            <text:p>32,354<text:s/></text:p>
          </table:table-cell>
          <table:table-cell office:value-type="float" office:value="19613" table:style-name="ce6">
            <text:p>19,613<text:s/></text:p>
          </table:table-cell>
          <table:table-cell office:value-type="float" office:value="36452" table:style-name="ce6">
            <text:p>36,452<text:s/></text:p>
          </table:table-cell>
          <table:table-cell office:value-type="float" office:value="29767" table:style-name="ce6">
            <text:p>29,767<text:s/></text:p>
          </table:table-cell>
          <table:table-cell office:value-type="float" office:value="11763" table:style-name="ce6">
            <text:p>11,763<text:s/></text:p>
          </table:table-cell>
          <table:table-cell office:value-type="float" office:value="38015" table:style-name="ce6">
            <text:p>38,015<text:s/></text:p>
          </table:table-cell>
          <table:table-cell office:value-type="float" office:value="28049" table:style-name="ce6">
            <text:p>28,049<text:s/></text:p>
          </table:table-cell>
          <table:table-cell office:value-type="float" office:value="28780" table:style-name="ce6">
            <text:p>28,780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146356" table:style-name="ce6">
            <text:p>146,356<text:s/></text:p>
          </table:table-cell>
          <table:table-cell office:value-type="float" office:value="48153" table:style-name="ce6">
            <text:p>48,153<text:s/></text:p>
          </table:table-cell>
          <table:table-cell office:value-type="float" office:value="21079" table:style-name="ce6">
            <text:p>21,079<text:s/></text:p>
          </table:table-cell>
          <table:table-cell office:value-type="float" office:value="26447" table:style-name="ce6">
            <text:p>26,447<text:s/></text:p>
          </table:table-cell>
          <table:table-cell office:value-type="float" office:value="28408" table:style-name="ce6">
            <text:p>28,408<text:s/></text:p>
          </table:table-cell>
          <table:table-cell office:value-type="float" office:value="29442" table:style-name="ce6">
            <text:p>29,442<text:s/></text:p>
          </table:table-cell>
          <table:table-cell office:value-type="float" office:value="31332" table:style-name="ce6">
            <text:p>31,332<text:s/></text:p>
          </table:table-cell>
          <table:table-cell office:value-type="float" office:value="25943" table:style-name="ce6">
            <text:p>25,943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33739" table:style-name="ce6">
            <text:p>33,739<text:s/></text:p>
          </table:table-cell>
          <table:table-cell office:value-type="float" office:value="8105" table:style-name="ce6">
            <text:p>8,105<text:s/></text:p>
          </table:table-cell>
          <table:table-cell office:value-type="float" office:value="10274" table:style-name="ce6">
            <text:p>10,274<text:s/></text:p>
          </table:table-cell>
          <table:table-cell office:value-type="float" office:value="20982" table:style-name="ce6">
            <text:p>20,982<text:s/></text:p>
          </table:table-cell>
          <table:table-cell office:value-type="float" office:value="5641" table:style-name="ce6">
            <text:p>5,641<text:s/></text:p>
          </table:table-cell>
          <table:table-cell office:value-type="float" office:value="4227" table:style-name="ce6">
            <text:p>4,22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16011" table:style-name="ce6">
            <text:p>16,011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2947" table:style-name="ce6">
            <text:p>12,947<text:s/></text:p>
          </table:table-cell>
          <table:table-cell office:value-type="float" office:value="38615" table:style-name="ce6">
            <text:p>38,615<text:s/></text:p>
          </table:table-cell>
          <table:table-cell office:value-type="float" office:value="10253" table:style-name="ce6">
            <text:p>10,253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8530" table:style-name="ce6">
            <text:p>8,530<text:s/></text:p>
          </table:table-cell>
          <table:table-cell office:value-type="float" office:value="24062" table:style-name="ce6">
            <text:p>24,062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33484" table:style-name="ce6">
            <text:p>33,484<text:s/></text:p>
          </table:table-cell>
          <table:table-cell office:value-type="float" office:value="40557" table:style-name="ce6">
            <text:p>40,557<text:s/></text:p>
          </table:table-cell>
          <table:table-cell office:value-type="float" office:value="43752" table:style-name="ce6">
            <text:p>43,752<text:s/></text:p>
          </table:table-cell>
          <table:table-cell office:value-type="float" office:value="28136" table:style-name="ce6">
            <text:p>28,136<text:s/></text:p>
          </table:table-cell>
          <table:table-cell office:value-type="float" office:value="28890" table:style-name="ce6">
            <text:p>28,890<text:s/></text:p>
          </table:table-cell>
          <table:table-cell office:value-type="float" office:value="67352" table:style-name="ce6">
            <text:p>67,352<text:s/></text:p>
          </table:table-cell>
          <table:table-cell office:value-type="float" office:value="24224" table:style-name="ce6">
            <text:p>24,224<text:s/></text:p>
          </table:table-cell>
          <table:table-cell office:value-type="float" office:value="34439" table:style-name="ce6">
            <text:p>34,439<text:s/></text:p>
          </table:table-cell>
          <table:table-cell office:value-type="float" office:value="36429" table:style-name="ce6">
            <text:p>36,429<text:s/></text:p>
          </table:table-cell>
          <table:table-cell office:value-type="float" office:value="21488" table:style-name="ce6">
            <text:p>21,488<text:s/></text:p>
          </table:table-cell>
          <table:table-cell office:value-type="float" office:value="68274" table:style-name="ce6">
            <text:p>68,274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17792" table:style-name="ce6">
            <text:p>17,792<text:s/></text:p>
          </table:table-cell>
          <table:table-cell office:value-type="float" office:value="15601" table:style-name="ce6">
            <text:p>15,601<text:s/></text:p>
          </table:table-cell>
          <table:table-cell office:value-type="float" office:value="22707" table:style-name="ce6">
            <text:p>22,707<text:s/></text:p>
          </table:table-cell>
          <table:table-cell office:value-type="float" office:value="15903" table:style-name="ce6">
            <text:p>15,903<text:s/></text:p>
          </table:table-cell>
          <table:table-cell office:value-type="float" office:value="30942" table:style-name="ce6">
            <text:p>30,942<text:s/></text:p>
          </table:table-cell>
          <table:table-cell office:value-type="float" office:value="21137" table:style-name="ce6">
            <text:p>21,137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40210" table:style-name="ce6">
            <text:p>40,210<text:s/></text:p>
          </table:table-cell>
          <table:table-cell office:value-type="float" office:value="23736" table:style-name="ce6">
            <text:p>23,736<text:s/></text:p>
          </table:table-cell>
          <table:table-cell office:value-type="float" office:value="25265" table:style-name="ce6">
            <text:p>25,265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15595" table:style-name="ce6">
            <text:p>15,595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6576" table:style-name="ce6">
            <text:p>6,576<text:s/></text:p>
          </table:table-cell>
          <table:table-cell office:value-type="float" office:value="5552" table:style-name="ce6">
            <text:p>5,552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11229" table:style-name="ce6">
            <text:p>11,229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5973" table:style-name="ce6">
            <text:p>15,973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30540" table:style-name="ce6">
            <text:p>30,540<text:s/></text:p>
          </table:table-cell>
          <table:table-cell office:value-type="float" office:value="25666" table:style-name="ce6">
            <text:p>25,666<text:s/></text:p>
          </table:table-cell>
          <table:table-cell office:value-type="float" office:value="16195" table:style-name="ce6">
            <text:p>16,195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12651" table:style-name="ce6">
            <text:p>12,651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650" table:style-name="ce6">
            <text:p>1,650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5036" table:style-name="ce6">
            <text:p>5,036<text:s/></text:p>
          </table:table-cell>
          <table:table-cell office:value-type="float" office:value="2482" table:style-name="ce6">
            <text:p>2,482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3994" table:style-name="ce6">
            <text:p>3,994<text:s/></text:p>
          </table:table-cell>
          <table:table-cell office:value-type="float" office:value="4843" table:style-name="ce6">
            <text:p>4,843<text:s/></text:p>
          </table:table-cell>
          <table:table-cell table:number-columns-repeated="16264"/>
        </table:table-row>
        <table:table-row table:style-name="ro2">
          <table:table-cell office:value-type="date" office:date-value="2021-04-17T00:00:00" table:style-name="ce5">
            <text:p>2021/4/17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10442" table:style-name="ce6">
            <text:p>10,442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46148" table:style-name="ce6">
            <text:p>46,148<text:s/></text:p>
          </table:table-cell>
          <table:table-cell office:value-type="float" office:value="23670" table:style-name="ce6">
            <text:p>23,670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8998" table:style-name="ce6">
            <text:p>8,998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7244" table:style-name="ce6">
            <text:p>7,244<text:s/></text:p>
          </table:table-cell>
          <table:table-cell office:value-type="float" office:value="7598" table:style-name="ce6">
            <text:p>7,598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8349" table:style-name="ce6">
            <text:p>8,349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6339" table:style-name="ce6">
            <text:p>6,339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19081" table:style-name="ce6">
            <text:p>19,081<text:s/></text:p>
          </table:table-cell>
          <table:table-cell office:value-type="float" office:value="16456" table:style-name="ce6">
            <text:p>16,456<text:s/></text:p>
          </table:table-cell>
          <table:table-cell office:value-type="float" office:value="9844" table:style-name="ce6">
            <text:p>9,844<text:s/></text:p>
          </table:table-cell>
          <table:table-cell office:value-type="float" office:value="29922" table:style-name="ce6">
            <text:p>29,922<text:s/></text:p>
          </table:table-cell>
          <table:table-cell office:value-type="float" office:value="16482" table:style-name="ce6">
            <text:p>16,482<text:s/></text:p>
          </table:table-cell>
          <table:table-cell office:value-type="float" office:value="28996" table:style-name="ce6">
            <text:p>28,996<text:s/></text:p>
          </table:table-cell>
          <table:table-cell office:value-type="float" office:value="21152" table:style-name="ce6">
            <text:p>21,152<text:s/></text:p>
          </table:table-cell>
          <table:table-cell office:value-type="float" office:value="5355" table:style-name="ce6">
            <text:p>5,355<text:s/></text:p>
          </table:table-cell>
          <table:table-cell office:value-type="float" office:value="32377" table:style-name="ce6">
            <text:p>32,377<text:s/></text:p>
          </table:table-cell>
          <table:table-cell office:value-type="float" office:value="22554" table:style-name="ce6">
            <text:p>22,554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17889" table:style-name="ce6">
            <text:p>17,889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45511" table:style-name="ce6">
            <text:p>145,511<text:s/></text:p>
          </table:table-cell>
          <table:table-cell office:value-type="float" office:value="47617" table:style-name="ce6">
            <text:p>47,617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30324" table:style-name="ce6">
            <text:p>30,324<text:s/></text:p>
          </table:table-cell>
          <table:table-cell office:value-type="float" office:value="26640" table:style-name="ce6">
            <text:p>26,640<text:s/></text:p>
          </table:table-cell>
          <table:table-cell office:value-type="float" office:value="26556" table:style-name="ce6">
            <text:p>26,556<text:s/></text:p>
          </table:table-cell>
          <table:table-cell office:value-type="float" office:value="21760" table:style-name="ce6">
            <text:p>21,760<text:s/></text:p>
          </table:table-cell>
          <table:table-cell office:value-type="float" office:value="10039" table:style-name="ce6">
            <text:p>10,039<text:s/></text:p>
          </table:table-cell>
          <table:table-cell office:value-type="float" office:value="24268" table:style-name="ce6">
            <text:p>24,268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6863" table:style-name="ce6">
            <text:p>6,863<text:s/></text:p>
          </table:table-cell>
          <table:table-cell office:value-type="float" office:value="17671" table:style-name="ce6">
            <text:p>17,671<text:s/></text:p>
          </table:table-cell>
          <table:table-cell office:value-type="float" office:value="6142" table:style-name="ce6">
            <text:p>6,142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955" table:style-name="ce6">
            <text:p>1,955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10814" table:style-name="ce6">
            <text:p>10,814<text:s/></text:p>
          </table:table-cell>
          <table:table-cell office:value-type="float" office:value="40772" table:style-name="ce6">
            <text:p>40,772<text:s/></text:p>
          </table:table-cell>
          <table:table-cell office:value-type="float" office:value="6567" table:style-name="ce6">
            <text:p>6,567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6851" table:style-name="ce6">
            <text:p>6,851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30291" table:style-name="ce6">
            <text:p>30,291<text:s/></text:p>
          </table:table-cell>
          <table:table-cell office:value-type="float" office:value="36634" table:style-name="ce6">
            <text:p>36,634<text:s/></text:p>
          </table:table-cell>
          <table:table-cell office:value-type="float" office:value="34449" table:style-name="ce6">
            <text:p>34,449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27829" table:style-name="ce6">
            <text:p>27,829<text:s/></text:p>
          </table:table-cell>
          <table:table-cell office:value-type="float" office:value="73202" table:style-name="ce6">
            <text:p>73,202<text:s/></text:p>
          </table:table-cell>
          <table:table-cell office:value-type="float" office:value="16104" table:style-name="ce6">
            <text:p>16,104<text:s/></text:p>
          </table:table-cell>
          <table:table-cell office:value-type="float" office:value="32190" table:style-name="ce6">
            <text:p>32,190<text:s/></text:p>
          </table:table-cell>
          <table:table-cell office:value-type="float" office:value="29919" table:style-name="ce6">
            <text:p>29,919<text:s/></text:p>
          </table:table-cell>
          <table:table-cell office:value-type="float" office:value="16253" table:style-name="ce6">
            <text:p>16,253<text:s/></text:p>
          </table:table-cell>
          <table:table-cell office:value-type="float" office:value="56762" table:style-name="ce6">
            <text:p>56,762<text:s/></text:p>
          </table:table-cell>
          <table:table-cell office:value-type="float" office:value="16620" table:style-name="ce6">
            <text:p>16,620<text:s/></text:p>
          </table:table-cell>
          <table:table-cell office:value-type="float" office:value="15782" table:style-name="ce6">
            <text:p>15,782<text:s/></text:p>
          </table:table-cell>
          <table:table-cell office:value-type="float" office:value="9045" table:style-name="ce6">
            <text:p>9,045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11336" table:style-name="ce6">
            <text:p>11,336<text:s/></text:p>
          </table:table-cell>
          <table:table-cell office:value-type="float" office:value="28813" table:style-name="ce6">
            <text:p>28,813<text:s/></text:p>
          </table:table-cell>
          <table:table-cell office:value-type="float" office:value="14389" table:style-name="ce6">
            <text:p>14,389<text:s/></text:p>
          </table:table-cell>
          <table:table-cell office:value-type="float" office:value="12223" table:style-name="ce6">
            <text:p>12,223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19368" table:style-name="ce6">
            <text:p>19,368<text:s/></text:p>
          </table:table-cell>
          <table:table-cell office:value-type="float" office:value="14033" table:style-name="ce6">
            <text:p>14,033<text:s/></text:p>
          </table:table-cell>
          <table:table-cell office:value-type="float" office:value="15381" table:style-name="ce6">
            <text:p>15,381<text:s/></text:p>
          </table:table-cell>
          <table:table-cell office:value-type="float" office:value="17554" table:style-name="ce6">
            <text:p>17,554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9163" table:style-name="ce6">
            <text:p>9,163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3589" table:style-name="ce6">
            <text:p>13,589<text:s/></text:p>
          </table:table-cell>
          <table:table-cell office:value-type="float" office:value="13558" table:style-name="ce6">
            <text:p>13,558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21974" table:style-name="ce6">
            <text:p>21,974<text:s/></text:p>
          </table:table-cell>
          <table:table-cell office:value-type="float" office:value="12549" table:style-name="ce6">
            <text:p>12,549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8385" table:style-name="ce6">
            <text:p>8,385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2447" table:style-name="ce6">
            <text:p>2,447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1201" table:style-name="ce6">
            <text:p>1,201<text:s/></text:p>
          </table:table-cell>
          <table:table-cell office:value-type="float" office:value="1427" table:style-name="ce6">
            <text:p>1,427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8395" table:style-name="ce6">
            <text:p>8,395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2918" table:style-name="ce6">
            <text:p>2,918<text:s/></text:p>
          </table:table-cell>
          <table:table-cell table:number-columns-repeated="16264"/>
        </table:table-row>
        <table:table-row table:style-name="ro2">
          <table:table-cell office:value-type="date" office:date-value="2021-04-18T00:00:00" table:style-name="ce5">
            <text:p>2021/4/18</text:p>
          </table:table-cell>
          <table:table-cell office:value-type="float" office:value="3183" table:style-name="ce6">
            <text:p>3,183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34886" table:style-name="ce6">
            <text:p>34,886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6718" table:style-name="ce6">
            <text:p>6,718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1725" table:style-name="ce6">
            <text:p>1,725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6952" table:style-name="ce6">
            <text:p>6,952<text:s/></text:p>
          </table:table-cell>
          <table:table-cell office:value-type="float" office:value="5646" table:style-name="ce6">
            <text:p>5,646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3396" table:style-name="ce6">
            <text:p>3,396<text:s/></text:p>
          </table:table-cell>
          <table:table-cell office:value-type="float" office:value="7637" table:style-name="ce6">
            <text:p>7,637<text:s/></text:p>
          </table:table-cell>
          <table:table-cell office:value-type="float" office:value="4593" table:style-name="ce6">
            <text:p>4,593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5498" table:style-name="ce6">
            <text:p>5,498<text:s/></text:p>
          </table:table-cell>
          <table:table-cell office:value-type="float" office:value="2119" table:style-name="ce6">
            <text:p>2,119<text:s/></text:p>
          </table:table-cell>
          <table:table-cell office:value-type="float" office:value="15297" table:style-name="ce6">
            <text:p>15,297<text:s/></text:p>
          </table:table-cell>
          <table:table-cell office:value-type="float" office:value="3682" table:style-name="ce6">
            <text:p>3,682<text:s/></text:p>
          </table:table-cell>
          <table:table-cell office:value-type="float" office:value="14874" table:style-name="ce6">
            <text:p>14,874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5115" table:style-name="ce6">
            <text:p>15,115<text:s/></text:p>
          </table:table-cell>
          <table:table-cell office:value-type="float" office:value="13590" table:style-name="ce6">
            <text:p>13,590<text:s/></text:p>
          </table:table-cell>
          <table:table-cell office:value-type="float" office:value="8124" table:style-name="ce6">
            <text:p>8,124<text:s/></text:p>
          </table:table-cell>
          <table:table-cell office:value-type="float" office:value="23928" table:style-name="ce6">
            <text:p>23,928<text:s/></text:p>
          </table:table-cell>
          <table:table-cell office:value-type="float" office:value="13284" table:style-name="ce6">
            <text:p>13,284<text:s/></text:p>
          </table:table-cell>
          <table:table-cell office:value-type="float" office:value="21700" table:style-name="ce6">
            <text:p>21,700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25701" table:style-name="ce6">
            <text:p>25,701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17898" table:style-name="ce6">
            <text:p>17,898<text:s/></text:p>
          </table:table-cell>
          <table:table-cell office:value-type="float" office:value="14665" table:style-name="ce6">
            <text:p>14,665<text:s/></text:p>
          </table:table-cell>
          <table:table-cell office:value-type="float" office:value="9106" table:style-name="ce6">
            <text:p>9,106<text:s/></text:p>
          </table:table-cell>
          <table:table-cell office:value-type="float" office:value="138190" table:style-name="ce6">
            <text:p>138,190<text:s/></text:p>
          </table:table-cell>
          <table:table-cell office:value-type="float" office:value="36115" table:style-name="ce6">
            <text:p>36,115<text:s/></text:p>
          </table:table-cell>
          <table:table-cell office:value-type="float" office:value="12510" table:style-name="ce6">
            <text:p>12,510<text:s/></text:p>
          </table:table-cell>
          <table:table-cell office:value-type="float" office:value="17232" table:style-name="ce6">
            <text:p>17,232<text:s/></text:p>
          </table:table-cell>
          <table:table-cell office:value-type="float" office:value="27688" table:style-name="ce6">
            <text:p>27,688<text:s/></text:p>
          </table:table-cell>
          <table:table-cell office:value-type="float" office:value="22003" table:style-name="ce6">
            <text:p>22,003<text:s/></text:p>
          </table:table-cell>
          <table:table-cell office:value-type="float" office:value="22084" table:style-name="ce6">
            <text:p>22,084<text:s/></text:p>
          </table:table-cell>
          <table:table-cell office:value-type="float" office:value="17988" table:style-name="ce6">
            <text:p>17,988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19774" table:style-name="ce6">
            <text:p>19,774<text:s/></text:p>
          </table:table-cell>
          <table:table-cell office:value-type="float" office:value="5580" table:style-name="ce6">
            <text:p>5,580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14437" table:style-name="ce6">
            <text:p>14,437<text:s/>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2838" table:style-name="ce6">
            <text:p>2,838<text:s/></text:p>
          </table:table-cell>
          <table:table-cell office:value-type="float" office:value="1470" table:style-name="ce6">
            <text:p>1,470<text:s/></text:p>
          </table:table-cell>
          <table:table-cell office:value-type="float" office:value="8071" table:style-name="ce6">
            <text:p>8,071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9401" table:style-name="ce6">
            <text:p>9,401<text:s/></text:p>
          </table:table-cell>
          <table:table-cell office:value-type="float" office:value="35997" table:style-name="ce6">
            <text:p>35,997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11338" table:style-name="ce6">
            <text:p>11,338<text:s/></text:p>
          </table:table-cell>
          <table:table-cell office:value-type="float" office:value="5694" table:style-name="ce6">
            <text:p>5,694<text:s/></text:p>
          </table:table-cell>
          <table:table-cell office:value-type="float" office:value="15065" table:style-name="ce6">
            <text:p>15,065<text:s/></text:p>
          </table:table-cell>
          <table:table-cell office:value-type="float" office:value="14007" table:style-name="ce6">
            <text:p>14,007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32484" table:style-name="ce6">
            <text:p>32,484<text:s/></text:p>
          </table:table-cell>
          <table:table-cell office:value-type="float" office:value="26588" table:style-name="ce6">
            <text:p>26,588<text:s/></text:p>
          </table:table-cell>
          <table:table-cell office:value-type="float" office:value="17942" table:style-name="ce6">
            <text:p>17,942<text:s/></text:p>
          </table:table-cell>
          <table:table-cell office:value-type="float" office:value="23671" table:style-name="ce6">
            <text:p>23,671<text:s/></text:p>
          </table:table-cell>
          <table:table-cell office:value-type="float" office:value="58836" table:style-name="ce6">
            <text:p>58,836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23971" table:style-name="ce6">
            <text:p>23,971<text:s/></text:p>
          </table:table-cell>
          <table:table-cell office:value-type="float" office:value="21634" table:style-name="ce6">
            <text:p>21,634<text:s/></text:p>
          </table:table-cell>
          <table:table-cell office:value-type="float" office:value="13000" table:style-name="ce6">
            <text:p>13,000<text:s/></text:p>
          </table:table-cell>
          <table:table-cell office:value-type="float" office:value="47349" table:style-name="ce6">
            <text:p>47,349<text:s/></text:p>
          </table:table-cell>
          <table:table-cell office:value-type="float" office:value="13166" table:style-name="ce6">
            <text:p>13,166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7241" table:style-name="ce6">
            <text:p>7,241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9751" table:style-name="ce6">
            <text:p>9,751<text:s/></text:p>
          </table:table-cell>
          <table:table-cell office:value-type="float" office:value="23451" table:style-name="ce6">
            <text:p>23,451<text:s/></text:p>
          </table:table-cell>
          <table:table-cell office:value-type="float" office:value="10571" table:style-name="ce6">
            <text:p>10,571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14458" table:style-name="ce6">
            <text:p>14,458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1789" table:style-name="ce6">
            <text:p>11,789<text:s/></text:p>
          </table:table-cell>
          <table:table-cell office:value-type="float" office:value="13937" table:style-name="ce6">
            <text:p>13,937<text:s/></text:p>
          </table:table-cell>
          <table:table-cell office:value-type="float" office:value="6197" table:style-name="ce6">
            <text:p>6,197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7769" table:style-name="ce6">
            <text:p>7,769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17691" table:style-name="ce6">
            <text:p>17,691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8433" table:style-name="ce6">
            <text:p>8,433<text:s/></text:p>
          </table:table-cell>
          <table:table-cell office:value-type="float" office:value="8436" table:style-name="ce6">
            <text:p>8,436<text:s/></text:p>
          </table:table-cell>
          <table:table-cell office:value-type="float" office:value="8285" table:style-name="ce6">
            <text:p>8,285<text:s/></text:p>
          </table:table-cell>
          <table:table-cell office:value-type="float" office:value="6913" table:style-name="ce6">
            <text:p>6,913<text:s/></text:p>
          </table:table-cell>
          <table:table-cell office:value-type="float" office:value="6983" table:style-name="ce6">
            <text:p>6,983<text:s/></text:p>
          </table:table-cell>
          <table:table-cell office:value-type="float" office:value="783" table:style-name="ce6">
            <text:p>783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2638" table:style-name="ce6">
            <text:p>2,638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959" table:style-name="ce6">
            <text:p>959<text:s/></text:p>
          </table:table-cell>
          <table:table-cell office:value-type="float" office:value="1190" table:style-name="ce6">
            <text:p>1,190<text:s/></text:p>
          </table:table-cell>
          <table:table-cell office:value-type="float" office:value="1739" table:style-name="ce6">
            <text:p>1,739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1733" table:style-name="ce6">
            <text:p>1,733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2512" table:style-name="ce6">
            <text:p>2,512<text:s/></text:p>
          </table:table-cell>
          <table:table-cell table:number-columns-repeated="16264"/>
        </table:table-row>
        <table:table-row table:style-name="ro2">
          <table:table-cell office:value-type="date" office:date-value="2021-04-19T00:00:00" table:style-name="ce5">
            <text:p>2021/4/19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14515" table:style-name="ce6">
            <text:p>14,515<text:s/></text:p>
          </table:table-cell>
          <table:table-cell office:value-type="float" office:value="40210" table:style-name="ce6">
            <text:p>40,210<text:s/></text:p>
          </table:table-cell>
          <table:table-cell office:value-type="float" office:value="37780" table:style-name="ce6">
            <text:p>37,780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3490" table:style-name="ce6">
            <text:p>3,490<text:s/></text:p>
          </table:table-cell>
          <table:table-cell office:value-type="float" office:value="13252" table:style-name="ce6">
            <text:p>13,252<text:s/></text:p>
          </table:table-cell>
          <table:table-cell office:value-type="float" office:value="2736" table:style-name="ce6">
            <text:p>2,736<text:s/></text:p>
          </table:table-cell>
          <table:table-cell office:value-type="float" office:value="4529" table:style-name="ce6">
            <text:p>4,529<text:s/>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0045" table:style-name="ce6">
            <text:p>10,045<text:s/></text:p>
          </table:table-cell>
          <table:table-cell office:value-type="float" office:value="10417" table:style-name="ce6">
            <text:p>10,417<text:s/></text:p>
          </table:table-cell>
          <table:table-cell office:value-type="float" office:value="18058" table:style-name="ce6">
            <text:p>18,058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9131" table:style-name="ce6">
            <text:p>9,131<text:s/></text:p>
          </table:table-cell>
          <table:table-cell office:value-type="float" office:value="3470" table:style-name="ce6">
            <text:p>3,470<text:s/></text:p>
          </table:table-cell>
          <table:table-cell office:value-type="float" office:value="8735" table:style-name="ce6">
            <text:p>8,735<text:s/></text:p>
          </table:table-cell>
          <table:table-cell office:value-type="float" office:value="8539" table:style-name="ce6">
            <text:p>8,539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30130" table:style-name="ce6">
            <text:p>30,130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16455" table:style-name="ce6">
            <text:p>16,455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10118" table:style-name="ce6">
            <text:p>10,118<text:s/></text:p>
          </table:table-cell>
          <table:table-cell office:value-type="float" office:value="24930" table:style-name="ce6">
            <text:p>24,930<text:s/></text:p>
          </table:table-cell>
          <table:table-cell office:value-type="float" office:value="16115" table:style-name="ce6">
            <text:p>16,115<text:s/></text:p>
          </table:table-cell>
          <table:table-cell office:value-type="float" office:value="32201" table:style-name="ce6">
            <text:p>32,201<text:s/></text:p>
          </table:table-cell>
          <table:table-cell office:value-type="float" office:value="24434" table:style-name="ce6">
            <text:p>24,434<text:s/></text:p>
          </table:table-cell>
          <table:table-cell office:value-type="float" office:value="11265" table:style-name="ce6">
            <text:p>11,265<text:s/></text:p>
          </table:table-cell>
          <table:table-cell office:value-type="float" office:value="34422" table:style-name="ce6">
            <text:p>34,422<text:s/></text:p>
          </table:table-cell>
          <table:table-cell office:value-type="float" office:value="25358" table:style-name="ce6">
            <text:p>25,358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1172" table:style-name="ce6">
            <text:p>21,172<text:s/></text:p>
          </table:table-cell>
          <table:table-cell office:value-type="float" office:value="24011" table:style-name="ce6">
            <text:p>24,011<text:s/></text:p>
          </table:table-cell>
          <table:table-cell office:value-type="float" office:value="121946" table:style-name="ce6">
            <text:p>121,946<text:s/></text:p>
          </table:table-cell>
          <table:table-cell office:value-type="float" office:value="36657" table:style-name="ce6">
            <text:p>36,657<text:s/></text:p>
          </table:table-cell>
          <table:table-cell office:value-type="float" office:value="18866" table:style-name="ce6">
            <text:p>18,866<text:s/></text:p>
          </table:table-cell>
          <table:table-cell office:value-type="float" office:value="24220" table:style-name="ce6">
            <text:p>24,220<text:s/></text:p>
          </table:table-cell>
          <table:table-cell office:value-type="float" office:value="25557" table:style-name="ce6">
            <text:p>25,557<text:s/></text:p>
          </table:table-cell>
          <table:table-cell office:value-type="float" office:value="25729" table:style-name="ce6">
            <text:p>25,729<text:s/></text:p>
          </table:table-cell>
          <table:table-cell office:value-type="float" office:value="26551" table:style-name="ce6">
            <text:p>26,551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30592" table:style-name="ce6">
            <text:p>30,592<text:s/></text:p>
          </table:table-cell>
          <table:table-cell office:value-type="float" office:value="7356" table:style-name="ce6">
            <text:p>7,356<text:s/></text:p>
          </table:table-cell>
          <table:table-cell office:value-type="float" office:value="9399" table:style-name="ce6">
            <text:p>9,399<text:s/></text:p>
          </table:table-cell>
          <table:table-cell office:value-type="float" office:value="17974" table:style-name="ce6">
            <text:p>17,974<text:s/></text:p>
          </table:table-cell>
          <table:table-cell office:value-type="float" office:value="4892" table:style-name="ce6">
            <text:p>4,892<text:s/></text:p>
          </table:table-cell>
          <table:table-cell office:value-type="float" office:value="3875" table:style-name="ce6">
            <text:p>3,875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9303" table:style-name="ce6">
            <text:p>9,303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32665" table:style-name="ce6">
            <text:p>32,665<text:s/></text:p>
          </table:table-cell>
          <table:table-cell office:value-type="float" office:value="9878" table:style-name="ce6">
            <text:p>9,878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8299" table:style-name="ce6">
            <text:p>8,299<text:s/></text:p>
          </table:table-cell>
          <table:table-cell office:value-type="float" office:value="22347" table:style-name="ce6">
            <text:p>22,347<text:s/></text:p>
          </table:table-cell>
          <table:table-cell office:value-type="float" office:value="26511" table:style-name="ce6">
            <text:p>26,511<text:s/></text:p>
          </table:table-cell>
          <table:table-cell office:value-type="float" office:value="29564" table:style-name="ce6">
            <text:p>29,564<text:s/></text:p>
          </table:table-cell>
          <table:table-cell office:value-type="float" office:value="35071" table:style-name="ce6">
            <text:p>35,071<text:s/></text:p>
          </table:table-cell>
          <table:table-cell office:value-type="float" office:value="39719" table:style-name="ce6">
            <text:p>39,719<text:s/></text:p>
          </table:table-cell>
          <table:table-cell office:value-type="float" office:value="25422" table:style-name="ce6">
            <text:p>25,422<text:s/></text:p>
          </table:table-cell>
          <table:table-cell office:value-type="float" office:value="25656" table:style-name="ce6">
            <text:p>25,656<text:s/></text:p>
          </table:table-cell>
          <table:table-cell office:value-type="float" office:value="53697" table:style-name="ce6">
            <text:p>53,697<text:s/></text:p>
          </table:table-cell>
          <table:table-cell office:value-type="float" office:value="21452" table:style-name="ce6">
            <text:p>21,452<text:s/></text:p>
          </table:table-cell>
          <table:table-cell office:value-type="float" office:value="29539" table:style-name="ce6">
            <text:p>29,539<text:s/></text:p>
          </table:table-cell>
          <table:table-cell office:value-type="float" office:value="29997" table:style-name="ce6">
            <text:p>29,997<text:s/></text:p>
          </table:table-cell>
          <table:table-cell office:value-type="float" office:value="18194" table:style-name="ce6">
            <text:p>18,194<text:s/></text:p>
          </table:table-cell>
          <table:table-cell office:value-type="float" office:value="56716" table:style-name="ce6">
            <text:p>56,716<text:s/></text:p>
          </table:table-cell>
          <table:table-cell office:value-type="float" office:value="20007" table:style-name="ce6">
            <text:p>20,007<text:s/></text:p>
          </table:table-cell>
          <table:table-cell office:value-type="float" office:value="16074" table:style-name="ce6">
            <text:p>16,074<text:s/></text:p>
          </table:table-cell>
          <table:table-cell office:value-type="float" office:value="14338" table:style-name="ce6">
            <text:p>14,338<text:s/></text:p>
          </table:table-cell>
          <table:table-cell office:value-type="float" office:value="19025" table:style-name="ce6">
            <text:p>19,025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26961" table:style-name="ce6">
            <text:p>26,961<text:s/></text:p>
          </table:table-cell>
          <table:table-cell office:value-type="float" office:value="18586" table:style-name="ce6">
            <text:p>18,586<text:s/></text:p>
          </table:table-cell>
          <table:table-cell office:value-type="float" office:value="8374" table:style-name="ce6">
            <text:p>8,374<text:s/></text:p>
          </table:table-cell>
          <table:table-cell office:value-type="float" office:value="11175" table:style-name="ce6">
            <text:p>11,175<text:s/></text:p>
          </table:table-cell>
          <table:table-cell office:value-type="float" office:value="37283" table:style-name="ce6">
            <text:p>37,283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23750" table:style-name="ce6">
            <text:p>23,750<text:s/></text:p>
          </table:table-cell>
          <table:table-cell office:value-type="float" office:value="23183" table:style-name="ce6">
            <text:p>23,183<text:s/></text:p>
          </table:table-cell>
          <table:table-cell office:value-type="float" office:value="13672" table:style-name="ce6">
            <text:p>13,672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5344" table:style-name="ce6">
            <text:p>5,344<text:s/></text:p>
          </table:table-cell>
          <table:table-cell office:value-type="float" office:value="6482" table:style-name="ce6">
            <text:p>6,482<text:s/></text:p>
          </table:table-cell>
          <table:table-cell office:value-type="float" office:value="10446" table:style-name="ce6">
            <text:p>10,446<text:s/></text:p>
          </table:table-cell>
          <table:table-cell office:value-type="float" office:value="9322" table:style-name="ce6">
            <text:p>9,322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17252" table:style-name="ce6">
            <text:p>17,252<text:s/></text:p>
          </table:table-cell>
          <table:table-cell office:value-type="float" office:value="28679" table:style-name="ce6">
            <text:p>28,679<text:s/></text:p>
          </table:table-cell>
          <table:table-cell office:value-type="float" office:value="21746" table:style-name="ce6">
            <text:p>21,746<text:s/></text:p>
          </table:table-cell>
          <table:table-cell office:value-type="float" office:value="15169" table:style-name="ce6">
            <text:p>15,169<text:s/></text:p>
          </table:table-cell>
          <table:table-cell office:value-type="float" office:value="12224" table:style-name="ce6">
            <text:p>12,224<text:s/></text:p>
          </table:table-cell>
          <table:table-cell office:value-type="float" office:value="12056" table:style-name="ce6">
            <text:p>12,056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1631" table:style-name="ce6">
            <text:p>11,631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10371" table:style-name="ce6">
            <text:p>10,371<text:s/></text:p>
          </table:table-cell>
          <table:table-cell office:value-type="float" office:value="1542" table:style-name="ce6">
            <text:p>1,542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2298" table:style-name="ce6">
            <text:p>2,298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2995" table:style-name="ce6">
            <text:p>2,995<text:s/></text:p>
          </table:table-cell>
          <table:table-cell office:value-type="float" office:value="7981" table:style-name="ce6">
            <text:p>7,981<text:s/></text:p>
          </table:table-cell>
          <table:table-cell office:value-type="float" office:value="2246" table:style-name="ce6">
            <text:p>2,246<text:s/>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4215" table:style-name="ce6">
            <text:p>4,215<text:s/></text:p>
          </table:table-cell>
          <table:table-cell table:number-columns-repeated="16264"/>
        </table:table-row>
        <table:table-row table:style-name="ro2">
          <table:table-cell office:value-type="date" office:date-value="2021-04-20T00:00:00" table:style-name="ce5">
            <text:p>2021/4/20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15365" table:style-name="ce6">
            <text:p>15,365<text:s/></text:p>
          </table:table-cell>
          <table:table-cell office:value-type="float" office:value="42148" table:style-name="ce6">
            <text:p>42,148<text:s/></text:p>
          </table:table-cell>
          <table:table-cell office:value-type="float" office:value="40523" table:style-name="ce6">
            <text:p>40,523<text:s/></text:p>
          </table:table-cell>
          <table:table-cell office:value-type="float" office:value="27745" table:style-name="ce6">
            <text:p>27,745<text:s/></text:p>
          </table:table-cell>
          <table:table-cell office:value-type="float" office:value="15335" table:style-name="ce6">
            <text:p>15,335<text:s/></text:p>
          </table:table-cell>
          <table:table-cell office:value-type="float" office:value="12365" table:style-name="ce6">
            <text:p>12,365<text:s/></text:p>
          </table:table-cell>
          <table:table-cell office:value-type="float" office:value="4357" table:style-name="ce6">
            <text:p>4,357<text:s/></text:p>
          </table:table-cell>
          <table:table-cell office:value-type="float" office:value="3610" table:style-name="ce6">
            <text:p>3,610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5486" table:style-name="ce6">
            <text:p>5,486<text:s/></text:p>
          </table:table-cell>
          <table:table-cell office:value-type="float" office:value="10236" table:style-name="ce6">
            <text:p>10,236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18883" table:style-name="ce6">
            <text:p>18,883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3761" table:style-name="ce6">
            <text:p>3,761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8942" table:style-name="ce6">
            <text:p>8,942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31035" table:style-name="ce6">
            <text:p>31,035<text:s/></text:p>
          </table:table-cell>
          <table:table-cell office:value-type="float" office:value="3258" table:style-name="ce6">
            <text:p>3,258<text:s/></text:p>
          </table:table-cell>
          <table:table-cell office:value-type="float" office:value="14561" table:style-name="ce6">
            <text:p>14,561<text:s/></text:p>
          </table:table-cell>
          <table:table-cell office:value-type="float" office:value="12775" table:style-name="ce6">
            <text:p>12,775<text:s/></text:p>
          </table:table-cell>
          <table:table-cell office:value-type="float" office:value="16904" table:style-name="ce6">
            <text:p>16,904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17734" table:style-name="ce6">
            <text:p>17,734<text:s/></text:p>
          </table:table-cell>
          <table:table-cell office:value-type="float" office:value="10423" table:style-name="ce6">
            <text:p>10,423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34059" table:style-name="ce6">
            <text:p>34,059<text:s/></text:p>
          </table:table-cell>
          <table:table-cell office:value-type="float" office:value="26038" table:style-name="ce6">
            <text:p>26,038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35741" table:style-name="ce6">
            <text:p>35,741<text:s/></text:p>
          </table:table-cell>
          <table:table-cell office:value-type="float" office:value="26522" table:style-name="ce6">
            <text:p>26,522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21790" table:style-name="ce6">
            <text:p>21,790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117585" table:style-name="ce6">
            <text:p>117,585<text:s/></text:p>
          </table:table-cell>
          <table:table-cell office:value-type="float" office:value="38373" table:style-name="ce6">
            <text:p>38,373<text:s/></text:p>
          </table:table-cell>
          <table:table-cell office:value-type="float" office:value="19738" table:style-name="ce6">
            <text:p>19,738<text:s/></text:p>
          </table:table-cell>
          <table:table-cell office:value-type="float" office:value="24857" table:style-name="ce6">
            <text:p>24,857<text:s/></text:p>
          </table:table-cell>
          <table:table-cell office:value-type="float" office:value="27430" table:style-name="ce6">
            <text:p>27,430<text:s/></text:p>
          </table:table-cell>
          <table:table-cell office:value-type="float" office:value="27650" table:style-name="ce6">
            <text:p>27,650<text:s/></text:p>
          </table:table-cell>
          <table:table-cell office:value-type="float" office:value="28151" table:style-name="ce6">
            <text:p>28,151<text:s/></text:p>
          </table:table-cell>
          <table:table-cell office:value-type="float" office:value="24272" table:style-name="ce6">
            <text:p>24,272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31906" table:style-name="ce6">
            <text:p>31,906<text:s/></text:p>
          </table:table-cell>
          <table:table-cell office:value-type="float" office:value="7506" table:style-name="ce6">
            <text:p>7,506<text:s/></text:p>
          </table:table-cell>
          <table:table-cell office:value-type="float" office:value="9779" table:style-name="ce6">
            <text:p>9,779<text:s/></text:p>
          </table:table-cell>
          <table:table-cell office:value-type="float" office:value="18620" table:style-name="ce6">
            <text:p>18,620<text:s/></text:p>
          </table:table-cell>
          <table:table-cell office:value-type="float" office:value="5199" table:style-name="ce6">
            <text:p>5,199<text:s/></text:p>
          </table:table-cell>
          <table:table-cell office:value-type="float" office:value="4111" table:style-name="ce6">
            <text:p>4,111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5025" table:style-name="ce6">
            <text:p>15,025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34057" table:style-name="ce6">
            <text:p>34,057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3405" table:style-name="ce6">
            <text:p>13,405<text:s/></text:p>
          </table:table-cell>
          <table:table-cell office:value-type="float" office:value="8152" table:style-name="ce6">
            <text:p>8,152<text:s/></text:p>
          </table:table-cell>
          <table:table-cell office:value-type="float" office:value="22880" table:style-name="ce6">
            <text:p>22,880<text:s/></text:p>
          </table:table-cell>
          <table:table-cell office:value-type="float" office:value="27136" table:style-name="ce6">
            <text:p>27,136<text:s/></text:p>
          </table:table-cell>
          <table:table-cell office:value-type="float" office:value="30683" table:style-name="ce6">
            <text:p>30,683<text:s/></text:p>
          </table:table-cell>
          <table:table-cell office:value-type="float" office:value="34989" table:style-name="ce6">
            <text:p>34,989<text:s/></text:p>
          </table:table-cell>
          <table:table-cell office:value-type="float" office:value="41001" table:style-name="ce6">
            <text:p>41,001<text:s/></text:p>
          </table:table-cell>
          <table:table-cell office:value-type="float" office:value="26145" table:style-name="ce6">
            <text:p>26,145<text:s/></text:p>
          </table:table-cell>
          <table:table-cell office:value-type="float" office:value="27067" table:style-name="ce6">
            <text:p>27,067<text:s/></text:p>
          </table:table-cell>
          <table:table-cell office:value-type="float" office:value="55340" table:style-name="ce6">
            <text:p>55,340<text:s/></text:p>
          </table:table-cell>
          <table:table-cell office:value-type="float" office:value="22698" table:style-name="ce6">
            <text:p>22,698<text:s/></text:p>
          </table:table-cell>
          <table:table-cell office:value-type="float" office:value="31280" table:style-name="ce6">
            <text:p>31,280<text:s/></text:p>
          </table:table-cell>
          <table:table-cell office:value-type="float" office:value="31759" table:style-name="ce6">
            <text:p>31,759<text:s/></text:p>
          </table:table-cell>
          <table:table-cell office:value-type="float" office:value="19641" table:style-name="ce6">
            <text:p>19,641<text:s/></text:p>
          </table:table-cell>
          <table:table-cell office:value-type="float" office:value="58010" table:style-name="ce6">
            <text:p>58,010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15114" table:style-name="ce6">
            <text:p>15,114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39189" table:style-name="ce6">
            <text:p>39,189<text:s/></text:p>
          </table:table-cell>
          <table:table-cell office:value-type="float" office:value="22918" table:style-name="ce6">
            <text:p>22,918<text:s/></text:p>
          </table:table-cell>
          <table:table-cell office:value-type="float" office:value="24048" table:style-name="ce6">
            <text:p>24,048<text:s/></text:p>
          </table:table-cell>
          <table:table-cell office:value-type="float" office:value="23789" table:style-name="ce6">
            <text:p>23,789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5465" table:style-name="ce6">
            <text:p>5,465<text:s/></text:p>
          </table:table-cell>
          <table:table-cell office:value-type="float" office:value="6817" table:style-name="ce6">
            <text:p>6,817<text:s/></text:p>
          </table:table-cell>
          <table:table-cell office:value-type="float" office:value="10778" table:style-name="ce6">
            <text:p>10,778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13986" table:style-name="ce6">
            <text:p>13,986<text:s/></text:p>
          </table:table-cell>
          <table:table-cell office:value-type="float" office:value="17841" table:style-name="ce6">
            <text:p>17,841<text:s/></text:p>
          </table:table-cell>
          <table:table-cell office:value-type="float" office:value="29049" table:style-name="ce6">
            <text:p>29,049<text:s/></text:p>
          </table:table-cell>
          <table:table-cell office:value-type="float" office:value="23327" table:style-name="ce6">
            <text:p>23,327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12421" table:style-name="ce6">
            <text:p>12,421<text:s/></text:p>
          </table:table-cell>
          <table:table-cell office:value-type="float" office:value="12534" table:style-name="ce6">
            <text:p>12,534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11873" table:style-name="ce6">
            <text:p>11,873<text:s/></text:p>
          </table:table-cell>
          <table:table-cell office:value-type="float" office:value="12258" table:style-name="ce6">
            <text:p>12,258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1530" table:style-name="ce6">
            <text:p>1,53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4641" table:style-name="ce6">
            <text:p>4,641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968" table:style-name="ce6">
            <text:p>2,968<text:s/></text:p>
          </table:table-cell>
          <table:table-cell office:value-type="float" office:value="7477" table:style-name="ce6">
            <text:p>7,477<text:s/></text:p>
          </table:table-cell>
          <table:table-cell office:value-type="float" office:value="2216" table:style-name="ce6">
            <text:p>2,216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4307" table:style-name="ce6">
            <text:p>4,307<text:s/></text:p>
          </table:table-cell>
          <table:table-cell table:number-columns-repeated="16264"/>
        </table:table-row>
        <table:table-row table:style-name="ro2">
          <table:table-cell office:value-type="date" office:date-value="2021-04-21T00:00:00" table:style-name="ce5">
            <text:p>2021/4/21</text:p>
          </table:table-cell>
          <table:table-cell office:value-type="float" office:value="4362" table:style-name="ce6">
            <text:p>4,362<text:s/></text:p>
          </table:table-cell>
          <table:table-cell office:value-type="float" office:value="15342" table:style-name="ce6">
            <text:p>15,342<text:s/></text:p>
          </table:table-cell>
          <table:table-cell office:value-type="float" office:value="42957" table:style-name="ce6">
            <text:p>42,957<text:s/></text:p>
          </table:table-cell>
          <table:table-cell office:value-type="float" office:value="41525" table:style-name="ce6">
            <text:p>41,525<text:s/></text:p>
          </table:table-cell>
          <table:table-cell office:value-type="float" office:value="27324" table:style-name="ce6">
            <text:p>27,324<text:s/></text:p>
          </table:table-cell>
          <table:table-cell office:value-type="float" office:value="15348" table:style-name="ce6">
            <text:p>15,348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3623" table:style-name="ce6">
            <text:p>3,623<text:s/></text:p>
          </table:table-cell>
          <table:table-cell office:value-type="float" office:value="14044" table:style-name="ce6">
            <text:p>14,044<text:s/></text:p>
          </table:table-cell>
          <table:table-cell office:value-type="float" office:value="2874" table:style-name="ce6">
            <text:p>2,874<text:s/></text:p>
          </table:table-cell>
          <table:table-cell office:value-type="float" office:value="4659" table:style-name="ce6">
            <text:p>4,659<text:s/></text:p>
          </table:table-cell>
          <table:table-cell office:value-type="float" office:value="5576" table:style-name="ce6">
            <text:p>5,576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1089" table:style-name="ce6">
            <text:p>11,089<text:s/></text:p>
          </table:table-cell>
          <table:table-cell office:value-type="float" office:value="19038" table:style-name="ce6">
            <text:p>19,038<text:s/></text:p>
          </table:table-cell>
          <table:table-cell office:value-type="float" office:value="19677" table:style-name="ce6">
            <text:p>19,677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9003" table:style-name="ce6">
            <text:p>9,003<text:s/></text:p>
          </table:table-cell>
          <table:table-cell office:value-type="float" office:value="6880" table:style-name="ce6">
            <text:p>6,880<text:s/></text:p>
          </table:table-cell>
          <table:table-cell office:value-type="float" office:value="34528" table:style-name="ce6">
            <text:p>34,528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14595" table:style-name="ce6">
            <text:p>14,595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16930" table:style-name="ce6">
            <text:p>16,930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10770" table:style-name="ce6">
            <text:p>10,770<text:s/></text:p>
          </table:table-cell>
          <table:table-cell office:value-type="float" office:value="27235" table:style-name="ce6">
            <text:p>27,235<text:s/></text:p>
          </table:table-cell>
          <table:table-cell office:value-type="float" office:value="17730" table:style-name="ce6">
            <text:p>17,730<text:s/></text:p>
          </table:table-cell>
          <table:table-cell office:value-type="float" office:value="34670" table:style-name="ce6">
            <text:p>34,670<text:s/></text:p>
          </table:table-cell>
          <table:table-cell office:value-type="float" office:value="26494" table:style-name="ce6">
            <text:p>26,494<text:s/></text:p>
          </table:table-cell>
          <table:table-cell office:value-type="float" office:value="11712" table:style-name="ce6">
            <text:p>11,712<text:s/></text:p>
          </table:table-cell>
          <table:table-cell office:value-type="float" office:value="35862" table:style-name="ce6">
            <text:p>35,862<text:s/></text:p>
          </table:table-cell>
          <table:table-cell office:value-type="float" office:value="26599" table:style-name="ce6">
            <text:p>26,599<text:s/></text:p>
          </table:table-cell>
          <table:table-cell office:value-type="float" office:value="27176" table:style-name="ce6">
            <text:p>27,176<text:s/></text:p>
          </table:table-cell>
          <table:table-cell office:value-type="float" office:value="21536" table:style-name="ce6">
            <text:p>21,536<text:s/></text:p>
          </table:table-cell>
          <table:table-cell office:value-type="float" office:value="23832" table:style-name="ce6">
            <text:p>23,832<text:s/></text:p>
          </table:table-cell>
          <table:table-cell office:value-type="float" office:value="119860" table:style-name="ce6">
            <text:p>119,860<text:s/></text:p>
          </table:table-cell>
          <table:table-cell office:value-type="float" office:value="40080" table:style-name="ce6">
            <text:p>40,080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24946" table:style-name="ce6">
            <text:p>24,946<text:s/></text:p>
          </table:table-cell>
          <table:table-cell office:value-type="float" office:value="28206" table:style-name="ce6">
            <text:p>28,206<text:s/></text:p>
          </table:table-cell>
          <table:table-cell office:value-type="float" office:value="27909" table:style-name="ce6">
            <text:p>27,909<text:s/></text:p>
          </table:table-cell>
          <table:table-cell office:value-type="float" office:value="28505" table:style-name="ce6">
            <text:p>28,505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32471" table:style-name="ce6">
            <text:p>32,471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9805" table:style-name="ce6">
            <text:p>9,805<text:s/></text:p>
          </table:table-cell>
          <table:table-cell office:value-type="float" office:value="18952" table:style-name="ce6">
            <text:p>18,952<text:s/></text:p>
          </table:table-cell>
          <table:table-cell office:value-type="float" office:value="5312" table:style-name="ce6">
            <text:p>5,312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15413" table:style-name="ce6">
            <text:p>15,413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34512" table:style-name="ce6">
            <text:p>34,512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3782" table:style-name="ce6">
            <text:p>13,782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23125" table:style-name="ce6">
            <text:p>23,125<text:s/></text:p>
          </table:table-cell>
          <table:table-cell office:value-type="float" office:value="27260" table:style-name="ce6">
            <text:p>27,260<text:s/></text:p>
          </table:table-cell>
          <table:table-cell office:value-type="float" office:value="31175" table:style-name="ce6">
            <text:p>31,175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41752" table:style-name="ce6">
            <text:p>41,752<text:s/></text:p>
          </table:table-cell>
          <table:table-cell office:value-type="float" office:value="26884" table:style-name="ce6">
            <text:p>26,884<text:s/></text:p>
          </table:table-cell>
          <table:table-cell office:value-type="float" office:value="27462" table:style-name="ce6">
            <text:p>27,462<text:s/></text:p>
          </table:table-cell>
          <table:table-cell office:value-type="float" office:value="56876" table:style-name="ce6">
            <text:p>56,876<text:s/></text:p>
          </table:table-cell>
          <table:table-cell office:value-type="float" office:value="23581" table:style-name="ce6">
            <text:p>23,581<text:s/></text:p>
          </table:table-cell>
          <table:table-cell office:value-type="float" office:value="31723" table:style-name="ce6">
            <text:p>31,723<text:s/></text:p>
          </table:table-cell>
          <table:table-cell office:value-type="float" office:value="32968" table:style-name="ce6">
            <text:p>32,968<text:s/></text:p>
          </table:table-cell>
          <table:table-cell office:value-type="float" office:value="20626" table:style-name="ce6">
            <text:p>20,626<text:s/></text:p>
          </table:table-cell>
          <table:table-cell office:value-type="float" office:value="59402" table:style-name="ce6">
            <text:p>59,402<text:s/></text:p>
          </table:table-cell>
          <table:table-cell office:value-type="float" office:value="21196" table:style-name="ce6">
            <text:p>21,196<text:s/></text:p>
          </table:table-cell>
          <table:table-cell office:value-type="float" office:value="16915" table:style-name="ce6">
            <text:p>16,915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21179" table:style-name="ce6">
            <text:p>21,179<text:s/></text:p>
          </table:table-cell>
          <table:table-cell office:value-type="float" office:value="15085" table:style-name="ce6">
            <text:p>15,085<text:s/></text:p>
          </table:table-cell>
          <table:table-cell office:value-type="float" office:value="25800" table:style-name="ce6">
            <text:p>25,800<text:s/></text:p>
          </table:table-cell>
          <table:table-cell office:value-type="float" office:value="19229" table:style-name="ce6">
            <text:p>19,229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1965" table:style-name="ce6">
            <text:p>11,965<text:s/></text:p>
          </table:table-cell>
          <table:table-cell office:value-type="float" office:value="39081" table:style-name="ce6">
            <text:p>39,081<text:s/></text:p>
          </table:table-cell>
          <table:table-cell office:value-type="float" office:value="26645" table:style-name="ce6">
            <text:p>26,645<text:s/></text:p>
          </table:table-cell>
          <table:table-cell office:value-type="float" office:value="24593" table:style-name="ce6">
            <text:p>24,593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3248" table:style-name="ce6">
            <text:p>13,248<text:s/></text:p>
          </table:table-cell>
          <table:table-cell office:value-type="float" office:value="11890" table:style-name="ce6">
            <text:p>11,890<text:s/></text:p>
          </table:table-cell>
          <table:table-cell office:value-type="float" office:value="6389" table:style-name="ce6">
            <text:p>6,389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6892" table:style-name="ce6">
            <text:p>6,892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17987" table:style-name="ce6">
            <text:p>17,987<text:s/></text:p>
          </table:table-cell>
          <table:table-cell office:value-type="float" office:value="29267" table:style-name="ce6">
            <text:p>29,267<text:s/></text:p>
          </table:table-cell>
          <table:table-cell office:value-type="float" office:value="23668" table:style-name="ce6">
            <text:p>23,668<text:s/></text:p>
          </table:table-cell>
          <table:table-cell office:value-type="float" office:value="15599" table:style-name="ce6">
            <text:p>15,599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2593" table:style-name="ce6">
            <text:p>12,593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1933" table:style-name="ce6">
            <text:p>11,933<text:s/></text:p>
          </table:table-cell>
          <table:table-cell office:value-type="float" office:value="12352" table:style-name="ce6">
            <text:p>12,352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583" table:style-name="ce6">
            <text:p>1,583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3556" table:style-name="ce6">
            <text:p>3,556<text:s/></text:p>
          </table:table-cell>
          <table:table-cell office:value-type="float" office:value="4691" table:style-name="ce6">
            <text:p>4,691<text:s/></text:p>
          </table:table-cell>
          <table:table-cell office:value-type="float" office:value="2354" table:style-name="ce6">
            <text:p>2,354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2985" table:style-name="ce6">
            <text:p>2,985<text:s/></text:p>
          </table:table-cell>
          <table:table-cell office:value-type="float" office:value="7670" table:style-name="ce6">
            <text:p>7,670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3607" table:style-name="ce6">
            <text:p>3,607<text:s/></text:p>
          </table:table-cell>
          <table:table-cell office:value-type="float" office:value="4328" table:style-name="ce6">
            <text:p>4,328<text:s/></text:p>
          </table:table-cell>
          <table:table-cell table:number-columns-repeated="16264"/>
        </table:table-row>
        <table:table-row table:style-name="ro2">
          <table:table-cell office:value-type="date" office:date-value="2021-04-22T00:00:00" table:style-name="ce5">
            <text:p>2021/4/22</text:p>
          </table:table-cell>
          <table:table-cell office:value-type="float" office:value="4258" table:style-name="ce6">
            <text:p>4,258<text:s/></text:p>
          </table:table-cell>
          <table:table-cell office:value-type="float" office:value="15358" table:style-name="ce6">
            <text:p>15,358<text:s/></text:p>
          </table:table-cell>
          <table:table-cell office:value-type="float" office:value="42463" table:style-name="ce6">
            <text:p>42,463<text:s/></text:p>
          </table:table-cell>
          <table:table-cell office:value-type="float" office:value="42331" table:style-name="ce6">
            <text:p>42,331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15741" table:style-name="ce6">
            <text:p>15,741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612" table:style-name="ce6">
            <text:p>3,612<text:s/></text:p>
          </table:table-cell>
          <table:table-cell office:value-type="float" office:value="14065" table:style-name="ce6">
            <text:p>14,065<text:s/></text:p>
          </table:table-cell>
          <table:table-cell office:value-type="float" office:value="2877" table:style-name="ce6">
            <text:p>2,877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10622" table:style-name="ce6">
            <text:p>10,622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18755" table:style-name="ce6">
            <text:p>18,755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6380" table:style-name="ce6">
            <text:p>6,380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8946" table:style-name="ce6">
            <text:p>8,946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35648" table:style-name="ce6">
            <text:p>35,648<text:s/></text:p>
          </table:table-cell>
          <table:table-cell office:value-type="float" office:value="3178" table:style-name="ce6">
            <text:p>3,178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17260" table:style-name="ce6">
            <text:p>17,260<text:s/></text:p>
          </table:table-cell>
          <table:table-cell office:value-type="float" office:value="25304" table:style-name="ce6">
            <text:p>25,304<text:s/></text:p>
          </table:table-cell>
          <table:table-cell office:value-type="float" office:value="17957" table:style-name="ce6">
            <text:p>17,957<text:s/></text:p>
          </table:table-cell>
          <table:table-cell office:value-type="float" office:value="10645" table:style-name="ce6">
            <text:p>10,645<text:s/></text:p>
          </table:table-cell>
          <table:table-cell office:value-type="float" office:value="27448" table:style-name="ce6">
            <text:p>27,448<text:s/></text:p>
          </table:table-cell>
          <table:table-cell office:value-type="float" office:value="18129" table:style-name="ce6">
            <text:p>18,129<text:s/></text:p>
          </table:table-cell>
          <table:table-cell office:value-type="float" office:value="34770" table:style-name="ce6">
            <text:p>34,770<text:s/></text:p>
          </table:table-cell>
          <table:table-cell office:value-type="float" office:value="26747" table:style-name="ce6">
            <text:p>26,747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36330" table:style-name="ce6">
            <text:p>36,330<text:s/></text:p>
          </table:table-cell>
          <table:table-cell office:value-type="float" office:value="26627" table:style-name="ce6">
            <text:p>26,627<text:s/></text:p>
          </table:table-cell>
          <table:table-cell office:value-type="float" office:value="27213" table:style-name="ce6">
            <text:p>27,213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124574" table:style-name="ce6">
            <text:p>124,574<text:s/></text:p>
          </table:table-cell>
          <table:table-cell office:value-type="float" office:value="41711" table:style-name="ce6">
            <text:p>41,711<text:s/></text:p>
          </table:table-cell>
          <table:table-cell office:value-type="float" office:value="19319" table:style-name="ce6">
            <text:p>19,319<text:s/></text:p>
          </table:table-cell>
          <table:table-cell office:value-type="float" office:value="25019" table:style-name="ce6">
            <text:p>25,019<text:s/></text:p>
          </table:table-cell>
          <table:table-cell office:value-type="float" office:value="33540" table:style-name="ce6">
            <text:p>33,540<text:s/></text:p>
          </table:table-cell>
          <table:table-cell office:value-type="float" office:value="28525" table:style-name="ce6">
            <text:p>28,525<text:s/></text:p>
          </table:table-cell>
          <table:table-cell office:value-type="float" office:value="29048" table:style-name="ce6">
            <text:p>29,048<text:s/></text:p>
          </table:table-cell>
          <table:table-cell office:value-type="float" office:value="24706" table:style-name="ce6">
            <text:p>24,706<text:s/></text:p>
          </table:table-cell>
          <table:table-cell office:value-type="float" office:value="14020" table:style-name="ce6">
            <text:p>14,020<text:s/></text:p>
          </table:table-cell>
          <table:table-cell office:value-type="float" office:value="31878" table:style-name="ce6">
            <text:p>31,878<text:s/></text:p>
          </table:table-cell>
          <table:table-cell office:value-type="float" office:value="7636" table:style-name="ce6">
            <text:p>7,636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9281" table:style-name="ce6">
            <text:p>19,281<text:s/></text:p>
          </table:table-cell>
          <table:table-cell office:value-type="float" office:value="4907" table:style-name="ce6">
            <text:p>4,907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14998" table:style-name="ce6">
            <text:p>14,998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35031" table:style-name="ce6">
            <text:p>35,031<text:s/></text:p>
          </table:table-cell>
          <table:table-cell office:value-type="float" office:value="9811" table:style-name="ce6">
            <text:p>9,811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8251" table:style-name="ce6">
            <text:p>8,251<text:s/></text:p>
          </table:table-cell>
          <table:table-cell office:value-type="float" office:value="23033" table:style-name="ce6">
            <text:p>23,033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31367" table:style-name="ce6">
            <text:p>31,367<text:s/></text:p>
          </table:table-cell>
          <table:table-cell office:value-type="float" office:value="36187" table:style-name="ce6">
            <text:p>36,187<text:s/></text:p>
          </table:table-cell>
          <table:table-cell office:value-type="float" office:value="41981" table:style-name="ce6">
            <text:p>41,981<text:s/></text:p>
          </table:table-cell>
          <table:table-cell office:value-type="float" office:value="26882" table:style-name="ce6">
            <text:p>26,882<text:s/></text:p>
          </table:table-cell>
          <table:table-cell office:value-type="float" office:value="27292" table:style-name="ce6">
            <text:p>27,292<text:s/></text:p>
          </table:table-cell>
          <table:table-cell office:value-type="float" office:value="57354" table:style-name="ce6">
            <text:p>57,354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32596" table:style-name="ce6">
            <text:p>32,596<text:s/></text:p>
          </table:table-cell>
          <table:table-cell office:value-type="float" office:value="33636" table:style-name="ce6">
            <text:p>33,636<text:s/></text:p>
          </table:table-cell>
          <table:table-cell office:value-type="float" office:value="20787" table:style-name="ce6">
            <text:p>20,787<text:s/></text:p>
          </table:table-cell>
          <table:table-cell office:value-type="float" office:value="61248" table:style-name="ce6">
            <text:p>61,248<text:s/></text:p>
          </table:table-cell>
          <table:table-cell office:value-type="float" office:value="21340" table:style-name="ce6">
            <text:p>21,340<text:s/></text:p>
          </table:table-cell>
          <table:table-cell office:value-type="float" office:value="16682" table:style-name="ce6">
            <text:p>16,682<text:s/></text:p>
          </table:table-cell>
          <table:table-cell office:value-type="float" office:value="14683" table:style-name="ce6">
            <text:p>14,683<text:s/></text:p>
          </table:table-cell>
          <table:table-cell office:value-type="float" office:value="21640" table:style-name="ce6">
            <text:p>21,640<text:s/></text:p>
          </table:table-cell>
          <table:table-cell office:value-type="float" office:value="15483" table:style-name="ce6">
            <text:p>15,483<text:s/></text:p>
          </table:table-cell>
          <table:table-cell office:value-type="float" office:value="26823" table:style-name="ce6">
            <text:p>26,823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39640" table:style-name="ce6">
            <text:p>39,640<text:s/></text:p>
          </table:table-cell>
          <table:table-cell office:value-type="float" office:value="27086" table:style-name="ce6">
            <text:p>27,086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24460" table:style-name="ce6">
            <text:p>24,460<text:s/></text:p>
          </table:table-cell>
          <table:table-cell office:value-type="float" office:value="14364" table:style-name="ce6">
            <text:p>14,364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6301" table:style-name="ce6">
            <text:p>6,301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6908" table:style-name="ce6">
            <text:p>6,908<text:s/></text:p>
          </table:table-cell>
          <table:table-cell office:value-type="float" office:value="10671" table:style-name="ce6">
            <text:p>10,671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18150" table:style-name="ce6">
            <text:p>18,150<text:s/></text:p>
          </table:table-cell>
          <table:table-cell office:value-type="float" office:value="29954" table:style-name="ce6">
            <text:p>29,954<text:s/></text:p>
          </table:table-cell>
          <table:table-cell office:value-type="float" office:value="23573" table:style-name="ce6">
            <text:p>23,573<text:s/></text:p>
          </table:table-cell>
          <table:table-cell office:value-type="float" office:value="15859" table:style-name="ce6">
            <text:p>15,859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12484" table:style-name="ce6">
            <text:p>12,484<text:s/></text:p>
          </table:table-cell>
          <table:table-cell office:value-type="float" office:value="10704" table:style-name="ce6">
            <text:p>10,704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2449" table:style-name="ce6">
            <text:p>2,449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4797" table:style-name="ce6">
            <text:p>4,797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7731" table:style-name="ce6">
            <text:p>7,731<text:s/></text:p>
          </table:table-cell>
          <table:table-cell office:value-type="float" office:value="2212" table:style-name="ce6">
            <text:p>2,212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4362" table:style-name="ce6">
            <text:p>4,362<text:s/></text:p>
          </table:table-cell>
          <table:table-cell table:number-columns-repeated="16264"/>
        </table:table-row>
        <table:table-row table:style-name="ro2">
          <table:table-cell office:value-type="date" office:date-value="2021-04-23T00:00:00" table:style-name="ce5">
            <text:p>2021/4/23</text:p>
          </table:table-cell>
          <table:table-cell office:value-type="float" office:value="5087" table:style-name="ce6">
            <text:p>5,087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43445" table:style-name="ce6">
            <text:p>43,445<text:s/></text:p>
          </table:table-cell>
          <table:table-cell office:value-type="float" office:value="47860" table:style-name="ce6">
            <text:p>47,860<text:s/></text:p>
          </table:table-cell>
          <table:table-cell office:value-type="float" office:value="28450" table:style-name="ce6">
            <text:p>28,450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12948" table:style-name="ce6">
            <text:p>12,948<text:s/></text:p>
          </table:table-cell>
          <table:table-cell office:value-type="float" office:value="4640" table:style-name="ce6">
            <text:p>4,640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15006" table:style-name="ce6">
            <text:p>15,006<text:s/></text:p>
          </table:table-cell>
          <table:table-cell office:value-type="float" office:value="2847" table:style-name="ce6">
            <text:p>2,847<text:s/></text:p>
          </table:table-cell>
          <table:table-cell office:value-type="float" office:value="5124" table:style-name="ce6">
            <text:p>5,124<text:s/></text:p>
          </table:table-cell>
          <table:table-cell office:value-type="float" office:value="6156" table:style-name="ce6">
            <text:p>6,156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12840" table:style-name="ce6">
            <text:p>12,840<text:s/></text:p>
          </table:table-cell>
          <table:table-cell office:value-type="float" office:value="19580" table:style-name="ce6">
            <text:p>19,580<text:s/></text:p>
          </table:table-cell>
          <table:table-cell office:value-type="float" office:value="20133" table:style-name="ce6">
            <text:p>20,133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4079" table:style-name="ce6">
            <text:p>4,079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9511" table:style-name="ce6">
            <text:p>9,511<text:s/></text:p>
          </table:table-cell>
          <table:table-cell office:value-type="float" office:value="7028" table:style-name="ce6">
            <text:p>7,028<text:s/></text:p>
          </table:table-cell>
          <table:table-cell office:value-type="float" office:value="37566" table:style-name="ce6">
            <text:p>37,566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5299" table:style-name="ce6">
            <text:p>15,299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17899" table:style-name="ce6">
            <text:p>17,899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19080" table:style-name="ce6">
            <text:p>19,080<text:s/></text:p>
          </table:table-cell>
          <table:table-cell office:value-type="float" office:value="11450" table:style-name="ce6">
            <text:p>11,450<text:s/></text:p>
          </table:table-cell>
          <table:table-cell office:value-type="float" office:value="31609" table:style-name="ce6">
            <text:p>31,609<text:s/></text:p>
          </table:table-cell>
          <table:table-cell office:value-type="float" office:value="19856" table:style-name="ce6">
            <text:p>19,856<text:s/></text:p>
          </table:table-cell>
          <table:table-cell office:value-type="float" office:value="36610" table:style-name="ce6">
            <text:p>36,610<text:s/></text:p>
          </table:table-cell>
          <table:table-cell office:value-type="float" office:value="29418" table:style-name="ce6">
            <text:p>29,418<text:s/></text:p>
          </table:table-cell>
          <table:table-cell office:value-type="float" office:value="11604" table:style-name="ce6">
            <text:p>11,604<text:s/></text:p>
          </table:table-cell>
          <table:table-cell office:value-type="float" office:value="38125" table:style-name="ce6">
            <text:p>38,125<text:s/></text:p>
          </table:table-cell>
          <table:table-cell office:value-type="float" office:value="27943" table:style-name="ce6">
            <text:p>27,943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22758" table:style-name="ce6">
            <text:p>22,758<text:s/></text:p>
          </table:table-cell>
          <table:table-cell office:value-type="float" office:value="23715" table:style-name="ce6">
            <text:p>23,715<text:s/></text:p>
          </table:table-cell>
          <table:table-cell office:value-type="float" office:value="150519" table:style-name="ce6">
            <text:p>150,519<text:s/></text:p>
          </table:table-cell>
          <table:table-cell office:value-type="float" office:value="48411" table:style-name="ce6">
            <text:p>48,411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26238" table:style-name="ce6">
            <text:p>26,238<text:s/></text:p>
          </table:table-cell>
          <table:table-cell office:value-type="float" office:value="38742" table:style-name="ce6">
            <text:p>38,742<text:s/></text:p>
          </table:table-cell>
          <table:table-cell office:value-type="float" office:value="29725" table:style-name="ce6">
            <text:p>29,725<text:s/></text:p>
          </table:table-cell>
          <table:table-cell office:value-type="float" office:value="30846" table:style-name="ce6">
            <text:p>30,846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14226" table:style-name="ce6">
            <text:p>14,226<text:s/></text:p>
          </table:table-cell>
          <table:table-cell office:value-type="float" office:value="33691" table:style-name="ce6">
            <text:p>33,691<text:s/></text:p>
          </table:table-cell>
          <table:table-cell office:value-type="float" office:value="8063" table:style-name="ce6">
            <text:p>8,063<text:s/></text:p>
          </table:table-cell>
          <table:table-cell office:value-type="float" office:value="10070" table:style-name="ce6">
            <text:p>10,070<text:s/></text:p>
          </table:table-cell>
          <table:table-cell office:value-type="float" office:value="20985" table:style-name="ce6">
            <text:p>20,985<text:s/></text:p>
          </table:table-cell>
          <table:table-cell office:value-type="float" office:value="5366" table:style-name="ce6">
            <text:p>5,366<text:s/></text:p>
          </table:table-cell>
          <table:table-cell office:value-type="float" office:value="4161" table:style-name="ce6">
            <text:p>4,161<text:s/></text:p>
          </table:table-cell>
          <table:table-cell office:value-type="float" office:value="3538" table:style-name="ce6">
            <text:p>3,538<text:s/></text:p>
          </table:table-cell>
          <table:table-cell office:value-type="float" office:value="15337" table:style-name="ce6">
            <text:p>15,337<text:s/></text:p>
          </table:table-cell>
          <table:table-cell office:value-type="float" office:value="10002" table:style-name="ce6">
            <text:p>10,002<text:s/></text:p>
          </table:table-cell>
          <table:table-cell office:value-type="float" office:value="13129" table:style-name="ce6">
            <text:p>13,129<text:s/></text:p>
          </table:table-cell>
          <table:table-cell office:value-type="float" office:value="38372" table:style-name="ce6">
            <text:p>38,372<text:s/></text:p>
          </table:table-cell>
          <table:table-cell office:value-type="float" office:value="10126" table:style-name="ce6">
            <text:p>10,126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3908" table:style-name="ce6">
            <text:p>23,908<text:s/></text:p>
          </table:table-cell>
          <table:table-cell office:value-type="float" office:value="27853" table:style-name="ce6">
            <text:p>27,853<text:s/></text:p>
          </table:table-cell>
          <table:table-cell office:value-type="float" office:value="33049" table:style-name="ce6">
            <text:p>33,049<text:s/></text:p>
          </table:table-cell>
          <table:table-cell office:value-type="float" office:value="41343" table:style-name="ce6">
            <text:p>41,343<text:s/></text:p>
          </table:table-cell>
          <table:table-cell office:value-type="float" office:value="43830" table:style-name="ce6">
            <text:p>43,830<text:s/></text:p>
          </table:table-cell>
          <table:table-cell office:value-type="float" office:value="27774" table:style-name="ce6">
            <text:p>27,774<text:s/></text:p>
          </table:table-cell>
          <table:table-cell office:value-type="float" office:value="28720" table:style-name="ce6">
            <text:p>28,720<text:s/></text:p>
          </table:table-cell>
          <table:table-cell office:value-type="float" office:value="67230" table:style-name="ce6">
            <text:p>67,230<text:s/></text:p>
          </table:table-cell>
          <table:table-cell office:value-type="float" office:value="24605" table:style-name="ce6">
            <text:p>24,605<text:s/></text:p>
          </table:table-cell>
          <table:table-cell office:value-type="float" office:value="36227" table:style-name="ce6">
            <text:p>36,227<text:s/></text:p>
          </table:table-cell>
          <table:table-cell office:value-type="float" office:value="36850" table:style-name="ce6">
            <text:p>36,850<text:s/></text:p>
          </table:table-cell>
          <table:table-cell office:value-type="float" office:value="23579" table:style-name="ce6">
            <text:p>23,579<text:s/></text:p>
          </table:table-cell>
          <table:table-cell office:value-type="float" office:value="69701" table:style-name="ce6">
            <text:p>69,701<text:s/></text:p>
          </table:table-cell>
          <table:table-cell office:value-type="float" office:value="22448" table:style-name="ce6">
            <text:p>22,448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15817" table:style-name="ce6">
            <text:p>15,817<text:s/></text:p>
          </table:table-cell>
          <table:table-cell office:value-type="float" office:value="24601" table:style-name="ce6">
            <text:p>24,601<text:s/></text:p>
          </table:table-cell>
          <table:table-cell office:value-type="float" office:value="15842" table:style-name="ce6">
            <text:p>15,842<text:s/></text:p>
          </table:table-cell>
          <table:table-cell office:value-type="float" office:value="30227" table:style-name="ce6">
            <text:p>30,227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9723" table:style-name="ce6">
            <text:p>9,723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39866" table:style-name="ce6">
            <text:p>39,866<text:s/></text:p>
          </table:table-cell>
          <table:table-cell office:value-type="float" office:value="24197" table:style-name="ce6">
            <text:p>24,197<text:s/></text:p>
          </table:table-cell>
          <table:table-cell office:value-type="float" office:value="25334" table:style-name="ce6">
            <text:p>25,334<text:s/></text:p>
          </table:table-cell>
          <table:table-cell office:value-type="float" office:value="25372" table:style-name="ce6">
            <text:p>25,372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5610" table:style-name="ce6">
            <text:p>5,610<text:s/></text:p>
          </table:table-cell>
          <table:table-cell office:value-type="float" office:value="7343" table:style-name="ce6">
            <text:p>7,343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16368" table:style-name="ce6">
            <text:p>16,368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31005" table:style-name="ce6">
            <text:p>31,005<text:s/></text:p>
          </table:table-cell>
          <table:table-cell office:value-type="float" office:value="25560" table:style-name="ce6">
            <text:p>25,560<text:s/></text:p>
          </table:table-cell>
          <table:table-cell office:value-type="float" office:value="16102" table:style-name="ce6">
            <text:p>16,102<text:s/></text:p>
          </table:table-cell>
          <table:table-cell office:value-type="float" office:value="13038" table:style-name="ce6">
            <text:p>13,038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3556" table:style-name="ce6">
            <text:p>13,556<text:s/></text:p>
          </table:table-cell>
          <table:table-cell office:value-type="float" office:value="12629" table:style-name="ce6">
            <text:p>12,629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1581" table:style-name="ce6">
            <text:p>1,581<text:s/></text:p>
          </table:table-cell>
          <table:table-cell office:value-type="float" office:value="2539" table:style-name="ce6">
            <text:p>2,539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5188" table:style-name="ce6">
            <text:p>5,188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3661" table:style-name="ce6">
            <text:p>3,661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4983" table:style-name="ce6">
            <text:p>4,983<text:s/></text:p>
          </table:table-cell>
          <table:table-cell table:number-columns-repeated="16264"/>
        </table:table-row>
        <table:table-row table:style-name="ro2">
          <table:table-cell office:value-type="date" office:date-value="2021-04-24T00:00:00" table:style-name="ce5">
            <text:p>2021/4/24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25770" table:style-name="ce6">
            <text:p>25,770<text:s/></text:p>
          </table:table-cell>
          <table:table-cell office:value-type="float" office:value="54065" table:style-name="ce6">
            <text:p>54,065<text:s/></text:p>
          </table:table-cell>
          <table:table-cell office:value-type="float" office:value="18785" table:style-name="ce6">
            <text:p>18,785<text:s/></text:p>
          </table:table-cell>
          <table:table-cell office:value-type="float" office:value="11460" table:style-name="ce6">
            <text:p>11,460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5299" table:style-name="ce6">
            <text:p>5,299<text:s/></text:p>
          </table:table-cell>
          <table:table-cell office:value-type="float" office:value="8947" table:style-name="ce6">
            <text:p>8,947<text:s/></text:p>
          </table:table-cell>
          <table:table-cell office:value-type="float" office:value="7884" table:style-name="ce6">
            <text:p>7,884<text:s/></text:p>
          </table:table-cell>
          <table:table-cell office:value-type="float" office:value="11150" table:style-name="ce6">
            <text:p>11,150<text:s/></text:p>
          </table:table-cell>
          <table:table-cell office:value-type="float" office:value="5893" table:style-name="ce6">
            <text:p>5,893<text:s/></text:p>
          </table:table-cell>
          <table:table-cell office:value-type="float" office:value="7691" table:style-name="ce6">
            <text:p>7,691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6450" table:style-name="ce6">
            <text:p>6,450<text:s/></text:p>
          </table:table-cell>
          <table:table-cell office:value-type="float" office:value="6965" table:style-name="ce6">
            <text:p>6,965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18443" table:style-name="ce6">
            <text:p>18,443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14803" table:style-name="ce6">
            <text:p>14,803<text:s/></text:p>
          </table:table-cell>
          <table:table-cell office:value-type="float" office:value="19569" table:style-name="ce6">
            <text:p>19,569<text:s/></text:p>
          </table:table-cell>
          <table:table-cell office:value-type="float" office:value="16845" table:style-name="ce6">
            <text:p>16,845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32390" table:style-name="ce6">
            <text:p>32,390<text:s/></text:p>
          </table:table-cell>
          <table:table-cell office:value-type="float" office:value="17339" table:style-name="ce6">
            <text:p>17,339<text:s/></text:p>
          </table:table-cell>
          <table:table-cell office:value-type="float" office:value="29961" table:style-name="ce6">
            <text:p>29,961<text:s/></text:p>
          </table:table-cell>
          <table:table-cell office:value-type="float" office:value="20300" table:style-name="ce6">
            <text:p>20,300<text:s/></text:p>
          </table:table-cell>
          <table:table-cell office:value-type="float" office:value="5688" table:style-name="ce6">
            <text:p>5,688<text:s/></text:p>
          </table:table-cell>
          <table:table-cell office:value-type="float" office:value="33022" table:style-name="ce6">
            <text:p>33,022<text:s/></text:p>
          </table:table-cell>
          <table:table-cell office:value-type="float" office:value="23101" table:style-name="ce6">
            <text:p>23,101<text:s/></text:p>
          </table:table-cell>
          <table:table-cell office:value-type="float" office:value="23308" table:style-name="ce6">
            <text:p>23,308<text:s/></text:p>
          </table:table-cell>
          <table:table-cell office:value-type="float" office:value="19159" table:style-name="ce6">
            <text:p>19,159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53917" table:style-name="ce6">
            <text:p>153,917<text:s/></text:p>
          </table:table-cell>
          <table:table-cell office:value-type="float" office:value="49384" table:style-name="ce6">
            <text:p>49,384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20534" table:style-name="ce6">
            <text:p>20,534<text:s/></text:p>
          </table:table-cell>
          <table:table-cell office:value-type="float" office:value="47262" table:style-name="ce6">
            <text:p>47,262<text:s/></text:p>
          </table:table-cell>
          <table:table-cell office:value-type="float" office:value="29717" table:style-name="ce6">
            <text:p>29,717<text:s/></text:p>
          </table:table-cell>
          <table:table-cell office:value-type="float" office:value="27314" table:style-name="ce6">
            <text:p>27,314<text:s/></text:p>
          </table:table-cell>
          <table:table-cell office:value-type="float" office:value="21858" table:style-name="ce6">
            <text:p>21,858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25883" table:style-name="ce6">
            <text:p>25,883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17198" table:style-name="ce6">
            <text:p>17,198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40337" table:style-name="ce6">
            <text:p>40,337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7146" table:style-name="ce6">
            <text:p>7,146<text:s/></text:p>
          </table:table-cell>
          <table:table-cell office:value-type="float" office:value="18692" table:style-name="ce6">
            <text:p>18,692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31015" table:style-name="ce6">
            <text:p>31,015<text:s/></text:p>
          </table:table-cell>
          <table:table-cell office:value-type="float" office:value="37621" table:style-name="ce6">
            <text:p>37,621<text:s/></text:p>
          </table:table-cell>
          <table:table-cell office:value-type="float" office:value="34539" table:style-name="ce6">
            <text:p>34,539<text:s/></text:p>
          </table:table-cell>
          <table:table-cell office:value-type="float" office:value="22914" table:style-name="ce6">
            <text:p>22,914<text:s/></text:p>
          </table:table-cell>
          <table:table-cell office:value-type="float" office:value="29884" table:style-name="ce6">
            <text:p>29,884<text:s/></text:p>
          </table:table-cell>
          <table:table-cell office:value-type="float" office:value="74524" table:style-name="ce6">
            <text:p>74,524<text:s/></text:p>
          </table:table-cell>
          <table:table-cell office:value-type="float" office:value="16751" table:style-name="ce6">
            <text:p>16,751<text:s/></text:p>
          </table:table-cell>
          <table:table-cell office:value-type="float" office:value="33258" table:style-name="ce6">
            <text:p>33,258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20464" table:style-name="ce6">
            <text:p>20,464<text:s/></text:p>
          </table:table-cell>
          <table:table-cell office:value-type="float" office:value="60386" table:style-name="ce6">
            <text:p>60,386<text:s/></text:p>
          </table:table-cell>
          <table:table-cell office:value-type="float" office:value="17350" table:style-name="ce6">
            <text:p>17,350<text:s/></text:p>
          </table:table-cell>
          <table:table-cell office:value-type="float" office:value="16188" table:style-name="ce6">
            <text:p>16,188<text:s/></text:p>
          </table:table-cell>
          <table:table-cell office:value-type="float" office:value="10494" table:style-name="ce6">
            <text:p>10,494<text:s/></text:p>
          </table:table-cell>
          <table:table-cell office:value-type="float" office:value="17848" table:style-name="ce6">
            <text:p>17,848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24931" table:style-name="ce6">
            <text:p>24,931<text:s/></text:p>
          </table:table-cell>
          <table:table-cell office:value-type="float" office:value="14605" table:style-name="ce6">
            <text:p>14,605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1688" table:style-name="ce6">
            <text:p>11,688<text:s/></text:p>
          </table:table-cell>
          <table:table-cell office:value-type="float" office:value="19449" table:style-name="ce6">
            <text:p>19,449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15616" table:style-name="ce6">
            <text:p>15,616<text:s/></text:p>
          </table:table-cell>
          <table:table-cell office:value-type="float" office:value="19026" table:style-name="ce6">
            <text:p>19,026<text:s/></text:p>
          </table:table-cell>
          <table:table-cell office:value-type="float" office:value="9771" table:style-name="ce6">
            <text:p>9,771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5295" table:style-name="ce6">
            <text:p>5,295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8734" table:style-name="ce6">
            <text:p>8,734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14370" table:style-name="ce6">
            <text:p>14,370<text:s/></text:p>
          </table:table-cell>
          <table:table-cell office:value-type="float" office:value="20861" table:style-name="ce6">
            <text:p>20,861<text:s/></text:p>
          </table:table-cell>
          <table:table-cell office:value-type="float" office:value="22490" table:style-name="ce6">
            <text:p>22,490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0884" table:style-name="ce6">
            <text:p>10,884<text:s/></text:p>
          </table:table-cell>
          <table:table-cell office:value-type="float" office:value="11179" table:style-name="ce6">
            <text:p>11,179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9042" table:style-name="ce6">
            <text:p>9,042<text:s/></text:p>
          </table:table-cell>
          <table:table-cell office:value-type="float" office:value="9228" table:style-name="ce6">
            <text:p>9,228<text:s/></text:p>
          </table:table-cell>
          <table:table-cell office:value-type="float" office:value="1040" table:style-name="ce6">
            <text:p>1,040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2195" table:style-name="ce6">
            <text:p>2,195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503" table:style-name="ce6">
            <text:p>3,503<text:s/></text:p>
          </table:table-cell>
          <table:table-cell office:value-type="float" office:value="3154" table:style-name="ce6">
            <text:p>3,154<text:s/></text:p>
          </table:table-cell>
          <table:table-cell table:number-columns-repeated="16264"/>
        </table:table-row>
        <table:table-row table:style-name="ro2">
          <table:table-cell office:value-type="date" office:date-value="2021-04-25T00:00:00" table:style-name="ce5">
            <text:p>2021/4/25</text:p>
          </table:table-cell>
          <table:table-cell office:value-type="float" office:value="3722" table:style-name="ce6">
            <text:p>3,722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20012" table:style-name="ce6">
            <text:p>20,012<text:s/></text:p>
          </table:table-cell>
          <table:table-cell office:value-type="float" office:value="40930" table:style-name="ce6">
            <text:p>40,930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6889" table:style-name="ce6">
            <text:p>6,889<text:s/></text:p>
          </table:table-cell>
          <table:table-cell office:value-type="float" office:value="3509" table:style-name="ce6">
            <text:p>3,509<text:s/></text:p>
          </table:table-cell>
          <table:table-cell office:value-type="float" office:value="2352" table:style-name="ce6">
            <text:p>2,352<text:s/></text:p>
          </table:table-cell>
          <table:table-cell office:value-type="float" office:value="6927" table:style-name="ce6">
            <text:p>6,927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5525" table:style-name="ce6">
            <text:p>5,525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5845" table:style-name="ce6">
            <text:p>5,845<text:s/></text:p>
          </table:table-cell>
          <table:table-cell office:value-type="float" office:value="3593" table:style-name="ce6">
            <text:p>3,593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4843" table:style-name="ce6">
            <text:p>4,843<text:s/></text:p>
          </table:table-cell>
          <table:table-cell office:value-type="float" office:value="5471" table:style-name="ce6">
            <text:p>5,471<text:s/></text:p>
          </table:table-cell>
          <table:table-cell office:value-type="float" office:value="2343" table:style-name="ce6">
            <text:p>2,343<text:s/></text:p>
          </table:table-cell>
          <table:table-cell office:value-type="float" office:value="15418" table:style-name="ce6">
            <text:p>15,418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12433" table:style-name="ce6">
            <text:p>12,433<text:s/></text:p>
          </table:table-cell>
          <table:table-cell office:value-type="float" office:value="8567" table:style-name="ce6">
            <text:p>8,567<text:s/></text:p>
          </table:table-cell>
          <table:table-cell office:value-type="float" office:value="12093" table:style-name="ce6">
            <text:p>12,093<text:s/></text:p>
          </table:table-cell>
          <table:table-cell office:value-type="float" office:value="15627" table:style-name="ce6">
            <text:p>15,627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24457" table:style-name="ce6">
            <text:p>24,457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22264" table:style-name="ce6">
            <text:p>22,264<text:s/></text:p>
          </table:table-cell>
          <table:table-cell office:value-type="float" office:value="16444" table:style-name="ce6">
            <text:p>16,444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25606" table:style-name="ce6">
            <text:p>25,606<text:s/></text:p>
          </table:table-cell>
          <table:table-cell office:value-type="float" office:value="18037" table:style-name="ce6">
            <text:p>18,037<text:s/></text:p>
          </table:table-cell>
          <table:table-cell office:value-type="float" office:value="18176" table:style-name="ce6">
            <text:p>18,176<text:s/></text:p>
          </table:table-cell>
          <table:table-cell office:value-type="float" office:value="15046" table:style-name="ce6">
            <text:p>15,046<text:s/></text:p>
          </table:table-cell>
          <table:table-cell office:value-type="float" office:value="9607" table:style-name="ce6">
            <text:p>9,607<text:s/></text:p>
          </table:table-cell>
          <table:table-cell office:value-type="float" office:value="143892" table:style-name="ce6">
            <text:p>143,892<text:s/></text:p>
          </table:table-cell>
          <table:table-cell office:value-type="float" office:value="39524" table:style-name="ce6">
            <text:p>39,524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7991" table:style-name="ce6">
            <text:p>17,991<text:s/></text:p>
          </table:table-cell>
          <table:table-cell office:value-type="float" office:value="37680" table:style-name="ce6">
            <text:p>37,680<text:s/></text:p>
          </table:table-cell>
          <table:table-cell office:value-type="float" office:value="21682" table:style-name="ce6">
            <text:p>21,682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17739" table:style-name="ce6">
            <text:p>17,739<text:s/></text:p>
          </table:table-cell>
          <table:table-cell office:value-type="float" office:value="7736" table:style-name="ce6">
            <text:p>7,736<text:s/></text:p>
          </table:table-cell>
          <table:table-cell office:value-type="float" office:value="19539" table:style-name="ce6">
            <text:p>19,539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14041" table:style-name="ce6">
            <text:p>14,041<text:s/></text:p>
          </table:table-cell>
          <table:table-cell office:value-type="float" office:value="5075" table:style-name="ce6">
            <text:p>5,075<text:s/></text:p>
          </table:table-cell>
          <table:table-cell office:value-type="float" office:value="2703" table:style-name="ce6">
            <text:p>2,703<text:s/></text:p>
          </table:table-cell>
          <table:table-cell office:value-type="float" office:value="1438" table:style-name="ce6">
            <text:p>1,438<text:s/></text:p>
          </table:table-cell>
          <table:table-cell office:value-type="float" office:value="7710" table:style-name="ce6">
            <text:p>7,710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31749" table:style-name="ce6">
            <text:p>31,749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11210" table:style-name="ce6">
            <text:p>11,210<text:s/></text:p>
          </table:table-cell>
          <table:table-cell office:value-type="float" office:value="5584" table:style-name="ce6">
            <text:p>5,584<text:s/></text:p>
          </table:table-cell>
          <table:table-cell office:value-type="float" office:value="15404" table:style-name="ce6">
            <text:p>15,404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25177" table:style-name="ce6">
            <text:p>25,177<text:s/></text:p>
          </table:table-cell>
          <table:table-cell office:value-type="float" office:value="33853" table:style-name="ce6">
            <text:p>33,853<text:s/></text:p>
          </table:table-cell>
          <table:table-cell office:value-type="float" office:value="27325" table:style-name="ce6">
            <text:p>27,325<text:s/></text:p>
          </table:table-cell>
          <table:table-cell office:value-type="float" office:value="18444" table:style-name="ce6">
            <text:p>18,444<text:s/></text:p>
          </table:table-cell>
          <table:table-cell office:value-type="float" office:value="23692" table:style-name="ce6">
            <text:p>23,692<text:s/></text:p>
          </table:table-cell>
          <table:table-cell office:value-type="float" office:value="60728" table:style-name="ce6">
            <text:p>60,728<text:s/></text:p>
          </table:table-cell>
          <table:table-cell office:value-type="float" office:value="14348" table:style-name="ce6">
            <text:p>14,348<text:s/></text:p>
          </table:table-cell>
          <table:table-cell office:value-type="float" office:value="26561" table:style-name="ce6">
            <text:p>26,561<text:s/></text:p>
          </table:table-cell>
          <table:table-cell office:value-type="float" office:value="24610" table:style-name="ce6">
            <text:p>24,610<text:s/></text:p>
          </table:table-cell>
          <table:table-cell office:value-type="float" office:value="15752" table:style-name="ce6">
            <text:p>15,752<text:s/></text:p>
          </table:table-cell>
          <table:table-cell office:value-type="float" office:value="49767" table:style-name="ce6">
            <text:p>49,767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15536" table:style-name="ce6">
            <text:p>15,536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19877" table:style-name="ce6">
            <text:p>19,877<text:s/></text:p>
          </table:table-cell>
          <table:table-cell office:value-type="float" office:value="10652" table:style-name="ce6">
            <text:p>10,652<text:s/></text:p>
          </table:table-cell>
          <table:table-cell office:value-type="float" office:value="9329" table:style-name="ce6">
            <text:p>9,329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15101" table:style-name="ce6">
            <text:p>15,101<text:s/></text:p>
          </table:table-cell>
          <table:table-cell office:value-type="float" office:value="16213" table:style-name="ce6">
            <text:p>16,213<text:s/></text:p>
          </table:table-cell>
          <table:table-cell office:value-type="float" office:value="11995" table:style-name="ce6">
            <text:p>11,995<text:s/></text:p>
          </table:table-cell>
          <table:table-cell office:value-type="float" office:value="14322" table:style-name="ce6">
            <text:p>14,322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4421" table:style-name="ce6">
            <text:p>4,421<text:s/></text:p>
          </table:table-cell>
          <table:table-cell office:value-type="float" office:value="2202" table:style-name="ce6">
            <text:p>2,202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7270" table:style-name="ce6">
            <text:p>7,270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12464" table:style-name="ce6">
            <text:p>12,464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6636" table:style-name="ce6">
            <text:p>16,636<text:s/></text:p>
          </table:table-cell>
          <table:table-cell office:value-type="float" office:value="17640" table:style-name="ce6">
            <text:p>17,640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8340" table:style-name="ce6">
            <text:p>8,340<text:s/></text:p>
          </table:table-cell>
          <table:table-cell office:value-type="float" office:value="9112" table:style-name="ce6">
            <text:p>9,112<text:s/></text:p>
          </table:table-cell>
          <table:table-cell office:value-type="float" office:value="8638" table:style-name="ce6">
            <text:p>8,638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7049" table:style-name="ce6">
            <text:p>7,049<text:s/></text:p>
          </table:table-cell>
          <table:table-cell office:value-type="float" office:value="6990" table:style-name="ce6">
            <text:p>6,990<text:s/></text:p>
          </table:table-cell>
          <table:table-cell office:value-type="float" office:value="779" table:style-name="ce6">
            <text:p>779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2633" table:style-name="ce6">
            <text:p>2,633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963" table:style-name="ce6">
            <text:p>963<text:s/></text:p>
          </table:table-cell>
          <table:table-cell office:value-type="float" office:value="1120" table:style-name="ce6">
            <text:p>1,120<text:s/></text:p>
          </table:table-cell>
          <table:table-cell office:value-type="float" office:value="1716" table:style-name="ce6">
            <text:p>1,716<text:s/></text:p>
          </table:table-cell>
          <table:table-cell office:value-type="float" office:value="9449" table:style-name="ce6">
            <text:p>9,449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2675" table:style-name="ce6">
            <text:p>2,675<text:s/></text:p>
          </table:table-cell>
          <table:table-cell table:number-columns-repeated="16264"/>
        </table:table-row>
        <table:table-row table:style-name="ro2">
          <table:table-cell office:value-type="date" office:date-value="2021-04-26T00:00:00" table:style-name="ce5">
            <text:p>2021/4/26</text:p>
          </table:table-cell>
          <table:table-cell office:value-type="float" office:value="4245" table:style-name="ce6">
            <text:p>4,245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40894" table:style-name="ce6">
            <text:p>40,894<text:s/></text:p>
          </table:table-cell>
          <table:table-cell office:value-type="float" office:value="38419" table:style-name="ce6">
            <text:p>38,419<text:s/></text:p>
          </table:table-cell>
          <table:table-cell office:value-type="float" office:value="26102" table:style-name="ce6">
            <text:p>26,102<text:s/></text:p>
          </table:table-cell>
          <table:table-cell office:value-type="float" office:value="14991" table:style-name="ce6">
            <text:p>14,991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3546" table:style-name="ce6">
            <text:p>3,546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2744" table:style-name="ce6">
            <text:p>2,744<text:s/></text:p>
          </table:table-cell>
          <table:table-cell office:value-type="float" office:value="4651" table:style-name="ce6">
            <text:p>4,651<text:s/></text:p>
          </table:table-cell>
          <table:table-cell office:value-type="float" office:value="4897" table:style-name="ce6">
            <text:p>4,897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18131" table:style-name="ce6">
            <text:p>18,131<text:s/></text:p>
          </table:table-cell>
          <table:table-cell office:value-type="float" office:value="18961" table:style-name="ce6">
            <text:p>18,961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9347" table:style-name="ce6">
            <text:p>9,347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8560" table:style-name="ce6">
            <text:p>8,560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30061" table:style-name="ce6">
            <text:p>30,061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3859" table:style-name="ce6">
            <text:p>13,859<text:s/></text:p>
          </table:table-cell>
          <table:table-cell office:value-type="float" office:value="12292" table:style-name="ce6">
            <text:p>12,292<text:s/></text:p>
          </table:table-cell>
          <table:table-cell office:value-type="float" office:value="16622" table:style-name="ce6">
            <text:p>16,622<text:s/></text:p>
          </table:table-cell>
          <table:table-cell office:value-type="float" office:value="24510" table:style-name="ce6">
            <text:p>24,510<text:s/></text:p>
          </table:table-cell>
          <table:table-cell office:value-type="float" office:value="16970" table:style-name="ce6">
            <text:p>16,970<text:s/></text:p>
          </table:table-cell>
          <table:table-cell office:value-type="float" office:value="9991" table:style-name="ce6">
            <text:p>9,991<text:s/></text:p>
          </table:table-cell>
          <table:table-cell office:value-type="float" office:value="25232" table:style-name="ce6">
            <text:p>25,232<text:s/></text:p>
          </table:table-cell>
          <table:table-cell office:value-type="float" office:value="16454" table:style-name="ce6">
            <text:p>16,454<text:s/></text:p>
          </table:table-cell>
          <table:table-cell office:value-type="float" office:value="32773" table:style-name="ce6">
            <text:p>32,773<text:s/></text:p>
          </table:table-cell>
          <table:table-cell office:value-type="float" office:value="24244" table:style-name="ce6">
            <text:p>24,244<text:s/></text:p>
          </table:table-cell>
          <table:table-cell office:value-type="float" office:value="11274" table:style-name="ce6">
            <text:p>11,274<text:s/></text:p>
          </table:table-cell>
          <table:table-cell office:value-type="float" office:value="35137" table:style-name="ce6">
            <text:p>35,137<text:s/></text:p>
          </table:table-cell>
          <table:table-cell office:value-type="float" office:value="25519" table:style-name="ce6">
            <text:p>25,519<text:s/></text:p>
          </table:table-cell>
          <table:table-cell office:value-type="float" office:value="26562" table:style-name="ce6">
            <text:p>26,562<text:s/></text:p>
          </table:table-cell>
          <table:table-cell office:value-type="float" office:value="21288" table:style-name="ce6">
            <text:p>21,288<text:s/></text:p>
          </table:table-cell>
          <table:table-cell office:value-type="float" office:value="23350" table:style-name="ce6">
            <text:p>23,350<text:s/></text:p>
          </table:table-cell>
          <table:table-cell office:value-type="float" office:value="123655" table:style-name="ce6">
            <text:p>123,655<text:s/></text:p>
          </table:table-cell>
          <table:table-cell office:value-type="float" office:value="37528" table:style-name="ce6">
            <text:p>37,528<text:s/></text:p>
          </table:table-cell>
          <table:table-cell office:value-type="float" office:value="18911" table:style-name="ce6">
            <text:p>18,911<text:s/></text:p>
          </table:table-cell>
          <table:table-cell office:value-type="float" office:value="24565" table:style-name="ce6">
            <text:p>24,565<text:s/></text:p>
          </table:table-cell>
          <table:table-cell office:value-type="float" office:value="26242" table:style-name="ce6">
            <text:p>26,242<text:s/></text:p>
          </table:table-cell>
          <table:table-cell office:value-type="float" office:value="26257" table:style-name="ce6">
            <text:p>26,257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23145" table:style-name="ce6">
            <text:p>23,145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30664" table:style-name="ce6">
            <text:p>30,664<text:s/></text:p>
          </table:table-cell>
          <table:table-cell office:value-type="float" office:value="7475" table:style-name="ce6">
            <text:p>7,475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7776" table:style-name="ce6">
            <text:p>17,776<text:s/></text:p>
          </table:table-cell>
          <table:table-cell office:value-type="float" office:value="4693" table:style-name="ce6">
            <text:p>4,693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11373" table:style-name="ce6">
            <text:p>11,373<text:s/></text:p>
          </table:table-cell>
          <table:table-cell office:value-type="float" office:value="32355" table:style-name="ce6">
            <text:p>32,355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3563" table:style-name="ce6">
            <text:p>13,563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22356" table:style-name="ce6">
            <text:p>22,356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29678" table:style-name="ce6">
            <text:p>29,678<text:s/></text:p>
          </table:table-cell>
          <table:table-cell office:value-type="float" office:value="34927" table:style-name="ce6">
            <text:p>34,927<text:s/></text:p>
          </table:table-cell>
          <table:table-cell office:value-type="float" office:value="40243" table:style-name="ce6">
            <text:p>40,243<text:s/></text:p>
          </table:table-cell>
          <table:table-cell office:value-type="float" office:value="25597" table:style-name="ce6">
            <text:p>25,597<text:s/></text:p>
          </table:table-cell>
          <table:table-cell office:value-type="float" office:value="27072" table:style-name="ce6">
            <text:p>27,072<text:s/></text:p>
          </table:table-cell>
          <table:table-cell office:value-type="float" office:value="54138" table:style-name="ce6">
            <text:p>54,138<text:s/></text:p>
          </table:table-cell>
          <table:table-cell office:value-type="float" office:value="21614" table:style-name="ce6">
            <text:p>21,614<text:s/></text:p>
          </table:table-cell>
          <table:table-cell office:value-type="float" office:value="29950" table:style-name="ce6">
            <text:p>29,950<text:s/></text:p>
          </table:table-cell>
          <table:table-cell office:value-type="float" office:value="30906" table:style-name="ce6">
            <text:p>30,906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57260" table:style-name="ce6">
            <text:p>57,260<text:s/></text:p>
          </table:table-cell>
          <table:table-cell office:value-type="float" office:value="20164" table:style-name="ce6">
            <text:p>20,164<text:s/></text:p>
          </table:table-cell>
          <table:table-cell office:value-type="float" office:value="16210" table:style-name="ce6">
            <text:p>16,210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19247" table:style-name="ce6">
            <text:p>19,247<text:s/></text:p>
          </table:table-cell>
          <table:table-cell office:value-type="float" office:value="14978" table:style-name="ce6">
            <text:p>14,978<text:s/></text:p>
          </table:table-cell>
          <table:table-cell office:value-type="float" office:value="24804" table:style-name="ce6">
            <text:p>24,804<text:s/></text:p>
          </table:table-cell>
          <table:table-cell office:value-type="float" office:value="18332" table:style-name="ce6">
            <text:p>18,332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11541" table:style-name="ce6">
            <text:p>11,541<text:s/></text:p>
          </table:table-cell>
          <table:table-cell office:value-type="float" office:value="37682" table:style-name="ce6">
            <text:p>37,682<text:s/></text:p>
          </table:table-cell>
          <table:table-cell office:value-type="float" office:value="26351" table:style-name="ce6">
            <text:p>26,351<text:s/></text:p>
          </table:table-cell>
          <table:table-cell office:value-type="float" office:value="23781" table:style-name="ce6">
            <text:p>23,781<text:s/></text:p>
          </table:table-cell>
          <table:table-cell office:value-type="float" office:value="24227" table:style-name="ce6">
            <text:p>24,227<text:s/></text:p>
          </table:table-cell>
          <table:table-cell office:value-type="float" office:value="13349" table:style-name="ce6">
            <text:p>13,349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6211" table:style-name="ce6">
            <text:p>6,211<text:s/></text:p>
          </table:table-cell>
          <table:table-cell office:value-type="float" office:value="5413" table:style-name="ce6">
            <text:p>5,413<text:s/></text:p>
          </table:table-cell>
          <table:table-cell office:value-type="float" office:value="6566" table:style-name="ce6">
            <text:p>6,566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3752" table:style-name="ce6">
            <text:p>13,752<text:s/></text:p>
          </table:table-cell>
          <table:table-cell office:value-type="float" office:value="17256" table:style-name="ce6">
            <text:p>17,256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21774" table:style-name="ce6">
            <text:p>21,774<text:s/></text:p>
          </table:table-cell>
          <table:table-cell office:value-type="float" office:value="15125" table:style-name="ce6">
            <text:p>15,125<text:s/></text:p>
          </table:table-cell>
          <table:table-cell office:value-type="float" office:value="12344" table:style-name="ce6">
            <text:p>12,344<text:s/></text:p>
          </table:table-cell>
          <table:table-cell office:value-type="float" office:value="12392" table:style-name="ce6">
            <text:p>12,392<text:s/></text:p>
          </table:table-cell>
          <table:table-cell office:value-type="float" office:value="12992" table:style-name="ce6">
            <text:p>12,992<text:s/></text:p>
          </table:table-cell>
          <table:table-cell office:value-type="float" office:value="11628" table:style-name="ce6">
            <text:p>11,628<text:s/></text:p>
          </table:table-cell>
          <table:table-cell office:value-type="float" office:value="11909" table:style-name="ce6">
            <text:p>11,909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1518" table:style-name="ce6">
            <text:p>1,518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4575" table:style-name="ce6">
            <text:p>4,575<text:s/></text:p>
          </table:table-cell>
          <table:table-cell office:value-type="float" office:value="2337" table:style-name="ce6">
            <text:p>2,337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7888" table:style-name="ce6">
            <text:p>7,888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3572" table:style-name="ce6">
            <text:p>3,572<text:s/></text:p>
          </table:table-cell>
          <table:table-cell office:value-type="float" office:value="4274" table:style-name="ce6">
            <text:p>4,274<text:s/></text:p>
          </table:table-cell>
          <table:table-cell table:number-columns-repeated="16264"/>
        </table:table-row>
        <table:table-row table:style-name="ro2">
          <table:table-cell office:value-type="date" office:date-value="2021-04-27T00:00:00" table:style-name="ce5">
            <text:p>2021/4/27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41822" table:style-name="ce6">
            <text:p>41,822<text:s/></text:p>
          </table:table-cell>
          <table:table-cell office:value-type="float" office:value="43125" table:style-name="ce6">
            <text:p>43,125<text:s/></text:p>
          </table:table-cell>
          <table:table-cell office:value-type="float" office:value="26775" table:style-name="ce6">
            <text:p>26,775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12123" table:style-name="ce6">
            <text:p>12,123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2768" table:style-name="ce6">
            <text:p>2,768<text:s/></text:p>
          </table:table-cell>
          <table:table-cell office:value-type="float" office:value="4647" table:style-name="ce6">
            <text:p>4,647<text:s/></text:p>
          </table:table-cell>
          <table:table-cell office:value-type="float" office:value="5066" table:style-name="ce6">
            <text:p>5,066<text:s/></text:p>
          </table:table-cell>
          <table:table-cell office:value-type="float" office:value="10166" table:style-name="ce6">
            <text:p>10,166<text:s/></text:p>
          </table:table-cell>
          <table:table-cell office:value-type="float" office:value="11082" table:style-name="ce6">
            <text:p>11,082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19161" table:style-name="ce6">
            <text:p>19,161<text:s/></text:p>
          </table:table-cell>
          <table:table-cell office:value-type="float" office:value="6103" table:style-name="ce6">
            <text:p>6,103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8882" table:style-name="ce6">
            <text:p>8,882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32095" table:style-name="ce6">
            <text:p>32,095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24852" table:style-name="ce6">
            <text:p>24,852<text:s/></text:p>
          </table:table-cell>
          <table:table-cell office:value-type="float" office:value="17136" table:style-name="ce6">
            <text:p>17,136<text:s/></text:p>
          </table:table-cell>
          <table:table-cell office:value-type="float" office:value="10453" table:style-name="ce6">
            <text:p>10,453<text:s/></text:p>
          </table:table-cell>
          <table:table-cell office:value-type="float" office:value="26662" table:style-name="ce6">
            <text:p>26,662<text:s/></text:p>
          </table:table-cell>
          <table:table-cell office:value-type="float" office:value="17506" table:style-name="ce6">
            <text:p>17,506<text:s/></text:p>
          </table:table-cell>
          <table:table-cell office:value-type="float" office:value="34341" table:style-name="ce6">
            <text:p>34,341<text:s/></text:p>
          </table:table-cell>
          <table:table-cell office:value-type="float" office:value="26445" table:style-name="ce6">
            <text:p>26,445<text:s/></text:p>
          </table:table-cell>
          <table:table-cell office:value-type="float" office:value="11428" table:style-name="ce6">
            <text:p>11,428<text:s/></text:p>
          </table:table-cell>
          <table:table-cell office:value-type="float" office:value="35717" table:style-name="ce6">
            <text:p>35,717<text:s/></text:p>
          </table:table-cell>
          <table:table-cell office:value-type="float" office:value="26197" table:style-name="ce6">
            <text:p>26,197<text:s/></text:p>
          </table:table-cell>
          <table:table-cell office:value-type="float" office:value="26696" table:style-name="ce6">
            <text:p>26,696<text:s/></text:p>
          </table:table-cell>
          <table:table-cell office:value-type="float" office:value="21607" table:style-name="ce6">
            <text:p>21,607<text:s/></text:p>
          </table:table-cell>
          <table:table-cell office:value-type="float" office:value="24180" table:style-name="ce6">
            <text:p>24,180<text:s/></text:p>
          </table:table-cell>
          <table:table-cell office:value-type="float" office:value="116268" table:style-name="ce6">
            <text:p>116,268<text:s/></text:p>
          </table:table-cell>
          <table:table-cell office:value-type="float" office:value="38226" table:style-name="ce6">
            <text:p>38,226<text:s/></text:p>
          </table:table-cell>
          <table:table-cell office:value-type="float" office:value="19582" table:style-name="ce6">
            <text:p>19,582<text:s/></text:p>
          </table:table-cell>
          <table:table-cell office:value-type="float" office:value="25240" table:style-name="ce6">
            <text:p>25,240<text:s/></text:p>
          </table:table-cell>
          <table:table-cell office:value-type="float" office:value="26085" table:style-name="ce6">
            <text:p>26,085<text:s/></text:p>
          </table:table-cell>
          <table:table-cell office:value-type="float" office:value="26784" table:style-name="ce6">
            <text:p>26,784<text:s/></text:p>
          </table:table-cell>
          <table:table-cell office:value-type="float" office:value="27189" table:style-name="ce6">
            <text:p>27,189<text:s/></text:p>
          </table:table-cell>
          <table:table-cell office:value-type="float" office:value="23820" table:style-name="ce6">
            <text:p>23,820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31410" table:style-name="ce6">
            <text:p>31,410<text:s/></text:p>
          </table:table-cell>
          <table:table-cell office:value-type="float" office:value="7387" table:style-name="ce6">
            <text:p>7,387<text:s/></text:p>
          </table:table-cell>
          <table:table-cell office:value-type="float" office:value="9503" table:style-name="ce6">
            <text:p>9,503<text:s/></text:p>
          </table:table-cell>
          <table:table-cell office:value-type="float" office:value="18362" table:style-name="ce6">
            <text:p>18,362<text:s/></text:p>
          </table:table-cell>
          <table:table-cell office:value-type="float" office:value="4887" table:style-name="ce6">
            <text:p>4,887<text:s/></text:p>
          </table:table-cell>
          <table:table-cell office:value-type="float" office:value="3922" table:style-name="ce6">
            <text:p>3,922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1762" table:style-name="ce6">
            <text:p>11,762<text:s/></text:p>
          </table:table-cell>
          <table:table-cell office:value-type="float" office:value="32070" table:style-name="ce6">
            <text:p>32,070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22654" table:style-name="ce6">
            <text:p>22,654<text:s/></text:p>
          </table:table-cell>
          <table:table-cell office:value-type="float" office:value="27093" table:style-name="ce6">
            <text:p>27,093<text:s/></text:p>
          </table:table-cell>
          <table:table-cell office:value-type="float" office:value="30492" table:style-name="ce6">
            <text:p>30,492<text:s/></text:p>
          </table:table-cell>
          <table:table-cell office:value-type="float" office:value="35094" table:style-name="ce6">
            <text:p>35,094<text:s/></text:p>
          </table:table-cell>
          <table:table-cell office:value-type="float" office:value="41058" table:style-name="ce6">
            <text:p>41,058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26415" table:style-name="ce6">
            <text:p>26,415<text:s/></text:p>
          </table:table-cell>
          <table:table-cell office:value-type="float" office:value="53786" table:style-name="ce6">
            <text:p>53,786<text:s/></text:p>
          </table:table-cell>
          <table:table-cell office:value-type="float" office:value="23331" table:style-name="ce6">
            <text:p>23,331<text:s/></text:p>
          </table:table-cell>
          <table:table-cell office:value-type="float" office:value="30081" table:style-name="ce6">
            <text:p>30,081<text:s/></text:p>
          </table:table-cell>
          <table:table-cell office:value-type="float" office:value="32042" table:style-name="ce6">
            <text:p>32,042<text:s/></text:p>
          </table:table-cell>
          <table:table-cell office:value-type="float" office:value="19291" table:style-name="ce6">
            <text:p>19,291<text:s/></text:p>
          </table:table-cell>
          <table:table-cell office:value-type="float" office:value="58376" table:style-name="ce6">
            <text:p>58,376<text:s/></text:p>
          </table:table-cell>
          <table:table-cell office:value-type="float" office:value="20933" table:style-name="ce6">
            <text:p>20,933<text:s/></text:p>
          </table:table-cell>
          <table:table-cell office:value-type="float" office:value="16197" table:style-name="ce6">
            <text:p>16,197<text:s/></text:p>
          </table:table-cell>
          <table:table-cell office:value-type="float" office:value="14529" table:style-name="ce6">
            <text:p>14,529<text:s/></text:p>
          </table:table-cell>
          <table:table-cell office:value-type="float" office:value="19695" table:style-name="ce6">
            <text:p>19,695<text:s/></text:p>
          </table:table-cell>
          <table:table-cell office:value-type="float" office:value="14822" table:style-name="ce6">
            <text:p>14,822<text:s/></text:p>
          </table:table-cell>
          <table:table-cell office:value-type="float" office:value="24758" table:style-name="ce6">
            <text:p>24,758<text:s/></text:p>
          </table:table-cell>
          <table:table-cell office:value-type="float" office:value="19251" table:style-name="ce6">
            <text:p>19,251<text:s/></text:p>
          </table:table-cell>
          <table:table-cell office:value-type="float" office:value="8582" table:style-name="ce6">
            <text:p>8,582<text:s/></text:p>
          </table:table-cell>
          <table:table-cell office:value-type="float" office:value="11364" table:style-name="ce6">
            <text:p>11,364<text:s/></text:p>
          </table:table-cell>
          <table:table-cell office:value-type="float" office:value="38514" table:style-name="ce6">
            <text:p>38,514<text:s/></text:p>
          </table:table-cell>
          <table:table-cell office:value-type="float" office:value="22642" table:style-name="ce6">
            <text:p>22,642<text:s/></text:p>
          </table:table-cell>
          <table:table-cell office:value-type="float" office:value="24359" table:style-name="ce6">
            <text:p>24,359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11407" table:style-name="ce6">
            <text:p>11,407<text:s/></text:p>
          </table:table-cell>
          <table:table-cell office:value-type="float" office:value="6263" table:style-name="ce6">
            <text:p>6,263<text:s/></text:p>
          </table:table-cell>
          <table:table-cell office:value-type="float" office:value="5538" table:style-name="ce6">
            <text:p>5,53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17643" table:style-name="ce6">
            <text:p>17,643<text:s/></text:p>
          </table:table-cell>
          <table:table-cell office:value-type="float" office:value="28874" table:style-name="ce6">
            <text:p>28,874<text:s/></text:p>
          </table:table-cell>
          <table:table-cell office:value-type="float" office:value="22990" table:style-name="ce6">
            <text:p>22,990<text:s/></text:p>
          </table:table-cell>
          <table:table-cell office:value-type="float" office:value="15344" table:style-name="ce6">
            <text:p>15,344<text:s/></text:p>
          </table:table-cell>
          <table:table-cell office:value-type="float" office:value="12438" table:style-name="ce6">
            <text:p>12,438<text:s/></text:p>
          </table:table-cell>
          <table:table-cell office:value-type="float" office:value="12513" table:style-name="ce6">
            <text:p>12,513<text:s/></text:p>
          </table:table-cell>
          <table:table-cell office:value-type="float" office:value="12970" table:style-name="ce6">
            <text:p>12,970<text:s/></text:p>
          </table:table-cell>
          <table:table-cell office:value-type="float" office:value="11848" table:style-name="ce6">
            <text:p>11,848<text:s/></text:p>
          </table:table-cell>
          <table:table-cell office:value-type="float" office:value="12325" table:style-name="ce6">
            <text:p>12,325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533" table:style-name="ce6">
            <text:p>1,533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3451" table:style-name="ce6">
            <text:p>3,451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2954" table:style-name="ce6">
            <text:p>2,954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534" table:style-name="ce6">
            <text:p>3,534<text:s/></text:p>
          </table:table-cell>
          <table:table-cell office:value-type="float" office:value="4275" table:style-name="ce6">
            <text:p>4,275<text:s/></text:p>
          </table:table-cell>
          <table:table-cell table:number-columns-repeated="16264"/>
        </table:table-row>
        <table:table-row table:style-name="ro2">
          <table:table-cell office:value-type="date" office:date-value="2021-04-28T00:00:00" table:style-name="ce5">
            <text:p>2021/4/28</text:p>
          </table:table-cell>
          <table:table-cell office:value-type="float" office:value="4540" table:style-name="ce6">
            <text:p>4,540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44214" table:style-name="ce6">
            <text:p>44,214<text:s/></text:p>
          </table:table-cell>
          <table:table-cell office:value-type="float" office:value="44541" table:style-name="ce6">
            <text:p>44,541<text:s/></text:p>
          </table:table-cell>
          <table:table-cell office:value-type="float" office:value="27601" table:style-name="ce6">
            <text:p>27,601<text:s/></text:p>
          </table:table-cell>
          <table:table-cell office:value-type="float" office:value="16899" table:style-name="ce6">
            <text:p>16,899<text:s/></text:p>
          </table:table-cell>
          <table:table-cell office:value-type="float" office:value="12790" table:style-name="ce6">
            <text:p>12,790<text:s/></text:p>
          </table:table-cell>
          <table:table-cell office:value-type="float" office:value="4689" table:style-name="ce6">
            <text:p>4,689<text:s/></text:p>
          </table:table-cell>
          <table:table-cell office:value-type="float" office:value="3658" table:style-name="ce6">
            <text:p>3,658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10565" table:style-name="ce6">
            <text:p>10,565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9451" table:style-name="ce6">
            <text:p>19,451<text:s/></text:p>
          </table:table-cell>
          <table:table-cell office:value-type="float" office:value="20409" table:style-name="ce6">
            <text:p>20,409<text:s/></text:p>
          </table:table-cell>
          <table:table-cell office:value-type="float" office:value="6379" table:style-name="ce6">
            <text:p>6,379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9356" table:style-name="ce6">
            <text:p>9,356<text:s/></text:p>
          </table:table-cell>
          <table:table-cell office:value-type="float" office:value="9030" table:style-name="ce6">
            <text:p>9,030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32377" table:style-name="ce6">
            <text:p>32,377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3226" table:style-name="ce6">
            <text:p>13,226<text:s/></text:p>
          </table:table-cell>
          <table:table-cell office:value-type="float" office:value="13074" table:style-name="ce6">
            <text:p>13,074<text:s/></text:p>
          </table:table-cell>
          <table:table-cell office:value-type="float" office:value="17636" table:style-name="ce6">
            <text:p>17,636<text:s/></text:p>
          </table:table-cell>
          <table:table-cell office:value-type="float" office:value="26018" table:style-name="ce6">
            <text:p>26,018<text:s/></text:p>
          </table:table-cell>
          <table:table-cell office:value-type="float" office:value="17901" table:style-name="ce6">
            <text:p>17,901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28095" table:style-name="ce6">
            <text:p>28,095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36599" table:style-name="ce6">
            <text:p>36,599<text:s/></text:p>
          </table:table-cell>
          <table:table-cell office:value-type="float" office:value="26875" table:style-name="ce6">
            <text:p>26,875<text:s/></text:p>
          </table:table-cell>
          <table:table-cell office:value-type="float" office:value="12022" table:style-name="ce6">
            <text:p>12,022<text:s/></text:p>
          </table:table-cell>
          <table:table-cell office:value-type="float" office:value="37026" table:style-name="ce6">
            <text:p>37,026<text:s/></text:p>
          </table:table-cell>
          <table:table-cell office:value-type="float" office:value="27409" table:style-name="ce6">
            <text:p>27,409<text:s/></text:p>
          </table:table-cell>
          <table:table-cell office:value-type="float" office:value="27950" table:style-name="ce6">
            <text:p>27,950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120538" table:style-name="ce6">
            <text:p>120,538<text:s/></text:p>
          </table:table-cell>
          <table:table-cell office:value-type="float" office:value="40943" table:style-name="ce6">
            <text:p>40,943<text:s/></text:p>
          </table:table-cell>
          <table:table-cell office:value-type="float" office:value="20257" table:style-name="ce6">
            <text:p>20,257<text:s/></text:p>
          </table:table-cell>
          <table:table-cell office:value-type="float" office:value="24896" table:style-name="ce6">
            <text:p>24,896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26693" table:style-name="ce6">
            <text:p>26,693<text:s/></text:p>
          </table:table-cell>
          <table:table-cell office:value-type="float" office:value="27433" table:style-name="ce6">
            <text:p>27,433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32247" table:style-name="ce6">
            <text:p>32,247<text:s/></text:p>
          </table:table-cell>
          <table:table-cell office:value-type="float" office:value="7734" table:style-name="ce6">
            <text:p>7,734<text:s/></text:p>
          </table:table-cell>
          <table:table-cell office:value-type="float" office:value="9848" table:style-name="ce6">
            <text:p>9,848<text:s/></text:p>
          </table:table-cell>
          <table:table-cell office:value-type="float" office:value="17462" table:style-name="ce6">
            <text:p>17,462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11382" table:style-name="ce6">
            <text:p>11,382<text:s/></text:p>
          </table:table-cell>
          <table:table-cell office:value-type="float" office:value="30545" table:style-name="ce6">
            <text:p>30,545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8228" table:style-name="ce6">
            <text:p>8,228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27644" table:style-name="ce6">
            <text:p>27,644<text:s/></text:p>
          </table:table-cell>
          <table:table-cell office:value-type="float" office:value="31142" table:style-name="ce6">
            <text:p>31,142<text:s/></text:p>
          </table:table-cell>
          <table:table-cell office:value-type="float" office:value="36657" table:style-name="ce6">
            <text:p>36,657<text:s/></text:p>
          </table:table-cell>
          <table:table-cell office:value-type="float" office:value="42355" table:style-name="ce6">
            <text:p>42,355<text:s/></text:p>
          </table:table-cell>
          <table:table-cell office:value-type="float" office:value="26992" table:style-name="ce6">
            <text:p>26,992<text:s/></text:p>
          </table:table-cell>
          <table:table-cell office:value-type="float" office:value="26475" table:style-name="ce6">
            <text:p>26,475<text:s/></text:p>
          </table:table-cell>
          <table:table-cell office:value-type="float" office:value="55722" table:style-name="ce6">
            <text:p>55,722<text:s/></text:p>
          </table:table-cell>
          <table:table-cell office:value-type="float" office:value="24915" table:style-name="ce6">
            <text:p>24,915<text:s/></text:p>
          </table:table-cell>
          <table:table-cell office:value-type="float" office:value="32475" table:style-name="ce6">
            <text:p>32,475<text:s/></text:p>
          </table:table-cell>
          <table:table-cell office:value-type="float" office:value="33806" table:style-name="ce6">
            <text:p>33,806<text:s/></text:p>
          </table:table-cell>
          <table:table-cell office:value-type="float" office:value="20871" table:style-name="ce6">
            <text:p>20,871<text:s/></text:p>
          </table:table-cell>
          <table:table-cell office:value-type="float" office:value="62008" table:style-name="ce6">
            <text:p>62,008<text:s/></text:p>
          </table:table-cell>
          <table:table-cell office:value-type="float" office:value="21829" table:style-name="ce6">
            <text:p>21,829<text:s/></text:p>
          </table:table-cell>
          <table:table-cell office:value-type="float" office:value="17184" table:style-name="ce6">
            <text:p>17,184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20488" table:style-name="ce6">
            <text:p>20,488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26635" table:style-name="ce6">
            <text:p>26,635<text:s/></text:p>
          </table:table-cell>
          <table:table-cell office:value-type="float" office:value="20259" table:style-name="ce6">
            <text:p>20,259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41317" table:style-name="ce6">
            <text:p>41,317<text:s/></text:p>
          </table:table-cell>
          <table:table-cell office:value-type="float" office:value="24250" table:style-name="ce6">
            <text:p>24,250<text:s/></text:p>
          </table:table-cell>
          <table:table-cell office:value-type="float" office:value="25960" table:style-name="ce6">
            <text:p>25,960<text:s/></text:p>
          </table:table-cell>
          <table:table-cell office:value-type="float" office:value="24255" table:style-name="ce6">
            <text:p>24,255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1413" table:style-name="ce6">
            <text:p>11,413<text:s/></text:p>
          </table:table-cell>
          <table:table-cell office:value-type="float" office:value="6519" table:style-name="ce6">
            <text:p>6,519<text:s/></text:p>
          </table:table-cell>
          <table:table-cell office:value-type="float" office:value="5824" table:style-name="ce6">
            <text:p>5,824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1533" table:style-name="ce6">
            <text:p>11,533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4201" table:style-name="ce6">
            <text:p>14,201<text:s/></text:p>
          </table:table-cell>
          <table:table-cell office:value-type="float" office:value="18731" table:style-name="ce6">
            <text:p>18,731<text:s/></text:p>
          </table:table-cell>
          <table:table-cell office:value-type="float" office:value="30533" table:style-name="ce6">
            <text:p>30,533<text:s/></text:p>
          </table:table-cell>
          <table:table-cell office:value-type="float" office:value="24282" table:style-name="ce6">
            <text:p>24,282<text:s/></text:p>
          </table:table-cell>
          <table:table-cell office:value-type="float" office:value="15843" table:style-name="ce6">
            <text:p>15,843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13800" table:style-name="ce6">
            <text:p>13,800<text:s/></text:p>
          </table:table-cell>
          <table:table-cell office:value-type="float" office:value="12523" table:style-name="ce6">
            <text:p>12,523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0863" table:style-name="ce6">
            <text:p>10,863<text:s/></text:p>
          </table:table-cell>
          <table:table-cell office:value-type="float" office:value="1498" table:style-name="ce6">
            <text:p>1,498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5081" table:style-name="ce6">
            <text:p>5,081<text:s/></text:p>
          </table:table-cell>
          <table:table-cell office:value-type="float" office:value="2614" table:style-name="ce6">
            <text:p>2,614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7944" table:style-name="ce6">
            <text:p>7,944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3932" table:style-name="ce6">
            <text:p>3,932<text:s/></text:p>
          </table:table-cell>
          <table:table-cell office:value-type="float" office:value="4527" table:style-name="ce6">
            <text:p>4,527<text:s/></text:p>
          </table:table-cell>
          <table:table-cell table:number-columns-repeated="16264"/>
        </table:table-row>
        <table:table-row table:style-name="ro2">
          <table:table-cell office:value-type="date" office:date-value="2021-04-29T00:00:00" table:style-name="ce5">
            <text:p>2021/4/29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15949" table:style-name="ce6">
            <text:p>15,949<text:s/></text:p>
          </table:table-cell>
          <table:table-cell office:value-type="float" office:value="43433" table:style-name="ce6">
            <text:p>43,433<text:s/></text:p>
          </table:table-cell>
          <table:table-cell office:value-type="float" office:value="46129" table:style-name="ce6">
            <text:p>46,129<text:s/></text:p>
          </table:table-cell>
          <table:table-cell office:value-type="float" office:value="27180" table:style-name="ce6">
            <text:p>27,180<text:s/></text:p>
          </table:table-cell>
          <table:table-cell office:value-type="float" office:value="16361" table:style-name="ce6">
            <text:p>16,361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4489" table:style-name="ce6">
            <text:p>4,489<text:s/></text:p>
          </table:table-cell>
          <table:table-cell office:value-type="float" office:value="3652" table:style-name="ce6">
            <text:p>3,652<text:s/></text:p>
          </table:table-cell>
          <table:table-cell office:value-type="float" office:value="14036" table:style-name="ce6">
            <text:p>14,036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4981" table:style-name="ce6">
            <text:p>4,981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11561" table:style-name="ce6">
            <text:p>11,561<text:s/></text:p>
          </table:table-cell>
          <table:table-cell office:value-type="float" office:value="19493" table:style-name="ce6">
            <text:p>19,493<text:s/></text:p>
          </table:table-cell>
          <table:table-cell office:value-type="float" office:value="19617" table:style-name="ce6">
            <text:p>19,617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10473" table:style-name="ce6">
            <text:p>10,473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6740" table:style-name="ce6">
            <text:p>6,740<text:s/></text:p>
          </table:table-cell>
          <table:table-cell office:value-type="float" office:value="31264" table:style-name="ce6">
            <text:p>31,264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17446" table:style-name="ce6">
            <text:p>17,446<text:s/></text:p>
          </table:table-cell>
          <table:table-cell office:value-type="float" office:value="26104" table:style-name="ce6">
            <text:p>26,104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1066" table:style-name="ce6">
            <text:p>11,066<text:s/></text:p>
          </table:table-cell>
          <table:table-cell office:value-type="float" office:value="27952" table:style-name="ce6">
            <text:p>27,952<text:s/></text:p>
          </table:table-cell>
          <table:table-cell office:value-type="float" office:value="18690" table:style-name="ce6">
            <text:p>18,690<text:s/></text:p>
          </table:table-cell>
          <table:table-cell office:value-type="float" office:value="35909" table:style-name="ce6">
            <text:p>35,909<text:s/></text:p>
          </table:table-cell>
          <table:table-cell office:value-type="float" office:value="27355" table:style-name="ce6">
            <text:p>27,355<text:s/></text:p>
          </table:table-cell>
          <table:table-cell office:value-type="float" office:value="11907" table:style-name="ce6">
            <text:p>11,907<text:s/></text:p>
          </table:table-cell>
          <table:table-cell office:value-type="float" office:value="37919" table:style-name="ce6">
            <text:p>37,919<text:s/></text:p>
          </table:table-cell>
          <table:table-cell office:value-type="float" office:value="27622" table:style-name="ce6">
            <text:p>27,622<text:s/></text:p>
          </table:table-cell>
          <table:table-cell office:value-type="float" office:value="28176" table:style-name="ce6">
            <text:p>28,176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23876" table:style-name="ce6">
            <text:p>23,876<text:s/></text:p>
          </table:table-cell>
          <table:table-cell office:value-type="float" office:value="124269" table:style-name="ce6">
            <text:p>124,269<text:s/></text:p>
          </table:table-cell>
          <table:table-cell office:value-type="float" office:value="42234" table:style-name="ce6">
            <text:p>42,234<text:s/></text:p>
          </table:table-cell>
          <table:table-cell office:value-type="float" office:value="20044" table:style-name="ce6">
            <text:p>20,044<text:s/></text:p>
          </table:table-cell>
          <table:table-cell office:value-type="float" office:value="25399" table:style-name="ce6">
            <text:p>25,399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6891" table:style-name="ce6">
            <text:p>26,891<text:s/></text:p>
          </table:table-cell>
          <table:table-cell office:value-type="float" office:value="28241" table:style-name="ce6">
            <text:p>28,241<text:s/></text:p>
          </table:table-cell>
          <table:table-cell office:value-type="float" office:value="24878" table:style-name="ce6">
            <text:p>24,878<text:s/></text:p>
          </table:table-cell>
          <table:table-cell office:value-type="float" office:value="14074" table:style-name="ce6">
            <text:p>14,074<text:s/></text:p>
          </table:table-cell>
          <table:table-cell office:value-type="float" office:value="31886" table:style-name="ce6">
            <text:p>31,886<text:s/></text:p>
          </table:table-cell>
          <table:table-cell office:value-type="float" office:value="7733" table:style-name="ce6">
            <text:p>7,733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5159" table:style-name="ce6">
            <text:p>5,159<text:s/></text:p>
          </table:table-cell>
          <table:table-cell office:value-type="float" office:value="4092" table:style-name="ce6">
            <text:p>4,092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14860" table:style-name="ce6">
            <text:p>14,860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32426" table:style-name="ce6">
            <text:p>32,426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8230" table:style-name="ce6">
            <text:p>8,230<text:s/></text:p>
          </table:table-cell>
          <table:table-cell office:value-type="float" office:value="23322" table:style-name="ce6">
            <text:p>23,322<text:s/></text:p>
          </table:table-cell>
          <table:table-cell office:value-type="float" office:value="27469" table:style-name="ce6">
            <text:p>27,469<text:s/></text:p>
          </table:table-cell>
          <table:table-cell office:value-type="float" office:value="31810" table:style-name="ce6">
            <text:p>31,810<text:s/></text:p>
          </table:table-cell>
          <table:table-cell office:value-type="float" office:value="37664" table:style-name="ce6">
            <text:p>37,664<text:s/></text:p>
          </table:table-cell>
          <table:table-cell office:value-type="float" office:value="42718" table:style-name="ce6">
            <text:p>42,718<text:s/></text:p>
          </table:table-cell>
          <table:table-cell office:value-type="float" office:value="27384" table:style-name="ce6">
            <text:p>27,384<text:s/></text:p>
          </table:table-cell>
          <table:table-cell office:value-type="float" office:value="27368" table:style-name="ce6">
            <text:p>27,368<text:s/></text:p>
          </table:table-cell>
          <table:table-cell office:value-type="float" office:value="59507" table:style-name="ce6">
            <text:p>59,507<text:s/></text:p>
          </table:table-cell>
          <table:table-cell office:value-type="float" office:value="23565" table:style-name="ce6">
            <text:p>23,565<text:s/></text:p>
          </table:table-cell>
          <table:table-cell office:value-type="float" office:value="33009" table:style-name="ce6">
            <text:p>33,009<text:s/></text:p>
          </table:table-cell>
          <table:table-cell office:value-type="float" office:value="35023" table:style-name="ce6">
            <text:p>35,023<text:s/></text:p>
          </table:table-cell>
          <table:table-cell office:value-type="float" office:value="20856" table:style-name="ce6">
            <text:p>20,856<text:s/></text:p>
          </table:table-cell>
          <table:table-cell office:value-type="float" office:value="63790" table:style-name="ce6">
            <text:p>63,790<text:s/></text:p>
          </table:table-cell>
          <table:table-cell office:value-type="float" office:value="22262" table:style-name="ce6">
            <text:p>22,262<text:s/></text:p>
          </table:table-cell>
          <table:table-cell office:value-type="float" office:value="17361" table:style-name="ce6">
            <text:p>17,361<text:s/></text:p>
          </table:table-cell>
          <table:table-cell office:value-type="float" office:value="15351" table:style-name="ce6">
            <text:p>15,351<text:s/></text:p>
          </table:table-cell>
          <table:table-cell office:value-type="float" office:value="20458" table:style-name="ce6">
            <text:p>20,458<text:s/></text:p>
          </table:table-cell>
          <table:table-cell office:value-type="float" office:value="15201" table:style-name="ce6">
            <text:p>15,201<text:s/></text:p>
          </table:table-cell>
          <table:table-cell office:value-type="float" office:value="26645" table:style-name="ce6">
            <text:p>26,645<text:s/></text:p>
          </table:table-cell>
          <table:table-cell office:value-type="float" office:value="20618" table:style-name="ce6">
            <text:p>20,618<text:s/></text:p>
          </table:table-cell>
          <table:table-cell office:value-type="float" office:value="8672" table:style-name="ce6">
            <text:p>8,672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40316" table:style-name="ce6">
            <text:p>40,316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14510" table:style-name="ce6">
            <text:p>14,510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5686" table:style-name="ce6">
            <text:p>5,686<text:s/></text:p>
          </table:table-cell>
          <table:table-cell office:value-type="float" office:value="6846" table:style-name="ce6">
            <text:p>6,846<text:s/></text:p>
          </table:table-cell>
          <table:table-cell office:value-type="float" office:value="11606" table:style-name="ce6">
            <text:p>11,606<text:s/></text:p>
          </table:table-cell>
          <table:table-cell office:value-type="float" office:value="10709" table:style-name="ce6">
            <text:p>10,709<text:s/></text:p>
          </table:table-cell>
          <table:table-cell office:value-type="float" office:value="15057" table:style-name="ce6">
            <text:p>15,057<text:s/></text:p>
          </table:table-cell>
          <table:table-cell office:value-type="float" office:value="18479" table:style-name="ce6">
            <text:p>18,479<text:s/></text:p>
          </table:table-cell>
          <table:table-cell office:value-type="float" office:value="30096" table:style-name="ce6">
            <text:p>30,096<text:s/></text:p>
          </table:table-cell>
          <table:table-cell office:value-type="float" office:value="24150" table:style-name="ce6">
            <text:p>24,150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2723" table:style-name="ce6">
            <text:p>12,723<text:s/></text:p>
          </table:table-cell>
          <table:table-cell office:value-type="float" office:value="13237" table:style-name="ce6">
            <text:p>13,237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603" table:style-name="ce6">
            <text:p>1,603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5127" table:style-name="ce6">
            <text:p>5,127<text:s/></text:p>
          </table:table-cell>
          <table:table-cell office:value-type="float" office:value="2522" table:style-name="ce6">
            <text:p>2,522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8569" table:style-name="ce6">
            <text:p>8,569<text:s/></text:p>
          </table:table-cell>
          <table:table-cell office:value-type="float" office:value="2348" table:style-name="ce6">
            <text:p>2,348<text:s/></text:p>
          </table:table-cell>
          <table:table-cell office:value-type="float" office:value="4129" table:style-name="ce6">
            <text:p>4,129<text:s/></text:p>
          </table:table-cell>
          <table:table-cell office:value-type="float" office:value="4524" table:style-name="ce6">
            <text:p>4,524<text:s/></text:p>
          </table:table-cell>
          <table:table-cell table:number-columns-repeated="16264"/>
        </table:table-row>
        <table:table-row table:style-name="ro2">
          <table:table-cell office:value-type="date" office:date-value="2021-04-30T00:00:00" table:style-name="ce5">
            <text:p>2021/4/30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46903" table:style-name="ce6">
            <text:p>46,903<text:s/></text:p>
          </table:table-cell>
          <table:table-cell office:value-type="float" office:value="21485" table:style-name="ce6">
            <text:p>21,485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9954" table:style-name="ce6">
            <text:p>9,954<text:s/></text:p>
          </table:table-cell>
          <table:table-cell office:value-type="float" office:value="4314" table:style-name="ce6">
            <text:p>4,314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12977" table:style-name="ce6">
            <text:p>12,977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4649" table:style-name="ce6">
            <text:p>4,649<text:s/></text:p>
          </table:table-cell>
          <table:table-cell office:value-type="float" office:value="9775" table:style-name="ce6">
            <text:p>9,775<text:s/></text:p>
          </table:table-cell>
          <table:table-cell office:value-type="float" office:value="9962" table:style-name="ce6">
            <text:p>9,962<text:s/></text:p>
          </table:table-cell>
          <table:table-cell office:value-type="float" office:value="10649" table:style-name="ce6">
            <text:p>10,649<text:s/></text:p>
          </table:table-cell>
          <table:table-cell office:value-type="float" office:value="8495" table:style-name="ce6">
            <text:p>8,495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9738" table:style-name="ce6">
            <text:p>9,738<text:s/></text:p>
          </table:table-cell>
          <table:table-cell office:value-type="float" office:value="4287" table:style-name="ce6">
            <text:p>4,287<text:s/></text:p>
          </table:table-cell>
          <table:table-cell office:value-type="float" office:value="8135" table:style-name="ce6">
            <text:p>8,135<text:s/></text:p>
          </table:table-cell>
          <table:table-cell office:value-type="float" office:value="8200" table:style-name="ce6">
            <text:p>8,200<text:s/></text:p>
          </table:table-cell>
          <table:table-cell office:value-type="float" office:value="3151" table:style-name="ce6">
            <text:p>3,151<text:s/></text:p>
          </table:table-cell>
          <table:table-cell office:value-type="float" office:value="26086" table:style-name="ce6">
            <text:p>26,086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16578" table:style-name="ce6">
            <text:p>16,578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21394" table:style-name="ce6">
            <text:p>21,394<text:s/></text:p>
          </table:table-cell>
          <table:table-cell office:value-type="float" office:value="17924" table:style-name="ce6">
            <text:p>17,924<text:s/></text:p>
          </table:table-cell>
          <table:table-cell office:value-type="float" office:value="10380" table:style-name="ce6">
            <text:p>10,380<text:s/></text:p>
          </table:table-cell>
          <table:table-cell office:value-type="float" office:value="30521" table:style-name="ce6">
            <text:p>30,521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29564" table:style-name="ce6">
            <text:p>29,564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10426" table:style-name="ce6">
            <text:p>10,426<text:s/></text:p>
          </table:table-cell>
          <table:table-cell office:value-type="float" office:value="33528" table:style-name="ce6">
            <text:p>33,528<text:s/></text:p>
          </table:table-cell>
          <table:table-cell office:value-type="float" office:value="23437" table:style-name="ce6">
            <text:p>23,437<text:s/></text:p>
          </table:table-cell>
          <table:table-cell office:value-type="float" office:value="23909" table:style-name="ce6">
            <text:p>23,909<text:s/></text:p>
          </table:table-cell>
          <table:table-cell office:value-type="float" office:value="19189" table:style-name="ce6">
            <text:p>19,189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135253" table:style-name="ce6">
            <text:p>135,253<text:s/></text:p>
          </table:table-cell>
          <table:table-cell office:value-type="float" office:value="45971" table:style-name="ce6">
            <text:p>45,971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20730" table:style-name="ce6">
            <text:p>20,730<text:s/></text:p>
          </table:table-cell>
          <table:table-cell office:value-type="float" office:value="26613" table:style-name="ce6">
            <text:p>26,613<text:s/></text:p>
          </table:table-cell>
          <table:table-cell office:value-type="float" office:value="29362" table:style-name="ce6">
            <text:p>29,362<text:s/></text:p>
          </table:table-cell>
          <table:table-cell office:value-type="float" office:value="32500" table:style-name="ce6">
            <text:p>32,500<text:s/></text:p>
          </table:table-cell>
          <table:table-cell office:value-type="float" office:value="22724" table:style-name="ce6">
            <text:p>22,724<text:s/></text:p>
          </table:table-cell>
          <table:table-cell office:value-type="float" office:value="13089" table:style-name="ce6">
            <text:p>13,089<text:s/></text:p>
          </table:table-cell>
          <table:table-cell office:value-type="float" office:value="31307" table:style-name="ce6">
            <text:p>31,307<text:s/></text:p>
          </table:table-cell>
          <table:table-cell office:value-type="float" office:value="7361" table:style-name="ce6">
            <text:p>7,361<text:s/></text:p>
          </table:table-cell>
          <table:table-cell office:value-type="float" office:value="7327" table:style-name="ce6">
            <text:p>7,327<text:s/></text:p>
          </table:table-cell>
          <table:table-cell office:value-type="float" office:value="20144" table:style-name="ce6">
            <text:p>20,144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3590" table:style-name="ce6">
            <text:p>3,590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15268" table:style-name="ce6">
            <text:p>15,268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11984" table:style-name="ce6">
            <text:p>11,984<text:s/></text:p>
          </table:table-cell>
          <table:table-cell office:value-type="float" office:value="45628" table:style-name="ce6">
            <text:p>45,628<text:s/></text:p>
          </table:table-cell>
          <table:table-cell office:value-type="float" office:value="8241" table:style-name="ce6">
            <text:p>8,241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7202" table:style-name="ce6">
            <text:p>7,202<text:s/></text:p>
          </table:table-cell>
          <table:table-cell office:value-type="float" office:value="20669" table:style-name="ce6">
            <text:p>20,669<text:s/></text:p>
          </table:table-cell>
          <table:table-cell office:value-type="float" office:value="22350" table:style-name="ce6">
            <text:p>22,350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37709" table:style-name="ce6">
            <text:p>37,709<text:s/></text:p>
          </table:table-cell>
          <table:table-cell office:value-type="float" office:value="37904" table:style-name="ce6">
            <text:p>37,904<text:s/></text:p>
          </table:table-cell>
          <table:table-cell office:value-type="float" office:value="23239" table:style-name="ce6">
            <text:p>23,239<text:s/></text:p>
          </table:table-cell>
          <table:table-cell office:value-type="float" office:value="28710" table:style-name="ce6">
            <text:p>28,710<text:s/></text:p>
          </table:table-cell>
          <table:table-cell office:value-type="float" office:value="65811" table:style-name="ce6">
            <text:p>65,811<text:s/></text:p>
          </table:table-cell>
          <table:table-cell office:value-type="float" office:value="19195" table:style-name="ce6">
            <text:p>19,195<text:s/></text:p>
          </table:table-cell>
          <table:table-cell office:value-type="float" office:value="29488" table:style-name="ce6">
            <text:p>29,488<text:s/></text:p>
          </table:table-cell>
          <table:table-cell office:value-type="float" office:value="29559" table:style-name="ce6">
            <text:p>29,559<text:s/></text:p>
          </table:table-cell>
          <table:table-cell office:value-type="float" office:value="16579" table:style-name="ce6">
            <text:p>16,579<text:s/></text:p>
          </table:table-cell>
          <table:table-cell office:value-type="float" office:value="59353" table:style-name="ce6">
            <text:p>59,353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15815" table:style-name="ce6">
            <text:p>15,815<text:s/></text:p>
          </table:table-cell>
          <table:table-cell office:value-type="float" office:value="12204" table:style-name="ce6">
            <text:p>12,204<text:s/></text:p>
          </table:table-cell>
          <table:table-cell office:value-type="float" office:value="19966" table:style-name="ce6">
            <text:p>19,966<text:s/></text:p>
          </table:table-cell>
          <table:table-cell office:value-type="float" office:value="12337" table:style-name="ce6">
            <text:p>12,337<text:s/></text:p>
          </table:table-cell>
          <table:table-cell office:value-type="float" office:value="25238" table:style-name="ce6">
            <text:p>25,238<text:s/></text:p>
          </table:table-cell>
          <table:table-cell office:value-type="float" office:value="15072" table:style-name="ce6">
            <text:p>15,072<text:s/></text:p>
          </table:table-cell>
          <table:table-cell office:value-type="float" office:value="9189" table:style-name="ce6">
            <text:p>9,189<text:s/></text:p>
          </table:table-cell>
          <table:table-cell office:value-type="float" office:value="11493" table:style-name="ce6">
            <text:p>11,493<text:s/></text:p>
          </table:table-cell>
          <table:table-cell office:value-type="float" office:value="22193" table:style-name="ce6">
            <text:p>22,193<text:s/></text:p>
          </table:table-cell>
          <table:table-cell office:value-type="float" office:value="14210" table:style-name="ce6">
            <text:p>14,210<text:s/></text:p>
          </table:table-cell>
          <table:table-cell office:value-type="float" office:value="16822" table:style-name="ce6">
            <text:p>16,822<text:s/></text:p>
          </table:table-cell>
          <table:table-cell office:value-type="float" office:value="17641" table:style-name="ce6">
            <text:p>17,641<text:s/></text:p>
          </table:table-cell>
          <table:table-cell office:value-type="float" office:value="14017" table:style-name="ce6">
            <text:p>14,017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6151" table:style-name="ce6">
            <text:p>6,151<text:s/></text:p>
          </table:table-cell>
          <table:table-cell office:value-type="float" office:value="9314" table:style-name="ce6">
            <text:p>9,314<text:s/></text:p>
          </table:table-cell>
          <table:table-cell office:value-type="float" office:value="9568" table:style-name="ce6">
            <text:p>9,568<text:s/></text:p>
          </table:table-cell>
          <table:table-cell office:value-type="float" office:value="14979" table:style-name="ce6">
            <text:p>14,979<text:s/></text:p>
          </table:table-cell>
          <table:table-cell office:value-type="float" office:value="14681" table:style-name="ce6">
            <text:p>14,681<text:s/></text:p>
          </table:table-cell>
          <table:table-cell office:value-type="float" office:value="21165" table:style-name="ce6">
            <text:p>21,165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13001" table:style-name="ce6">
            <text:p>13,001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11187" table:style-name="ce6">
            <text:p>11,187<text:s/></text:p>
          </table:table-cell>
          <table:table-cell office:value-type="float" office:value="11239" table:style-name="ce6">
            <text:p>11,239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0579" table:style-name="ce6">
            <text:p>10,579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1328" table:style-name="ce6">
            <text:p>1,328<text:s/></text:p>
          </table:table-cell>
          <table:table-cell office:value-type="float" office:value="2362" table:style-name="ce6">
            <text:p>2,362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4870" table:style-name="ce6">
            <text:p>4,870<text:s/></text:p>
          </table:table-cell>
          <table:table-cell office:value-type="float" office:value="1210" table:style-name="ce6">
            <text:p>1,210<text:s/></text:p>
          </table:table-cell>
          <table:table-cell office:value-type="float" office:value="1523" table:style-name="ce6">
            <text:p>1,523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2130" table:style-name="ce6">
            <text:p>2,130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3234" table:style-name="ce6">
            <text:p>3,234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5-11T03:40:40Z</meta:creation-date>
    <dc:date>2021-05-11T03:41:28Z</dc:date>
  </office:meta>
</office:document-meta>
</file>